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Times New Roman1" svg:font-family="'Times New Roman'"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26in"/>
    </style:style>
    <style:style style:name="co2" style:family="table-column">
      <style:table-column-properties fo:break-before="auto" style:column-width="0.2091in"/>
    </style:style>
    <style:style style:name="co3" style:family="table-column">
      <style:table-column-properties fo:break-before="auto" style:column-width="0.9035in"/>
    </style:style>
    <style:style style:name="co4" style:family="table-column">
      <style:table-column-properties fo:break-before="auto" style:column-width="0.8811in"/>
    </style:style>
    <style:style style:name="co5" style:family="table-column">
      <style:table-column-properties fo:break-before="auto" style:column-width="0.6283in"/>
    </style:style>
    <style:style style:name="co6" style:family="table-column">
      <style:table-column-properties fo:break-before="auto" style:column-width="1.1689in"/>
    </style:style>
    <style:style style:name="co7" style:family="table-column">
      <style:table-column-properties fo:break-before="auto" style:column-width="0.9807in"/>
    </style:style>
    <style:style style:name="co8" style:family="table-column">
      <style:table-column-properties fo:break-before="auto" style:column-width="0.2756in"/>
    </style:style>
    <style:style style:name="co9" style:family="table-column">
      <style:table-column-properties fo:break-before="auto" style:column-width="2.7555in"/>
    </style:style>
    <style:style style:name="co10" style:family="table-column">
      <style:table-column-properties fo:break-before="auto" style:column-width="3.5272in"/>
    </style:style>
    <style:style style:name="co11" style:family="table-column">
      <style:table-column-properties fo:break-before="auto" style:column-width="0.2311in"/>
    </style:style>
    <style:style style:name="co12" style:family="table-column">
      <style:table-column-properties fo:break-before="auto" style:column-width="2.5354in"/>
    </style:style>
    <style:style style:name="co13" style:family="table-column">
      <style:table-column-properties fo:break-before="auto" style:column-width="3.5492in"/>
    </style:style>
    <style:style style:name="co14" style:family="table-column">
      <style:table-column-properties fo:break-before="auto" style:column-width="0.1984in"/>
    </style:style>
    <style:style style:name="ro1" style:family="table-row">
      <style:table-row-properties style:row-height="0.7917in" fo:break-before="auto" style:use-optimal-row-height="true"/>
    </style:style>
    <style:style style:name="ro2" style:family="table-row">
      <style:table-row-properties style:row-height="0.1772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5937in" fo:break-before="auto" style:use-optimal-row-height="true"/>
    </style:style>
    <style:style style:name="ro5" style:family="table-row">
      <style:table-row-properties style:row-height="0.3543in" fo:break-before="auto" style:use-optimal-row-height="true"/>
    </style:style>
    <style:style style:name="ro6" style:family="table-row">
      <style:table-row-properties style:row-height="0.5311in" fo:break-before="auto" style:use-optimal-row-height="true"/>
    </style:style>
    <style:style style:name="ro7" style:family="table-row">
      <style:table-row-properties style:row-height="0.8854in" fo:break-before="auto" style:use-optimal-row-height="true"/>
    </style:style>
    <style:style style:name="ro8" style:family="table-row">
      <style:table-row-properties style:row-height="0.7083in" fo:break-before="auto" style:use-optimal-row-height="true"/>
    </style:style>
    <style:style style:name="ro9" style:family="table-row">
      <style:table-row-properties style:row-height="0.1799in" fo:break-before="auto" style:use-optimal-row-height="false"/>
    </style:style>
    <style:style style:name="ro10" style:family="table-row">
      <style:table-row-properties style:row-height="0.4866in" fo:break-before="auto" style:use-optimal-row-height="true"/>
    </style:style>
    <style:style style:name="ro11" style:family="table-row">
      <style:table-row-properties style:row-height="0.3311in" fo:break-before="auto" style:use-optimal-row-height="true"/>
    </style:style>
    <style:style style:name="ro12" style:family="table-row">
      <style:table-row-properties style:row-height="0.7252in" fo:break-before="auto" style:use-optimal-row-height="true"/>
    </style:style>
    <style:style style:name="ro13" style:family="table-row">
      <style:table-row-properties style:row-height="0.798in" fo:break-before="auto" style:use-optimal-row-height="true"/>
    </style:style>
    <style:style style:name="ta1" style:family="table" style:master-page-name="PageStyle_5f_ganancias">
      <style:table-properties table:display="true" style:writing-mode="lr-tb"/>
    </style:style>
    <style:style style:name="ta2" style:family="table" style:master-page-name="PageStyle_5f_tiempo">
      <style:table-properties table:display="true" style:writing-mode="lr-tb"/>
    </style:style>
    <style:style style:name="ta3" style:family="table" style:master-page-name="PageStyle_5f_tareas">
      <style:table-properties table:display="true" style:writing-mode="lr-tb"/>
    </style:style>
    <style:style style:name="ta4" style:family="table" style:master-page-name="PageStyle_5f_1">
      <style:table-properties table:display="true" style:writing-mode="lr-tb"/>
    </style:style>
    <style:style style:name="ta5" style:family="table" style:master-page-name="PageStyle_5f_2">
      <style:table-properties table:display="true" style:writing-mode="lr-tb"/>
    </style:style>
    <style:style style:name="ta6" style:family="table" style:master-page-name="PageStyle_5f_3">
      <style:table-properties table:display="true" style:writing-mode="lr-tb"/>
    </style:style>
    <style:style style:name="ta7" style:family="table" style:master-page-name="PageStyle_5f_4">
      <style:table-properties table:display="true" style:writing-mode="lr-tb"/>
    </style:style>
    <number:percentage-style style:name="N11">
      <number:number number:decimal-places="2" number:min-integer-digits="1"/>
      <number:text>%</number:text>
    </number:percentag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table-cell-properties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Default" style:data-style-name="N36">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 style:family="table-cell" style:parent-style-name="Excel_20_Built-in_20_Percent" style:data-style-name="N11">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 style:family="table-cell" style:parent-style-name="Default" style:data-style-name="N11">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 style:family="table-cell" style:parent-style-name="Default" style:data-style-name="N11">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1" style:family="table-cell" style:parent-style-name="Default" style:data-style-name="N11">
      <style:table-cell-properties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2"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3" style:family="table-cell" style:parent-style-name="Default" style:data-style-name="N36">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4" style:family="table-cell" style:parent-style-name="Default">
      <style:table-cell-properties style:rotation-align="none"/>
    </style:style>
    <style:style style:name="ce15" style:family="table-cell" style:parent-style-name="Default">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7" style:family="table-cell" style:parent-style-name="Default">
      <style:table-cell-properties fo:background-color="#f2f2f2"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8" style:family="table-cell" style:parent-style-name="Default">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3" style:family="table-cell" style:parent-style-name="Default">
      <style:table-cell-properties fo:background-color="#f2f2f2"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4" style:family="table-cell" style:parent-style-name="Default">
      <style:table-cell-properties fo:background-color="#f2f2f2"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5" style:family="table-cell" style:parent-style-name="Default" style:data-style-name="N100">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6"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7" style:family="table-cell" style:parent-style-name="Default" style:data-style-name="N100">
      <style:table-cell-properties fo:background-color="#f2f2f2"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0" style:family="table-cell" style:parent-style-name="Default" style:data-style-name="N11">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1"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2" style:family="table-cell" style:parent-style-name="Default" style:data-style-name="N11">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4" style:family="table-cell" style:parent-style-name="Default">
      <style:table-cell-properties fo:background-color="#f2f2f2"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7" style:family="table-cell" style:parent-style-name="Default" style:data-style-name="N11">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ta_extref" style:family="table">
      <style:table-properties table:display="false"/>
    </style:style>
    <style:style style:name="P1" style:family="paragraph">
      <style:paragraph-properties fo:text-align="start"/>
      <style:text-properties fo:font-size="18pt"/>
    </style:style>
  </office:automatic-styles>
  <office:body>
    <office:spreadsheet>
      <table:calculation-settings table:case-sensitive="false" table:automatic-find-labels="false" table:use-regular-expressions="false">
        <table:iteration table:maximum-difference="0.0001"/>
      </table:calculation-settings>
      <table:table table:name="ganancias" table:style-name="ta1">
        <office:forms form:automatic-focus="false" form:apply-design-mode="false"/>
        <table:table-column table:style-name="co1" table:default-cell-style-name="ce3"/>
        <table:table-column table:style-name="co2" table:default-cell-style-name="ce6"/>
        <table:table-column table:style-name="co1" table:number-columns-repeated="2" table:default-cell-style-name="ce3"/>
        <table:table-column table:style-name="co2" table:default-cell-style-name="ce6"/>
        <table:table-column table:style-name="co1" table:number-columns-repeated="2" table:default-cell-style-name="ce3"/>
        <table:table-column table:style-name="co3" table:number-columns-repeated="1016" table:default-cell-style-name="ce3"/>
        <table:table-column table:style-name="co4" table:default-cell-style-name="ce3"/>
        <table:table-row table:style-name="ro1">
          <table:table-cell table:style-name="ce1" office:value-type="string" calcext:value-type="string">
            <text:p>Semana</text:p>
          </table:table-cell>
          <table:table-cell table:style-name="ce4"/>
          <table:table-cell table:style-name="ce1" office:value-type="string" calcext:value-type="string">
            <text:p>Porcentaje individual de ganancias estimadas</text:p>
          </table:table-cell>
          <table:table-cell table:style-name="ce1" office:value-type="string" calcext:value-type="string">
            <text:p>Porcentaje acumulado de ganancias estimadas</text:p>
          </table:table-cell>
          <table:table-cell table:style-name="ce4"/>
          <table:table-cell table:style-name="ce1" office:value-type="string" calcext:value-type="string">
            <text:p>Porcentaje individual de ganancias obtenidas</text:p>
          </table:table-cell>
          <table:table-cell table:style-name="ce1" office:value-type="string" calcext:value-type="string">
            <text:p>Porcentaje acumulado de ganancias obtenidas</text:p>
          </table:table-cell>
          <table:table-cell table:style-name="ce10" table:number-columns-repeated="1017"/>
        </table:table-row>
        <table:table-row table:style-name="ro2">
          <table:table-cell table:style-name="ce2" office:value-type="float" office:value="1" calcext:value-type="float">
            <text:p>1</text:p>
          </table:table-cell>
          <table:table-cell table:style-name="ce5"/>
          <table:table-cell table:style-name="ce7" table:formula="of:=SUMIF([$tareas.$G$1:.$G$1048576];[.A2];[$tareas.$F$1:.$F$1048576])" office:value-type="percentage" office:value="0.0836012861736334" calcext:value-type="percentage">
            <text:p>8.36%</text:p>
          </table:table-cell>
          <table:table-cell table:style-name="ce8" table:formula="of:=[.C2]" office:value-type="percentage" office:value="0.0836012861736334" calcext:value-type="percentage">
            <text:p>8.36%</text:p>
          </table:table-cell>
          <table:table-cell table:style-name="ce9"/>
          <table:table-cell table:style-name="ce8" table:formula="of:=SUMIF([$tareas.$J$1:.$J$1048576];[.A2];[$tareas.$I$1:.$I$1048576])" office:value-type="percentage" office:value="0.0739549839228295" calcext:value-type="percentage">
            <text:p>7.40%</text:p>
          </table:table-cell>
          <table:table-cell table:style-name="ce8" table:formula="of:=[.F2]" office:value-type="percentage" office:value="0.0739549839228295" calcext:value-type="percentage">
            <text:p>7.40%</text:p>
          </table:table-cell>
          <table:table-cell table:number-columns-repeated="1017"/>
        </table:table-row>
        <table:table-row table:style-name="ro2">
          <table:table-cell table:style-name="ce2" office:value-type="float" office:value="2" calcext:value-type="float">
            <text:p>2</text:p>
          </table:table-cell>
          <table:table-cell table:style-name="ce5"/>
          <table:table-cell table:style-name="ce7" table:formula="of:=SUMIF([$tareas.$G$1:.$G$1048576];[.A3];[$tareas.$F$1:.$F$1048576])" office:value-type="percentage" office:value="0.0594855305466238" calcext:value-type="percentage">
            <text:p>5.95%</text:p>
          </table:table-cell>
          <table:table-cell table:style-name="ce8" table:formula="of:=[.C3]+[.D2]" office:value-type="percentage" office:value="0.143086816720257" calcext:value-type="percentage">
            <text:p>14.31%</text:p>
          </table:table-cell>
          <table:table-cell table:style-name="ce9"/>
          <table:table-cell table:style-name="ce8" table:formula="of:=SUMIF([$tareas.$J$1:.$J$1048576];[.A3];[$tareas.$I$1:.$I$1048576])" office:value-type="percentage" office:value="0.0434083601286174" calcext:value-type="percentage">
            <text:p>4.34%</text:p>
          </table:table-cell>
          <table:table-cell table:style-name="ce8" table:formula="of:=[.F3]+[.G2]" office:value-type="percentage" office:value="0.117363344051447" calcext:value-type="percentage">
            <text:p>11.74%</text:p>
          </table:table-cell>
          <table:table-cell table:number-columns-repeated="1017"/>
        </table:table-row>
        <table:table-row table:style-name="ro2">
          <table:table-cell table:style-name="ce2" office:value-type="float" office:value="3" calcext:value-type="float">
            <text:p>3</text:p>
          </table:table-cell>
          <table:table-cell table:style-name="ce5"/>
          <table:table-cell table:style-name="ce7" table:formula="of:=SUMIF([$tareas.$G$1:.$G$1048576];[.A4];[$tareas.$F$1:.$F$1048576])" office:value-type="percentage" office:value="0.090032154340836" calcext:value-type="percentage">
            <text:p>9.00%</text:p>
          </table:table-cell>
          <table:table-cell table:style-name="ce8" table:formula="of:=[.C4]+[.D3]" office:value-type="percentage" office:value="0.233118971061093" calcext:value-type="percentage">
            <text:p>23.31%</text:p>
          </table:table-cell>
          <table:table-cell table:style-name="ce9"/>
          <table:table-cell table:style-name="ce8" table:formula="of:=SUMIF([$tareas.$J$1:.$J$1048576];[.A4];[$tareas.$I$1:.$I$1048576])" office:value-type="percentage" office:value="0.115755627009646" calcext:value-type="percentage">
            <text:p>11.58%</text:p>
          </table:table-cell>
          <table:table-cell table:style-name="ce8" table:formula="of:=[.F4]+[.G3]" office:value-type="percentage" office:value="0.233118971061093" calcext:value-type="percentage">
            <text:p>23.31%</text:p>
          </table:table-cell>
          <table:table-cell table:number-columns-repeated="1017"/>
        </table:table-row>
        <table:table-row table:style-name="ro2">
          <table:table-cell table:style-name="ce2" office:value-type="float" office:value="4" calcext:value-type="float">
            <text:p>4</text:p>
          </table:table-cell>
          <table:table-cell table:style-name="ce5"/>
          <table:table-cell table:style-name="ce7" table:formula="of:=SUMIF([$tareas.$G$1:.$G$1048576];[.A5];[$tareas.$F$1:.$F$1048576])" office:value-type="percentage" office:value="0.112540192926045" calcext:value-type="percentage">
            <text:p>11.25%</text:p>
          </table:table-cell>
          <table:table-cell table:style-name="ce8" table:formula="of:=[.C5]+[.D4]" office:value-type="percentage" office:value="0.345659163987138" calcext:value-type="percentage">
            <text:p>34.57%</text:p>
          </table:table-cell>
          <table:table-cell table:style-name="ce9"/>
          <table:table-cell table:style-name="ce8" table:formula="of:=SUMIF([$tareas.$J$1:.$J$1048576];[.A5];[$tareas.$I$1:.$I$1048576])" office:value-type="percentage" office:value="0.080385852090032" calcext:value-type="percentage">
            <text:p>8.04%</text:p>
          </table:table-cell>
          <table:table-cell table:style-name="ce8" table:formula="of:=[.F5]+[.G4]" office:value-type="percentage" office:value="0.313504823151125" calcext:value-type="percentage">
            <text:p>31.35%</text:p>
          </table:table-cell>
          <table:table-cell table:number-columns-repeated="1017"/>
        </table:table-row>
        <table:table-row table:style-name="ro2">
          <table:table-cell table:style-name="ce2" office:value-type="float" office:value="5" calcext:value-type="float">
            <text:p>5</text:p>
          </table:table-cell>
          <table:table-cell table:style-name="ce5"/>
          <table:table-cell table:style-name="ce7" table:formula="of:=SUMIF([$tareas.$G$1:.$G$1048576];[.A6];[$tareas.$F$1:.$F$1048576])" office:value-type="percentage" office:value="0.107717041800643" calcext:value-type="percentage">
            <text:p>10.77%</text:p>
          </table:table-cell>
          <table:table-cell table:style-name="ce8" table:formula="of:=[.C6]+[.D5]" office:value-type="percentage" office:value="0.453376205787781" calcext:value-type="percentage">
            <text:p>45.34%</text:p>
          </table:table-cell>
          <table:table-cell table:style-name="ce9"/>
          <table:table-cell table:style-name="ce8" table:formula="of:=SUMIF([$tareas.$J$1:.$J$1048576];[.A6];[$tareas.$I$1:.$I$1048576])" office:value-type="percentage" office:value="0.131832797427652" calcext:value-type="percentage">
            <text:p>13.18%</text:p>
          </table:table-cell>
          <table:table-cell table:style-name="ce8" table:formula="of:=[.F6]+[.G5]" office:value-type="percentage" office:value="0.445337620578778" calcext:value-type="percentage">
            <text:p>44.53%</text:p>
          </table:table-cell>
          <table:table-cell table:number-columns-repeated="1017"/>
        </table:table-row>
        <table:table-row table:style-name="ro2">
          <table:table-cell table:style-name="ce2" office:value-type="float" office:value="6" calcext:value-type="float">
            <text:p>6</text:p>
          </table:table-cell>
          <table:table-cell table:style-name="ce5"/>
          <table:table-cell table:style-name="ce7" table:formula="of:=SUMIF([$tareas.$G$1:.$G$1048576];[.A7];[$tareas.$F$1:.$F$1048576])" office:value-type="percentage" office:value="0.104501607717042" calcext:value-type="percentage">
            <text:p>10.45%</text:p>
          </table:table-cell>
          <table:table-cell table:style-name="ce8" table:formula="of:=[.C7]+[.D6]" office:value-type="percentage" office:value="0.557877813504823" calcext:value-type="percentage">
            <text:p>55.79%</text:p>
          </table:table-cell>
          <table:table-cell table:style-name="ce9"/>
          <table:table-cell table:style-name="ce8" table:formula="of:=SUMIF([$tareas.$J$1:.$J$1048576];[.A7];[$tareas.$I$1:.$I$1048576])" office:value-type="percentage" office:value="0.062700964630225" calcext:value-type="percentage">
            <text:p>6.27%</text:p>
          </table:table-cell>
          <table:table-cell table:style-name="ce8" table:formula="of:=[.F7]+[.G6]" office:value-type="percentage" office:value="0.508038585209003" calcext:value-type="percentage">
            <text:p>50.80%</text:p>
          </table:table-cell>
          <table:table-cell table:number-columns-repeated="1017"/>
        </table:table-row>
        <table:table-row table:style-name="ro2">
          <table:table-cell table:style-name="ce2" office:value-type="float" office:value="7" calcext:value-type="float">
            <text:p>7</text:p>
          </table:table-cell>
          <table:table-cell table:style-name="ce5"/>
          <table:table-cell table:style-name="ce7" table:formula="of:=SUMIF([$tareas.$G$1:.$G$1048576];[.A8];[$tareas.$F$1:.$F$1048576])" office:value-type="percentage" office:value="0.104501607717042" calcext:value-type="percentage">
            <text:p>10.45%</text:p>
          </table:table-cell>
          <table:table-cell table:style-name="ce8" table:formula="of:=[.C8]+[.D7]" office:value-type="percentage" office:value="0.662379421221865" calcext:value-type="percentage">
            <text:p>66.24%</text:p>
          </table:table-cell>
          <table:table-cell table:style-name="ce9"/>
          <table:table-cell table:style-name="ce8" table:formula="of:=SUMIF([$tareas.$J$1:.$J$1048576];[.A8];[$tareas.$I$1:.$I$1048576])" office:value-type="percentage" office:value="0.117363344051447" calcext:value-type="percentage">
            <text:p>11.74%</text:p>
          </table:table-cell>
          <table:table-cell table:style-name="ce8" table:formula="of:=[.F8]+[.G7]" office:value-type="percentage" office:value="0.625401929260449" calcext:value-type="percentage">
            <text:p>62.54%</text:p>
          </table:table-cell>
          <table:table-cell table:number-columns-repeated="1017"/>
        </table:table-row>
        <table:table-row table:style-name="ro2">
          <table:table-cell table:style-name="ce2" office:value-type="float" office:value="8" calcext:value-type="float">
            <text:p>8</text:p>
          </table:table-cell>
          <table:table-cell table:style-name="ce5"/>
          <table:table-cell table:style-name="ce7" table:formula="of:=SUMIF([$tareas.$G$1:.$G$1048576];[.A9];[$tareas.$F$1:.$F$1048576])" office:value-type="percentage" office:value="0.118971061093248" calcext:value-type="percentage">
            <text:p>11.90%</text:p>
          </table:table-cell>
          <table:table-cell table:style-name="ce8" table:formula="of:=[.C9]+[.D8]" office:value-type="percentage" office:value="0.781350482315113" calcext:value-type="percentage">
            <text:p>78.14%</text:p>
          </table:table-cell>
          <table:table-cell table:style-name="ce9"/>
          <table:table-cell table:style-name="ce8" table:formula="of:=SUMIF([$tareas.$J$1:.$J$1048576];[.A9];[$tareas.$I$1:.$I$1048576])" office:value-type="percentage" office:value="0.040192926045016" calcext:value-type="percentage">
            <text:p>4.02%</text:p>
          </table:table-cell>
          <table:table-cell table:style-name="ce8" table:formula="of:=[.F9]+[.G8]" office:value-type="percentage" office:value="0.665594855305465" calcext:value-type="percentage">
            <text:p>66.56%</text:p>
          </table:table-cell>
          <table:table-cell table:number-columns-repeated="1017"/>
        </table:table-row>
        <table:table-row table:style-name="ro2">
          <table:table-cell table:style-name="ce2" office:value-type="float" office:value="9" calcext:value-type="float">
            <text:p>9</text:p>
          </table:table-cell>
          <table:table-cell table:style-name="ce5"/>
          <table:table-cell table:style-name="ce7" table:formula="of:=SUMIF([$tareas.$G$1:.$G$1048576];[.A10];[$tareas.$F$1:.$F$1048576])" office:value-type="percentage" office:value="0.102893890675241" calcext:value-type="percentage">
            <text:p>10.29%</text:p>
          </table:table-cell>
          <table:table-cell table:style-name="ce8" table:formula="of:=[.C10]+[.D9]" office:value-type="percentage" office:value="0.884244372990354" calcext:value-type="percentage">
            <text:p>88.42%</text:p>
          </table:table-cell>
          <table:table-cell table:style-name="ce9"/>
          <table:table-cell table:style-name="ce8" table:formula="of:=SUMIF([$tareas.$J$1:.$J$1048576];[.A10];[$tareas.$I$1:.$I$1048576])" office:value-type="percentage" office:value="0.0771704180064308" calcext:value-type="percentage">
            <text:p>7.72%</text:p>
          </table:table-cell>
          <table:table-cell table:style-name="ce8" table:formula="of:=[.F10]+[.G9]" office:value-type="percentage" office:value="0.742765273311896" calcext:value-type="percentage">
            <text:p>74.28%</text:p>
          </table:table-cell>
          <table:table-cell table:number-columns-repeated="1017"/>
        </table:table-row>
        <table:table-row table:style-name="ro3">
          <table:table-cell table:style-name="ce2" office:value-type="float" office:value="10" calcext:value-type="float">
            <text:p>10</text:p>
          </table:table-cell>
          <table:table-cell table:style-name="ce5"/>
          <table:table-cell table:style-name="ce7" table:formula="of:=SUMIF([$tareas.$G$1:.$G$1048576];[.A11];[$tareas.$F$1:.$F$1048576])" office:value-type="percentage" office:value="0.115755627009646" calcext:value-type="percentage">
            <text:p>11.58%</text:p>
          </table:table-cell>
          <table:table-cell table:style-name="ce8" table:formula="of:=[.C11]+[.D10]" office:value-type="percentage" office:value="1" calcext:value-type="percentage">
            <text:p>100.00%</text:p>
          </table:table-cell>
          <table:table-cell table:style-name="ce9"/>
          <table:table-cell table:style-name="ce8" table:formula="of:=SUMIF([$tareas.$J$1:.$J$1048576];[.A11];[$tareas.$I$1:.$I$1048576])" office:value-type="percentage" office:value="0.0707395498392283" calcext:value-type="percentage">
            <text:p>7.07%</text:p>
          </table:table-cell>
          <table:table-cell table:style-name="ce8" table:formula="of:=[.F11]+[.G10]" office:value-type="percentage" office:value="0.813504823151125" calcext:value-type="percentage">
            <text:p>81.35%</text:p>
          </table:table-cell>
          <table:table-cell table:style-name="ce11"/>
          <table:table-cell table:number-columns-repeated="1016"/>
        </table:table-row>
        <table:table-row table:style-name="ro2">
          <table:table-cell table:style-name="ce2" office:value-type="float" office:value="11" calcext:value-type="float">
            <text:p>11</text:p>
          </table:table-cell>
          <table:table-cell table:style-name="ce5"/>
          <table:table-cell table:style-name="ce7" table:formula="of:=SUMIF([$tareas.$G$1:.$G$1048576];[.A12];[$tareas.$F$1:.$F$1048576])" office:value-type="percentage" office:value="0" calcext:value-type="percentage">
            <text:p>0.00%</text:p>
          </table:table-cell>
          <table:table-cell table:style-name="ce8" table:formula="of:=[.C12]+[.D11]" office:value-type="percentage" office:value="1" calcext:value-type="percentage">
            <text:p>100.00%</text:p>
          </table:table-cell>
          <table:table-cell table:style-name="ce9"/>
          <table:table-cell table:style-name="ce8" table:formula="of:=SUMIF([$tareas.$J$1:.$J$1048576];[.A12];[$tareas.$I$1:.$I$1048576])" office:value-type="percentage" office:value="0" calcext:value-type="percentage">
            <text:p>0.00%</text:p>
          </table:table-cell>
          <table:table-cell table:style-name="ce8" table:formula="of:=[.F12]+[.G11]" office:value-type="percentage" office:value="0.813504823151125" calcext:value-type="percentage">
            <text:p>81.35%</text:p>
          </table:table-cell>
          <table:table-cell table:number-columns-repeated="1017"/>
        </table:table-row>
        <table:table-row table:style-name="ro2">
          <table:table-cell table:number-columns-repeated="1024"/>
        </table:table-row>
        <table:table-row table:style-name="ro3">
          <table:table-cell table:number-columns-repeated="1024"/>
        </table:table-row>
        <table:table-row table:style-name="ro3">
          <table:table-cell>
            <draw:frame table:end-cell-address="ganancias.J38" table:end-x="0.815in" table:end-y="0.0205in" draw:z-index="0" draw:name="1 Gráfico" draw:style-name="gr1" draw:text-style-name="P1" svg:width="8.7445in" svg:height="3.9787in" svg:x="0.3579in" svg:y="0.1154in">
              <draw:object draw:notify-on-update-of-ranges="ganancias.D1:ganancias.D1 ganancias.D2:ganancias.D12 ganancias.G1:ganancias.G1 ganancias.G2:ganancias.G12" xlink:href="./Object 1" xlink:type="simple" xlink:show="embed" xlink:actuate="onLoad"/>
              <draw:image xlink:href="./ObjectReplacements/Object 1" xlink:type="simple" xlink:show="embed" xlink:actuate="onLoad"/>
            </draw:frame>
          </table:table-cell>
          <table:table-cell table:number-columns-repeated="1023"/>
        </table:table-row>
        <table:table-row table:style-name="ro2" table:number-rows-repeated="3">
          <table:table-cell table:number-columns-repeated="1024"/>
        </table:table-row>
        <table:table-row table:style-name="ro3">
          <table:table-cell table:number-columns-repeated="1024"/>
        </table:table-row>
        <table:table-row table:style-name="ro2" table:number-rows-repeated="19">
          <table:table-cell table:number-columns-repeated="1024"/>
        </table:table-row>
        <table:table-row table:style-name="ro2">
          <table:table-cell>
            <draw:frame table:end-cell-address="ganancias.J56" table:end-x="0.6291in" table:end-y="0.1256in" draw:z-index="1" draw:name="2 Gráfico" draw:style-name="gr1" draw:text-style-name="P1" svg:width="8.7236in" svg:height="3.0008in" svg:x="0.1929in" svg:y="0.135in">
              <draw:object draw:notify-on-update-of-ranges="ganancias.C1:ganancias.C1 ganancias.C2:ganancias.C12 ganancias.F1:ganancias.F1 ganancias.F2:ganancias.F12" xlink:href="./Object 2" xlink:type="simple" xlink:show="embed" xlink:actuate="onLoad"/>
              <draw:image xlink:href="./ObjectReplacements/Object 2" xlink:type="simple" xlink:show="embed" xlink:actuate="onLoad"/>
            </draw:frame>
          </table:table-cell>
          <table:table-cell table:number-columns-repeated="1023"/>
        </table:table-row>
        <table:table-row table:style-name="ro2" table:number-rows-repeated="3">
          <table:table-cell table:number-columns-repeated="1024"/>
        </table:table-row>
        <table:table-row table:style-name="ro3" table:number-rows-repeated="2">
          <table:table-cell table:number-columns-repeated="1024"/>
        </table:table-row>
        <table:table-row table:style-name="ro2" table:number-rows-repeated="1048531">
          <table:table-cell table:number-columns-repeated="1024"/>
        </table:table-row>
        <table:table-row table:style-name="ro2">
          <table:table-cell table:number-columns-repeated="1024"/>
        </table:table-row>
      </table:table>
      <table:table table:name="tiempo" table:style-name="ta2">
        <office:forms form:automatic-focus="false" form:apply-design-mode="false"/>
        <table:table-column table:style-name="co5" table:default-cell-style-name="ce3"/>
        <table:table-column table:style-name="co6" table:default-cell-style-name="ce3"/>
        <table:table-column table:style-name="co2" table:default-cell-style-name="ce6"/>
        <table:table-column table:style-name="co7" table:default-cell-style-name="ce3"/>
        <table:table-column table:style-name="co2" table:default-cell-style-name="ce3"/>
        <table:table-column table:style-name="co7" table:number-columns-repeated="6" table:default-cell-style-name="ce3"/>
        <table:table-column table:style-name="co2" table:default-cell-style-name="ce6"/>
        <table:table-column table:style-name="co7" table:number-columns-repeated="6" table:default-cell-style-name="ce3"/>
        <table:table-column table:style-name="co4" table:number-columns-repeated="1006" table:default-cell-style-name="ce3"/>
        <table:table-row table:style-name="ro4">
          <table:table-cell table:style-name="ce1" office:value-type="string" calcext:value-type="string">
            <text:p>Semana</text:p>
          </table:table-cell>
          <table:table-cell table:style-name="ce1" office:value-type="string" calcext:value-type="string">
            <text:p>Fecha de inicio</text:p>
          </table:table-cell>
          <table:table-cell table:style-name="ce4"/>
          <table:table-cell table:style-name="ce1" office:value-type="string" calcext:value-type="string">
            <text:p>Horas Disponibles</text:p>
          </table:table-cell>
          <table:table-cell table:style-name="ce4"/>
          <table:table-cell table:style-name="ce1" office:value-type="string" calcext:value-type="string">
            <text:p>Team Leader</text:p>
          </table:table-cell>
          <table:table-cell table:style-name="ce1" office:value-type="string" calcext:value-type="string">
            <text:p>Development Manager</text:p>
          </table:table-cell>
          <table:table-cell table:style-name="ce1" office:value-type="string" calcext:value-type="string">
            <text:p>Process/Quality Manager</text:p>
          </table:table-cell>
          <table:table-cell table:style-name="ce1" office:value-type="string" calcext:value-type="string">
            <text:p>Planning Manager</text:p>
          </table:table-cell>
          <table:table-cell table:style-name="ce1" office:value-type="string" calcext:value-type="string">
            <text:p>Support Manager</text:p>
          </table:table-cell>
          <table:table-cell table:style-name="ce1" office:value-type="string" calcext:value-type="string">
            <text:p>Horas Estimadas</text:p>
          </table:table-cell>
          <table:table-cell table:style-name="ce4"/>
          <table:table-cell table:style-name="ce1" office:value-type="string" calcext:value-type="string">
            <text:p>Team Leader</text:p>
          </table:table-cell>
          <table:table-cell table:style-name="ce1" office:value-type="string" calcext:value-type="string">
            <text:p>Development Manager</text:p>
          </table:table-cell>
          <table:table-cell table:style-name="ce1" office:value-type="string" calcext:value-type="string">
            <text:p>Process/Quality Manager</text:p>
          </table:table-cell>
          <table:table-cell table:style-name="ce1" office:value-type="string" calcext:value-type="string">
            <text:p>Planning Manager</text:p>
          </table:table-cell>
          <table:table-cell table:style-name="ce1" office:value-type="string" calcext:value-type="string">
            <text:p>Support Manager</text:p>
          </table:table-cell>
          <table:table-cell table:style-name="ce1" office:value-type="string" calcext:value-type="string">
            <text:p>Horas Trabajadas</text:p>
          </table:table-cell>
          <table:table-cell table:style-name="ce15" table:number-columns-repeated="1006"/>
        </table:table-row>
        <table:table-row table:style-name="ro3">
          <table:table-cell table:style-name="ce12" table:formula="of:=[$ganancias.A2]" office:value-type="float" office:value="1" calcext:value-type="float">
            <text:p>1</text:p>
          </table:table-cell>
          <table:table-cell table:style-name="ce13" office:value-type="date" office:date-value="2014-09-20" calcext:value-type="date">
            <text:p>09/20/2014</text:p>
          </table:table-cell>
          <table:table-cell/>
          <table:table-cell table:style-name="ce12" table:formula="of:=7*5" office:value-type="float" office:value="35" calcext:value-type="float">
            <text:p>35</text:p>
          </table:table-cell>
          <table:table-cell table:style-name="ce6"/>
          <table:table-cell table:style-name="ce12" table:formula="of:=SUMIF([$'1'.$G$1:.$G$1048576];[.A2];[$'1'.$I$1:.$I$1048576])" office:value-type="float" office:value="4.5" calcext:value-type="float">
            <text:p>4.5</text:p>
          </table:table-cell>
          <table:table-cell table:style-name="ce12" table:formula="of:=SUMIF([$'1'.$G$1:.$G$1048576];[.A2];[$'1'.$J$1:.$J$1048576])" office:value-type="float" office:value="5" calcext:value-type="float">
            <text:p>5</text:p>
          </table:table-cell>
          <table:table-cell table:style-name="ce12" table:formula="of:=SUMIF([$'1'.$G$1:.$G$1048576];[.A2];[$'1'.$K$1:.$K$1048576])" office:value-type="float" office:value="3.5" calcext:value-type="float">
            <text:p>3.5</text:p>
          </table:table-cell>
          <table:table-cell table:style-name="ce12" table:formula="of:=SUMIF([$'1'.$G$1:.$G$1048576];[.A2];[$'1'.$L$1:.$L$1048576])" office:value-type="float" office:value="9.5" calcext:value-type="float">
            <text:p>9.5</text:p>
          </table:table-cell>
          <table:table-cell table:style-name="ce12" table:formula="of:=SUMIF([$'1'.$G$1:.$G$1048576];[.A2];[$'1'.$M$1:.$M$1048576])" office:value-type="float" office:value="3.5" calcext:value-type="float">
            <text:p>3.5</text:p>
          </table:table-cell>
          <table:table-cell table:style-name="ce12" table:formula="of:=SUMIF([$tareas.G$1:.G$1048576];[.A2];[$tareas.E$1:.E$1048576])" office:value-type="float" office:value="26" calcext:value-type="float">
            <text:p>26</text:p>
          </table:table-cell>
          <table:table-cell/>
          <table:table-cell table:style-name="ce12" office:value-type="float" office:value="2.35" calcext:value-type="float">
            <text:p>2.35</text:p>
          </table:table-cell>
          <table:table-cell table:style-name="ce12" office:value-type="float" office:value="2.1" calcext:value-type="float">
            <text:p>2.1</text:p>
          </table:table-cell>
          <table:table-cell table:style-name="ce12" office:value-type="float" office:value="3.93" calcext:value-type="float">
            <text:p>3.93</text:p>
          </table:table-cell>
          <table:table-cell table:style-name="ce12" office:value-type="float" office:value="7.42" calcext:value-type="float">
            <text:p>7.42</text:p>
          </table:table-cell>
          <table:table-cell table:style-name="ce12" office:value-type="float" office:value="5.27" calcext:value-type="float">
            <text:p>5.27</text:p>
          </table:table-cell>
          <table:table-cell table:style-name="ce12" table:formula="of:=SUM([.M2:.Q2])" office:value-type="float" office:value="21.07" calcext:value-type="float">
            <text:p>21.07</text:p>
          </table:table-cell>
          <table:table-cell table:number-columns-repeated="1006"/>
        </table:table-row>
        <table:table-row table:style-name="ro3">
          <table:table-cell table:style-name="ce12" table:formula="of:=[$ganancias.A3]" office:value-type="float" office:value="2" calcext:value-type="float">
            <text:p>2</text:p>
          </table:table-cell>
          <table:table-cell table:style-name="ce13" table:formula="of:=[.B2]+7" office:value-type="date" office:date-value="2014-09-27" calcext:value-type="date">
            <text:p>09/27/2014</text:p>
          </table:table-cell>
          <table:table-cell/>
          <table:table-cell table:style-name="ce12" table:formula="of:=7*5" office:value-type="float" office:value="35" calcext:value-type="float">
            <text:p>35</text:p>
          </table:table-cell>
          <table:table-cell table:style-name="ce6"/>
          <table:table-cell table:style-name="ce12" table:formula="of:=SUMIF([$'1'.$G$1:.$G$1048576];[.A3];[$'1'.$I$1:.$I$1048576])" office:value-type="float" office:value="2" calcext:value-type="float">
            <text:p>2</text:p>
          </table:table-cell>
          <table:table-cell table:style-name="ce12" table:formula="of:=SUMIF([$'1'.$G$1:.$G$1048576];[.A3];[$'1'.$J$1:.$J$1048576])" office:value-type="float" office:value="7" calcext:value-type="float">
            <text:p>7</text:p>
          </table:table-cell>
          <table:table-cell table:style-name="ce12" table:formula="of:=SUMIF([$'1'.$G$1:.$G$1048576];[.A3];[$'1'.$K$1:.$K$1048576])" office:value-type="float" office:value="4" calcext:value-type="float">
            <text:p>4</text:p>
          </table:table-cell>
          <table:table-cell table:style-name="ce12" table:formula="of:=SUMIF([$'1'.$G$1:.$G$1048576];[.A3];[$'1'.$L$1:.$L$1048576])" office:value-type="float" office:value="3.5" calcext:value-type="float">
            <text:p>3.5</text:p>
          </table:table-cell>
          <table:table-cell table:style-name="ce12" table:formula="of:=SUMIF([$'1'.$G$1:.$G$1048576];[.A3];[$'1'.$M$1:.$M$1048576])" office:value-type="float" office:value="2" calcext:value-type="float">
            <text:p>2</text:p>
          </table:table-cell>
          <table:table-cell table:style-name="ce12" table:formula="of:=SUMIF([$tareas.G$1:.G$1048576];[.A3];[$tareas.E$1:.E$1048576])" office:value-type="float" office:value="18.5" calcext:value-type="float">
            <text:p>18.5</text:p>
          </table:table-cell>
          <table:table-cell/>
          <table:table-cell table:style-name="ce12" office:value-type="float" office:value="7.33" calcext:value-type="float">
            <text:p>7.33</text:p>
          </table:table-cell>
          <table:table-cell table:style-name="ce12" office:value-type="float" office:value="7.28" calcext:value-type="float">
            <text:p>7.28</text:p>
          </table:table-cell>
          <table:table-cell table:style-name="ce12" office:value-type="float" office:value="5.33" calcext:value-type="float">
            <text:p>5.33</text:p>
          </table:table-cell>
          <table:table-cell table:style-name="ce12" office:value-type="float" office:value="4.42" calcext:value-type="float">
            <text:p>4.42</text:p>
          </table:table-cell>
          <table:table-cell table:style-name="ce12" office:value-type="float" office:value="4.67" calcext:value-type="float">
            <text:p>4.67</text:p>
          </table:table-cell>
          <table:table-cell table:style-name="ce12" table:formula="of:=SUM([.M3:.Q3])" office:value-type="float" office:value="29.03" calcext:value-type="float">
            <text:p>29.03</text:p>
          </table:table-cell>
          <table:table-cell table:number-columns-repeated="1006"/>
        </table:table-row>
        <table:table-row table:style-name="ro3">
          <table:table-cell table:style-name="ce12" table:formula="of:=[$ganancias.A4]" office:value-type="float" office:value="3" calcext:value-type="float">
            <text:p>3</text:p>
          </table:table-cell>
          <table:table-cell table:style-name="ce13" table:formula="of:=[.B3]+7" office:value-type="date" office:date-value="2014-10-04" calcext:value-type="date">
            <text:p>10/04/2014</text:p>
          </table:table-cell>
          <table:table-cell/>
          <table:table-cell table:style-name="ce12" table:formula="of:=7*5" office:value-type="float" office:value="35" calcext:value-type="float">
            <text:p>35</text:p>
          </table:table-cell>
          <table:table-cell table:style-name="ce6"/>
          <table:table-cell table:style-name="ce12" table:formula="of:=SUMIF([$'1'.$G$1:.$G$1048576];[.A4];[$'1'.$I$1:.$I$1048576])" office:value-type="float" office:value="8.5" calcext:value-type="float">
            <text:p>8.5</text:p>
          </table:table-cell>
          <table:table-cell table:style-name="ce12" table:formula="of:=SUMIF([$'1'.$G$1:.$G$1048576];[.A4];[$'1'.$J$1:.$J$1048576])" office:value-type="float" office:value="9.5" calcext:value-type="float">
            <text:p>9.5</text:p>
          </table:table-cell>
          <table:table-cell table:style-name="ce12" table:formula="of:=SUMIF([$'1'.$G$1:.$G$1048576];[.A4];[$'1'.$K$1:.$K$1048576])" office:value-type="float" office:value="3" calcext:value-type="float">
            <text:p>3</text:p>
          </table:table-cell>
          <table:table-cell table:style-name="ce12" table:formula="of:=SUMIF([$'1'.$G$1:.$G$1048576];[.A4];[$'1'.$L$1:.$L$1048576])" office:value-type="float" office:value="3" calcext:value-type="float">
            <text:p>3</text:p>
          </table:table-cell>
          <table:table-cell table:style-name="ce12" table:formula="of:=SUMIF([$'1'.$G$1:.$G$1048576];[.A4];[$'1'.$M$1:.$M$1048576])" office:value-type="float" office:value="4" calcext:value-type="float">
            <text:p>4</text:p>
          </table:table-cell>
          <table:table-cell table:style-name="ce12" table:formula="of:=SUMIF([$tareas.G$1:.G$1048576];[.A4];[$tareas.E$1:.E$1048576])" office:value-type="float" office:value="28" calcext:value-type="float">
            <text:p>28</text:p>
          </table:table-cell>
          <table:table-cell/>
          <table:table-cell table:style-name="ce12" office:value-type="float" office:value="5.43" calcext:value-type="float">
            <text:p>5.43</text:p>
          </table:table-cell>
          <table:table-cell table:style-name="ce12" office:value-type="float" office:value="10.73" calcext:value-type="float">
            <text:p>10.73</text:p>
          </table:table-cell>
          <table:table-cell table:style-name="ce12" office:value-type="float" office:value="10.12" calcext:value-type="float">
            <text:p>10.12</text:p>
          </table:table-cell>
          <table:table-cell table:style-name="ce12" office:value-type="float" office:value="10.5" calcext:value-type="float">
            <text:p>10.5</text:p>
          </table:table-cell>
          <table:table-cell table:style-name="ce12" office:value-type="float" office:value="7.37" calcext:value-type="float">
            <text:p>7.37</text:p>
          </table:table-cell>
          <table:table-cell table:style-name="ce12" table:formula="of:=SUM([.M4:.Q4])" office:value-type="float" office:value="44.15" calcext:value-type="float">
            <text:p>44.15</text:p>
          </table:table-cell>
          <table:table-cell table:number-columns-repeated="1006"/>
        </table:table-row>
        <table:table-row table:style-name="ro3">
          <table:table-cell table:style-name="ce12" table:formula="of:=[$ganancias.A5]" office:value-type="float" office:value="4" calcext:value-type="float">
            <text:p>4</text:p>
          </table:table-cell>
          <table:table-cell table:style-name="ce13" table:formula="of:=[.B4]+7" office:value-type="date" office:date-value="2014-10-11" calcext:value-type="date">
            <text:p>10/11/2014</text:p>
          </table:table-cell>
          <table:table-cell/>
          <table:table-cell table:style-name="ce12" table:formula="of:=7*5" office:value-type="float" office:value="35" calcext:value-type="float">
            <text:p>35</text:p>
          </table:table-cell>
          <table:table-cell table:style-name="ce6"/>
          <table:table-cell table:style-name="ce12" table:formula="of:=SUMIF([$'2'.$G$1:.$G$1048576];[.A5];[$'2'.$I$1:.$I$1048576])" office:value-type="float" office:value="8.5" calcext:value-type="float">
            <text:p>8.5</text:p>
          </table:table-cell>
          <table:table-cell table:style-name="ce12" table:formula="of:=SUMIF([$'2'.$G$1:.$G$1048576];[.A5];[$'2'.$J$1:.$J$1048576])" office:value-type="float" office:value="7.5" calcext:value-type="float">
            <text:p>7.5</text:p>
          </table:table-cell>
          <table:table-cell table:style-name="ce12" table:formula="of:=SUMIF([$'2'.$G$1:.$G$1048576];[.A5];[$'2'.$K$1:.$K$1048576])" office:value-type="float" office:value="6.5" calcext:value-type="float">
            <text:p>6.5</text:p>
          </table:table-cell>
          <table:table-cell table:style-name="ce12" table:formula="of:=SUMIF([$'2'.$G$1:.$G$1048576];[.A5];[$'2'.$L$1:.$L$1048576])" office:value-type="float" office:value="8" calcext:value-type="float">
            <text:p>8</text:p>
          </table:table-cell>
          <table:table-cell table:style-name="ce12" table:formula="of:=SUMIF([$'2'.$G$1:.$G$1048576];[.A5];[$'2'.$M$1:.$M$1048576])" office:value-type="float" office:value="4.5" calcext:value-type="float">
            <text:p>4.5</text:p>
          </table:table-cell>
          <table:table-cell table:style-name="ce12" table:formula="of:=SUMIF([$tareas.G$1:.G$1048576];[.A5];[$tareas.E$1:.E$1048576])" office:value-type="float" office:value="35" calcext:value-type="float">
            <text:p>35</text:p>
          </table:table-cell>
          <table:table-cell/>
          <table:table-cell table:style-name="ce12" office:value-type="float" office:value="10.8333333333333" calcext:value-type="float">
            <text:p>10.8333333333</text:p>
          </table:table-cell>
          <table:table-cell table:style-name="ce12" office:value-type="float" office:value="2.8" calcext:value-type="float">
            <text:p>2.8</text:p>
          </table:table-cell>
          <table:table-cell table:style-name="ce12" office:value-type="float" office:value="2.96666666666667" calcext:value-type="float">
            <text:p>2.9666666667</text:p>
          </table:table-cell>
          <table:table-cell table:style-name="ce12" office:value-type="float" office:value="5.5" calcext:value-type="float">
            <text:p>5.5</text:p>
          </table:table-cell>
          <table:table-cell table:style-name="ce12" office:value-type="float" office:value="11.4666666666667" calcext:value-type="float">
            <text:p>11.4666666667</text:p>
          </table:table-cell>
          <table:table-cell table:style-name="ce12" table:formula="of:=SUM([.M5:.Q5])" office:value-type="float" office:value="33.5666666666667" calcext:value-type="float">
            <text:p>33.5666666667</text:p>
          </table:table-cell>
          <table:table-cell table:number-columns-repeated="1006"/>
        </table:table-row>
        <table:table-row table:style-name="ro3">
          <table:table-cell table:style-name="ce12" table:formula="of:=[$ganancias.A6]" office:value-type="float" office:value="5" calcext:value-type="float">
            <text:p>5</text:p>
          </table:table-cell>
          <table:table-cell table:style-name="ce13" table:formula="of:=[.B5]+7" office:value-type="date" office:date-value="2014-10-18" calcext:value-type="date">
            <text:p>10/18/2014</text:p>
          </table:table-cell>
          <table:table-cell/>
          <table:table-cell table:style-name="ce12" table:formula="of:=7*5" office:value-type="float" office:value="35" calcext:value-type="float">
            <text:p>35</text:p>
          </table:table-cell>
          <table:table-cell table:style-name="ce6"/>
          <table:table-cell table:style-name="ce12" table:formula="of:=SUMIF([$'2'.$G$1:.$G$1048576];[.A6];[$'2'.$I$1:.$I$1048576])" office:value-type="float" office:value="7" calcext:value-type="float">
            <text:p>7</text:p>
          </table:table-cell>
          <table:table-cell table:style-name="ce12" table:formula="of:=SUMIF([$'2'.$G$1:.$G$1048576];[.A6];[$'2'.$J$1:.$J$1048576])" office:value-type="float" office:value="6.5" calcext:value-type="float">
            <text:p>6.5</text:p>
          </table:table-cell>
          <table:table-cell table:style-name="ce12" table:formula="of:=SUMIF([$'2'.$G$1:.$G$1048576];[.A6];[$'2'.$K$1:.$K$1048576])" office:value-type="float" office:value="5.5" calcext:value-type="float">
            <text:p>5.5</text:p>
          </table:table-cell>
          <table:table-cell table:style-name="ce12" table:formula="of:=SUMIF([$'2'.$G$1:.$G$1048576];[.A6];[$'2'.$L$1:.$L$1048576])" office:value-type="float" office:value="5.5" calcext:value-type="float">
            <text:p>5.5</text:p>
          </table:table-cell>
          <table:table-cell table:style-name="ce12" table:formula="of:=SUMIF([$'2'.$G$1:.$G$1048576];[.A6];[$'2'.$M$1:.$M$1048576])" office:value-type="float" office:value="9" calcext:value-type="float">
            <text:p>9</text:p>
          </table:table-cell>
          <table:table-cell table:style-name="ce12" table:formula="of:=SUMIF([$tareas.G$1:.G$1048576];[.A6];[$tareas.E$1:.E$1048576])" office:value-type="float" office:value="33.5" calcext:value-type="float">
            <text:p>33.5</text:p>
          </table:table-cell>
          <table:table-cell/>
          <table:table-cell table:style-name="ce12" office:value-type="float" office:value="6.48333333333333" calcext:value-type="float">
            <text:p>6.4833333333</text:p>
          </table:table-cell>
          <table:table-cell table:style-name="ce12" office:value-type="float" office:value="7.01666666666667" calcext:value-type="float">
            <text:p>7.0166666667</text:p>
          </table:table-cell>
          <table:table-cell table:style-name="ce12" office:value-type="float" office:value="10.2" calcext:value-type="float">
            <text:p>10.2</text:p>
          </table:table-cell>
          <table:table-cell table:style-name="ce12" office:value-type="float" office:value="5.78333333333333" calcext:value-type="float">
            <text:p>5.7833333333</text:p>
          </table:table-cell>
          <table:table-cell table:style-name="ce12" office:value-type="float" office:value="19.6833333333333" calcext:value-type="float">
            <text:p>19.6833333333</text:p>
          </table:table-cell>
          <table:table-cell table:style-name="ce12" table:formula="of:=SUM([.M6:.Q6])" office:value-type="float" office:value="49.1666666666667" calcext:value-type="float">
            <text:p>49.1666666667</text:p>
          </table:table-cell>
          <table:table-cell table:number-columns-repeated="1006"/>
        </table:table-row>
        <table:table-row table:style-name="ro3">
          <table:table-cell table:style-name="ce12" table:formula="of:=[$ganancias.A7]" office:value-type="float" office:value="6" calcext:value-type="float">
            <text:p>6</text:p>
          </table:table-cell>
          <table:table-cell table:style-name="ce13" table:formula="of:=[.B6]+7" office:value-type="date" office:date-value="2014-10-25" calcext:value-type="date">
            <text:p>10/25/2014</text:p>
          </table:table-cell>
          <table:table-cell/>
          <table:table-cell table:style-name="ce12" table:formula="of:=7*5" office:value-type="float" office:value="35" calcext:value-type="float">
            <text:p>35</text:p>
          </table:table-cell>
          <table:table-cell table:style-name="ce6"/>
          <table:table-cell table:style-name="ce12" table:formula="of:=SUMIF([$'3'.$G$1:.$G$1048576];[.A7];[$'3'.$I$1:.$I$1048576])" office:value-type="float" office:value="3" calcext:value-type="float">
            <text:p>3</text:p>
          </table:table-cell>
          <table:table-cell table:style-name="ce12" table:formula="of:=SUMIF([$'3'.$G$1:.$G$1048576];[.A7];[$'3'.$J$1:.$J$1048576])" office:value-type="float" office:value="9" calcext:value-type="float">
            <text:p>9</text:p>
          </table:table-cell>
          <table:table-cell table:style-name="ce12" table:formula="of:=SUMIF([$'3'.$G$1:.$G$1048576];[.A7];[$'3'.$K$1:.$K$1048576])" office:value-type="float" office:value="4" calcext:value-type="float">
            <text:p>4</text:p>
          </table:table-cell>
          <table:table-cell table:style-name="ce12" table:formula="of:=SUMIF([$'3'.$G$1:.$G$1048576];[.A7];[$'3'.$L$1:.$L$1048576])" office:value-type="float" office:value="10.5" calcext:value-type="float">
            <text:p>10.5</text:p>
          </table:table-cell>
          <table:table-cell table:style-name="ce12" table:formula="of:=SUMIF([$'3'.$G$1:.$G$1048576];[.A7];[$'3'.$M$1:.$M$1048576])" office:value-type="float" office:value="6" calcext:value-type="float">
            <text:p>6</text:p>
          </table:table-cell>
          <table:table-cell table:style-name="ce12" table:formula="of:=SUMIF([$tareas.G$1:.G$1048576];[.A7];[$tareas.E$1:.E$1048576])" office:value-type="float" office:value="32.5" calcext:value-type="float">
            <text:p>32.5</text:p>
          </table:table-cell>
          <table:table-cell/>
          <table:table-cell table:style-name="ce12" office:value-type="float" office:value="7.66666666666667" calcext:value-type="float">
            <text:p>7.6666666667</text:p>
          </table:table-cell>
          <table:table-cell table:style-name="ce12" office:value-type="float" office:value="8.01666666666667" calcext:value-type="float">
            <text:p>8.0166666667</text:p>
          </table:table-cell>
          <table:table-cell table:style-name="ce12" office:value-type="float" office:value="8.71666666666667" calcext:value-type="float">
            <text:p>8.7166666667</text:p>
          </table:table-cell>
          <table:table-cell table:style-name="ce12" office:value-type="float" office:value="14.4" calcext:value-type="float">
            <text:p>14.4</text:p>
          </table:table-cell>
          <table:table-cell table:style-name="ce12" office:value-type="float" office:value="7.7" calcext:value-type="float">
            <text:p>7.7</text:p>
          </table:table-cell>
          <table:table-cell table:style-name="ce12" table:formula="of:=SUM([.M7:.Q7])" office:value-type="float" office:value="46.5" calcext:value-type="float">
            <text:p>46.5</text:p>
          </table:table-cell>
          <table:table-cell table:number-columns-repeated="1006"/>
        </table:table-row>
        <table:table-row table:style-name="ro3">
          <table:table-cell table:style-name="ce12" table:formula="of:=[$ganancias.A8]" office:value-type="float" office:value="7" calcext:value-type="float">
            <text:p>7</text:p>
          </table:table-cell>
          <table:table-cell table:style-name="ce13" table:formula="of:=[.B7]+7" office:value-type="date" office:date-value="2014-11-01" calcext:value-type="date">
            <text:p>11/01/2014</text:p>
          </table:table-cell>
          <table:table-cell/>
          <table:table-cell table:style-name="ce12" table:formula="of:=7*5" office:value-type="float" office:value="35" calcext:value-type="float">
            <text:p>35</text:p>
          </table:table-cell>
          <table:table-cell table:style-name="ce6"/>
          <table:table-cell table:style-name="ce12" table:formula="of:=SUMIF([$'3'.$G$1:.$G$1048576];[.A8];[$'3'.$I$1:.$I$1048576])" office:value-type="float" office:value="7.5" calcext:value-type="float">
            <text:p>7.5</text:p>
          </table:table-cell>
          <table:table-cell table:style-name="ce12" table:formula="of:=SUMIF([$'3'.$G$1:.$G$1048576];[.A8];[$'3'.$J$1:.$J$1048576])" office:value-type="float" office:value="5.5" calcext:value-type="float">
            <text:p>5.5</text:p>
          </table:table-cell>
          <table:table-cell table:style-name="ce12" table:formula="of:=SUMIF([$'3'.$G$1:.$G$1048576];[.A8];[$'3'.$K$1:.$K$1048576])" office:value-type="float" office:value="9.5" calcext:value-type="float">
            <text:p>9.5</text:p>
          </table:table-cell>
          <table:table-cell table:style-name="ce12" table:formula="of:=SUMIF([$'3'.$G$1:.$G$1048576];[.A8];[$'3'.$L$1:.$L$1048576])" office:value-type="float" office:value="2.5" calcext:value-type="float">
            <text:p>2.5</text:p>
          </table:table-cell>
          <table:table-cell table:style-name="ce12" table:formula="of:=SUMIF([$'3'.$G$1:.$G$1048576];[.A8];[$'3'.$M$1:.$M$1048576])" office:value-type="float" office:value="7.5" calcext:value-type="float">
            <text:p>7.5</text:p>
          </table:table-cell>
          <table:table-cell table:style-name="ce12" table:formula="of:=SUMIF([$tareas.G$1:.G$1048576];[.A8];[$tareas.E$1:.E$1048576])" office:value-type="float" office:value="32.5" calcext:value-type="float">
            <text:p>32.5</text:p>
          </table:table-cell>
          <table:table-cell/>
          <table:table-cell table:style-name="ce12" office:value-type="float" office:value="3.66666666666667" calcext:value-type="float">
            <text:p>3.6666666667</text:p>
          </table:table-cell>
          <table:table-cell table:style-name="ce12" office:value-type="float" office:value="5.23333333333333" calcext:value-type="float">
            <text:p>5.2333333333</text:p>
          </table:table-cell>
          <table:table-cell table:style-name="ce12" office:value-type="float" office:value="7" calcext:value-type="float">
            <text:p>7</text:p>
          </table:table-cell>
          <table:table-cell table:style-name="ce12" office:value-type="float" office:value="7.46666666666667" calcext:value-type="float">
            <text:p>7.4666666667</text:p>
          </table:table-cell>
          <table:table-cell table:style-name="ce12" office:value-type="float" office:value="7.58333333333333" calcext:value-type="float">
            <text:p>7.5833333333</text:p>
          </table:table-cell>
          <table:table-cell table:style-name="ce12" table:formula="of:=SUM([.M8:.Q8])" office:value-type="float" office:value="30.95" calcext:value-type="float">
            <text:p>30.95</text:p>
          </table:table-cell>
          <table:table-cell table:number-columns-repeated="1006"/>
        </table:table-row>
        <table:table-row table:style-name="ro3">
          <table:table-cell table:style-name="ce12" table:formula="of:=[$ganancias.A9]" office:value-type="float" office:value="8" calcext:value-type="float">
            <text:p>8</text:p>
          </table:table-cell>
          <table:table-cell table:style-name="ce13" table:formula="of:=[.B8]+7" office:value-type="date" office:date-value="2014-11-08" calcext:value-type="date">
            <text:p>11/08/2014</text:p>
          </table:table-cell>
          <table:table-cell/>
          <table:table-cell table:style-name="ce12" table:formula="of:=7*5" office:value-type="float" office:value="35" calcext:value-type="float">
            <text:p>35</text:p>
          </table:table-cell>
          <table:table-cell table:style-name="ce6"/>
          <table:table-cell table:style-name="ce12" table:formula="of:=SUMIF([$'4'.$G$1:.$G$1048559];[.A9];[$'4'.$I$1:.$I$1048559])" office:value-type="float" office:value="2" calcext:value-type="float">
            <text:p>2</text:p>
          </table:table-cell>
          <table:table-cell table:style-name="ce12" table:formula="of:=SUMIF([$'4'.$G$1:.$G$1048559];[.A9];[$'4'.$J$1:.$J$1048559])" office:value-type="float" office:value="9" calcext:value-type="float">
            <text:p>9</text:p>
          </table:table-cell>
          <table:table-cell table:style-name="ce12" table:formula="of:=SUMIF([$'4'.$G$1:.$G$1048559];[.A9];[$'4'.$K$1:.$K$1048559])" office:value-type="float" office:value="16" calcext:value-type="float">
            <text:p>16</text:p>
          </table:table-cell>
          <table:table-cell table:style-name="ce12" table:formula="of:=SUMIF([$'4'.$G$1:.$G$1048559];[.A9];[$'4'.$L$1:.$L$1048559])" office:value-type="float" office:value="8" calcext:value-type="float">
            <text:p>8</text:p>
          </table:table-cell>
          <table:table-cell table:style-name="ce12" table:formula="of:=SUMIF([$'4'.$G$1:.$G$1048559];[.A9];[$'4'.$M$1:.$M$1048559])" office:value-type="float" office:value="2" calcext:value-type="float">
            <text:p>2</text:p>
          </table:table-cell>
          <table:table-cell table:style-name="ce12" table:formula="of:=SUMIF([$tareas.G$1:.G$1048576];[.A9];[$tareas.E$1:.E$1048576])" office:value-type="float" office:value="37" calcext:value-type="float">
            <text:p>37</text:p>
          </table:table-cell>
          <table:table-cell/>
          <table:table-cell table:style-name="ce12" office:value-type="float" office:value="2" calcext:value-type="float">
            <text:p>2</text:p>
          </table:table-cell>
          <table:table-cell table:style-name="ce12" office:value-type="float" office:value="2.13333333333333" calcext:value-type="float">
            <text:p>2.1333333333</text:p>
          </table:table-cell>
          <table:table-cell table:style-name="ce12" office:value-type="float" office:value="1.5" calcext:value-type="float">
            <text:p>1.5</text:p>
          </table:table-cell>
          <table:table-cell table:style-name="ce12" office:value-type="float" office:value="5.73333333333333" calcext:value-type="float">
            <text:p>5.7333333333</text:p>
          </table:table-cell>
          <table:table-cell table:style-name="ce12" office:value-type="float" office:value="2" calcext:value-type="float">
            <text:p>2</text:p>
          </table:table-cell>
          <table:table-cell table:style-name="ce12" table:formula="of:=SUM([.M9:.Q9])" office:value-type="float" office:value="13.3666666666667" calcext:value-type="float">
            <text:p>13.3666666667</text:p>
          </table:table-cell>
          <table:table-cell table:number-columns-repeated="1006"/>
        </table:table-row>
        <table:table-row table:style-name="ro3">
          <table:table-cell table:style-name="ce12" table:formula="of:=[$ganancias.A10]" office:value-type="float" office:value="9" calcext:value-type="float">
            <text:p>9</text:p>
          </table:table-cell>
          <table:table-cell table:style-name="ce13" table:formula="of:=[.B9]+7" office:value-type="date" office:date-value="2014-11-15" calcext:value-type="date">
            <text:p>11/15/2014</text:p>
          </table:table-cell>
          <table:table-cell/>
          <table:table-cell table:style-name="ce12" table:formula="of:=7*5" office:value-type="float" office:value="35" calcext:value-type="float">
            <text:p>35</text:p>
          </table:table-cell>
          <table:table-cell table:style-name="ce6"/>
          <table:table-cell table:style-name="ce12" table:formula="of:=SUMIF([$'4'.$G$1:.$G$1048559];[.A10];[$'4'.$I$1:.$I$1048559])" office:value-type="float" office:value="14" calcext:value-type="float">
            <text:p>14</text:p>
          </table:table-cell>
          <table:table-cell table:style-name="ce12" table:formula="of:=SUMIF([$'4'.$G$1:.$G$1048559];[.A10];[$'4'.$J$1:.$J$1048559])" office:value-type="float" office:value="4" calcext:value-type="float">
            <text:p>4</text:p>
          </table:table-cell>
          <table:table-cell table:style-name="ce12" table:formula="of:=SUMIF([$'4'.$G$1:.$G$1048559];[.A10];[$'4'.$K$1:.$K$1048559])" office:value-type="float" office:value="6" calcext:value-type="float">
            <text:p>6</text:p>
          </table:table-cell>
          <table:table-cell table:style-name="ce12" table:formula="of:=SUMIF([$'4'.$G$1:.$G$1048559];[.A10];[$'4'.$L$1:.$L$1048559])" office:value-type="float" office:value="4" calcext:value-type="float">
            <text:p>4</text:p>
          </table:table-cell>
          <table:table-cell table:style-name="ce12" table:formula="of:=SUMIF([$'4'.$G$1:.$G$1048559];[.A10];[$'4'.$M$1:.$M$1048559])" office:value-type="float" office:value="4" calcext:value-type="float">
            <text:p>4</text:p>
          </table:table-cell>
          <table:table-cell table:style-name="ce12" table:formula="of:=SUMIF([$tareas.G$1:.G$1048576];[.A10];[$tareas.E$1:.E$1048576])" office:value-type="float" office:value="32" calcext:value-type="float">
            <text:p>32</text:p>
          </table:table-cell>
          <table:table-cell/>
          <table:table-cell table:style-name="ce12" office:value-type="float" office:value="6.98333333333333" calcext:value-type="float">
            <text:p>6.9833333333</text:p>
          </table:table-cell>
          <table:table-cell table:style-name="ce12" office:value-type="float" office:value="0" calcext:value-type="float">
            <text:p>0</text:p>
          </table:table-cell>
          <table:table-cell table:style-name="ce12" office:value-type="float" office:value="0.583333333333333" calcext:value-type="float">
            <text:p>0.5833333333</text:p>
          </table:table-cell>
          <table:table-cell table:style-name="ce12" office:value-type="float" office:value="14.45" calcext:value-type="float">
            <text:p>14.45</text:p>
          </table:table-cell>
          <table:table-cell table:style-name="ce12" office:value-type="float" office:value="5.03333333333333" calcext:value-type="float">
            <text:p>5.0333333333</text:p>
          </table:table-cell>
          <table:table-cell table:style-name="ce12" table:formula="of:=SUM([.M10:.Q10])" office:value-type="float" office:value="27.05" calcext:value-type="float">
            <text:p>27.05</text:p>
          </table:table-cell>
          <table:table-cell table:number-columns-repeated="1006"/>
        </table:table-row>
        <table:table-row table:style-name="ro3">
          <table:table-cell table:style-name="ce12" table:formula="of:=[$ganancias.A11]" office:value-type="float" office:value="10" calcext:value-type="float">
            <text:p>10</text:p>
          </table:table-cell>
          <table:table-cell table:style-name="ce13" table:formula="of:=[.B10]+7" office:value-type="date" office:date-value="2014-11-22" calcext:value-type="date">
            <text:p>11/22/2014</text:p>
          </table:table-cell>
          <table:table-cell/>
          <table:table-cell table:style-name="ce12" table:formula="of:=7*5" office:value-type="float" office:value="35" calcext:value-type="float">
            <text:p>35</text:p>
          </table:table-cell>
          <table:table-cell table:style-name="ce6"/>
          <table:table-cell table:style-name="ce12" table:formula="of:=SUMIF([$'4'.$G$1:.$G$1048559];[.A11];[$'4'.$I$1:.$I$1048559])" office:value-type="float" office:value="8" calcext:value-type="float">
            <text:p>8</text:p>
          </table:table-cell>
          <table:table-cell table:style-name="ce12" table:formula="of:=SUMIF([$'4'.$G$1:.$G$1048559];[.A11];[$'4'.$J$1:.$J$1048559])" office:value-type="float" office:value="8" calcext:value-type="float">
            <text:p>8</text:p>
          </table:table-cell>
          <table:table-cell table:style-name="ce12" table:formula="of:=SUMIF([$'4'.$G$1:.$G$1048559];[.A11];[$'4'.$K$1:.$K$1048559])" office:value-type="float" office:value="3" calcext:value-type="float">
            <text:p>3</text:p>
          </table:table-cell>
          <table:table-cell table:style-name="ce12" table:formula="of:=SUMIF([$'4'.$G$1:.$G$1048559];[.A11];[$'4'.$L$1:.$L$1048559])" office:value-type="float" office:value="8" calcext:value-type="float">
            <text:p>8</text:p>
          </table:table-cell>
          <table:table-cell table:style-name="ce12" table:formula="of:=SUMIF([$'4'.$G$1:.$G$1048559];[.A11];[$'4'.$M$1:.$M$1048559])" office:value-type="float" office:value="9" calcext:value-type="float">
            <text:p>9</text:p>
          </table:table-cell>
          <table:table-cell table:style-name="ce12" table:formula="of:=SUMIF([$tareas.G$1:.G$1048576];[.A11];[$tareas.E$1:.E$1048576])" office:value-type="float" office:value="36" calcext:value-type="float">
            <text:p>36</text:p>
          </table:table-cell>
          <table:table-cell/>
          <table:table-cell table:style-name="ce12" office:value-type="float" office:value="2.75" calcext:value-type="float">
            <text:p>2.75</text:p>
          </table:table-cell>
          <table:table-cell table:style-name="ce12" office:value-type="float" office:value="7.91666666666667" calcext:value-type="float">
            <text:p>7.9166666667</text:p>
          </table:table-cell>
          <table:table-cell table:style-name="ce12" office:value-type="float" office:value="12.1666666666667" calcext:value-type="float">
            <text:p>12.1666666667</text:p>
          </table:table-cell>
          <table:table-cell table:style-name="ce12" office:value-type="float" office:value="8.26666666666667" calcext:value-type="float">
            <text:p>8.2666666667</text:p>
          </table:table-cell>
          <table:table-cell table:style-name="ce12" office:value-type="float" office:value="8.08333333333333" calcext:value-type="float">
            <text:p>8.0833333333</text:p>
          </table:table-cell>
          <table:table-cell table:style-name="ce12" table:formula="of:=SUM([.M11:.Q11])" office:value-type="float" office:value="39.1833333333333" calcext:value-type="float">
            <text:p>39.1833333333</text:p>
          </table:table-cell>
          <table:table-cell table:number-columns-repeated="1006"/>
        </table:table-row>
        <table:table-row table:style-name="ro3">
          <table:table-cell table:style-name="ce12" table:formula="of:=[$ganancias.A12]" office:value-type="float" office:value="11" calcext:value-type="float">
            <text:p>11</text:p>
          </table:table-cell>
          <table:table-cell table:style-name="ce13" table:formula="of:=[.B11]+7" office:value-type="date" office:date-value="2014-11-29" calcext:value-type="date">
            <text:p>11/29/2014</text:p>
          </table:table-cell>
          <table:table-cell/>
          <table:table-cell table:style-name="ce12" table:formula="of:=7*5" office:value-type="float" office:value="35" calcext:value-type="float">
            <text:p>35</text:p>
          </table:table-cell>
          <table:table-cell table:style-name="ce6"/>
          <table:table-cell table:style-name="ce12" table:formula="of:=SUMIF([$'1'.$G$1:.$G$1048576];[.A12];[$'1'.$I$1:.$I$1048576])" office:value-type="float" office:value="0" calcext:value-type="float">
            <text:p>0</text:p>
          </table:table-cell>
          <table:table-cell table:style-name="ce12" table:formula="of:=SUMIF([$'1'.$G$1:.$G$1048576];[.A12];[$'1'.$J$1:.$J$1048576])" office:value-type="float" office:value="0" calcext:value-type="float">
            <text:p>0</text:p>
          </table:table-cell>
          <table:table-cell table:style-name="ce12" table:formula="of:=SUMIF([$'1'.$G$1:.$G$1048576];[.A12];[$'1'.$K$1:.$K$1048576])" office:value-type="float" office:value="0" calcext:value-type="float">
            <text:p>0</text:p>
          </table:table-cell>
          <table:table-cell table:style-name="ce12" table:formula="of:=SUMIF([$'1'.$G$1:.$G$1048576];[.A12];[$'1'.$L$1:.$L$1048576])" office:value-type="float" office:value="0" calcext:value-type="float">
            <text:p>0</text:p>
          </table:table-cell>
          <table:table-cell table:style-name="ce12" table:formula="of:=SUMIF([$'1'.$G$1:.$G$1048576];[.A12];[$'1'.$M$1:.$M$1048576])" office:value-type="float" office:value="0" calcext:value-type="float">
            <text:p>0</text:p>
          </table:table-cell>
          <table:table-cell table:style-name="ce12" table:formula="of:=SUMIF([$tareas.G$1:.G$1048576];[.A12];[$tareas.E$1:.E$1048576])" office:value-type="float" office:value="0" calcext:value-type="float">
            <text:p>0</text:p>
          </table:table-cell>
          <table:table-cell/>
          <table:table-cell table:style-name="ce12" table:number-columns-repeated="6"/>
          <table:table-cell table:number-columns-repeated="1006"/>
        </table:table-row>
        <table:table-row table:style-name="ro3">
          <table:table-cell table:number-columns-repeated="3"/>
          <table:table-cell table:style-name="ce14"/>
          <table:table-cell/>
          <table:table-cell table:style-name="ce14" table:number-columns-repeated="6"/>
          <table:table-cell/>
          <table:table-cell table:style-name="ce14" table:number-columns-repeated="6"/>
          <table:table-cell table:number-columns-repeated="1006"/>
        </table:table-row>
        <table:table-row table:style-name="ro2">
          <table:table-cell table:number-columns-repeated="3"/>
          <table:table-cell table:formula="of:=SUM([.D2:.D12])" office:value-type="float" office:value="385" calcext:value-type="float">
            <text:p>385</text:p>
          </table:table-cell>
          <table:table-cell/>
          <table:table-cell table:formula="of:=SUM([.F2:.F12])" office:value-type="float" office:value="65" calcext:value-type="float">
            <text:p>65</text:p>
          </table:table-cell>
          <table:table-cell table:formula="of:=SUM([.G2:.G12])" office:value-type="float" office:value="71" calcext:value-type="float">
            <text:p>71</text:p>
          </table:table-cell>
          <table:table-cell table:formula="of:=SUM([.H2:.H12])" office:value-type="float" office:value="61" calcext:value-type="float">
            <text:p>61</text:p>
          </table:table-cell>
          <table:table-cell table:formula="of:=SUM([.I2:.I12])" office:value-type="float" office:value="62.5" calcext:value-type="float">
            <text:p>62.5</text:p>
          </table:table-cell>
          <table:table-cell table:formula="of:=SUM([.J2:.J12])" office:value-type="float" office:value="51.5" calcext:value-type="float">
            <text:p>51.5</text:p>
          </table:table-cell>
          <table:table-cell table:formula="of:=SUM([.K2:.K12])" office:value-type="float" office:value="311" calcext:value-type="float">
            <text:p>311</text:p>
          </table:table-cell>
          <table:table-cell/>
          <table:table-cell table:formula="of:=SUM([.M2:.M12])" office:value-type="float" office:value="55.4933333333333" calcext:value-type="float">
            <text:p>55.4933333333</text:p>
          </table:table-cell>
          <table:table-cell table:formula="of:=SUM([.N2:.N12])" office:value-type="float" office:value="53.2266666666667" calcext:value-type="float">
            <text:p>53.2266666667</text:p>
          </table:table-cell>
          <table:table-cell table:formula="of:=SUM([.O2:.O12])" office:value-type="float" office:value="62.5133333333333" calcext:value-type="float">
            <text:p>62.5133333333</text:p>
          </table:table-cell>
          <table:table-cell table:formula="of:=SUM([.P2:.P12])" office:value-type="float" office:value="83.94" calcext:value-type="float">
            <text:p>83.94</text:p>
          </table:table-cell>
          <table:table-cell table:formula="of:=SUM([.Q2:.Q12])" office:value-type="float" office:value="78.86" calcext:value-type="float">
            <text:p>78.86</text:p>
          </table:table-cell>
          <table:table-cell table:formula="of:=SUM([.R2:.R12])" office:value-type="float" office:value="334.033333333333" calcext:value-type="float">
            <text:p>334.0333333333</text:p>
          </table:table-cell>
          <table:table-cell table:number-columns-repeated="1006"/>
        </table:table-row>
        <table:table-row table:style-name="ro2">
          <table:table-cell table:number-columns-repeated="10"/>
          <table:table-cell table:formula="of:=[.K14]-SUM([.F14:.J14])" office:value-type="float" office:value="0" calcext:value-type="float">
            <text:p>0</text:p>
          </table:table-cell>
          <table:table-cell table:number-columns-repeated="1013"/>
        </table:table-row>
        <table:table-row table:style-name="ro2" table:number-rows-repeated="2">
          <table:table-cell table:number-columns-repeated="1024"/>
        </table:table-row>
        <table:table-row table:style-name="ro2">
          <table:table-cell>
            <draw:frame table:end-cell-address="tiempo.O40" table:end-x="0.098in" table:end-y="0.1646in" draw:z-index="0" draw:name="2 Gráfico" draw:style-name="gr1" draw:text-style-name="P1" svg:width="11.0398in" svg:height="4.0524in" svg:x="0.3075in" svg:y="0.0047in">
              <draw:object draw:notify-on-update-of-ranges="tiempo.K1:tiempo.K1 tiempo.K2:tiempo.K12 tiempo.R1:tiempo.R1 tiempo.R2:tiempo.R12 tiempo.D1:tiempo.D1 tiempo.D2:tiempo.D12" xlink:href="./Object 3" xlink:type="simple" xlink:show="embed" xlink:actuate="onLoad"/>
              <draw:image xlink:href="./ObjectReplacements/Object 3" xlink:type="simple" xlink:show="embed" xlink:actuate="onLoad"/>
            </draw:frame>
          </table:table-cell>
          <table:table-cell table:number-columns-repeated="1023"/>
        </table:table-row>
        <table:table-row table:style-name="ro2" table:number-rows-repeated="2">
          <table:table-cell table:number-columns-repeated="1024"/>
        </table:table-row>
        <table:table-row table:style-name="ro3" table:number-rows-repeated="2">
          <table:table-cell table:number-columns-repeated="1024"/>
        </table:table-row>
        <table:table-row table:style-name="ro2" table:number-rows-repeated="7">
          <table:table-cell table:number-columns-repeated="1024"/>
        </table:table-row>
        <table:table-row table:style-name="ro3">
          <table:table-cell table:number-columns-repeated="1024"/>
        </table:table-row>
        <table:table-row table:style-name="ro2" table:number-rows-repeated="11">
          <table:table-cell table:number-columns-repeated="1024"/>
        </table:table-row>
        <table:table-row table:style-name="ro2">
          <table:table-cell>
            <draw:frame table:end-cell-address="tiempo.H63" table:end-x="0.5563in" table:end-y="0.1331in" draw:z-index="1" draw:name="3 Gráfico" draw:style-name="gr1" draw:text-style-name="P1" svg:width="5.4063in" svg:height="3.6776in" svg:x="0.3075in" svg:y="0.1681in">
              <draw:object draw:notify-on-update-of-ranges="tiempo.D14:tiempo.D14 tiempo.K14:tiempo.K14 tiempo.R14:tiempo.R14" xlink:href="./Object 4" xlink:type="simple" xlink:show="embed" xlink:actuate="onLoad"/>
              <draw:image xlink:href="./ObjectReplacements/Object 4" xlink:type="simple" xlink:show="embed" xlink:actuate="onLoad"/>
            </draw:frame>
          </table:table-cell>
          <table:table-cell table:number-columns-repeated="1023"/>
        </table:table-row>
        <table:table-row table:style-name="ro2" table:number-rows-repeated="3">
          <table:table-cell table:number-columns-repeated="1024"/>
        </table:table-row>
        <table:table-row table:style-name="ro3">
          <table:table-cell table:number-columns-repeated="1024"/>
        </table:table-row>
        <table:table-row table:style-name="ro2" table:number-rows-repeated="1048529">
          <table:table-cell table:number-columns-repeated="1024"/>
        </table:table-row>
        <table:table-row table:style-name="ro2">
          <table:table-cell table:number-columns-repeated="1024"/>
        </table:table-row>
      </table:table>
      <table:table table:name="tareas" table:style-name="ta3">
        <office:forms form:automatic-focus="false" form:apply-design-mode="false"/>
        <table:table-column table:style-name="co8" table:default-cell-style-name="ce19"/>
        <table:table-column table:style-name="co9" table:default-cell-style-name="ce22"/>
        <table:table-column table:style-name="co10" table:number-columns-repeated="2" table:default-cell-style-name="ce22"/>
        <table:table-column table:style-name="co1" table:number-columns-repeated="3" table:default-cell-style-name="ce19"/>
        <table:table-column table:style-name="co2" table:default-cell-style-name="ce19"/>
        <table:table-column table:style-name="co1" table:number-columns-repeated="2" table:default-cell-style-name="ce19"/>
        <table:table-column table:style-name="co3" table:number-columns-repeated="1014" table:default-cell-style-name="ce35"/>
        <table:table-row table:style-name="ro1">
          <table:table-cell table:style-name="ce1" office:value-type="string" calcext:value-type="string">
            <text:p>Id</text:p>
          </table:table-cell>
          <table:table-cell table:style-name="ce1" office:value-type="string" calcext:value-type="string">
            <text:p>Nombre</text:p>
          </table:table-cell>
          <table:table-cell table:style-name="ce25" office:value-type="string" calcext:value-type="string">
            <text:p>Criterio de entrada</text:p>
          </table:table-cell>
          <table:table-cell table:style-name="ce25" office:value-type="string" calcext:value-type="string">
            <text:p>Criterio de salida</text:p>
          </table:table-cell>
          <table:table-cell table:style-name="ce1" office:value-type="string" calcext:value-type="string">
            <text:p>Horas estimadas</text:p>
          </table:table-cell>
          <table:table-cell table:style-name="ce30" office:value-type="string" calcext:value-type="string">
            <text:p>Porcentaje individual de ganancias estimadas</text:p>
          </table:table-cell>
          <table:table-cell table:style-name="ce1" office:value-type="string" calcext:value-type="string">
            <text:p>Semana estimada</text:p>
          </table:table-cell>
          <table:table-cell table:style-name="ce10"/>
          <table:table-cell table:style-name="ce1" office:value-type="string" calcext:value-type="string">
            <text:p>Porcentaje individual de ganancias obtenidas</text:p>
          </table:table-cell>
          <table:table-cell table:style-name="ce1" office:value-type="string" calcext:value-type="string">
            <text:p>Semana completada</text:p>
          </table:table-cell>
          <table:table-cell table:style-name="ce10" table:number-columns-repeated="1014"/>
        </table:table-row>
        <table:table-row table:style-name="ro5">
          <table:table-cell table:style-name="ce16" office:value-type="float" office:value="1" calcext:value-type="float">
            <text:p>1</text:p>
          </table:table-cell>
          <table:table-cell table:style-name="ce20" office:value-type="string" calcext:value-type="string">
            <text:p>Ver video tutorial de GitHub.</text:p>
          </table:table-cell>
          <table:table-cell table:style-name="ce14"/>
          <table:table-cell table:style-name="ce26" office:value-type="string" calcext:value-type="string">
            <text:p>Cada miembro del equipo creo un resumen con los detalles del tutorial.</text:p>
          </table:table-cell>
          <table:table-cell table:style-name="ce28" table:formula="of:=7.5" office:value-type="float" office:value="7.5" calcext:value-type="float">
            <text:p>7.5</text:p>
          </table:table-cell>
          <table:table-cell table:style-name="ce31" table:formula="of:=[.E2]/[$tiempo.$K$14]" office:value-type="percentage" office:value="0.0241157556270096" calcext:value-type="percentage">
            <text:p>2.41%</text:p>
          </table:table-cell>
          <table:table-cell table:style-name="ce16" office:value-type="float" office:value="1" calcext:value-type="float">
            <text:p>1</text:p>
          </table:table-cell>
          <table:table-cell table:style-name="ce14"/>
          <table:table-cell table:style-name="ce31" table:formula="of:=LOOKUP([.A2];[$'1'.A$1:.A$1048576];[$'1'.Q$1:.Q$1048576])" office:value-type="percentage" office:value="0.0241157556270096" calcext:value-type="percentage">
            <text:p>2.41%</text:p>
          </table:table-cell>
          <table:table-cell table:formula="of:=LOOKUP([.A2];[$'1'.$A$1:.$A$1048576];[$'1'.$R$1:.$R$1048576])" office:value-type="float" office:value="1" calcext:value-type="float">
            <text:p>1</text:p>
          </table:table-cell>
          <table:table-cell table:style-name="ce19" table:number-columns-repeated="1014"/>
        </table:table-row>
        <table:table-row table:style-name="ro6">
          <table:table-cell table:style-name="ce16" office:value-type="float" office:value="2" calcext:value-type="float">
            <text:p>2</text:p>
          </table:table-cell>
          <table:table-cell table:style-name="ce20" office:value-type="string" calcext:value-type="string">
            <text:p>Realizar el lanzamiento del ciclo #1.</text:p>
          </table:table-cell>
          <table:table-cell table:style-name="ce26" office:value-type="string" calcext:value-type="string">
            <text:p>Todos los miembros del equipo han leído los capítulos 1, 2, 3 y el apéndice A del libro Introduction to TSPi.</text:p>
          </table:table-cell>
          <table:table-cell table:style-name="ce26" office:value-type="string" calcext:value-type="string">
            <text:p>Cada miembro del equipo completó la forma INFO. El equipo llego a un acuerdo con los goles del ciclo 1 y la fecha en que serán entregados los reportes semanales.</text:p>
          </table:table-cell>
          <table:table-cell table:style-name="ce28" office:value-type="float" office:value="5" calcext:value-type="float">
            <text:p>5</text:p>
          </table:table-cell>
          <table:table-cell table:style-name="ce31" table:formula="of:=[.E3]/[$tiempo.$K$14]" office:value-type="percentage" office:value="0.0160771704180064" calcext:value-type="percentage">
            <text:p>1.61%</text:p>
          </table:table-cell>
          <table:table-cell table:style-name="ce16" office:value-type="float" office:value="1" calcext:value-type="float">
            <text:p>1</text:p>
          </table:table-cell>
          <table:table-cell table:style-name="ce14"/>
          <table:table-cell table:style-name="ce31" table:formula="of:=LOOKUP([.A3];[$'1'.A$1:.A$1048576];[$'1'.Q$1:.Q$1048576])" office:value-type="percentage" office:value="0.0160771704180064" calcext:value-type="percentage">
            <text:p>1.61%</text:p>
          </table:table-cell>
          <table:table-cell table:formula="of:=LOOKUP([.A3];[$'1'.$A$1:.$A$1048576];[$'1'.$R$1:.$R$1048576])" office:value-type="float" office:value="1" calcext:value-type="float">
            <text:p>1</text:p>
          </table:table-cell>
          <table:table-cell table:style-name="ce14" table:number-columns-repeated="1014"/>
        </table:table-row>
        <table:table-row table:style-name="ro7">
          <table:table-cell table:style-name="ce16" office:value-type="float" office:value="3" calcext:value-type="float">
            <text:p>3</text:p>
          </table:table-cell>
          <table:table-cell table:style-name="ce20" office:value-type="string" calcext:value-type="string">
            <text:p>Definir la estrategía de desarrollo del ciclo #1.</text:p>
          </table:table-cell>
          <table:table-cell table:style-name="ce26" office:value-type="string" calcext:value-type="string">
            <text:p>Todos los miembros del equipo han leído el capítulo 4 del libro Introduction to TSPi. El equipo ha completado el lanzamiento del ciclo #1.</text:p>
          </table:table-cell>
          <table:table-cell table:style-name="ce26" office:value-type="string" calcext:value-type="string">
            <text:p>El equipo estimó el tamaño y el tiempo de producción de los elementos a producir en el ciclo #1. El equipo definió el diseño conceptual del proyecto y completó la forma STRAT. El equipo documentó los riesgos y problemas encontrados.</text:p>
          </table:table-cell>
          <table:table-cell table:style-name="ce28" office:value-type="float" office:value="5" calcext:value-type="float">
            <text:p>5</text:p>
          </table:table-cell>
          <table:table-cell table:style-name="ce31" table:formula="of:=[.E4]/[$tiempo.$K$14]" office:value-type="percentage" office:value="0.0160771704180064" calcext:value-type="percentage">
            <text:p>1.61%</text:p>
          </table:table-cell>
          <table:table-cell table:style-name="ce16" office:value-type="float" office:value="1" calcext:value-type="float">
            <text:p>1</text:p>
          </table:table-cell>
          <table:table-cell table:style-name="ce14"/>
          <table:table-cell table:style-name="ce31" table:formula="of:=LOOKUP([.A4];[$'1'.A$1:.A$1048576];[$'1'.Q$1:.Q$1048576])" office:value-type="percentage" office:value="0.0160771704180064" calcext:value-type="percentage">
            <text:p>1.61%</text:p>
          </table:table-cell>
          <table:table-cell table:formula="of:=LOOKUP([.A4];[$'1'.$A$1:.$A$1048576];[$'1'.$R$1:.$R$1048576])" office:value-type="float" office:value="1" calcext:value-type="float">
            <text:p>1</text:p>
          </table:table-cell>
          <table:table-cell table:style-name="ce14" table:number-columns-repeated="1014"/>
        </table:table-row>
        <table:table-row table:style-name="ro6">
          <table:table-cell table:style-name="ce16" office:value-type="float" office:value="4" calcext:value-type="float">
            <text:p>4</text:p>
          </table:table-cell>
          <table:table-cell table:style-name="ce20" office:value-type="string" calcext:value-type="string">
            <text:p>Elaborar el plan del ciclo #1.</text:p>
          </table:table-cell>
          <table:table-cell table:style-name="ce26" office:value-type="string" calcext:value-type="string">
            <text:p>Todos los miembros del equipo han leído el capítulo 5 del libro Introduction to TSPi. El equipo ha completado la estrategía de desarrollo del ciclo #1.</text:p>
          </table:table-cell>
          <table:table-cell table:style-name="ce26" office:value-type="string" calcext:value-type="string">
            <text:p>Se completaron las formas TASK y SCHEDULE para el equipo y cada miembro de este. El equipo completo las formas SUMP, SUMQ y SUMS.</text:p>
          </table:table-cell>
          <table:table-cell table:style-name="ce28" office:value-type="float" office:value="2" calcext:value-type="float">
            <text:p>2</text:p>
          </table:table-cell>
          <table:table-cell table:style-name="ce31" table:formula="of:=[.E5]/[$tiempo.$K$14]" office:value-type="percentage" office:value="0.00643086816720257" calcext:value-type="percentage">
            <text:p>0.64%</text:p>
          </table:table-cell>
          <table:table-cell table:style-name="ce16" office:value-type="float" office:value="1" calcext:value-type="float">
            <text:p>1</text:p>
          </table:table-cell>
          <table:table-cell table:style-name="ce14"/>
          <table:table-cell table:style-name="ce31" table:formula="of:=LOOKUP([.A5];[$'1'.A$1:.A$1048576];[$'1'.Q$1:.Q$1048576])" office:value-type="percentage" office:value="0.00643086816720257" calcext:value-type="percentage">
            <text:p>0.64%</text:p>
          </table:table-cell>
          <table:table-cell table:formula="of:=LOOKUP([.A5];[$'1'.$A$1:.$A$1048576];[$'1'.$R$1:.$R$1048576])" office:value-type="float" office:value="1" calcext:value-type="float">
            <text:p>1</text:p>
          </table:table-cell>
          <table:table-cell table:style-name="ce14" table:number-columns-repeated="1014"/>
        </table:table-row>
        <table:table-row table:style-name="ro5">
          <table:table-cell table:style-name="ce16" office:value-type="float" office:value="5" calcext:value-type="float">
            <text:p>5</text:p>
          </table:table-cell>
          <table:table-cell table:style-name="ce21" office:value-type="string" calcext:value-type="string">
            <text:p>Crear la plantilla para las agendas de las reuniones con los clientes.</text:p>
          </table:table-cell>
          <table:table-cell table:style-name="ce14"/>
          <table:table-cell table:style-name="ce26" office:value-type="string" calcext:value-type="string">
            <text:p>Se creó la plantilla para la agenda de las reuniones con los clientes.</text:p>
          </table:table-cell>
          <table:table-cell table:style-name="ce29" office:value-type="float" office:value="0.5" calcext:value-type="float">
            <text:p>0.5</text:p>
          </table:table-cell>
          <table:table-cell table:style-name="ce31" table:formula="of:=[.E6]/[$tiempo.$K$14]" office:value-type="percentage" office:value="0.00160771704180064" calcext:value-type="percentage">
            <text:p>0.16%</text:p>
          </table:table-cell>
          <table:table-cell table:style-name="ce33" office:value-type="float" office:value="1" calcext:value-type="float">
            <text:p>1</text:p>
          </table:table-cell>
          <table:table-cell table:style-name="ce14"/>
          <table:table-cell table:style-name="ce31" table:formula="of:=LOOKUP([.A6];[$'1'.A$1:.A$1048576];[$'1'.Q$1:.Q$1048576])" office:value-type="percentage" office:value="0.00160771704180064" calcext:value-type="percentage">
            <text:p>0.16%</text:p>
          </table:table-cell>
          <table:table-cell table:formula="of:=LOOKUP([.A6];[$'1'.$A$1:.$A$1048576];[$'1'.$R$1:.$R$1048576])" office:value-type="float" office:value="1" calcext:value-type="float">
            <text:p>1</text:p>
          </table:table-cell>
          <table:table-cell table:style-name="ce14" table:number-columns-repeated="1014"/>
        </table:table-row>
        <table:table-row table:style-name="ro5">
          <table:table-cell table:style-name="ce16" office:value-type="float" office:value="6" calcext:value-type="float">
            <text:p>6</text:p>
          </table:table-cell>
          <table:table-cell table:style-name="ce21" office:value-type="string" calcext:value-type="string">
            <text:p>Crear la plantilla para las minutas de las reuniones con los clientes.</text:p>
          </table:table-cell>
          <table:table-cell table:style-name="ce14"/>
          <table:table-cell table:style-name="ce26" office:value-type="string" calcext:value-type="string">
            <text:p>Se creó la plantilla para las minutas de las reuniones con los clientes.</text:p>
          </table:table-cell>
          <table:table-cell table:style-name="ce29" office:value-type="float" office:value="0.5" calcext:value-type="float">
            <text:p>0.5</text:p>
          </table:table-cell>
          <table:table-cell table:style-name="ce31" table:formula="of:=[.E7]/[$tiempo.$K$14]" office:value-type="percentage" office:value="0.00160771704180064" calcext:value-type="percentage">
            <text:p>0.16%</text:p>
          </table:table-cell>
          <table:table-cell table:style-name="ce29" office:value-type="float" office:value="1" calcext:value-type="float">
            <text:p>1</text:p>
          </table:table-cell>
          <table:table-cell table:style-name="ce14"/>
          <table:table-cell table:style-name="ce31" table:formula="of:=LOOKUP([.A7];[$'1'.A$1:.A$1048576];[$'1'.Q$1:.Q$1048576])" office:value-type="percentage" office:value="0.00160771704180064" calcext:value-type="percentage">
            <text:p>0.16%</text:p>
          </table:table-cell>
          <table:table-cell table:formula="of:=LOOKUP([.A7];[$'1'.$A$1:.$A$1048576];[$'1'.$R$1:.$R$1048576])" office:value-type="float" office:value="1" calcext:value-type="float">
            <text:p>1</text:p>
          </table:table-cell>
          <table:table-cell table:style-name="ce14" table:number-columns-repeated="1014"/>
        </table:table-row>
        <table:table-row table:style-name="ro5">
          <table:table-cell table:style-name="ce16" office:value-type="float" office:value="7" calcext:value-type="float">
            <text:p>7</text:p>
          </table:table-cell>
          <table:table-cell table:style-name="ce21" office:value-type="string" calcext:value-type="string">
            <text:p>Crear la agenda para la reunión #1 con el cliente.</text:p>
          </table:table-cell>
          <table:table-cell table:style-name="ce26" office:value-type="string" calcext:value-type="string">
            <text:p>Se ha creado la plantilla para las agendas de las reuniones con los cliente.</text:p>
          </table:table-cell>
          <table:table-cell table:style-name="ce26" office:value-type="string" calcext:value-type="string">
            <text:p>Se creó la agenda para la reunión #1 con el cliente.</text:p>
          </table:table-cell>
          <table:table-cell table:style-name="ce29" office:value-type="float" office:value="0.5" calcext:value-type="float">
            <text:p>0.5</text:p>
          </table:table-cell>
          <table:table-cell table:style-name="ce31" table:formula="of:=[.E8]/[$tiempo.$K$14]" office:value-type="percentage" office:value="0.00160771704180064" calcext:value-type="percentage">
            <text:p>0.16%</text:p>
          </table:table-cell>
          <table:table-cell table:style-name="ce29" office:value-type="float" office:value="1" calcext:value-type="float">
            <text:p>1</text:p>
          </table:table-cell>
          <table:table-cell table:style-name="ce14"/>
          <table:table-cell table:style-name="ce31" table:formula="of:=LOOKUP([.A8];[$'1'.A$1:.A$1048576];[$'1'.Q$1:.Q$1048576])" office:value-type="percentage" office:value="0.00160771704180064" calcext:value-type="percentage">
            <text:p>0.16%</text:p>
          </table:table-cell>
          <table:table-cell table:formula="of:=LOOKUP([.A8];[$'1'.$A$1:.$A$1048576];[$'1'.$R$1:.$R$1048576])" office:value-type="float" office:value="1" calcext:value-type="float">
            <text:p>1</text:p>
          </table:table-cell>
          <table:table-cell table:style-name="ce14" table:number-columns-repeated="1014"/>
        </table:table-row>
        <table:table-row table:style-name="ro5">
          <table:table-cell table:style-name="ce16" office:value-type="float" office:value="8" calcext:value-type="float">
            <text:p>8</text:p>
          </table:table-cell>
          <table:table-cell table:style-name="ce21" office:value-type="string" calcext:value-type="string">
            <text:p>Reunión #1 con el cliente.</text:p>
          </table:table-cell>
          <table:table-cell table:style-name="ce26" office:value-type="string" calcext:value-type="string">
            <text:p>Se ha creado y enviado la agenda para la reunión #1 con el cliente.</text:p>
          </table:table-cell>
          <table:table-cell table:style-name="ce26" office:value-type="string" calcext:value-type="string">
            <text:p>Se creó la minuta de la reunión #1 con el cliente.</text:p>
          </table:table-cell>
          <table:table-cell table:style-name="ce29" office:value-type="float" office:value="2" calcext:value-type="float">
            <text:p>2</text:p>
          </table:table-cell>
          <table:table-cell table:style-name="ce31" table:formula="of:=[.E9]/[$tiempo.$K$14]" office:value-type="percentage" office:value="0.00643086816720257" calcext:value-type="percentage">
            <text:p>0.64%</text:p>
          </table:table-cell>
          <table:table-cell table:style-name="ce29" office:value-type="float" office:value="1" calcext:value-type="float">
            <text:p>1</text:p>
          </table:table-cell>
          <table:table-cell table:style-name="ce14"/>
          <table:table-cell table:style-name="ce31" table:formula="of:=LOOKUP([.A9];[$'1'.A$1:.A$1048576];[$'1'.Q$1:.Q$1048576])" office:value-type="percentage" office:value="0.00643086816720257" calcext:value-type="percentage">
            <text:p>0.64%</text:p>
          </table:table-cell>
          <table:table-cell table:formula="of:=LOOKUP([.A9];[$'1'.$A$1:.$A$1048576];[$'1'.$R$1:.$R$1048576])" office:value-type="float" office:value="1" calcext:value-type="float">
            <text:p>1</text:p>
          </table:table-cell>
          <table:table-cell table:style-name="ce14" table:number-columns-repeated="1014"/>
        </table:table-row>
        <table:table-row table:style-name="ro5">
          <table:table-cell table:style-name="ce16" office:value-type="float" office:value="9" calcext:value-type="float">
            <text:p>9</text:p>
          </table:table-cell>
          <table:table-cell table:style-name="ce21" office:value-type="string" calcext:value-type="string">
            <text:p>Crear el esquema del documento de requerimientos.</text:p>
          </table:table-cell>
          <table:table-cell table:style-name="ce14"/>
          <table:table-cell table:style-name="ce26" office:value-type="string" calcext:value-type="string">
            <text:p>Se creó el esquema del documento de requerimientos.</text:p>
          </table:table-cell>
          <table:table-cell table:style-name="ce29" office:value-type="float" office:value="3" calcext:value-type="float">
            <text:p>3</text:p>
          </table:table-cell>
          <table:table-cell table:style-name="ce31" table:formula="of:=[.E10]/[$tiempo.$K$14]" office:value-type="percentage" office:value="0.00964630225080386" calcext:value-type="percentage">
            <text:p>0.96%</text:p>
          </table:table-cell>
          <table:table-cell table:style-name="ce29" office:value-type="float" office:value="1" calcext:value-type="float">
            <text:p>1</text:p>
          </table:table-cell>
          <table:table-cell table:style-name="ce14"/>
          <table:table-cell table:style-name="ce31" table:formula="of:=LOOKUP([.A10];[$'1'.A$1:.A$1048576];[$'1'.Q$1:.Q$1048576])" office:value-type="percentage" office:value="0.00964630225080386" calcext:value-type="percentage">
            <text:p>0.96%</text:p>
          </table:table-cell>
          <table:table-cell table:formula="of:=LOOKUP([.A10];[$'1'.$A$1:.$A$1048576];[$'1'.$R$1:.$R$1048576])" office:value-type="float" office:value="2" calcext:value-type="float">
            <text:p>2</text:p>
          </table:table-cell>
          <table:table-cell table:style-name="ce14" table:number-columns-repeated="1014"/>
        </table:table-row>
        <table:table-row table:style-name="ro5">
          <table:table-cell table:style-name="ce16" office:value-type="float" office:value="10" calcext:value-type="float">
            <text:p>10</text:p>
          </table:table-cell>
          <table:table-cell table:style-name="ce21" office:value-type="string" calcext:value-type="string">
            <text:p>Reunión de equipo para analizar la minuta de la reunión #1 con el cliente.</text:p>
          </table:table-cell>
          <table:table-cell table:style-name="ce26" office:value-type="string" calcext:value-type="string">
            <text:p>Se ha creado la minuta de la reunión #1 con el cliente.</text:p>
          </table:table-cell>
          <table:table-cell table:style-name="ce26" office:value-type="string" calcext:value-type="string">
            <text:p>Se identificó y documentó una lista de actores y casos de uso, y de escenarios.</text:p>
          </table:table-cell>
          <table:table-cell table:style-name="ce29" office:value-type="float" office:value="10" calcext:value-type="float">
            <text:p>10</text:p>
          </table:table-cell>
          <table:table-cell table:style-name="ce31" table:formula="of:=[.E11]/[$tiempo.$K$14]" office:value-type="percentage" office:value="0.0321543408360129" calcext:value-type="percentage">
            <text:p>3.22%</text:p>
          </table:table-cell>
          <table:table-cell table:style-name="ce29" office:value-type="float" office:value="2" calcext:value-type="float">
            <text:p>2</text:p>
          </table:table-cell>
          <table:table-cell table:style-name="ce14"/>
          <table:table-cell table:style-name="ce31" table:formula="of:=LOOKUP([.A11];[$'1'.A$1:.A$1048576];[$'1'.Q$1:.Q$1048576])" office:value-type="percentage" office:value="0.0321543408360129" calcext:value-type="percentage">
            <text:p>3.22%</text:p>
          </table:table-cell>
          <table:table-cell table:formula="of:=LOOKUP([.A11];[$'1'.$A$1:.$A$1048576];[$'1'.$R$1:.$R$1048576])" office:value-type="float" office:value="2" calcext:value-type="float">
            <text:p>2</text:p>
          </table:table-cell>
          <table:table-cell table:style-name="ce14" table:number-columns-repeated="1014"/>
        </table:table-row>
        <table:table-row table:style-name="ro5">
          <table:table-cell table:style-name="ce16" office:value-type="float" office:value="11" calcext:value-type="float">
            <text:p>11</text:p>
          </table:table-cell>
          <table:table-cell table:style-name="ce21" office:value-type="string" calcext:value-type="string">
            <text:p>Crear el borrador #1 del diagrama de casos de uso.</text:p>
          </table:table-cell>
          <table:table-cell table:style-name="ce26" office:value-type="string" calcext:value-type="string">
            <text:p>Se ha identificado y documentado una lista de actores y casos de uso.</text:p>
          </table:table-cell>
          <table:table-cell table:style-name="ce26" office:value-type="string" calcext:value-type="string">
            <text:p>Se creó el borrador #1 del diagrama de casos de uso.</text:p>
          </table:table-cell>
          <table:table-cell table:style-name="ce29" office:value-type="float" office:value="2" calcext:value-type="float">
            <text:p>2</text:p>
          </table:table-cell>
          <table:table-cell table:style-name="ce31" table:formula="of:=[.E12]/[$tiempo.$K$14]" office:value-type="percentage" office:value="0.00643086816720257" calcext:value-type="percentage">
            <text:p>0.64%</text:p>
          </table:table-cell>
          <table:table-cell table:style-name="ce29" office:value-type="float" office:value="2" calcext:value-type="float">
            <text:p>2</text:p>
          </table:table-cell>
          <table:table-cell table:style-name="ce14"/>
          <table:table-cell table:style-name="ce31" table:formula="of:=LOOKUP([.A12];[$'1'.A$1:.A$1048576];[$'1'.Q$1:.Q$1048576])" office:value-type="percentage" office:value="0.00643086816720257" calcext:value-type="percentage">
            <text:p>0.64%</text:p>
          </table:table-cell>
          <table:table-cell table:formula="of:=LOOKUP([.A12];[$'1'.$A$1:.$A$1048576];[$'1'.$R$1:.$R$1048576])" office:value-type="float" office:value="3" calcext:value-type="float">
            <text:p>3</text:p>
          </table:table-cell>
          <table:table-cell table:style-name="ce14" table:number-columns-repeated="1014"/>
        </table:table-row>
        <table:table-row table:style-name="ro5">
          <table:table-cell table:style-name="ce16" office:value-type="float" office:value="12" calcext:value-type="float">
            <text:p>12</text:p>
          </table:table-cell>
          <table:table-cell table:style-name="ce21" office:value-type="string" calcext:value-type="string">
            <text:p>Crear el borrador #1 del documento de los escenarios.</text:p>
          </table:table-cell>
          <table:table-cell table:style-name="ce26" office:value-type="string" calcext:value-type="string">
            <text:p>Se ha identificado y documentado una lista de actores y casos de uso.</text:p>
          </table:table-cell>
          <table:table-cell table:style-name="ce26" office:value-type="string" calcext:value-type="string">
            <text:p>Se creó el borrador #1 del documento de los escenarios.</text:p>
          </table:table-cell>
          <table:table-cell table:style-name="ce29" office:value-type="float" office:value="2" calcext:value-type="float">
            <text:p>2</text:p>
          </table:table-cell>
          <table:table-cell table:style-name="ce31" table:formula="of:=[.E13]/[$tiempo.$K$14]" office:value-type="percentage" office:value="0.00643086816720257" calcext:value-type="percentage">
            <text:p>0.64%</text:p>
          </table:table-cell>
          <table:table-cell table:style-name="ce29" office:value-type="float" office:value="2" calcext:value-type="float">
            <text:p>2</text:p>
          </table:table-cell>
          <table:table-cell table:style-name="ce14"/>
          <table:table-cell table:style-name="ce31" table:formula="of:=LOOKUP([.A13];[$'1'.A$1:.A$1048576];[$'1'.Q$1:.Q$1048576])" office:value-type="percentage" office:value="0.00643086816720257" calcext:value-type="percentage">
            <text:p>0.64%</text:p>
          </table:table-cell>
          <table:table-cell table:formula="of:=LOOKUP([.A13];[$'1'.$A$1:.$A$1048576];[$'1'.$R$1:.$R$1048576])" office:value-type="float" office:value="3" calcext:value-type="float">
            <text:p>3</text:p>
          </table:table-cell>
          <table:table-cell table:style-name="ce14" table:number-columns-repeated="1014"/>
        </table:table-row>
        <table:table-row table:style-name="ro6">
          <table:table-cell table:style-name="ce16" office:value-type="float" office:value="13" calcext:value-type="float">
            <text:p>13</text:p>
          </table:table-cell>
          <table:table-cell table:style-name="ce21" office:value-type="string" calcext:value-type="string">
            <text:p>Crear el borrador #1 del documento de requerimientos.</text:p>
          </table:table-cell>
          <table:table-cell table:style-name="ce26" office:value-type="string" calcext:value-type="string">
            <text:p>Se ha creado el borrador #1 del diagrama de casos de uso y del documento de escenarios. Se ha creado el esquema del documento de requerimientos.</text:p>
          </table:table-cell>
          <table:table-cell table:style-name="ce26" office:value-type="string" calcext:value-type="string">
            <text:p>Se creó el borrador #1 del documento de requerimientos.</text:p>
          </table:table-cell>
          <table:table-cell table:style-name="ce29" office:value-type="float" office:value="4" calcext:value-type="float">
            <text:p>4</text:p>
          </table:table-cell>
          <table:table-cell table:style-name="ce31" table:formula="of:=[.E14]/[$tiempo.$K$14]" office:value-type="percentage" office:value="0.0128617363344051" calcext:value-type="percentage">
            <text:p>1.29%</text:p>
          </table:table-cell>
          <table:table-cell table:style-name="ce29" office:value-type="float" office:value="2" calcext:value-type="float">
            <text:p>2</text:p>
          </table:table-cell>
          <table:table-cell table:style-name="ce14"/>
          <table:table-cell table:style-name="ce31" table:formula="of:=LOOKUP([.A14];[$'1'.A$1:.A$1048576];[$'1'.Q$1:.Q$1048576])" office:value-type="percentage" office:value="0.0128617363344051" calcext:value-type="percentage">
            <text:p>1.29%</text:p>
          </table:table-cell>
          <table:table-cell table:formula="of:=LOOKUP([.A14];[$'1'.$A$1:.$A$1048576];[$'1'.$R$1:.$R$1048576])" office:value-type="float" office:value="3" calcext:value-type="float">
            <text:p>3</text:p>
          </table:table-cell>
          <table:table-cell table:style-name="ce14" table:number-columns-repeated="1014"/>
        </table:table-row>
        <table:table-row table:style-name="ro5">
          <table:table-cell table:style-name="ce16" office:value-type="float" office:value="14" calcext:value-type="float">
            <text:p>14</text:p>
          </table:table-cell>
          <table:table-cell table:style-name="ce21" office:value-type="string" calcext:value-type="string">
            <text:p>Crear la agenda para la reunión #2 con el cliente.</text:p>
          </table:table-cell>
          <table:table-cell table:style-name="ce26" office:value-type="string" calcext:value-type="string">
            <text:p>Se ha creado la plantilla para las agendas de las reuniones con los cliente.</text:p>
          </table:table-cell>
          <table:table-cell table:style-name="ce26" office:value-type="string" calcext:value-type="string">
            <text:p>Se creó la agenda para la reunión #2 con el cliente.</text:p>
          </table:table-cell>
          <table:table-cell table:style-name="ce29" office:value-type="float" office:value="0.5" calcext:value-type="float">
            <text:p>0.5</text:p>
          </table:table-cell>
          <table:table-cell table:style-name="ce31" table:formula="of:=[.E15]/[$tiempo.$K$14]" office:value-type="percentage" office:value="0.00160771704180064" calcext:value-type="percentage">
            <text:p>0.16%</text:p>
          </table:table-cell>
          <table:table-cell table:style-name="ce29" office:value-type="float" office:value="2" calcext:value-type="float">
            <text:p>2</text:p>
          </table:table-cell>
          <table:table-cell table:style-name="ce14"/>
          <table:table-cell table:style-name="ce31" table:formula="of:=LOOKUP([.A15];[$'1'.A$1:.A$1048576];[$'1'.Q$1:.Q$1048576])" office:value-type="percentage" office:value="0.00160771704180064" calcext:value-type="percentage">
            <text:p>0.16%</text:p>
          </table:table-cell>
          <table:table-cell table:formula="of:=LOOKUP([.A15];[$'1'.$A$1:.$A$1048576];[$'1'.$R$1:.$R$1048576])" office:value-type="float" office:value="2" calcext:value-type="float">
            <text:p>2</text:p>
          </table:table-cell>
          <table:table-cell table:style-name="ce14" table:number-columns-repeated="1014"/>
        </table:table-row>
        <table:table-row table:style-name="ro5">
          <table:table-cell table:style-name="ce16" office:value-type="float" office:value="15" calcext:value-type="float">
            <text:p>15</text:p>
          </table:table-cell>
          <table:table-cell table:style-name="ce21" office:value-type="string" calcext:value-type="string">
            <text:p>Reunión #2 con el cliente.</text:p>
          </table:table-cell>
          <table:table-cell table:style-name="ce26" office:value-type="string" calcext:value-type="string">
            <text:p>Se ha creado y enviado la agenda para la reunión #2 con el cliente.</text:p>
          </table:table-cell>
          <table:table-cell table:style-name="ce26" office:value-type="string" calcext:value-type="string">
            <text:p>Se creó la minuta de la reunión #2 con el cliente.</text:p>
          </table:table-cell>
          <table:table-cell table:style-name="ce29" office:value-type="float" office:value="2" calcext:value-type="float">
            <text:p>2</text:p>
          </table:table-cell>
          <table:table-cell table:style-name="ce31" table:formula="of:=[.E16]/[$tiempo.$K$14]" office:value-type="percentage" office:value="0.00643086816720257" calcext:value-type="percentage">
            <text:p>0.64%</text:p>
          </table:table-cell>
          <table:table-cell table:style-name="ce29" office:value-type="float" office:value="3" calcext:value-type="float">
            <text:p>3</text:p>
          </table:table-cell>
          <table:table-cell table:style-name="ce14"/>
          <table:table-cell table:style-name="ce31" table:formula="of:=LOOKUP([.A16];[$'1'.A$1:.A$1048576];[$'1'.Q$1:.Q$1048576])" office:value-type="percentage" office:value="0.00643086816720257" calcext:value-type="percentage">
            <text:p>0.64%</text:p>
          </table:table-cell>
          <table:table-cell table:formula="of:=LOOKUP([.A16];[$'1'.$A$1:.$A$1048576];[$'1'.$R$1:.$R$1048576])" office:value-type="float" office:value="3" calcext:value-type="float">
            <text:p>3</text:p>
          </table:table-cell>
          <table:table-cell table:style-name="ce14" table:number-columns-repeated="1014"/>
        </table:table-row>
        <table:table-row table:style-name="ro5">
          <table:table-cell table:style-name="ce16" office:value-type="float" office:value="16" calcext:value-type="float">
            <text:p>16</text:p>
          </table:table-cell>
          <table:table-cell table:style-name="ce21" office:value-type="string" calcext:value-type="string">
            <text:p>Reunión de equipo para analizar la minuta de la reunión #2 con el cliente.</text:p>
          </table:table-cell>
          <table:table-cell table:style-name="ce26" office:value-type="string" calcext:value-type="string">
            <text:p>Se ha creado la minuta de la reunión #2 con el cliente.</text:p>
          </table:table-cell>
          <table:table-cell table:style-name="ce26" office:value-type="string" calcext:value-type="string">
            <text:p>Se actualizó la lista de actores, casos de uso y de escenarios.</text:p>
          </table:table-cell>
          <table:table-cell table:style-name="ce29" office:value-type="float" office:value="10" calcext:value-type="float">
            <text:p>10</text:p>
          </table:table-cell>
          <table:table-cell table:style-name="ce31" table:formula="of:=[.E17]/[$tiempo.$K$14]" office:value-type="percentage" office:value="0.0321543408360129" calcext:value-type="percentage">
            <text:p>3.22%</text:p>
          </table:table-cell>
          <table:table-cell table:style-name="ce29" office:value-type="float" office:value="3" calcext:value-type="float">
            <text:p>3</text:p>
          </table:table-cell>
          <table:table-cell table:style-name="ce14"/>
          <table:table-cell table:style-name="ce31" table:formula="of:=LOOKUP([.A17];[$'1'.A$1:.A$1048576];[$'1'.Q$1:.Q$1048576])" office:value-type="percentage" office:value="0.0321543408360129" calcext:value-type="percentage">
            <text:p>3.22%</text:p>
          </table:table-cell>
          <table:table-cell table:formula="of:=LOOKUP([.A17];[$'1'.$A$1:.$A$1048576];[$'1'.$R$1:.$R$1048576])" office:value-type="float" office:value="3" calcext:value-type="float">
            <text:p>3</text:p>
          </table:table-cell>
          <table:table-cell table:style-name="ce14" table:number-columns-repeated="1014"/>
        </table:table-row>
        <table:table-row table:style-name="ro6">
          <table:table-cell table:style-name="ce16" office:value-type="float" office:value="17" calcext:value-type="float">
            <text:p>17</text:p>
          </table:table-cell>
          <table:table-cell office:value-type="string" calcext:value-type="string">
            <text:p>Crear la versión final del diagrama de casos de uso.</text:p>
          </table:table-cell>
          <table:table-cell table:style-name="ce26" office:value-type="string" calcext:value-type="string">
            <text:p>Se ha actualizado la lista de actores, casos de uso y escenarios. Se ha creado el borrador #1 del diagrama de casos de uso.</text:p>
          </table:table-cell>
          <table:table-cell table:style-name="ce26" office:value-type="string" calcext:value-type="string">
            <text:p>Se creó la versión final del diagrama de casos de uso.</text:p>
          </table:table-cell>
          <table:table-cell office:value-type="float" office:value="2" calcext:value-type="float">
            <text:p>2</text:p>
          </table:table-cell>
          <table:table-cell table:style-name="ce31" table:formula="of:=[.E18]/[$tiempo.$K$14]" office:value-type="percentage" office:value="0.00643086816720257" calcext:value-type="percentage">
            <text:p>0.64%</text:p>
          </table:table-cell>
          <table:table-cell office:value-type="float" office:value="3" calcext:value-type="float">
            <text:p>3</text:p>
          </table:table-cell>
          <table:table-cell table:style-name="ce14"/>
          <table:table-cell table:style-name="ce31" table:formula="of:=LOOKUP([.A18];[$'1'.A$1:.A$1048576];[$'1'.Q$1:.Q$1048576])" office:value-type="percentage" office:value="0.00643086816720257" calcext:value-type="percentage">
            <text:p>0.64%</text:p>
          </table:table-cell>
          <table:table-cell table:formula="of:=LOOKUP([.A18];[$'1'.$A$1:.$A$1048576];[$'1'.$R$1:.$R$1048576])" office:value-type="float" office:value="3" calcext:value-type="float">
            <text:p>3</text:p>
          </table:table-cell>
          <table:table-cell table:style-name="ce14" table:number-columns-repeated="1014"/>
        </table:table-row>
        <table:table-row table:style-name="ro5">
          <table:table-cell table:style-name="ce16" office:value-type="float" office:value="18" calcext:value-type="float">
            <text:p>18</text:p>
          </table:table-cell>
          <table:table-cell office:value-type="string" calcext:value-type="string">
            <text:p>Extender los casos de uso.</text:p>
          </table:table-cell>
          <table:table-cell table:style-name="ce26" office:value-type="string" calcext:value-type="string">
            <text:p>Se ha creado la versión final del diagrama de casos de uso.</text:p>
          </table:table-cell>
          <table:table-cell table:style-name="ce26" office:value-type="string" calcext:value-type="string">
            <text:p>Se creó el documento de los casos de uso extendidos.</text:p>
          </table:table-cell>
          <table:table-cell office:value-type="float" office:value="3" calcext:value-type="float">
            <text:p>3</text:p>
          </table:table-cell>
          <table:table-cell table:style-name="ce31" table:formula="of:=[.E19]/[$tiempo.$K$14]" office:value-type="percentage" office:value="0.00964630225080386" calcext:value-type="percentage">
            <text:p>0.96%</text:p>
          </table:table-cell>
          <table:table-cell office:value-type="float" office:value="3" calcext:value-type="float">
            <text:p>3</text:p>
          </table:table-cell>
          <table:table-cell table:style-name="ce14"/>
          <table:table-cell table:style-name="ce31" table:formula="of:=LOOKUP([.A19];[$'1'.A$1:.A$1048576];[$'1'.Q$1:.Q$1048576])" office:value-type="percentage" office:value="0.00964630225080386" calcext:value-type="percentage">
            <text:p>0.96%</text:p>
          </table:table-cell>
          <table:table-cell table:formula="of:=LOOKUP([.A19];[$'1'.$A$1:.$A$1048576];[$'1'.$R$1:.$R$1048576])" office:value-type="float" office:value="3" calcext:value-type="float">
            <text:p>3</text:p>
          </table:table-cell>
          <table:table-cell table:style-name="ce14" table:number-columns-repeated="1014"/>
        </table:table-row>
        <table:table-row table:style-name="ro6">
          <table:table-cell table:style-name="ce16" office:value-type="float" office:value="19" calcext:value-type="float">
            <text:p>19</text:p>
          </table:table-cell>
          <table:table-cell office:value-type="string" calcext:value-type="string">
            <text:p>Crear la versión final del documento de los escenarios.</text:p>
          </table:table-cell>
          <table:table-cell table:style-name="ce26" office:value-type="string" calcext:value-type="string">
            <text:p>Se ha actualizado la lista de actores, casos de uso y escenarios. Se ha creado el borrador #1 del documento de los escenarios.</text:p>
          </table:table-cell>
          <table:table-cell table:style-name="ce26" office:value-type="string" calcext:value-type="string">
            <text:p>Se creó la versión final del documento de los escenarios.</text:p>
          </table:table-cell>
          <table:table-cell office:value-type="float" office:value="2" calcext:value-type="float">
            <text:p>2</text:p>
          </table:table-cell>
          <table:table-cell table:style-name="ce31" table:formula="of:=[.E20]/[$tiempo.$K$14]" office:value-type="percentage" office:value="0.00643086816720257" calcext:value-type="percentage">
            <text:p>0.64%</text:p>
          </table:table-cell>
          <table:table-cell office:value-type="float" office:value="3" calcext:value-type="float">
            <text:p>3</text:p>
          </table:table-cell>
          <table:table-cell table:style-name="ce14"/>
          <table:table-cell table:style-name="ce31" table:formula="of:=LOOKUP([.A20];[$'1'.A$1:.A$1048576];[$'1'.Q$1:.Q$1048576])" office:value-type="percentage" office:value="0.00643086816720257" calcext:value-type="percentage">
            <text:p>0.64%</text:p>
          </table:table-cell>
          <table:table-cell table:formula="of:=LOOKUP([.A20];[$'1'.$A$1:.$A$1048576];[$'1'.$R$1:.$R$1048576])" office:value-type="float" office:value="3" calcext:value-type="float">
            <text:p>3</text:p>
          </table:table-cell>
          <table:table-cell table:style-name="ce14" table:number-columns-repeated="1014"/>
        </table:table-row>
        <table:table-row table:style-name="ro8">
          <table:table-cell table:style-name="ce16" office:value-type="float" office:value="20" calcext:value-type="float">
            <text:p>20</text:p>
          </table:table-cell>
          <table:table-cell office:value-type="string" calcext:value-type="string">
            <text:p>Crear la versión final del documento de requerimientos.</text:p>
          </table:table-cell>
          <table:table-cell table:style-name="ce26" office:value-type="string" calcext:value-type="string">
            <text:p>Se ha creado el borrador #1 del documento de requerimientos. Se ha creado la versión final del diagrama de casos de uso y del documento de escenarios. Se ha creado el documento de los casos de uso extendidos.</text:p>
          </table:table-cell>
          <table:table-cell table:style-name="ce26" office:value-type="string" calcext:value-type="string">
            <text:p>Se creó la versión final del documento de requerimientos.</text:p>
          </table:table-cell>
          <table:table-cell office:value-type="float" office:value="4" calcext:value-type="float">
            <text:p>4</text:p>
          </table:table-cell>
          <table:table-cell table:style-name="ce31" table:formula="of:=[.E21]/[$tiempo.$K$14]" office:value-type="percentage" office:value="0.0128617363344051" calcext:value-type="percentage">
            <text:p>1.29%</text:p>
          </table:table-cell>
          <table:table-cell office:value-type="float" office:value="3" calcext:value-type="float">
            <text:p>3</text:p>
          </table:table-cell>
          <table:table-cell table:style-name="ce14"/>
          <table:table-cell table:style-name="ce31" table:formula="of:=LOOKUP([.A21];[$'1'.A$1:.A$1048576];[$'1'.Q$1:.Q$1048576])" office:value-type="percentage" office:value="0.0128617363344051" calcext:value-type="percentage">
            <text:p>1.29%</text:p>
          </table:table-cell>
          <table:table-cell table:formula="of:=LOOKUP([.A21];[$'1'.$A$1:.$A$1048576];[$'1'.$R$1:.$R$1048576])" office:value-type="float" office:value="3" calcext:value-type="float">
            <text:p>3</text:p>
          </table:table-cell>
          <table:table-cell table:style-name="ce14" table:number-columns-repeated="1014"/>
        </table:table-row>
        <table:table-row table:style-name="ro7">
          <table:table-cell table:style-name="ce16" office:value-type="float" office:value="21" calcext:value-type="float">
            <text:p>21</text:p>
          </table:table-cell>
          <table:table-cell table:style-name="ce21" office:value-type="string" calcext:value-type="string">
            <text:p>Elaborar el reporte de cierre del ciclo #1.</text:p>
          </table:table-cell>
          <table:table-cell table:style-name="ce26" office:value-type="string" calcext:value-type="string">
            <text:p>Cada miembro del equipo ha leído los capítulos 10, 16, 17 y 18 del libro Introduction to TSPi. El equipo ha completado los productos especificados. El equipo ha acumulado toda la información y ha completado todas las formas requeridas.</text:p>
          </table:table-cell>
          <table:table-cell table:style-name="ce26" office:value-type="string" calcext:value-type="string">
            <text:p>Cada miembro del equipo completó la forma PEER. Se creó el reporte del ciclo correspondiente. Se completaron las formas SUMP y SUMQ para el sistema y todos sus componentes.</text:p>
          </table:table-cell>
          <table:table-cell office:value-type="float" office:value="5" calcext:value-type="float">
            <text:p>5</text:p>
          </table:table-cell>
          <table:table-cell table:style-name="ce31" table:formula="of:=[.E22]/[$tiempo.$K$14]" office:value-type="percentage" office:value="0.0160771704180064" calcext:value-type="percentage">
            <text:p>1.61%</text:p>
          </table:table-cell>
          <table:table-cell office:value-type="float" office:value="3" calcext:value-type="float">
            <text:p>3</text:p>
          </table:table-cell>
          <table:table-cell table:style-name="ce14"/>
          <table:table-cell table:style-name="ce31" table:formula="of:=LOOKUP([.A22];[$'1'.A$1:.A$1048576];[$'1'.Q$1:.Q$1048576])" office:value-type="percentage" office:value="0.0160771704180064" calcext:value-type="percentage">
            <text:p>1.61%</text:p>
          </table:table-cell>
          <table:table-cell table:formula="of:=LOOKUP([.A22];[$'1'.$A$1:.$A$1048576];[$'1'.$R$1:.$R$1048576])" office:value-type="float" office:value="3" calcext:value-type="float">
            <text:p>3</text:p>
          </table:table-cell>
          <table:table-cell table:style-name="ce14" table:number-columns-repeated="1014"/>
        </table:table-row>
        <table:table-row table:style-name="ro9">
          <table:table-cell table:style-name="ce17"/>
          <table:table-cell table:style-name="ce23"/>
          <table:table-cell table:style-name="ce27" table:number-columns-repeated="2"/>
          <table:table-cell table:style-name="ce18"/>
          <table:table-cell table:style-name="ce32"/>
          <table:table-cell table:style-name="ce18" table:number-columns-repeated="2"/>
          <table:table-cell table:style-name="ce32"/>
          <table:table-cell table:style-name="ce18" table:number-columns-repeated="1015"/>
        </table:table-row>
        <table:table-row table:style-name="ro6">
          <table:table-cell table:style-name="ce16" office:value-type="float" office:value="22" calcext:value-type="float">
            <text:p>22</text:p>
          </table:table-cell>
          <table:table-cell table:style-name="ce21" office:value-type="string" calcext:value-type="string">
            <text:p>Realizar el lanzamiento del ciclo #2.</text:p>
          </table:table-cell>
          <table:table-cell table:style-name="ce26" office:value-type="string" calcext:value-type="string">
            <text:p>El equipo ha completado un ciclo preeviamente.</text:p>
          </table:table-cell>
          <table:table-cell table:style-name="ce26" office:value-type="string" calcext:value-type="string">
            <text:p>Cada miembro del equipo completó la forma INFO. El equipo llego a un acuerdo con los goles del ciclo #2 y la fecha en que serán entregados los reportes semanales.</text:p>
          </table:table-cell>
          <table:table-cell office:value-type="float" office:value="5" calcext:value-type="float">
            <text:p>5</text:p>
          </table:table-cell>
          <table:table-cell table:style-name="ce31" table:formula="of:=[.E24]/[$tiempo.$K$14]" office:value-type="percentage" office:value="0.0160771704180064" calcext:value-type="percentage">
            <text:p>1.61%</text:p>
          </table:table-cell>
          <table:table-cell office:value-type="float" office:value="4" calcext:value-type="float">
            <text:p>4</text:p>
          </table:table-cell>
          <table:table-cell table:style-name="ce14"/>
          <table:table-cell table:style-name="ce31" table:formula="of:=LOOKUP([.A24];[$'2'.A$1:.A$1048576];[$'2'.Q$1:.Q$1048576])" office:value-type="percentage" office:value="0.0160771704180064" calcext:value-type="percentage">
            <text:p>1.61%</text:p>
          </table:table-cell>
          <table:table-cell table:formula="of:=LOOKUP([.A24];[$'2'.$A$1:.$A$1048576];[$'2'.$R$1:.$R$1048576])" office:value-type="float" office:value="4" calcext:value-type="float">
            <text:p>4</text:p>
          </table:table-cell>
          <table:table-cell table:style-name="ce19" table:number-columns-repeated="1014"/>
        </table:table-row>
        <table:table-row table:style-name="ro7">
          <table:table-cell table:style-name="ce16" office:value-type="float" office:value="23" calcext:value-type="float">
            <text:p>23</text:p>
          </table:table-cell>
          <table:table-cell office:value-type="string" calcext:value-type="string">
            <text:p>Definir la estrategía de desarrolo del ciclo #2.</text:p>
          </table:table-cell>
          <table:table-cell table:style-name="ce26" office:value-type="string" calcext:value-type="string">
            <text:p>El equipo ha completado un ciclo preeviamente. Cada miembro del equipo ha leído el capítulo correspondiente a su rol.</text:p>
          </table:table-cell>
          <table:table-cell table:style-name="ce26" office:value-type="string" calcext:value-type="string">
            <text:p>El equipo estimó el tamaño y el tiempo de producción de los elementos a producir en el ciclo #2. El equipo definió actualizó el diseño conceptual del proyecto y completó la forma STRAT. El equipo actualizó el documento los riesgos y problemas.</text:p>
          </table:table-cell>
          <table:table-cell office:value-type="float" office:value="5" calcext:value-type="float">
            <text:p>5</text:p>
          </table:table-cell>
          <table:table-cell table:style-name="ce31" table:formula="of:=[.E25]/[$tiempo.$K$14]" office:value-type="percentage" office:value="0.0160771704180064" calcext:value-type="percentage">
            <text:p>1.61%</text:p>
          </table:table-cell>
          <table:table-cell office:value-type="float" office:value="4" calcext:value-type="float">
            <text:p>4</text:p>
          </table:table-cell>
          <table:table-cell table:style-name="ce14"/>
          <table:table-cell table:style-name="ce31" table:formula="of:=LOOKUP([.A25];[$'2'.A$1:.A$1048576];[$'2'.Q$1:.Q$1048576])" office:value-type="percentage" office:value="0.0160771704180064" calcext:value-type="percentage">
            <text:p>1.61%</text:p>
          </table:table-cell>
          <table:table-cell table:formula="of:=LOOKUP([.A25];[$'2'.$A$1:.$A$1048576];[$'2'.$R$1:.$R$1048576])" office:value-type="float" office:value="4" calcext:value-type="float">
            <text:p>4</text:p>
          </table:table-cell>
          <table:table-cell table:style-name="ce14" table:number-columns-repeated="1014"/>
        </table:table-row>
        <table:table-row table:style-name="ro6">
          <table:table-cell table:style-name="ce16" office:value-type="float" office:value="24" calcext:value-type="float">
            <text:p>24</text:p>
          </table:table-cell>
          <table:table-cell office:value-type="string" calcext:value-type="string">
            <text:p>Elaborar el plan del ciclo #2.</text:p>
          </table:table-cell>
          <table:table-cell table:style-name="ce26" office:value-type="string" calcext:value-type="string">
            <text:p>El equipo ha completado y actualizado el plan de un ciclo preevio.</text:p>
          </table:table-cell>
          <table:table-cell table:style-name="ce26" office:value-type="string" calcext:value-type="string">
            <text:p>Se completaron las formas TASK y SCHEDULE para el equipo y cada miembro de este. El equipo completo las formas SUMP, SUMQ y SUMS.</text:p>
          </table:table-cell>
          <table:table-cell office:value-type="float" office:value="2" calcext:value-type="float">
            <text:p>2</text:p>
          </table:table-cell>
          <table:table-cell table:style-name="ce31" table:formula="of:=[.E26]/[$tiempo.$K$14]" office:value-type="percentage" office:value="0.00643086816720257" calcext:value-type="percentage">
            <text:p>0.64%</text:p>
          </table:table-cell>
          <table:table-cell office:value-type="float" office:value="4" calcext:value-type="float">
            <text:p>4</text:p>
          </table:table-cell>
          <table:table-cell table:style-name="ce14"/>
          <table:table-cell table:style-name="ce31" table:formula="of:=LOOKUP([.A26];[$'2'.A$1:.A$1048576];[$'2'.Q$1:.Q$1048576])" office:value-type="percentage" office:value="0.00643086816720257" calcext:value-type="percentage">
            <text:p>0.64%</text:p>
          </table:table-cell>
          <table:table-cell table:formula="of:=LOOKUP([.A26];[$'2'.$A$1:.$A$1048576];[$'2'.$R$1:.$R$1048576])" office:value-type="float" office:value="4" calcext:value-type="float">
            <text:p>4</text:p>
          </table:table-cell>
          <table:table-cell table:style-name="ce14" table:number-columns-repeated="1014"/>
        </table:table-row>
        <table:table-row table:style-name="ro5">
          <table:table-cell table:style-name="ce16" office:value-type="float" office:value="25" calcext:value-type="float">
            <text:p>25</text:p>
          </table:table-cell>
          <table:table-cell office:value-type="string" calcext:value-type="string">
            <text:p>Crear el esquema del documento de arquitectura.</text:p>
          </table:table-cell>
          <table:table-cell table:style-name="ce14"/>
          <table:table-cell table:style-name="ce26" office:value-type="string" calcext:value-type="string">
            <text:p>Se creó el esquema del documento de arquitectura.</text:p>
          </table:table-cell>
          <table:table-cell office:value-type="float" office:value="0.5" calcext:value-type="float">
            <text:p>0.5</text:p>
          </table:table-cell>
          <table:table-cell table:style-name="ce31" table:formula="of:=[.E27]/[$tiempo.$K$14]" office:value-type="percentage" office:value="0.00160771704180064" calcext:value-type="percentage">
            <text:p>0.16%</text:p>
          </table:table-cell>
          <table:table-cell office:value-type="float" office:value="4" calcext:value-type="float">
            <text:p>4</text:p>
          </table:table-cell>
          <table:table-cell table:style-name="ce14"/>
          <table:table-cell table:style-name="ce31" table:formula="of:=LOOKUP([.A27];[$'2'.A$1:.A$1048576];[$'2'.Q$1:.Q$1048576])" office:value-type="percentage" office:value="0.00160771704180064" calcext:value-type="percentage">
            <text:p>0.16%</text:p>
          </table:table-cell>
          <table:table-cell table:formula="of:=LOOKUP([.A27];[$'2'.$A$1:.$A$1048576];[$'2'.$R$1:.$R$1048576])" office:value-type="float" office:value="5" calcext:value-type="float">
            <text:p>5</text:p>
          </table:table-cell>
          <table:table-cell table:style-name="ce14" table:number-columns-repeated="1014"/>
        </table:table-row>
        <table:table-row table:style-name="ro8">
          <table:table-cell table:style-name="ce16" office:value-type="float" office:value="26" calcext:value-type="float">
            <text:p>26</text:p>
          </table:table-cell>
          <table:table-cell office:value-type="string" calcext:value-type="string">
            <text:p>Reunión de equipo para analizar la versión final del documento de requerimientos.</text:p>
          </table:table-cell>
          <table:table-cell table:style-name="ce26" office:value-type="string" calcext:value-type="string">
            <text:p>Se ha creado la versión final del documento de requerimientos.</text:p>
          </table:table-cell>
          <table:table-cell table:style-name="ce26" office:value-type="string" calcext:value-type="string">
            <text:p>Se creó un documento el cuál especifica las tácticas y patrones que serán utilizados, así como también, las vistas y estilos que serán utilizadas para demostrar el uso de las tácticas y patrones.</text:p>
          </table:table-cell>
          <table:table-cell table:formula="of:=7.5" office:value-type="float" office:value="7.5" calcext:value-type="float">
            <text:p>7.5</text:p>
          </table:table-cell>
          <table:table-cell table:style-name="ce31" table:formula="of:=[.E28]/[$tiempo.$K$14]" office:value-type="percentage" office:value="0.0241157556270096" calcext:value-type="percentage">
            <text:p>2.41%</text:p>
          </table:table-cell>
          <table:table-cell office:value-type="float" office:value="4" calcext:value-type="float">
            <text:p>4</text:p>
          </table:table-cell>
          <table:table-cell table:style-name="ce14"/>
          <table:table-cell table:style-name="ce31" table:formula="of:=LOOKUP([.A28];[$'2'.A$1:.A$1048576];[$'2'.Q$1:.Q$1048576])" office:value-type="percentage" office:value="0.0241157556270096" calcext:value-type="percentage">
            <text:p>2.41%</text:p>
          </table:table-cell>
          <table:table-cell table:formula="of:=LOOKUP([.A28];[$'2'.$A$1:.$A$1048576];[$'2'.$R$1:.$R$1048576])" office:value-type="float" office:value="4" calcext:value-type="float">
            <text:p>4</text:p>
          </table:table-cell>
          <table:table-cell table:style-name="ce14" table:number-columns-repeated="1014"/>
        </table:table-row>
        <table:table-row table:style-name="ro5">
          <table:table-cell table:style-name="ce16" office:value-type="float" office:value="27" calcext:value-type="float">
            <text:p>27</text:p>
          </table:table-cell>
          <table:table-cell office:value-type="string" calcext:value-type="string">
            <text:p>Crear la agenda para la reunión #3 con el cliente.</text:p>
          </table:table-cell>
          <table:table-cell table:style-name="ce26" office:value-type="string" calcext:value-type="string">
            <text:p>Se ha creado la plantilla para las agendas de las reuniones con los cliente.</text:p>
          </table:table-cell>
          <table:table-cell table:style-name="ce26" office:value-type="string" calcext:value-type="string">
            <text:p>Se creó la agenda para la reunión #3 con el cliente.</text:p>
          </table:table-cell>
          <table:table-cell office:value-type="float" office:value="0.5" calcext:value-type="float">
            <text:p>0.5</text:p>
          </table:table-cell>
          <table:table-cell table:style-name="ce31" table:formula="of:=[.E29]/[$tiempo.$K$14]" office:value-type="percentage" office:value="0.00160771704180064" calcext:value-type="percentage">
            <text:p>0.16%</text:p>
          </table:table-cell>
          <table:table-cell office:value-type="float" office:value="4" calcext:value-type="float">
            <text:p>4</text:p>
          </table:table-cell>
          <table:table-cell table:style-name="ce14"/>
          <table:table-cell table:style-name="ce31" table:formula="of:=LOOKUP([.A29];[$'2'.A$1:.A$1048576];[$'2'.Q$1:.Q$1048576])" office:value-type="percentage" office:value="0.00160771704180064" calcext:value-type="percentage">
            <text:p>0.16%</text:p>
          </table:table-cell>
          <table:table-cell table:formula="of:=LOOKUP([.A29];[$'2'.$A$1:.$A$1048576];[$'2'.$R$1:.$R$1048576])" office:value-type="float" office:value="4" calcext:value-type="float">
            <text:p>4</text:p>
          </table:table-cell>
          <table:table-cell table:style-name="ce14" table:number-columns-repeated="1014"/>
        </table:table-row>
        <table:table-row table:style-name="ro5">
          <table:table-cell table:style-name="ce16" office:value-type="float" office:value="28" calcext:value-type="float">
            <text:p>28</text:p>
          </table:table-cell>
          <table:table-cell office:value-type="string" calcext:value-type="string">
            <text:p>Reunión #3 con el cliente.</text:p>
          </table:table-cell>
          <table:table-cell table:style-name="ce26" office:value-type="string" calcext:value-type="string">
            <text:p>Se ha creado y enviado la agenda para la reunión #3 con el cliente.</text:p>
          </table:table-cell>
          <table:table-cell table:style-name="ce26" office:value-type="string" calcext:value-type="string">
            <text:p>Se creó la minuta de la reunión #3 con el cliente.</text:p>
          </table:table-cell>
          <table:table-cell office:value-type="float" office:value="2" calcext:value-type="float">
            <text:p>2</text:p>
          </table:table-cell>
          <table:table-cell table:style-name="ce31" table:formula="of:=[.E30]/[$tiempo.$K$14]" office:value-type="percentage" office:value="0.00643086816720257" calcext:value-type="percentage">
            <text:p>0.64%</text:p>
          </table:table-cell>
          <table:table-cell office:value-type="float" office:value="4" calcext:value-type="float">
            <text:p>4</text:p>
          </table:table-cell>
          <table:table-cell table:style-name="ce14"/>
          <table:table-cell table:style-name="ce31" table:formula="of:=LOOKUP([.A30];[$'2'.A$1:.A$1048576];[$'2'.Q$1:.Q$1048576])" office:value-type="percentage" office:value="0.00643086816720257" calcext:value-type="percentage">
            <text:p>0.64%</text:p>
          </table:table-cell>
          <table:table-cell table:formula="of:=LOOKUP([.A30];[$'2'.$A$1:.$A$1048576];[$'2'.$R$1:.$R$1048576])" office:value-type="float" office:value="4" calcext:value-type="float">
            <text:p>4</text:p>
          </table:table-cell>
          <table:table-cell table:style-name="ce14" table:number-columns-repeated="1014"/>
        </table:table-row>
        <table:table-row table:style-name="ro5">
          <table:table-cell table:style-name="ce16" office:value-type="float" office:value="29" calcext:value-type="float">
            <text:p>29</text:p>
          </table:table-cell>
          <table:table-cell office:value-type="string" calcext:value-type="string">
            <text:p>Prepararse para presentar al equipo la herramienta RedMine.</text:p>
          </table:table-cell>
          <table:table-cell table:style-name="ce14"/>
          <table:table-cell table:style-name="ce26" office:value-type="string" calcext:value-type="string">
            <text:p>Se creó una presentación con los detalles de la arquitectura y el funcionamiento de RedMine.</text:p>
          </table:table-cell>
          <table:table-cell office:value-type="float" office:value="3" calcext:value-type="float">
            <text:p>3</text:p>
          </table:table-cell>
          <table:table-cell table:style-name="ce31" table:formula="of:=[.E31]/[$tiempo.$K$14]" office:value-type="percentage" office:value="0.00964630225080386" calcext:value-type="percentage">
            <text:p>0.96%</text:p>
          </table:table-cell>
          <table:table-cell office:value-type="float" office:value="4" calcext:value-type="float">
            <text:p>4</text:p>
          </table:table-cell>
          <table:table-cell table:style-name="ce14"/>
          <table:table-cell table:style-name="ce31" table:formula="of:=LOOKUP([.A31];[$'2'.A$1:.A$1048576];[$'2'.Q$1:.Q$1048576])" office:value-type="percentage" office:value="0.00964630225080386" calcext:value-type="percentage">
            <text:p>0.96%</text:p>
          </table:table-cell>
          <table:table-cell table:formula="of:=LOOKUP([.A31];[$'2'.$A$1:.$A$1048576];[$'2'.$R$1:.$R$1048576])" office:value-type="float" office:value="4" calcext:value-type="float">
            <text:p>4</text:p>
          </table:table-cell>
          <table:table-cell table:style-name="ce14" table:number-columns-repeated="1014"/>
        </table:table-row>
        <table:table-row table:style-name="ro5">
          <table:table-cell table:style-name="ce16" office:value-type="float" office:value="30" calcext:value-type="float">
            <text:p>30</text:p>
          </table:table-cell>
          <table:table-cell office:value-type="string" calcext:value-type="string">
            <text:p>Presentar al equipo de la herramienta Redmine.</text:p>
          </table:table-cell>
          <table:table-cell table:style-name="ce26" office:value-type="string" calcext:value-type="string">
            <text:p>Se ha creado una presentación con los detalles de la arquitectura y el funcionamiento de RedMine.</text:p>
          </table:table-cell>
          <table:table-cell table:style-name="ce26" office:value-type="string" calcext:value-type="string">
            <text:p>Cada miembro del equipo creó un resumen con los detalles de la presentación.</text:p>
          </table:table-cell>
          <table:table-cell office:value-type="float" office:value="5" calcext:value-type="float">
            <text:p>5</text:p>
          </table:table-cell>
          <table:table-cell table:style-name="ce31" table:formula="of:=[.E32]/[$tiempo.$K$14]" office:value-type="percentage" office:value="0.0160771704180064" calcext:value-type="percentage">
            <text:p>1.61%</text:p>
          </table:table-cell>
          <table:table-cell office:value-type="float" office:value="4" calcext:value-type="float">
            <text:p>4</text:p>
          </table:table-cell>
          <table:table-cell table:style-name="ce14"/>
          <table:table-cell table:style-name="ce31" table:formula="of:=LOOKUP([.A32];[$'2'.A$1:.A$1048576];[$'2'.Q$1:.Q$1048576])" office:value-type="percentage" office:value="0.0160771704180064" calcext:value-type="percentage">
            <text:p>1.61%</text:p>
          </table:table-cell>
          <table:table-cell table:formula="of:=LOOKUP([.A32];[$'2'.$A$1:.$A$1048576];[$'2'.$R$1:.$R$1048576])" office:value-type="float" office:value="5" calcext:value-type="float">
            <text:p>5</text:p>
          </table:table-cell>
          <table:table-cell table:style-name="ce14" table:number-columns-repeated="1014"/>
        </table:table-row>
        <table:table-row table:style-name="ro6">
          <table:table-cell table:style-name="ce16" office:value-type="float" office:value="31" calcext:value-type="float">
            <text:p>31</text:p>
          </table:table-cell>
          <table:table-cell office:value-type="string" calcext:value-type="string">
            <text:p>Elaborar la introducción del documento de arquitectura.</text:p>
          </table:table-cell>
          <table:table-cell table:style-name="ce26" office:value-type="string" calcext:value-type="string">
            <text:p>Se ha completado la reunión de equipo para analizar la versión final del documento de requerimientos. Se ha creado el esquema del documento de arquitectura.</text:p>
          </table:table-cell>
          <table:table-cell table:style-name="ce26" office:value-type="string" calcext:value-type="string">
            <text:p>Se elaboró la introducción del documento de arquitectura.</text:p>
          </table:table-cell>
          <table:table-cell office:value-type="float" office:value="0.5" calcext:value-type="float">
            <text:p>0.5</text:p>
          </table:table-cell>
          <table:table-cell table:style-name="ce31" table:formula="of:=[.E33]/[$tiempo.$K$14]" office:value-type="percentage" office:value="0.00160771704180064" calcext:value-type="percentage">
            <text:p>0.16%</text:p>
          </table:table-cell>
          <table:table-cell office:value-type="float" office:value="4" calcext:value-type="float">
            <text:p>4</text:p>
          </table:table-cell>
          <table:table-cell table:style-name="ce14"/>
          <table:table-cell table:style-name="ce31" table:formula="of:=LOOKUP([.A33];[$'2'.A$1:.A$1048576];[$'2'.Q$1:.Q$1048576])" office:value-type="percentage" office:value="0.00160771704180064" calcext:value-type="percentage">
            <text:p>0.16%</text:p>
          </table:table-cell>
          <table:table-cell table:formula="of:=LOOKUP([.A33];[$'2'.$A$1:.$A$1048576];[$'2'.$R$1:.$R$1048576])" office:value-type="float" office:value="5" calcext:value-type="float">
            <text:p>5</text:p>
          </table:table-cell>
          <table:table-cell table:style-name="ce14" table:number-columns-repeated="1014"/>
        </table:table-row>
        <table:table-row table:style-name="ro8">
          <table:table-cell table:style-name="ce16" office:value-type="float" office:value="32" calcext:value-type="float">
            <text:p>32</text:p>
          </table:table-cell>
          <table:table-cell office:value-type="string" calcext:value-type="string">
            <text:p>Elaborar el fondo del documento de arquitectura.</text:p>
          </table:table-cell>
          <table:table-cell table:style-name="ce26" office:value-type="string" calcext:value-type="string">
            <text:p>Se ha completado la reunión de equipo para analizar la versión final del documento de requerimientos. Se ha creado el esquema del documento de arquitectura. Se ha elaborado la introducción del documento de arquitectura.</text:p>
          </table:table-cell>
          <table:table-cell table:style-name="ce26" office:value-type="string" calcext:value-type="string">
            <text:p>Se elaboró el fondo del documento de arquitectura.</text:p>
          </table:table-cell>
          <table:table-cell office:value-type="float" office:value="1" calcext:value-type="float">
            <text:p>1</text:p>
          </table:table-cell>
          <table:table-cell table:style-name="ce31" table:formula="of:=[.E34]/[$tiempo.$K$14]" office:value-type="percentage" office:value="0.00321543408360129" calcext:value-type="percentage">
            <text:p>0.32%</text:p>
          </table:table-cell>
          <table:table-cell office:value-type="float" office:value="4" calcext:value-type="float">
            <text:p>4</text:p>
          </table:table-cell>
          <table:table-cell table:style-name="ce14"/>
          <table:table-cell table:style-name="ce31" table:formula="of:=LOOKUP([.A34];[$'2'.A$1:.A$1048576];[$'2'.Q$1:.Q$1048576])" office:value-type="percentage" office:value="0.00321543408360129" calcext:value-type="percentage">
            <text:p>0.32%</text:p>
          </table:table-cell>
          <table:table-cell table:formula="of:=LOOKUP([.A34];[$'2'.$A$1:.$A$1048576];[$'2'.$R$1:.$R$1048576])" office:value-type="float" office:value="5" calcext:value-type="float">
            <text:p>5</text:p>
          </table:table-cell>
          <table:table-cell table:style-name="ce14" table:number-columns-repeated="1014"/>
        </table:table-row>
        <table:table-row table:style-name="ro6">
          <table:table-cell table:style-name="ce16" office:value-type="float" office:value="33" calcext:value-type="float">
            <text:p>33</text:p>
          </table:table-cell>
          <table:table-cell office:value-type="string" calcext:value-type="string">
            <text:p>Elaborar el diagrama de contexto de la arquitectura.</text:p>
          </table:table-cell>
          <table:table-cell table:style-name="ce26" office:value-type="string" calcext:value-type="string">
            <text:p>Se ha completado la reunión de equipo para analizar la versión final del documento de requerimientos. Se ha creado el esquema del documento de arquitectura.</text:p>
          </table:table-cell>
          <table:table-cell table:style-name="ce26" office:value-type="string" calcext:value-type="string">
            <text:p>Se elaboró el diagrama de contexto de la arquitectura.</text:p>
          </table:table-cell>
          <table:table-cell office:value-type="float" office:value="3" calcext:value-type="float">
            <text:p>3</text:p>
          </table:table-cell>
          <table:table-cell table:style-name="ce31" table:formula="of:=[.E35]/[$tiempo.$K$14]" office:value-type="percentage" office:value="0.00964630225080386" calcext:value-type="percentage">
            <text:p>0.96%</text:p>
          </table:table-cell>
          <table:table-cell office:value-type="float" office:value="4" calcext:value-type="float">
            <text:p>4</text:p>
          </table:table-cell>
          <table:table-cell table:style-name="ce14"/>
          <table:table-cell table:style-name="ce31" table:formula="of:=LOOKUP([.A35];[$'2'.A$1:.A$1048576];[$'2'.Q$1:.Q$1048576])" office:value-type="percentage" office:value="0.00964630225080386" calcext:value-type="percentage">
            <text:p>0.96%</text:p>
          </table:table-cell>
          <table:table-cell table:formula="of:=LOOKUP([.A35];[$'2'.$A$1:.$A$1048576];[$'2'.$R$1:.$R$1048576])" office:value-type="float" office:value="5" calcext:value-type="float">
            <text:p>5</text:p>
          </table:table-cell>
          <table:table-cell table:style-name="ce14" table:number-columns-repeated="1014"/>
        </table:table-row>
        <table:table-row table:style-name="ro6">
          <table:table-cell table:style-name="ce16" office:value-type="float" office:value="34" calcext:value-type="float">
            <text:p>34</text:p>
          </table:table-cell>
          <table:table-cell office:value-type="string" calcext:value-type="string">
            <text:p>Documentar las tácticas y patrones a utilizar en el documento de arquitectura.</text:p>
          </table:table-cell>
          <table:table-cell table:style-name="ce26" office:value-type="string" calcext:value-type="string">
            <text:p>Se ha completado la reunión de equipo para analizar la versión final del documento de requerimientos. Se ha creado el esquema del documento de arquitectura.</text:p>
          </table:table-cell>
          <table:table-cell table:style-name="ce26" office:value-type="string" calcext:value-type="string">
            <text:p>Se documentaron las tácticas y patrones a utilizar.</text:p>
          </table:table-cell>
          <table:table-cell office:value-type="float" office:value="1" calcext:value-type="float">
            <text:p>1</text:p>
          </table:table-cell>
          <table:table-cell table:style-name="ce31" table:formula="of:=[.E36]/[$tiempo.$K$14]" office:value-type="percentage" office:value="0.00321543408360129" calcext:value-type="percentage">
            <text:p>0.32%</text:p>
          </table:table-cell>
          <table:table-cell office:value-type="float" office:value="5" calcext:value-type="float">
            <text:p>5</text:p>
          </table:table-cell>
          <table:table-cell table:style-name="ce14"/>
          <table:table-cell table:style-name="ce31" table:formula="of:=LOOKUP([.A36];[$'2'.A$1:.A$1048576];[$'2'.Q$1:.Q$1048576])" office:value-type="percentage" office:value="0.00321543408360129" calcext:value-type="percentage">
            <text:p>0.32%</text:p>
          </table:table-cell>
          <table:table-cell table:formula="of:=LOOKUP([.A36];[$'2'.$A$1:.$A$1048576];[$'2'.$R$1:.$R$1048576])" office:value-type="float" office:value="5" calcext:value-type="float">
            <text:p>5</text:p>
          </table:table-cell>
          <table:table-cell table:style-name="ce14" table:number-columns-repeated="1014"/>
        </table:table-row>
        <table:table-row table:style-name="ro6">
          <table:table-cell table:style-name="ce16" office:value-type="float" office:value="35" calcext:value-type="float">
            <text:p>35</text:p>
          </table:table-cell>
          <table:table-cell office:value-type="string" calcext:value-type="string">
            <text:p>Elaborar diagrama del modelo físico de data de la arquitectura.</text:p>
          </table:table-cell>
          <table:table-cell table:style-name="ce26" office:value-type="string" calcext:value-type="string">
            <text:p>Se ha completado la reunión de equipo para analizar la versión final del documento de requerimientos. Se ha creado el esquema del documento de arquitectura.</text:p>
          </table:table-cell>
          <table:table-cell table:style-name="ce26" office:value-type="string" calcext:value-type="string">
            <text:p>Se creó el diagrama del modelo físico de data.</text:p>
          </table:table-cell>
          <table:table-cell office:value-type="float" office:value="4" calcext:value-type="float">
            <text:p>4</text:p>
          </table:table-cell>
          <table:table-cell table:style-name="ce31" table:formula="of:=[.E37]/[$tiempo.$K$14]" office:value-type="percentage" office:value="0.0128617363344051" calcext:value-type="percentage">
            <text:p>1.29%</text:p>
          </table:table-cell>
          <table:table-cell office:value-type="float" office:value="5" calcext:value-type="float">
            <text:p>5</text:p>
          </table:table-cell>
          <table:table-cell table:style-name="ce14"/>
          <table:table-cell table:style-name="ce31" table:formula="of:=LOOKUP([.A37];[$'2'.A$1:.A$1048576];[$'2'.Q$1:.Q$1048576])" office:value-type="percentage" office:value="0.0128617363344051" calcext:value-type="percentage">
            <text:p>1.29%</text:p>
          </table:table-cell>
          <table:table-cell table:formula="of:=LOOKUP([.A37];[$'2'.$A$1:.$A$1048576];[$'2'.$R$1:.$R$1048576])" office:value-type="float" office:value="5" calcext:value-type="float">
            <text:p>5</text:p>
          </table:table-cell>
          <table:table-cell table:style-name="ce14" table:number-columns-repeated="1014"/>
        </table:table-row>
        <table:table-row table:style-name="ro6">
          <table:table-cell table:style-name="ce16" office:value-type="float" office:value="36" calcext:value-type="float">
            <text:p>36</text:p>
          </table:table-cell>
          <table:table-cell office:value-type="string" calcext:value-type="string">
            <text:p>Elaborar el diagrama de flujo del algoritmo de calendarización.</text:p>
          </table:table-cell>
          <table:table-cell table:style-name="ce26" office:value-type="string" calcext:value-type="string">
            <text:p>Se ha completado la reunión de equipo para analizar la versión final del documento de requerimientos. Se ha creado el esquema del documento de arquitectura.</text:p>
          </table:table-cell>
          <table:table-cell table:style-name="ce26" office:value-type="string" calcext:value-type="string">
            <text:p>Se creó el diagrama de flujo del algoritmo de calendarización.</text:p>
          </table:table-cell>
          <table:table-cell office:value-type="float" office:value="4" calcext:value-type="float">
            <text:p>4</text:p>
          </table:table-cell>
          <table:table-cell table:style-name="ce31" table:formula="of:=[.E38]/[$tiempo.$K$14]" office:value-type="percentage" office:value="0.0128617363344051" calcext:value-type="percentage">
            <text:p>1.29%</text:p>
          </table:table-cell>
          <table:table-cell office:value-type="float" office:value="5" calcext:value-type="float">
            <text:p>5</text:p>
          </table:table-cell>
          <table:table-cell table:style-name="ce14"/>
          <table:table-cell table:style-name="ce31" table:formula="of:=LOOKUP([.A38];[$'2'.A$1:.A$1048576];[$'2'.Q$1:.Q$1048576])" office:value-type="percentage" office:value="0.0128617363344051" calcext:value-type="percentage">
            <text:p>1.29%</text:p>
          </table:table-cell>
          <table:table-cell table:formula="of:=LOOKUP([.A38];[$'2'.$A$1:.$A$1048576];[$'2'.$R$1:.$R$1048576])" office:value-type="float" office:value="5" calcext:value-type="float">
            <text:p>5</text:p>
          </table:table-cell>
          <table:table-cell table:style-name="ce14" table:number-columns-repeated="1014"/>
        </table:table-row>
        <table:table-row table:style-name="ro6">
          <table:table-cell table:style-name="ce16" office:value-type="float" office:value="37" calcext:value-type="float">
            <text:p>37</text:p>
          </table:table-cell>
          <table:table-cell office:value-type="string" calcext:value-type="string">
            <text:p>Elaborar el diagrama de la estructura de archivos de la arquitectura.</text:p>
          </table:table-cell>
          <table:table-cell table:style-name="ce26" office:value-type="string" calcext:value-type="string">
            <text:p>Se ha completado la reunión de equipo para analizar la versión final del documento de requerimientos. Se ha creado el esquema del documento de arquitectura.</text:p>
          </table:table-cell>
          <table:table-cell table:style-name="ce26" office:value-type="string" calcext:value-type="string">
            <text:p>Se creó el diagrama de la estructura de archivos.</text:p>
          </table:table-cell>
          <table:table-cell office:value-type="float" office:value="2" calcext:value-type="float">
            <text:p>2</text:p>
          </table:table-cell>
          <table:table-cell table:style-name="ce31" table:formula="of:=[.E39]/[$tiempo.$K$14]" office:value-type="percentage" office:value="0.00643086816720257" calcext:value-type="percentage">
            <text:p>0.64%</text:p>
          </table:table-cell>
          <table:table-cell office:value-type="float" office:value="5" calcext:value-type="float">
            <text:p>5</text:p>
          </table:table-cell>
          <table:table-cell table:style-name="ce14"/>
          <table:table-cell table:style-name="ce31" table:formula="of:=LOOKUP([.A39];[$'2'.A$1:.A$1048576];[$'2'.Q$1:.Q$1048576])" office:value-type="percentage" office:value="0.00643086816720257" calcext:value-type="percentage">
            <text:p>0.64%</text:p>
          </table:table-cell>
          <table:table-cell table:formula="of:=LOOKUP([.A39];[$'2'.$A$1:.$A$1048576];[$'2'.$R$1:.$R$1048576])" office:value-type="float" office:value="8" calcext:value-type="float">
            <text:p>8</text:p>
          </table:table-cell>
          <table:table-cell table:style-name="ce14" table:number-columns-repeated="1014"/>
        </table:table-row>
        <table:table-row table:style-name="ro5">
          <table:table-cell table:style-name="ce16" office:value-type="float" office:value="38" calcext:value-type="float">
            <text:p>38</text:p>
          </table:table-cell>
          <table:table-cell office:value-type="string" calcext:value-type="string">
            <text:p>Elaborar la conclusión del documento de arquitectura.</text:p>
          </table:table-cell>
          <table:table-cell table:style-name="ce26" office:value-type="string" calcext:value-type="string">
            <text:p>Se han elaborado el fondo, documentado las tácticas y patrones, y diagramado las vistas de la arquitectura.</text:p>
          </table:table-cell>
          <table:table-cell table:style-name="ce26" office:value-type="string" calcext:value-type="string">
            <text:p>Se elaboró la conclusión del documento de arquitectura.</text:p>
          </table:table-cell>
          <table:table-cell office:value-type="float" office:value="0.5" calcext:value-type="float">
            <text:p>0.5</text:p>
          </table:table-cell>
          <table:table-cell table:style-name="ce31" table:formula="of:=[.E40]/[$tiempo.$K$14]" office:value-type="percentage" office:value="0.00160771704180064" calcext:value-type="percentage">
            <text:p>0.16%</text:p>
          </table:table-cell>
          <table:table-cell office:value-type="float" office:value="5" calcext:value-type="float">
            <text:p>5</text:p>
          </table:table-cell>
          <table:table-cell table:style-name="ce14"/>
          <table:table-cell table:style-name="ce31" table:formula="of:=LOOKUP([.A40];[$'2'.A$1:.A$1048576];[$'2'.Q$1:.Q$1048576])" office:value-type="percentage" office:value="0.00160771704180064" calcext:value-type="percentage">
            <text:p>0.16%</text:p>
          </table:table-cell>
          <table:table-cell table:formula="of:=LOOKUP([.A40];[$'2'.$A$1:.$A$1048576];[$'2'.$R$1:.$R$1048576])" office:value-type="float" office:value="8" calcext:value-type="float">
            <text:p>8</text:p>
          </table:table-cell>
          <table:table-cell table:style-name="ce14" table:number-columns-repeated="1014"/>
        </table:table-row>
        <table:table-row table:style-name="ro5">
          <table:table-cell table:style-name="ce16" office:value-type="float" office:value="39" calcext:value-type="float">
            <text:p>39</text:p>
          </table:table-cell>
          <table:table-cell office:value-type="string" calcext:value-type="string">
            <text:p>Cursar el tutorial básico de ruby.</text:p>
          </table:table-cell>
          <table:table-cell table:style-name="ce14"/>
          <table:table-cell table:style-name="ce26" office:value-type="string" calcext:value-type="string">
            <text:p>Cada miembro del equipo creó un resumen con los detalles del tutorial.</text:p>
          </table:table-cell>
          <table:table-cell office:value-type="float" office:value="4" calcext:value-type="float">
            <text:p>4</text:p>
          </table:table-cell>
          <table:table-cell table:style-name="ce31" table:formula="of:=[.E41]/[$tiempo.$K$14]" office:value-type="percentage" office:value="0.0128617363344051" calcext:value-type="percentage">
            <text:p>1.29%</text:p>
          </table:table-cell>
          <table:table-cell office:value-type="float" office:value="5" calcext:value-type="float">
            <text:p>5</text:p>
          </table:table-cell>
          <table:table-cell table:style-name="ce14"/>
          <table:table-cell table:style-name="ce31" table:formula="of:=LOOKUP([.A41];[$'2'.A$1:.A$1048576];[$'2'.Q$1:.Q$1048576])" office:value-type="percentage" office:value="0.0128617363344051" calcext:value-type="percentage">
            <text:p>1.29%</text:p>
          </table:table-cell>
          <table:table-cell table:formula="of:=LOOKUP([.A41];[$'2'.$A$1:.$A$1048576];[$'2'.$R$1:.$R$1048576])" office:value-type="float" office:value="5" calcext:value-type="float">
            <text:p>5</text:p>
          </table:table-cell>
          <table:table-cell table:style-name="ce14" table:number-columns-repeated="1014"/>
        </table:table-row>
        <table:table-row table:style-name="ro5">
          <table:table-cell table:style-name="ce16" office:value-type="float" office:value="40" calcext:value-type="float">
            <text:p>40</text:p>
          </table:table-cell>
          <table:table-cell office:value-type="string" calcext:value-type="string">
            <text:p>Prepararse para presentar al equipo el framework Rails.</text:p>
          </table:table-cell>
          <table:table-cell table:style-name="ce14"/>
          <table:table-cell table:style-name="ce26" office:value-type="string" calcext:value-type="string">
            <text:p>Se creó una presentación con los detalles de la arquitectura y el funcionamiento de Ruby on Rails.</text:p>
          </table:table-cell>
          <table:table-cell office:value-type="float" office:value="3" calcext:value-type="float">
            <text:p>3</text:p>
          </table:table-cell>
          <table:table-cell table:style-name="ce31" table:formula="of:=[.E42]/[$tiempo.$K$14]" office:value-type="percentage" office:value="0.00964630225080386" calcext:value-type="percentage">
            <text:p>0.96%</text:p>
          </table:table-cell>
          <table:table-cell office:value-type="float" office:value="5" calcext:value-type="float">
            <text:p>5</text:p>
          </table:table-cell>
          <table:table-cell table:style-name="ce14"/>
          <table:table-cell table:style-name="ce31" table:formula="of:=LOOKUP([.A42];[$'2'.A$1:.A$1048576];[$'2'.Q$1:.Q$1048576])" office:value-type="percentage" office:value="0.00964630225080386" calcext:value-type="percentage">
            <text:p>0.96%</text:p>
          </table:table-cell>
          <table:table-cell table:formula="of:=LOOKUP([.A42];[$'2'.$A$1:.$A$1048576];[$'2'.$R$1:.$R$1048576])" office:value-type="float" office:value="5" calcext:value-type="float">
            <text:p>5</text:p>
          </table:table-cell>
          <table:table-cell table:style-name="ce14" table:number-columns-repeated="1014"/>
        </table:table-row>
        <table:table-row table:style-name="ro8">
          <table:table-cell table:style-name="ce16" office:value-type="float" office:value="41" calcext:value-type="float">
            <text:p>41</text:p>
          </table:table-cell>
          <table:table-cell office:value-type="string" calcext:value-type="string">
            <text:p>Presentar al equipo el framework Rails.</text:p>
          </table:table-cell>
          <table:table-cell table:style-name="ce26" office:value-type="string" calcext:value-type="string">
            <text:p>Cada miembro del equipo ha creado un resumen con los detalles del tutorial básico de ruby. Se ha creado una presentación con los detalles de la arquitectura y el funcionamiento de Ruby on Rails.</text:p>
          </table:table-cell>
          <table:table-cell table:style-name="ce26" office:value-type="string" calcext:value-type="string">
            <text:p>Cada miembro del equipo creó un resumen con los detalles de la presentación.</text:p>
          </table:table-cell>
          <table:table-cell office:value-type="float" office:value="5" calcext:value-type="float">
            <text:p>5</text:p>
          </table:table-cell>
          <table:table-cell table:style-name="ce31" table:formula="of:=[.E43]/[$tiempo.$K$14]" office:value-type="percentage" office:value="0.0160771704180064" calcext:value-type="percentage">
            <text:p>1.61%</text:p>
          </table:table-cell>
          <table:table-cell office:value-type="float" office:value="5" calcext:value-type="float">
            <text:p>5</text:p>
          </table:table-cell>
          <table:table-cell table:style-name="ce14"/>
          <table:table-cell table:style-name="ce31" table:formula="of:=LOOKUP([.A43];[$'2'.A$1:.A$1048576];[$'2'.Q$1:.Q$1048576])" office:value-type="percentage" office:value="0.0160771704180064" calcext:value-type="percentage">
            <text:p>1.61%</text:p>
          </table:table-cell>
          <table:table-cell table:formula="of:=LOOKUP([.A43];[$'2'.$A$1:.$A$1048576];[$'2'.$R$1:.$R$1048576])" office:value-type="float" office:value="5" calcext:value-type="float">
            <text:p>5</text:p>
          </table:table-cell>
          <table:table-cell table:style-name="ce14" table:number-columns-repeated="1014"/>
        </table:table-row>
        <table:table-row table:style-name="ro5">
          <table:table-cell table:style-name="ce16" office:value-type="float" office:value="42" calcext:value-type="float">
            <text:p>42</text:p>
          </table:table-cell>
          <table:table-cell office:value-type="string" calcext:value-type="string">
            <text:p>Elaborar el mokcup de la vista de la calendarización.</text:p>
          </table:table-cell>
          <table:table-cell table:style-name="ce26" office:value-type="string" calcext:value-type="string">
            <text:p>Se ha completado la reunión de equipo para analizar la versión final del documento de requerimientos.</text:p>
          </table:table-cell>
          <table:table-cell table:style-name="ce26" office:value-type="string" calcext:value-type="string">
            <text:p>Se elaboró el mockup de la vista de la calendarización.</text:p>
          </table:table-cell>
          <table:table-cell office:value-type="float" office:value="5" calcext:value-type="float">
            <text:p>5</text:p>
          </table:table-cell>
          <table:table-cell table:style-name="ce31" table:formula="of:=[.E44]/[$tiempo.$K$14]" office:value-type="percentage" office:value="0.0160771704180064" calcext:value-type="percentage">
            <text:p>1.61%</text:p>
          </table:table-cell>
          <table:table-cell office:value-type="float" office:value="5" calcext:value-type="float">
            <text:p>5</text:p>
          </table:table-cell>
          <table:table-cell table:style-name="ce14"/>
          <table:table-cell table:style-name="ce31" table:formula="of:=LOOKUP([.A44];[$'2'.A$1:.A$1048576];[$'2'.Q$1:.Q$1048576])" office:value-type="percentage" office:value="0.0160771704180064" calcext:value-type="percentage">
            <text:p>1.61%</text:p>
          </table:table-cell>
          <table:table-cell table:formula="of:=LOOKUP([.A44];[$'2'.$A$1:.$A$1048576];[$'2'.$R$1:.$R$1048576])" office:value-type="float" office:value="5" calcext:value-type="float">
            <text:p>5</text:p>
          </table:table-cell>
          <table:table-cell table:style-name="ce14" table:number-columns-repeated="1014"/>
        </table:table-row>
        <table:table-row table:style-name="ro8">
          <table:table-cell table:style-name="ce16" office:value-type="float" office:value="43" calcext:value-type="float">
            <text:p>43</text:p>
          </table:table-cell>
          <table:table-cell office:value-type="string" calcext:value-type="string">
            <text:p>Elaborar el reporte de cierre del ciclo #2.</text:p>
          </table:table-cell>
          <table:table-cell table:style-name="ce26" office:value-type="string" calcext:value-type="string">
            <text:p>El equipo ha completado los productos especificados. El equipo ha acumulado toda la información y ha completado todas las formas requeridas.</text:p>
          </table:table-cell>
          <table:table-cell table:style-name="ce26" office:value-type="string" calcext:value-type="string">
            <text:p>Cada miembro del equipo completó la forma PEER. Se creó el reporte del ciclo correspondiente. Se completaron las formas SUMP y SUMQ para el sistema y todos sus componentes.</text:p>
          </table:table-cell>
          <table:table-cell office:value-type="float" office:value="5" calcext:value-type="float">
            <text:p>5</text:p>
          </table:table-cell>
          <table:table-cell table:style-name="ce31" table:formula="of:=[.E45]/[$tiempo.$K$14]" office:value-type="percentage" office:value="0.0160771704180064" calcext:value-type="percentage">
            <text:p>1.61%</text:p>
          </table:table-cell>
          <table:table-cell office:value-type="float" office:value="5" calcext:value-type="float">
            <text:p>5</text:p>
          </table:table-cell>
          <table:table-cell table:style-name="ce14"/>
          <table:table-cell table:style-name="ce31" table:formula="of:=LOOKUP([.A45];[$'2'.A$1:.A$1048576];[$'2'.Q$1:.Q$1048576])" office:value-type="percentage" office:value="0.0160771704180064" calcext:value-type="percentage">
            <text:p>1.61%</text:p>
          </table:table-cell>
          <table:table-cell table:formula="of:=LOOKUP([.A45];[$'2'.$A$1:.$A$1048576];[$'2'.$R$1:.$R$1048576])" office:value-type="float" office:value="5" calcext:value-type="float">
            <text:p>5</text:p>
          </table:table-cell>
          <table:table-cell table:style-name="ce14" table:number-columns-repeated="1014"/>
        </table:table-row>
        <table:table-row table:style-name="ro2">
          <table:table-cell table:style-name="ce18"/>
          <table:table-cell table:style-name="ce24"/>
          <table:table-cell table:style-name="ce27" table:number-columns-repeated="2"/>
          <table:table-cell table:style-name="ce18"/>
          <table:table-cell table:style-name="ce32"/>
          <table:table-cell table:style-name="ce18" table:number-columns-repeated="4"/>
          <table:table-cell table:style-name="ce34" table:number-columns-repeated="1014"/>
        </table:table-row>
        <table:table-row table:style-name="ro6">
          <table:table-cell office:value-type="float" office:value="44" calcext:value-type="float">
            <text:p>44</text:p>
          </table:table-cell>
          <table:table-cell table:style-name="ce21" office:value-type="string" calcext:value-type="string">
            <text:p>Realizar el lanzamiento del ciclo #3.</text:p>
          </table:table-cell>
          <table:table-cell table:style-name="ce26" office:value-type="string" calcext:value-type="string">
            <text:p>El equipo ha completado un ciclo preeviamente.</text:p>
          </table:table-cell>
          <table:table-cell table:style-name="ce26" office:value-type="string" calcext:value-type="string">
            <text:p>Cada miembro del equipo completó la forma INFO. El equipo llego a un acuerdo con los goles del ciclo #3 y la fecha en que serán entregados los reportes semanales.</text:p>
          </table:table-cell>
          <table:table-cell office:value-type="float" office:value="5" calcext:value-type="float">
            <text:p>5</text:p>
          </table:table-cell>
          <table:table-cell table:style-name="ce31" table:formula="of:=[.E47]/[$tiempo.$K$14]" office:value-type="percentage" office:value="0.0160771704180064" calcext:value-type="percentage">
            <text:p>1.61%</text:p>
          </table:table-cell>
          <table:table-cell office:value-type="float" office:value="6" calcext:value-type="float">
            <text:p>6</text:p>
          </table:table-cell>
          <table:table-cell table:style-name="ce14"/>
          <table:table-cell table:style-name="ce31" table:formula="of:=LOOKUP([.A47];[$'3'.A$1:.A$1048576];[$'3'.Q$1:.Q$1048576])" office:value-type="percentage" office:value="0.0160771704180064" calcext:value-type="percentage">
            <text:p>1.61%</text:p>
          </table:table-cell>
          <table:table-cell table:formula="of:=LOOKUP([.A47];[$'3'.$A$1:.$A$1048576];[$'3'.$R$1:.$R$1048576])" office:value-type="float" office:value="6" calcext:value-type="float">
            <text:p>6</text:p>
          </table:table-cell>
          <table:table-cell table:style-name="ce14" table:number-columns-repeated="1014"/>
        </table:table-row>
        <table:table-row table:style-name="ro7">
          <table:table-cell office:value-type="float" office:value="45" calcext:value-type="float">
            <text:p>45</text:p>
          </table:table-cell>
          <table:table-cell office:value-type="string" calcext:value-type="string">
            <text:p>Definir la estrategía de desarrolo del ciclo #3.</text:p>
          </table:table-cell>
          <table:table-cell table:style-name="ce26" office:value-type="string" calcext:value-type="string">
            <text:p>El equipo ha completado un ciclo preeviamente. Cada miembro del equipo ha leído el capítulo correspondiente a su rol.</text:p>
          </table:table-cell>
          <table:table-cell table:style-name="ce26" office:value-type="string" calcext:value-type="string">
            <text:p>El equipo estimó el tamaño y el tiempo de producción de los elementos a producir en el ciclo #3. El equipo definió actualizó el diseño conceptual del proyecto y completó la forma STRAT. El equipo actualizó el documento los riesgos y problemas.</text:p>
          </table:table-cell>
          <table:table-cell office:value-type="float" office:value="5" calcext:value-type="float">
            <text:p>5</text:p>
          </table:table-cell>
          <table:table-cell table:style-name="ce31" table:formula="of:=[.E48]/[$tiempo.$K$14]" office:value-type="percentage" office:value="0.0160771704180064" calcext:value-type="percentage">
            <text:p>1.61%</text:p>
          </table:table-cell>
          <table:table-cell office:value-type="float" office:value="6" calcext:value-type="float">
            <text:p>6</text:p>
          </table:table-cell>
          <table:table-cell table:style-name="ce14"/>
          <table:table-cell table:style-name="ce31" table:formula="of:=LOOKUP([.A48];[$'3'.A$1:.A$1048576];[$'3'.Q$1:.Q$1048576])" office:value-type="percentage" office:value="0.0160771704180064" calcext:value-type="percentage">
            <text:p>1.61%</text:p>
          </table:table-cell>
          <table:table-cell table:formula="of:=LOOKUP([.A48];[$'3'.$A$1:.$A$1048576];[$'3'.$R$1:.$R$1048576])" office:value-type="float" office:value="6" calcext:value-type="float">
            <text:p>6</text:p>
          </table:table-cell>
          <table:table-cell table:style-name="ce14" table:number-columns-repeated="1014"/>
        </table:table-row>
        <table:table-row table:style-name="ro6">
          <table:table-cell office:value-type="float" office:value="46" calcext:value-type="float">
            <text:p>46</text:p>
          </table:table-cell>
          <table:table-cell office:value-type="string" calcext:value-type="string">
            <text:p>Elaborar el plan del ciclo #3.</text:p>
          </table:table-cell>
          <table:table-cell table:style-name="ce26" office:value-type="string" calcext:value-type="string">
            <text:p>El equipo ha completado y actualizado el plan de un ciclo preevio.</text:p>
          </table:table-cell>
          <table:table-cell table:style-name="ce26" office:value-type="string" calcext:value-type="string">
            <text:p>Se completaron las formas TASK y SCHEDULE para el equipo y cada miembro de este. El equipo completo las formas SUMP, SUMQ y SUMS.</text:p>
          </table:table-cell>
          <table:table-cell office:value-type="float" office:value="2" calcext:value-type="float">
            <text:p>2</text:p>
          </table:table-cell>
          <table:table-cell table:style-name="ce31" table:formula="of:=[.E49]/[$tiempo.$K$14]" office:value-type="percentage" office:value="0.00643086816720257" calcext:value-type="percentage">
            <text:p>0.64%</text:p>
          </table:table-cell>
          <table:table-cell office:value-type="float" office:value="6" calcext:value-type="float">
            <text:p>6</text:p>
          </table:table-cell>
          <table:table-cell table:style-name="ce14"/>
          <table:table-cell table:style-name="ce31" table:formula="of:=LOOKUP([.A49];[$'3'.A$1:.A$1048576];[$'3'.Q$1:.Q$1048576])" office:value-type="percentage" office:value="0.00643086816720257" calcext:value-type="percentage">
            <text:p>0.64%</text:p>
          </table:table-cell>
          <table:table-cell table:formula="of:=LOOKUP([.A49];[$'3'.$A$1:.$A$1048576];[$'3'.$R$1:.$R$1048576])" office:value-type="float" office:value="7" calcext:value-type="float">
            <text:p>7</text:p>
          </table:table-cell>
          <table:table-cell table:style-name="ce14" table:number-columns-repeated="1014"/>
        </table:table-row>
        <table:table-row table:style-name="ro5">
          <table:table-cell office:value-type="float" office:value="47" calcext:value-type="float">
            <text:p>47</text:p>
          </table:table-cell>
          <table:table-cell office:value-type="string" calcext:value-type="string">
            <text:p>Elaborar el mokcup de la vista para la creación de un proyecto.</text:p>
          </table:table-cell>
          <table:table-cell table:style-name="ce26" office:value-type="string" calcext:value-type="string">
            <text:p>Se ha completado la reunión de equipo para analizar la versión final del documento de requerimientos.</text:p>
          </table:table-cell>
          <table:table-cell table:style-name="ce26" office:value-type="string" calcext:value-type="string">
            <text:p>Se elaboró el mockup de la vista para la creación de un proyecto.</text:p>
          </table:table-cell>
          <table:table-cell office:value-type="float" office:value="2" calcext:value-type="float">
            <text:p>2</text:p>
          </table:table-cell>
          <table:table-cell table:style-name="ce31" table:formula="of:=[.E50]/[$tiempo.$K$14]" office:value-type="percentage" office:value="0.00643086816720257" calcext:value-type="percentage">
            <text:p>0.64%</text:p>
          </table:table-cell>
          <table:table-cell office:value-type="float" office:value="6" calcext:value-type="float">
            <text:p>6</text:p>
          </table:table-cell>
          <table:table-cell table:style-name="ce14"/>
          <table:table-cell table:style-name="ce31" table:formula="of:=LOOKUP([.A50];[$'3'.A$1:.A$1048576];[$'3'.Q$1:.Q$1048576])" office:value-type="percentage" office:value="0.00643086816720257" calcext:value-type="percentage">
            <text:p>0.64%</text:p>
          </table:table-cell>
          <table:table-cell table:formula="of:=LOOKUP([.A50];[$'3'.$A$1:.$A$1048576];[$'3'.$R$1:.$R$1048576])" office:value-type="float" office:value="7" calcext:value-type="float">
            <text:p>7</text:p>
          </table:table-cell>
          <table:table-cell table:style-name="ce14" table:number-columns-repeated="1014"/>
        </table:table-row>
        <table:table-row table:style-name="ro6">
          <table:table-cell office:value-type="float" office:value="48" calcext:value-type="float">
            <text:p>48</text:p>
          </table:table-cell>
          <table:table-cell office:value-type="string" calcext:value-type="string">
            <text:p>Elaborar el mockup de la vista para la asignación de la disponibilidad de los recursos.</text:p>
          </table:table-cell>
          <table:table-cell table:style-name="ce26" office:value-type="string" calcext:value-type="string">
            <text:p>Se ha completado la reunión de equipo para analizar la versión final del documento de requerimientos.</text:p>
          </table:table-cell>
          <table:table-cell table:style-name="ce26" office:value-type="string" calcext:value-type="string">
            <text:p>Se elaboró el mockup de la vista para la asignación de la disponibilidad de los recursos.</text:p>
          </table:table-cell>
          <table:table-cell office:value-type="float" office:value="3" calcext:value-type="float">
            <text:p>3</text:p>
          </table:table-cell>
          <table:table-cell table:style-name="ce31" table:formula="of:=[.E51]/[$tiempo.$K$14]" office:value-type="percentage" office:value="0.00964630225080386" calcext:value-type="percentage">
            <text:p>0.96%</text:p>
          </table:table-cell>
          <table:table-cell office:value-type="float" office:value="6" calcext:value-type="float">
            <text:p>6</text:p>
          </table:table-cell>
          <table:table-cell table:style-name="ce14"/>
          <table:table-cell table:style-name="ce31" table:formula="of:=LOOKUP([.A51];[$'3'.A$1:.A$1048576];[$'3'.Q$1:.Q$1048576])" office:value-type="percentage" office:value="0.00964630225080386" calcext:value-type="percentage">
            <text:p>0.96%</text:p>
          </table:table-cell>
          <table:table-cell table:formula="of:=LOOKUP([.A51];[$'3'.$A$1:.$A$1048576];[$'3'.$R$1:.$R$1048576])" office:value-type="float" office:value="7" calcext:value-type="float">
            <text:p>7</text:p>
          </table:table-cell>
          <table:table-cell table:style-name="ce14" table:number-columns-repeated="1014"/>
        </table:table-row>
        <table:table-row table:style-name="ro5">
          <table:table-cell office:value-type="float" office:value="49" calcext:value-type="float">
            <text:p>49</text:p>
          </table:table-cell>
          <table:table-cell office:value-type="string" calcext:value-type="string">
            <text:p>Elaborar el mockup de la vista para ver la calendarización de uno o más recursos.</text:p>
          </table:table-cell>
          <table:table-cell table:style-name="ce26" office:value-type="string" calcext:value-type="string">
            <text:p>Se ha completado la reunión de equipo para analizar la versión final del documento de requerimientos.</text:p>
          </table:table-cell>
          <table:table-cell table:style-name="ce26" office:value-type="string" calcext:value-type="string">
            <text:p>Se elaboró el mockup de la vista para ver la calendarización de uno o más recursos.</text:p>
          </table:table-cell>
          <table:table-cell office:value-type="float" office:value="3" calcext:value-type="float">
            <text:p>3</text:p>
          </table:table-cell>
          <table:table-cell table:style-name="ce31" table:formula="of:=[.E52]/[$tiempo.$K$14]" office:value-type="percentage" office:value="0.00964630225080386" calcext:value-type="percentage">
            <text:p>0.96%</text:p>
          </table:table-cell>
          <table:table-cell office:value-type="float" office:value="6" calcext:value-type="float">
            <text:p>6</text:p>
          </table:table-cell>
          <table:table-cell table:style-name="ce14"/>
          <table:table-cell table:style-name="ce31" table:formula="of:=LOOKUP([.A52];[$'3'.A$1:.A$1048576];[$'3'.Q$1:.Q$1048576])" office:value-type="percentage" office:value="0.00964630225080386" calcext:value-type="percentage">
            <text:p>0.96%</text:p>
          </table:table-cell>
          <table:table-cell table:formula="of:=LOOKUP([.A52];[$'3'.$A$1:.$A$1048576];[$'3'.$R$1:.$R$1048576])" office:value-type="float" office:value="7" calcext:value-type="float">
            <text:p>7</text:p>
          </table:table-cell>
          <table:table-cell table:style-name="ce14" table:number-columns-repeated="1014"/>
        </table:table-row>
        <table:table-row table:style-name="ro5">
          <table:table-cell office:value-type="float" office:value="50" calcext:value-type="float">
            <text:p>50</text:p>
          </table:table-cell>
          <table:table-cell office:value-type="string" calcext:value-type="string">
            <text:p>Crear la agenda para la reunión #4 con el cliente.</text:p>
          </table:table-cell>
          <table:table-cell table:style-name="ce26" office:value-type="string" calcext:value-type="string">
            <text:p>Se ha creado la plantilla para las agendas de las reuniones con los cliente.</text:p>
          </table:table-cell>
          <table:table-cell table:style-name="ce26" office:value-type="string" calcext:value-type="string">
            <text:p>Se creó la agenda para la reunión #4 con el cliente.</text:p>
          </table:table-cell>
          <table:table-cell office:value-type="float" office:value="0.5" calcext:value-type="float">
            <text:p>0.5</text:p>
          </table:table-cell>
          <table:table-cell table:style-name="ce31" table:formula="of:=[.E53]/[$tiempo.$K$14]" office:value-type="percentage" office:value="0.00160771704180064" calcext:value-type="percentage">
            <text:p>0.16%</text:p>
          </table:table-cell>
          <table:table-cell office:value-type="float" office:value="6" calcext:value-type="float">
            <text:p>6</text:p>
          </table:table-cell>
          <table:table-cell table:style-name="ce14"/>
          <table:table-cell table:style-name="ce31" table:formula="of:=LOOKUP([.A53];[$'3'.A$1:.A$1048576];[$'3'.Q$1:.Q$1048576])" office:value-type="percentage" office:value="0.00160771704180064" calcext:value-type="percentage">
            <text:p>0.16%</text:p>
          </table:table-cell>
          <table:table-cell table:formula="of:=LOOKUP([.A53];[$'3'.$A$1:.$A$1048576];[$'3'.$R$1:.$R$1048576])" office:value-type="float" office:value="6" calcext:value-type="float">
            <text:p>6</text:p>
          </table:table-cell>
          <table:table-cell table:style-name="ce14" table:number-columns-repeated="1014"/>
        </table:table-row>
        <table:table-row table:style-name="ro5">
          <table:table-cell office:value-type="float" office:value="51" calcext:value-type="float">
            <text:p>51</text:p>
          </table:table-cell>
          <table:table-cell office:value-type="string" calcext:value-type="string">
            <text:p>Reunión #4 con el cliente.</text:p>
          </table:table-cell>
          <table:table-cell table:style-name="ce26" office:value-type="string" calcext:value-type="string">
            <text:p>Se ha creado y enviado la agenda para la reunión #4 con el cliente.</text:p>
          </table:table-cell>
          <table:table-cell table:style-name="ce26" office:value-type="string" calcext:value-type="string">
            <text:p>Se creó la minuta de la reunión #4 con el cliente.</text:p>
          </table:table-cell>
          <table:table-cell office:value-type="float" office:value="2" calcext:value-type="float">
            <text:p>2</text:p>
          </table:table-cell>
          <table:table-cell table:style-name="ce31" table:formula="of:=[.E54]/[$tiempo.$K$14]" office:value-type="percentage" office:value="0.00643086816720257" calcext:value-type="percentage">
            <text:p>0.64%</text:p>
          </table:table-cell>
          <table:table-cell office:value-type="float" office:value="6" calcext:value-type="float">
            <text:p>6</text:p>
          </table:table-cell>
          <table:table-cell table:style-name="ce14"/>
          <table:table-cell table:style-name="ce31" table:formula="of:=LOOKUP([.A54];[$'3'.A$1:.A$1048576];[$'3'.Q$1:.Q$1048576])" office:value-type="percentage" office:value="0.00643086816720257" calcext:value-type="percentage">
            <text:p>0.64%</text:p>
          </table:table-cell>
          <table:table-cell table:formula="of:=LOOKUP([.A54];[$'3'.$A$1:.$A$1048576];[$'3'.$R$1:.$R$1048576])" office:value-type="float" office:value="6" calcext:value-type="float">
            <text:p>6</text:p>
          </table:table-cell>
          <table:table-cell table:style-name="ce14" table:number-columns-repeated="1014"/>
        </table:table-row>
        <table:table-row table:style-name="ro5">
          <table:table-cell office:value-type="float" office:value="52" calcext:value-type="float">
            <text:p>52</text:p>
          </table:table-cell>
          <table:table-cell office:value-type="string" calcext:value-type="string">
            <text:p>Elaborar el mockup de la vista para ver los eventos o excepciones de los recursos.</text:p>
          </table:table-cell>
          <table:table-cell table:style-name="ce26" office:value-type="string" calcext:value-type="string">
            <text:p>Se ha completado la reunión de equipo para analizar la versión final del documento de requerimientos.</text:p>
          </table:table-cell>
          <table:table-cell table:style-name="ce26" office:value-type="string" calcext:value-type="string">
            <text:p>Se elaboró el mockup de la vista para ver los eventos o excepciones de los recursos.</text:p>
          </table:table-cell>
          <table:table-cell office:value-type="float" office:value="2" calcext:value-type="float">
            <text:p>2</text:p>
          </table:table-cell>
          <table:table-cell table:style-name="ce31" table:formula="of:=[.E55]/[$tiempo.$K$14]" office:value-type="percentage" office:value="0.00643086816720257" calcext:value-type="percentage">
            <text:p>0.64%</text:p>
          </table:table-cell>
          <table:table-cell office:value-type="float" office:value="6" calcext:value-type="float">
            <text:p>6</text:p>
          </table:table-cell>
          <table:table-cell table:style-name="ce14"/>
          <table:table-cell table:style-name="ce31" table:formula="of:=LOOKUP([.A55];[$'3'.A$1:.A$1048576];[$'3'.Q$1:.Q$1048576])" office:value-type="percentage" office:value="0.00643086816720257" calcext:value-type="percentage">
            <text:p>0.64%</text:p>
          </table:table-cell>
          <table:table-cell table:formula="of:=LOOKUP([.A55];[$'3'.$A$1:.$A$1048576];[$'3'.$R$1:.$R$1048576])" office:value-type="float" office:value="7" calcext:value-type="float">
            <text:p>7</text:p>
          </table:table-cell>
          <table:table-cell table:style-name="ce14" table:number-columns-repeated="1014"/>
        </table:table-row>
        <table:table-row table:style-name="ro6">
          <table:table-cell office:value-type="float" office:value="53" calcext:value-type="float">
            <text:p>53</text:p>
          </table:table-cell>
          <table:table-cell office:value-type="string" calcext:value-type="string">
            <text:p>Elaborar el pseudocódigo del algoritmo de construcción de la estructura de calendarización a partir del archivo CSV.</text:p>
          </table:table-cell>
          <table:table-cell table:style-name="ce26" office:value-type="string" calcext:value-type="string">
            <text:p>Se ha elaborado el diagrama de flujo del algoritmo de calendarización.</text:p>
          </table:table-cell>
          <table:table-cell table:style-name="ce26" office:value-type="string" calcext:value-type="string">
            <text:p>Se elaboró el pseudocódigo del algoritmo de construcción de la estructura de calendarización a partir del archivo CSV.</text:p>
          </table:table-cell>
          <table:table-cell office:value-type="float" office:value="4" calcext:value-type="float">
            <text:p>4</text:p>
          </table:table-cell>
          <table:table-cell table:style-name="ce31" table:formula="of:=[.E56]/[$tiempo.$K$14]" office:value-type="percentage" office:value="0.0128617363344051" calcext:value-type="percentage">
            <text:p>1.29%</text:p>
          </table:table-cell>
          <table:table-cell office:value-type="float" office:value="6" calcext:value-type="float">
            <text:p>6</text:p>
          </table:table-cell>
          <table:table-cell table:style-name="ce14"/>
          <table:table-cell table:style-name="ce31" table:formula="of:=LOOKUP([.A56];[$'3'.A$1:.A$1048576];[$'3'.Q$1:.Q$1048576])" office:value-type="percentage" office:value="0.0128617363344051" calcext:value-type="percentage">
            <text:p>1.29%</text:p>
          </table:table-cell>
          <table:table-cell table:formula="of:=LOOKUP([.A56];[$'3'.$A$1:.$A$1048576];[$'3'.$R$1:.$R$1048576])" office:value-type="float" office:value="6" calcext:value-type="float">
            <text:p>6</text:p>
          </table:table-cell>
          <table:table-cell table:style-name="ce14" table:number-columns-repeated="1014"/>
        </table:table-row>
        <table:table-row table:style-name="ro5">
          <table:table-cell office:value-type="float" office:value="54" calcext:value-type="float">
            <text:p>54</text:p>
          </table:table-cell>
          <table:table-cell office:value-type="string" calcext:value-type="string">
            <text:p>Configurar el ambiente global de desarrollo.</text:p>
          </table:table-cell>
          <table:table-cell table:style-name="ce14"/>
          <table:table-cell table:style-name="ce26" office:value-type="string" calcext:value-type="string">
            <text:p>Se elaboró una guía con todos los pasos para la configuración del ambiente global de desarrollo.</text:p>
          </table:table-cell>
          <table:table-cell office:value-type="float" office:value="4" calcext:value-type="float">
            <text:p>4</text:p>
          </table:table-cell>
          <table:table-cell table:style-name="ce31" table:formula="of:=[.E57]/[$tiempo.$K$14]" office:value-type="percentage" office:value="0.0128617363344051" calcext:value-type="percentage">
            <text:p>1.29%</text:p>
          </table:table-cell>
          <table:table-cell office:value-type="float" office:value="6" calcext:value-type="float">
            <text:p>6</text:p>
          </table:table-cell>
          <table:table-cell table:style-name="ce14"/>
          <table:table-cell table:style-name="ce31" table:formula="of:=LOOKUP([.A57];[$'3'.A$1:.A$1048576];[$'3'.Q$1:.Q$1048576])" office:value-type="percentage" office:value="0.0128617363344051" calcext:value-type="percentage">
            <text:p>1.29%</text:p>
          </table:table-cell>
          <table:table-cell table:formula="of:=LOOKUP([.A57];[$'3'.$A$1:.$A$1048576];[$'3'.$R$1:.$R$1048576])" office:value-type="float" office:value="7" calcext:value-type="float">
            <text:p>7</text:p>
          </table:table-cell>
          <table:table-cell table:style-name="ce14" table:number-columns-repeated="1014"/>
        </table:table-row>
        <table:table-row table:style-name="ro5">
          <table:table-cell office:value-type="float" office:value="55" calcext:value-type="float">
            <text:p>55</text:p>
          </table:table-cell>
          <table:table-cell office:value-type="string" calcext:value-type="string">
            <text:p>Configurar el ambiente local de desarrollo.</text:p>
          </table:table-cell>
          <table:table-cell table:style-name="ce26" office:value-type="string" calcext:value-type="string">
            <text:p>Se ha elaborado una guía con todos los pasos para la configuración del ambiente global de desarrollo.</text:p>
          </table:table-cell>
          <table:table-cell table:style-name="ce26" office:value-type="string" calcext:value-type="string">
            <text:p>Cada miembro del equipo configuró su ambiente local de desarrollo.</text:p>
          </table:table-cell>
          <table:table-cell table:formula="of:=7.5" office:value-type="float" office:value="7.5" calcext:value-type="float">
            <text:p>7.5</text:p>
          </table:table-cell>
          <table:table-cell table:style-name="ce31" table:formula="of:=[.E58]/[$tiempo.$K$14]" office:value-type="percentage" office:value="0.0241157556270096" calcext:value-type="percentage">
            <text:p>2.41%</text:p>
          </table:table-cell>
          <table:table-cell office:value-type="float" office:value="7" calcext:value-type="float">
            <text:p>7</text:p>
          </table:table-cell>
          <table:table-cell table:style-name="ce14"/>
          <table:table-cell table:style-name="ce31" table:formula="of:=LOOKUP([.A58];[$'3'.A$1:.A$1048576];[$'3'.Q$1:.Q$1048576])" office:value-type="percentage" office:value="0.0241157556270096" calcext:value-type="percentage">
            <text:p>2.41%</text:p>
          </table:table-cell>
          <table:table-cell table:formula="of:=LOOKUP([.A58];[$'3'.$A$1:.$A$1048576];[$'3'.$R$1:.$R$1048576])" office:value-type="float" office:value="7" calcext:value-type="float">
            <text:p>7</text:p>
          </table:table-cell>
          <table:table-cell table:style-name="ce14" table:number-columns-repeated="1014"/>
        </table:table-row>
        <table:table-row table:style-name="ro3">
          <table:table-cell office:value-type="float" office:value="56" calcext:value-type="float">
            <text:p>56</text:p>
          </table:table-cell>
          <table:table-cell office:value-type="string" calcext:value-type="string">
            <text:p>Elaborar el plan de calidad.</text:p>
          </table:table-cell>
          <table:table-cell table:style-name="ce14" table:number-columns-repeated="2"/>
          <table:table-cell office:value-type="float" office:value="4" calcext:value-type="float">
            <text:p>4</text:p>
          </table:table-cell>
          <table:table-cell table:style-name="ce31" table:formula="of:=[.E59]/[$tiempo.$K$14]" office:value-type="percentage" office:value="0.0128617363344051" calcext:value-type="percentage">
            <text:p>1.29%</text:p>
          </table:table-cell>
          <table:table-cell office:value-type="float" office:value="7" calcext:value-type="float">
            <text:p>7</text:p>
          </table:table-cell>
          <table:table-cell table:style-name="ce14"/>
          <table:table-cell table:style-name="ce31" table:formula="of:=LOOKUP([.A59];[$'3'.A$1:.A$1048576];[$'3'.Q$1:.Q$1048576])" office:value-type="percentage" office:value="0.0128617363344051" calcext:value-type="percentage">
            <text:p>1.29%</text:p>
          </table:table-cell>
          <table:table-cell table:formula="of:=LOOKUP([.A59];[$'3'.$A$1:.$A$1048576];[$'3'.$R$1:.$R$1048576])" office:value-type="float" office:value="9" calcext:value-type="float">
            <text:p>9</text:p>
          </table:table-cell>
          <table:table-cell table:style-name="ce14" table:number-columns-repeated="1014"/>
        </table:table-row>
        <table:table-row table:style-name="ro5">
          <table:table-cell office:value-type="float" office:value="57" calcext:value-type="float">
            <text:p>57</text:p>
          </table:table-cell>
          <table:table-cell office:value-type="string" calcext:value-type="string">
            <text:p>Elaborar la versión final del diagrama de flujo del algoritmo de calendarización.</text:p>
          </table:table-cell>
          <table:table-cell table:style-name="ce26" office:value-type="string" calcext:value-type="string">
            <text:p>Se ha elaborado el borrador #1 del diagrama de flujo del algoritmo de calendarización.</text:p>
          </table:table-cell>
          <table:table-cell table:style-name="ce26" office:value-type="string" calcext:value-type="string">
            <text:p>Se elaboró la versión final del diagrama de flujo del algoritmo de calendarización.</text:p>
          </table:table-cell>
          <table:table-cell office:value-type="float" office:value="2" calcext:value-type="float">
            <text:p>2</text:p>
          </table:table-cell>
          <table:table-cell table:style-name="ce31" table:formula="of:=[.E60]/[$tiempo.$K$14]" office:value-type="percentage" office:value="0.00643086816720257" calcext:value-type="percentage">
            <text:p>0.64%</text:p>
          </table:table-cell>
          <table:table-cell office:value-type="float" office:value="7" calcext:value-type="float">
            <text:p>7</text:p>
          </table:table-cell>
          <table:table-cell table:style-name="ce14"/>
          <table:table-cell table:style-name="ce31" table:formula="of:=LOOKUP([.A60];[$'3'.A$1:.A$1048576];[$'3'.Q$1:.Q$1048576])" office:value-type="percentage" office:value="0.00643086816720257" calcext:value-type="percentage">
            <text:p>0.64%</text:p>
          </table:table-cell>
          <table:table-cell table:formula="of:=LOOKUP([.A60];[$'3'.$A$1:.$A$1048576];[$'3'.$R$1:.$R$1048576])" office:value-type="float" office:value="7" calcext:value-type="float">
            <text:p>7</text:p>
          </table:table-cell>
          <table:table-cell table:style-name="ce14" table:number-columns-repeated="1014"/>
        </table:table-row>
        <table:table-row table:style-name="ro5">
          <table:table-cell office:value-type="float" office:value="58" calcext:value-type="float">
            <text:p>58</text:p>
          </table:table-cell>
          <table:table-cell office:value-type="string" calcext:value-type="string">
            <text:p>Elaborar la versión final del modelo físico de data.</text:p>
          </table:table-cell>
          <table:table-cell table:style-name="ce26" office:value-type="string" calcext:value-type="string">
            <text:p>Se ha elaborado el borrador #1 del modelo físico de data.</text:p>
          </table:table-cell>
          <table:table-cell table:style-name="ce26" office:value-type="string" calcext:value-type="string">
            <text:p>Se elaboró la versión final del modelo físico de data.</text:p>
          </table:table-cell>
          <table:table-cell office:value-type="float" office:value="2" calcext:value-type="float">
            <text:p>2</text:p>
          </table:table-cell>
          <table:table-cell table:style-name="ce31" table:formula="of:=[.E61]/[$tiempo.$K$14]" office:value-type="percentage" office:value="0.00643086816720257" calcext:value-type="percentage">
            <text:p>0.64%</text:p>
          </table:table-cell>
          <table:table-cell office:value-type="float" office:value="7" calcext:value-type="float">
            <text:p>7</text:p>
          </table:table-cell>
          <table:table-cell table:style-name="ce14"/>
          <table:table-cell table:style-name="ce31" table:formula="of:=LOOKUP([.A61];[$'3'.A$1:.A$1048576];[$'3'.Q$1:.Q$1048576])" office:value-type="percentage" office:value="0.00643086816720257" calcext:value-type="percentage">
            <text:p>0.64%</text:p>
          </table:table-cell>
          <table:table-cell table:formula="of:=LOOKUP([.A61];[$'3'.$A$1:.$A$1048576];[$'3'.$R$1:.$R$1048576])" office:value-type="float" office:value="7" calcext:value-type="float">
            <text:p>7</text:p>
          </table:table-cell>
          <table:table-cell table:style-name="ce14" table:number-columns-repeated="1014"/>
        </table:table-row>
        <table:table-row table:style-name="ro5">
          <table:table-cell office:value-type="float" office:value="59" calcext:value-type="float">
            <text:p>59</text:p>
          </table:table-cell>
          <table:table-cell office:value-type="string" calcext:value-type="string">
            <text:p>Elaborar la versión final del diagrama de contexto de la arquitectura.</text:p>
          </table:table-cell>
          <table:table-cell table:style-name="ce26" office:value-type="string" calcext:value-type="string">
            <text:p>Se ha elaborado el borrador #1 del diagrama de contexto de la arquitectura.</text:p>
          </table:table-cell>
          <table:table-cell table:style-name="ce26" office:value-type="string" calcext:value-type="string">
            <text:p>Se elaboró la versión final del diagrama de contexto de la arquitectura.</text:p>
          </table:table-cell>
          <table:table-cell office:value-type="float" office:value="3" calcext:value-type="float">
            <text:p>3</text:p>
          </table:table-cell>
          <table:table-cell table:style-name="ce31" table:formula="of:=[.E62]/[$tiempo.$K$14]" office:value-type="percentage" office:value="0.00964630225080386" calcext:value-type="percentage">
            <text:p>0.96%</text:p>
          </table:table-cell>
          <table:table-cell office:value-type="float" office:value="7" calcext:value-type="float">
            <text:p>7</text:p>
          </table:table-cell>
          <table:table-cell table:style-name="ce14"/>
          <table:table-cell table:style-name="ce31" table:formula="of:=LOOKUP([.A62];[$'3'.A$1:.A$1048576];[$'3'.Q$1:.Q$1048576])" office:value-type="percentage" office:value="0.00964630225080386" calcext:value-type="percentage">
            <text:p>0.96%</text:p>
          </table:table-cell>
          <table:table-cell table:formula="of:=LOOKUP([.A62];[$'3'.$A$1:.$A$1048576];[$'3'.$R$1:.$R$1048576])" office:value-type="float" office:value="6" calcext:value-type="float">
            <text:p>6</text:p>
          </table:table-cell>
          <table:table-cell table:style-name="ce14" table:number-columns-repeated="1014"/>
        </table:table-row>
        <table:table-row table:style-name="ro5">
          <table:table-cell office:value-type="float" office:value="60" calcext:value-type="float">
            <text:p>60</text:p>
          </table:table-cell>
          <table:table-cell office:value-type="string" calcext:value-type="string">
            <text:p>Crear la versión final del documento de arquitectura.</text:p>
          </table:table-cell>
          <table:table-cell table:style-name="ce26" office:value-type="string" calcext:value-type="string">
            <text:p>Se han elaborado las versiones finales de todas las componentes del documento de arquitectura.</text:p>
          </table:table-cell>
          <table:table-cell table:style-name="ce26" office:value-type="string" calcext:value-type="string">
            <text:p>Se creó la versión final del documento de arquitectura.</text:p>
          </table:table-cell>
          <table:table-cell office:value-type="float" office:value="9" calcext:value-type="float">
            <text:p>9</text:p>
          </table:table-cell>
          <table:table-cell table:style-name="ce31" table:formula="of:=[.E63]/[$tiempo.$K$14]" office:value-type="percentage" office:value="0.0289389067524116" calcext:value-type="percentage">
            <text:p>2.89%</text:p>
          </table:table-cell>
          <table:table-cell office:value-type="float" office:value="7" calcext:value-type="float">
            <text:p>7</text:p>
          </table:table-cell>
          <table:table-cell table:style-name="ce14"/>
          <table:table-cell table:style-name="ce31" table:formula="of:=LOOKUP([.A63];[$'3'.A$1:.A$1048576];[$'3'.Q$1:.Q$1048576])" office:value-type="percentage" office:value="0.0289389067524116" calcext:value-type="percentage">
            <text:p>2.89%</text:p>
          </table:table-cell>
          <table:table-cell table:formula="of:=LOOKUP([.A63];[$'3'.$A$1:.$A$1048576];[$'3'.$R$1:.$R$1048576])" office:value-type="float" office:value="7" calcext:value-type="float">
            <text:p>7</text:p>
          </table:table-cell>
          <table:table-cell table:style-name="ce14" table:number-columns-repeated="1014"/>
        </table:table-row>
        <table:table-row table:style-name="ro8">
          <table:table-cell office:value-type="float" office:value="61" calcext:value-type="float">
            <text:p>61</text:p>
          </table:table-cell>
          <table:table-cell office:value-type="string" calcext:value-type="string">
            <text:p>Elaborar el reporte de cierre del ciclo #3.</text:p>
          </table:table-cell>
          <table:table-cell table:style-name="ce26" office:value-type="string" calcext:value-type="string">
            <text:p>El equipo ha completado los productos especificados. El equipo ha acumulado toda la información y ha completado todas las formas requeridas.</text:p>
          </table:table-cell>
          <table:table-cell table:style-name="ce26" office:value-type="string" calcext:value-type="string">
            <text:p>Cada miembro del equipo completó la forma PEER. Se creó el reporte del ciclo correspondiente. Se completaron las formas SUMP y SUMQ para el sistema y todos sus componentes.</text:p>
          </table:table-cell>
          <table:table-cell office:value-type="float" office:value="5" calcext:value-type="float">
            <text:p>5</text:p>
          </table:table-cell>
          <table:table-cell table:style-name="ce31" table:formula="of:=[.E64]/[$tiempo.$K$14]" office:value-type="percentage" office:value="0.0160771704180064" calcext:value-type="percentage">
            <text:p>1.61%</text:p>
          </table:table-cell>
          <table:table-cell office:value-type="float" office:value="7" calcext:value-type="float">
            <text:p>7</text:p>
          </table:table-cell>
          <table:table-cell table:style-name="ce14"/>
          <table:table-cell table:style-name="ce31" table:formula="of:=LOOKUP([.A64];[$'3'.A$1:.A$1048576];[$'3'.Q$1:.Q$1048576])" office:value-type="percentage" office:value="0.0160771704180064" calcext:value-type="percentage">
            <text:p>1.61%</text:p>
          </table:table-cell>
          <table:table-cell table:formula="of:=LOOKUP([.A64];[$'3'.$A$1:.$A$1048576];[$'3'.$R$1:.$R$1048576])" office:value-type="float" office:value="8" calcext:value-type="float">
            <text:p>8</text:p>
          </table:table-cell>
          <table:table-cell table:style-name="ce14" table:number-columns-repeated="1014"/>
        </table:table-row>
        <table:table-row table:style-name="ro2">
          <table:table-cell table:style-name="ce18"/>
          <table:table-cell table:style-name="ce24"/>
          <table:table-cell table:style-name="ce27" table:number-columns-repeated="2"/>
          <table:table-cell table:style-name="ce18"/>
          <table:table-cell table:style-name="ce32"/>
          <table:table-cell table:style-name="ce18" table:number-columns-repeated="4"/>
          <table:table-cell table:style-name="ce34" table:number-columns-repeated="1014"/>
        </table:table-row>
        <table:table-row table:style-name="ro6">
          <table:table-cell office:value-type="float" office:value="62" calcext:value-type="float">
            <text:p>62</text:p>
          </table:table-cell>
          <table:table-cell table:style-name="ce21" office:value-type="string" calcext:value-type="string">
            <text:p>Realizar el lanzamiento del ciclo #4.</text:p>
          </table:table-cell>
          <table:table-cell table:style-name="ce26" office:value-type="string" calcext:value-type="string">
            <text:p>El equipo ha completado un ciclo preeviamente.</text:p>
          </table:table-cell>
          <table:table-cell table:style-name="ce26" office:value-type="string" calcext:value-type="string">
            <text:p>Cada miembro del equipo completó la forma INFO. El equipo llego a un acuerdo con los goles del ciclo #4 y la fecha en que serán entregados los reportes semanales.</text:p>
          </table:table-cell>
          <table:table-cell office:value-type="float" office:value="5" calcext:value-type="float">
            <text:p>5</text:p>
          </table:table-cell>
          <table:table-cell table:style-name="ce31" table:formula="of:=[.E66]/[$tiempo.$K$14]" office:value-type="percentage" office:value="0.0160771704180064" calcext:value-type="percentage">
            <text:p>1.61%</text:p>
          </table:table-cell>
          <table:table-cell office:value-type="float" office:value="8" calcext:value-type="float">
            <text:p>8</text:p>
          </table:table-cell>
          <table:table-cell/>
          <table:table-cell table:style-name="ce31" table:formula="of:=LOOKUP([.A66];[$'4'.A$1:.A$1048559];[$'4'.Q$1:.Q$1048559])" office:value-type="percentage" office:value="0.0160771704180064" calcext:value-type="percentage">
            <text:p>1.61%</text:p>
          </table:table-cell>
          <table:table-cell table:formula="of:=LOOKUP([.A66];[$'4'.$A$1:.$A$1048559];[$'4'.$R$1:.$R$1048559])" office:value-type="float" office:value="9" calcext:value-type="float">
            <text:p>9</text:p>
          </table:table-cell>
          <table:table-cell table:number-columns-repeated="1014"/>
        </table:table-row>
        <table:table-row table:style-name="ro7">
          <table:table-cell office:value-type="float" office:value="63" calcext:value-type="float">
            <text:p>63</text:p>
          </table:table-cell>
          <table:table-cell office:value-type="string" calcext:value-type="string">
            <text:p>Definir la estrategía de desarrolo del ciclo #4.</text:p>
          </table:table-cell>
          <table:table-cell table:style-name="ce26" office:value-type="string" calcext:value-type="string">
            <text:p>El equipo ha completado un ciclo preeviamente. Cada miembro del equipo ha leído el capítulo correspondiente a su rol.</text:p>
          </table:table-cell>
          <table:table-cell table:style-name="ce26" office:value-type="string" calcext:value-type="string">
            <text:p>El equipo estimó el tamaño y el tiempo de producción de los elementos a producir en el ciclo #4. El equipo definió actualizó el diseño conceptual del proyecto y completó la forma STRAT. El equipo actualizó el documento los riesgos y problemas.</text:p>
          </table:table-cell>
          <table:table-cell office:value-type="float" office:value="5" calcext:value-type="float">
            <text:p>5</text:p>
          </table:table-cell>
          <table:table-cell table:style-name="ce31" table:formula="of:=[.E67]/[$tiempo.$K$14]" office:value-type="percentage" office:value="0.0160771704180064" calcext:value-type="percentage">
            <text:p>1.61%</text:p>
          </table:table-cell>
          <table:table-cell office:value-type="float" office:value="8" calcext:value-type="float">
            <text:p>8</text:p>
          </table:table-cell>
          <table:table-cell/>
          <table:table-cell table:style-name="ce31" table:formula="of:=LOOKUP([.A67];[$'4'.A$1:.A$1048559];[$'4'.Q$1:.Q$1048559])" office:value-type="percentage" office:value="0.0160771704180064" calcext:value-type="percentage">
            <text:p>1.61%</text:p>
          </table:table-cell>
          <table:table-cell table:formula="of:=LOOKUP([.A67];[$'4'.$A$1:.$A$1048559];[$'4'.$R$1:.$R$1048559])" office:value-type="float" office:value="8" calcext:value-type="float">
            <text:p>8</text:p>
          </table:table-cell>
          <table:table-cell table:number-columns-repeated="1014"/>
        </table:table-row>
        <table:table-row table:style-name="ro10">
          <table:table-cell office:value-type="float" office:value="64" calcext:value-type="float">
            <text:p>64</text:p>
          </table:table-cell>
          <table:table-cell office:value-type="string" calcext:value-type="string">
            <text:p>Elaborar el plan del ciclo #4.</text:p>
          </table:table-cell>
          <table:table-cell table:style-name="ce26" office:value-type="string" calcext:value-type="string">
            <text:p>El equipo ha completado y actualizado el plan de un ciclo preevio.</text:p>
          </table:table-cell>
          <table:table-cell table:style-name="ce26" office:value-type="string" calcext:value-type="string">
            <text:p>Se completaron las formas TASK y SCHEDULE para el equipo y cada miembro de este. El equipo completo las formas SUMP, SUMQ y SUMS.</text:p>
          </table:table-cell>
          <table:table-cell office:value-type="float" office:value="2" calcext:value-type="float">
            <text:p>2</text:p>
          </table:table-cell>
          <table:table-cell table:style-name="ce31" table:formula="of:=[.E68]/[$tiempo.$K$14]" office:value-type="percentage" office:value="0.00643086816720257" calcext:value-type="percentage">
            <text:p>0.64%</text:p>
          </table:table-cell>
          <table:table-cell office:value-type="float" office:value="8" calcext:value-type="float">
            <text:p>8</text:p>
          </table:table-cell>
          <table:table-cell/>
          <table:table-cell table:style-name="ce31" table:formula="of:=LOOKUP([.A68];[$'4'.A$1:.A$1048559];[$'4'.Q$1:.Q$1048559])" office:value-type="percentage" office:value="0.00643086816720257" calcext:value-type="percentage">
            <text:p>0.64%</text:p>
          </table:table-cell>
          <table:table-cell table:formula="of:=LOOKUP([.A68];[$'4'.$A$1:.$A$1048559];[$'4'.$R$1:.$R$1048559])" office:value-type="float" office:value="9" calcext:value-type="float">
            <text:p>9</text:p>
          </table:table-cell>
          <table:table-cell table:number-columns-repeated="1014"/>
        </table:table-row>
        <table:table-row table:style-name="ro6">
          <table:table-cell office:value-type="float" office:value="65" calcext:value-type="float">
            <text:p>65</text:p>
          </table:table-cell>
          <table:table-cell office:value-type="string" calcext:value-type="string">
            <text:p>Elaborar la vista de descomposición de la arquitectura.</text:p>
          </table:table-cell>
          <table:table-cell table:style-name="ce26" office:value-type="string" calcext:value-type="string">
            <text:p>Se ha completado la reunión de equipo para analizar la versión final del documento de requerimientos. Se ha creado el esquema del documento de arquitectura.</text:p>
          </table:table-cell>
          <table:table-cell table:style-name="ce26" office:value-type="string" calcext:value-type="string">
            <text:p>Se creó la vista de descomposición de la arquitectura.</text:p>
          </table:table-cell>
          <table:table-cell office:value-type="float" office:value="3" calcext:value-type="float">
            <text:p>3</text:p>
          </table:table-cell>
          <table:table-cell table:style-name="ce31" table:formula="of:=[.E69]/[$tiempo.$K$14]" office:value-type="percentage" office:value="0.00964630225080386" calcext:value-type="percentage">
            <text:p>0.96%</text:p>
          </table:table-cell>
          <table:table-cell office:value-type="float" office:value="8" calcext:value-type="float">
            <text:p>8</text:p>
          </table:table-cell>
          <table:table-cell/>
          <table:table-cell table:style-name="ce31" table:formula="of:=LOOKUP([.A69];[$'4'.A$1:.A$1048559];[$'4'.Q$1:.Q$1048559])" office:value-type="percentage" office:value="0.00964630225080386" calcext:value-type="percentage">
            <text:p>0.96%</text:p>
          </table:table-cell>
          <table:table-cell table:formula="of:=LOOKUP([.A69];[$'4'.$A$1:.$A$1048559];[$'4'.$R$1:.$R$1048559])" office:value-type="float" office:value="9" calcext:value-type="float">
            <text:p>9</text:p>
          </table:table-cell>
          <table:table-cell table:number-columns-repeated="1014"/>
        </table:table-row>
        <table:table-row table:style-name="ro11">
          <table:table-cell office:value-type="float" office:value="66" calcext:value-type="float">
            <text:p>66</text:p>
          </table:table-cell>
          <table:table-cell office:value-type="string" calcext:value-type="string">
            <text:p>Inspeccion del documento de requerimientos.</text:p>
          </table:table-cell>
          <table:table-cell table:style-name="ce26" office:value-type="string" calcext:value-type="string">
            <text:p>Se ha creado la versión final del documento de requerimientos.</text:p>
          </table:table-cell>
          <table:table-cell table:style-name="ce26" office:value-type="string" calcext:value-type="string">
            <text:p>Se creó el reporte de inspección del documento de requerimientos.</text:p>
          </table:table-cell>
          <table:table-cell office:value-type="float" office:value="3" calcext:value-type="float">
            <text:p>3</text:p>
          </table:table-cell>
          <table:table-cell table:style-name="ce31" table:formula="of:=[.E70]/[$tiempo.$K$14]" office:value-type="percentage" office:value="0.00964630225080386" calcext:value-type="percentage">
            <text:p>0.96%</text:p>
          </table:table-cell>
          <table:table-cell office:value-type="float" office:value="8" calcext:value-type="float">
            <text:p>8</text:p>
          </table:table-cell>
          <table:table-cell/>
          <table:table-cell table:style-name="ce31" table:formula="of:=LOOKUP([.A70];[$'4'.A$1:.A$1048559];[$'4'.Q$1:.Q$1048559])" office:value-type="percentage" office:value="0.00964630225080386" calcext:value-type="percentage">
            <text:p>0.96%</text:p>
          </table:table-cell>
          <table:table-cell table:formula="of:=LOOKUP([.A70];[$'4'.$A$1:.$A$1048559];[$'4'.$R$1:.$R$1048559])" office:value-type="float" office:value="9" calcext:value-type="float">
            <text:p>9</text:p>
          </table:table-cell>
          <table:table-cell table:number-columns-repeated="1014"/>
        </table:table-row>
        <table:table-row table:style-name="ro5">
          <table:table-cell office:value-type="float" office:value="67" calcext:value-type="float">
            <text:p>67</text:p>
          </table:table-cell>
          <table:table-cell office:value-type="string" calcext:value-type="string">
            <text:p>Arreglar los errores encontrados en el documento de requerimientos.</text:p>
          </table:table-cell>
          <table:table-cell table:style-name="ce26" office:value-type="string" calcext:value-type="string">
            <text:p>Se ha creado el reporte de inspección del documento de requerimientos.</text:p>
          </table:table-cell>
          <table:table-cell table:style-name="ce26" office:value-type="string" calcext:value-type="string">
            <text:p>Se arreglaron los errores encontrados en el documento de requerimientos.</text:p>
          </table:table-cell>
          <table:table-cell office:value-type="float" office:value="2" calcext:value-type="float">
            <text:p>2</text:p>
          </table:table-cell>
          <table:table-cell table:style-name="ce31" table:formula="of:=[.E71]/[$tiempo.$K$14]" office:value-type="percentage" office:value="0.00643086816720257" calcext:value-type="percentage">
            <text:p>0.64%</text:p>
          </table:table-cell>
          <table:table-cell office:value-type="float" office:value="8" calcext:value-type="float">
            <text:p>8</text:p>
          </table:table-cell>
          <table:table-cell/>
          <table:table-cell table:style-name="ce31" table:formula="of:=LOOKUP([.A71];[$'4'.A$1:.A$1048559];[$'4'.Q$1:.Q$1048559])" office:value-type="percentage" office:value="0.00643086816720257" calcext:value-type="percentage">
            <text:p>0.64%</text:p>
          </table:table-cell>
          <table:table-cell table:formula="of:=LOOKUP([.A71];[$'4'.$A$1:.$A$1048559];[$'4'.$R$1:.$R$1048559])" office:value-type="float" office:value="9" calcext:value-type="float">
            <text:p>9</text:p>
          </table:table-cell>
          <table:table-cell table:number-columns-repeated="1014"/>
        </table:table-row>
        <table:table-row table:style-name="ro11">
          <table:table-cell office:value-type="float" office:value="68" calcext:value-type="float">
            <text:p>68</text:p>
          </table:table-cell>
          <table:table-cell office:value-type="string" calcext:value-type="string">
            <text:p>Inspeccion del documento de arquitectura</text:p>
          </table:table-cell>
          <table:table-cell table:style-name="ce26" office:value-type="string" calcext:value-type="string">
            <text:p>Se ha creado la versión final del documento de arquitectura.</text:p>
          </table:table-cell>
          <table:table-cell table:style-name="ce26" office:value-type="string" calcext:value-type="string">
            <text:p>Se creó el reporte de inspección del documento de arquitectura.</text:p>
          </table:table-cell>
          <table:table-cell office:value-type="float" office:value="3" calcext:value-type="float">
            <text:p>3</text:p>
          </table:table-cell>
          <table:table-cell table:style-name="ce31" table:formula="of:=[.E72]/[$tiempo.$K$14]" office:value-type="percentage" office:value="0.00964630225080386" calcext:value-type="percentage">
            <text:p>0.96%</text:p>
          </table:table-cell>
          <table:table-cell office:value-type="float" office:value="8" calcext:value-type="float">
            <text:p>8</text:p>
          </table:table-cell>
          <table:table-cell/>
          <table:table-cell table:style-name="ce31" table:formula="of:=LOOKUP([.A72];[$'4'.A$1:.A$1048559];[$'4'.Q$1:.Q$1048559])" office:value-type="percentage" office:value="0.00964630225080386" calcext:value-type="percentage">
            <text:p>0.96%</text:p>
          </table:table-cell>
          <table:table-cell table:formula="of:=LOOKUP([.A72];[$'4'.$A$1:.$A$1048559];[$'4'.$R$1:.$R$1048559])" office:value-type="float" office:value="9" calcext:value-type="float">
            <text:p>9</text:p>
          </table:table-cell>
          <table:table-cell table:number-columns-repeated="1014"/>
        </table:table-row>
        <table:table-row table:style-name="ro11">
          <table:table-cell office:value-type="float" office:value="69" calcext:value-type="float">
            <text:p>69</text:p>
          </table:table-cell>
          <table:table-cell office:value-type="string" calcext:value-type="string">
            <text:p>Arreglar los errores encontrados en el documento de arquitectura.</text:p>
          </table:table-cell>
          <table:table-cell table:style-name="ce26" office:value-type="string" calcext:value-type="string">
            <text:p>Se ha creado el reporte de inspección del documento de arquitectura.</text:p>
          </table:table-cell>
          <table:table-cell table:style-name="ce26" office:value-type="string" calcext:value-type="string">
            <text:p>Se arreglaron los errores encontrados en el documento de arquitectura.</text:p>
          </table:table-cell>
          <table:table-cell office:value-type="float" office:value="2" calcext:value-type="float">
            <text:p>2</text:p>
          </table:table-cell>
          <table:table-cell table:style-name="ce31" table:formula="of:=[.E73]/[$tiempo.$K$14]" office:value-type="percentage" office:value="0.00643086816720257" calcext:value-type="percentage">
            <text:p>0.64%</text:p>
          </table:table-cell>
          <table:table-cell office:value-type="float" office:value="8" calcext:value-type="float">
            <text:p>8</text:p>
          </table:table-cell>
          <table:table-cell/>
          <table:table-cell table:style-name="ce31" table:formula="of:=LOOKUP([.A73];[$'4'.A$1:.A$1048559];[$'4'.Q$1:.Q$1048559])" office:value-type="percentage" office:value="0.00643086816720257" calcext:value-type="percentage">
            <text:p>0.64%</text:p>
          </table:table-cell>
          <table:table-cell table:formula="of:=LOOKUP([.A73];[$'4'.$A$1:.$A$1048559];[$'4'.$R$1:.$R$1048559])" office:value-type="float" office:value="9" calcext:value-type="float">
            <text:p>9</text:p>
          </table:table-cell>
          <table:table-cell table:number-columns-repeated="1014"/>
        </table:table-row>
        <table:table-row table:style-name="ro11">
          <table:table-cell office:value-type="float" office:value="70" calcext:value-type="float">
            <text:p>70</text:p>
          </table:table-cell>
          <table:table-cell office:value-type="string" calcext:value-type="string">
            <text:p>Implementar la funcionalidad #1(Establecer la disponibilidad por día de un recurso).</text:p>
          </table:table-cell>
          <table:table-cell table:style-name="ce14"/>
          <table:table-cell table:style-name="ce26" office:value-type="string" calcext:value-type="string">
            <text:p>Se implementó la funcionalidad #1 del producto.</text:p>
          </table:table-cell>
          <table:table-cell office:value-type="float" office:value="8" calcext:value-type="float">
            <text:p>8</text:p>
          </table:table-cell>
          <table:table-cell table:style-name="ce31" table:formula="of:=[.E74]/[$tiempo.$K$14]" office:value-type="percentage" office:value="0.0257234726688103" calcext:value-type="percentage">
            <text:p>2.57%</text:p>
          </table:table-cell>
          <table:table-cell office:value-type="float" office:value="8" calcext:value-type="float">
            <text:p>8</text:p>
          </table:table-cell>
          <table:table-cell/>
          <table:table-cell table:style-name="ce31" table:formula="of:=LOOKUP([.A74];[$'4'.A$1:.A$1048559];[$'4'.Q$1:.Q$1048559])" office:value-type="percentage" office:value="0.0257234726688103" calcext:value-type="percentage">
            <text:p>2.57%</text:p>
          </table:table-cell>
          <table:table-cell table:formula="of:=LOOKUP([.A74];[$'4'.$A$1:.$A$1048559];[$'4'.$R$1:.$R$1048559])" office:value-type="float" office:value="10" calcext:value-type="float">
            <text:p>10</text:p>
          </table:table-cell>
          <table:table-cell table:number-columns-repeated="1014"/>
        </table:table-row>
        <table:table-row table:style-name="ro11">
          <table:table-cell office:value-type="float" office:value="71" calcext:value-type="float">
            <text:p>71</text:p>
          </table:table-cell>
          <table:table-cell office:value-type="string" calcext:value-type="string">
            <text:p>Testear la funcionalidad #1.</text:p>
          </table:table-cell>
          <table:table-cell table:style-name="ce26" office:value-type="string" calcext:value-type="string">
            <text:p>Se ha implementado la funcionalidad #1 del producto.</text:p>
          </table:table-cell>
          <table:table-cell table:style-name="ce26" office:value-type="string" calcext:value-type="string">
            <text:p>Se creó el reporte de testeo de la funcionalidad #1 del producto.</text:p>
          </table:table-cell>
          <table:table-cell office:value-type="float" office:value="4" calcext:value-type="float">
            <text:p>4</text:p>
          </table:table-cell>
          <table:table-cell table:style-name="ce31" table:formula="of:=[.E75]/[$tiempo.$K$14]" office:value-type="percentage" office:value="0.0128617363344051" calcext:value-type="percentage">
            <text:p>1.29%</text:p>
          </table:table-cell>
          <table:table-cell office:value-type="float" office:value="8" calcext:value-type="float">
            <text:p>8</text:p>
          </table:table-cell>
          <table:table-cell/>
          <table:table-cell table:style-name="ce31" table:formula="of:=LOOKUP([.A75];[$'4'.A$1:.A$1048559];[$'4'.Q$1:.Q$1048559])" office:value-type="percentage" office:value="0" calcext:value-type="percentage">
            <text:p>0.00%</text:p>
          </table:table-cell>
          <table:table-cell table:formula="of:=LOOKUP([.A75];[$'4'.$A$1:.$A$1048559];[$'4'.$R$1:.$R$1048559])" office:value-type="float" office:value="0" calcext:value-type="float">
            <text:p/>
          </table:table-cell>
          <table:table-cell table:number-columns-repeated="1014"/>
        </table:table-row>
        <table:table-row table:style-name="ro11">
          <table:table-cell office:value-type="float" office:value="72" calcext:value-type="float">
            <text:p>72</text:p>
          </table:table-cell>
          <table:table-cell office:value-type="string" calcext:value-type="string">
            <text:p>Implementar la funcionalidad #2(Agregar una excepción o evento a un recurso).</text:p>
          </table:table-cell>
          <table:table-cell table:style-name="ce14"/>
          <table:table-cell table:style-name="ce26" office:value-type="string" calcext:value-type="string">
            <text:p>Se implementó la funcionalidad #2 del producto.</text:p>
          </table:table-cell>
          <table:table-cell office:value-type="float" office:value="10" calcext:value-type="float">
            <text:p>10</text:p>
          </table:table-cell>
          <table:table-cell table:style-name="ce31" table:formula="of:=[.E76]/[$tiempo.$K$14]" office:value-type="percentage" office:value="0.0321543408360129" calcext:value-type="percentage">
            <text:p>3.22%</text:p>
          </table:table-cell>
          <table:table-cell office:value-type="float" office:value="9" calcext:value-type="float">
            <text:p>9</text:p>
          </table:table-cell>
          <table:table-cell/>
          <table:table-cell table:style-name="ce31" table:formula="of:=LOOKUP([.A76];[$'4'.A$1:.A$1048559];[$'4'.Q$1:.Q$1048559])" office:value-type="percentage" office:value="0.0321543408360129" calcext:value-type="percentage">
            <text:p>3.22%</text:p>
          </table:table-cell>
          <table:table-cell table:formula="of:=LOOKUP([.A76];[$'4'.$A$1:.$A$1048559];[$'4'.$R$1:.$R$1048559])" office:value-type="float" office:value="10" calcext:value-type="float">
            <text:p>10</text:p>
          </table:table-cell>
          <table:table-cell table:number-columns-repeated="1014"/>
        </table:table-row>
        <table:table-row table:style-name="ro11">
          <table:table-cell office:value-type="float" office:value="73" calcext:value-type="float">
            <text:p>73</text:p>
          </table:table-cell>
          <table:table-cell office:value-type="string" calcext:value-type="string">
            <text:p>Testear la funcionalidad #2.</text:p>
          </table:table-cell>
          <table:table-cell table:style-name="ce26" office:value-type="string" calcext:value-type="string">
            <text:p>Se ha implementado la funcionalidad #2 del producto.</text:p>
          </table:table-cell>
          <table:table-cell table:style-name="ce26" office:value-type="string" calcext:value-type="string">
            <text:p>Se creó el reporte de testeo de la funcionalidad #2 del producto.</text:p>
          </table:table-cell>
          <table:table-cell office:value-type="float" office:value="4" calcext:value-type="float">
            <text:p>4</text:p>
          </table:table-cell>
          <table:table-cell table:style-name="ce31" table:formula="of:=[.E77]/[$tiempo.$K$14]" office:value-type="percentage" office:value="0.0128617363344051" calcext:value-type="percentage">
            <text:p>1.29%</text:p>
          </table:table-cell>
          <table:table-cell office:value-type="float" office:value="9" calcext:value-type="float">
            <text:p>9</text:p>
          </table:table-cell>
          <table:table-cell/>
          <table:table-cell table:style-name="ce31" table:formula="of:=LOOKUP([.A77];[$'4'.A$1:.A$1048559];[$'4'.Q$1:.Q$1048559])" office:value-type="percentage" office:value="0.0128617363344051" calcext:value-type="percentage">
            <text:p>1.29%</text:p>
          </table:table-cell>
          <table:table-cell table:formula="of:=LOOKUP([.A77];[$'4'.$A$1:.$A$1048559];[$'4'.$R$1:.$R$1048559])" office:value-type="float" office:value="10" calcext:value-type="float">
            <text:p>10</text:p>
          </table:table-cell>
          <table:table-cell table:number-columns-repeated="1014"/>
        </table:table-row>
        <table:table-row table:style-name="ro10">
          <table:table-cell office:value-type="float" office:value="74" calcext:value-type="float">
            <text:p>74</text:p>
          </table:table-cell>
          <table:table-cell office:value-type="string" calcext:value-type="string">
            <text:p>Implementar la funcionalidad #4(Ver la calendarización de uno o más recursos en un rango de fechas).</text:p>
          </table:table-cell>
          <table:table-cell table:style-name="ce14"/>
          <table:table-cell table:style-name="ce26" office:value-type="string" calcext:value-type="string">
            <text:p>Se implementó la funcionalidad #4 del producto.</text:p>
          </table:table-cell>
          <table:table-cell office:value-type="float" office:value="12" calcext:value-type="float">
            <text:p>12</text:p>
          </table:table-cell>
          <table:table-cell table:style-name="ce31" table:formula="of:=[.E78]/[$tiempo.$K$14]" office:value-type="percentage" office:value="0.0385852090032154" calcext:value-type="percentage">
            <text:p>3.86%</text:p>
          </table:table-cell>
          <table:table-cell office:value-type="float" office:value="9" calcext:value-type="float">
            <text:p>9</text:p>
          </table:table-cell>
          <table:table-cell/>
          <table:table-cell table:style-name="ce31" table:formula="of:=LOOKUP([.A78];[$'4'.A$1:.A$1048559];[$'4'.Q$1:.Q$1048559])" office:value-type="percentage" office:value="0" calcext:value-type="percentage">
            <text:p>0.00%</text:p>
          </table:table-cell>
          <table:table-cell table:formula="of:=LOOKUP([.A78];[$'4'.$A$1:.$A$1048559];[$'4'.$R$1:.$R$1048559])" office:value-type="float" office:value="0" calcext:value-type="float">
            <text:p/>
          </table:table-cell>
          <table:table-cell table:number-columns-repeated="1014"/>
        </table:table-row>
        <table:table-row table:style-name="ro11">
          <table:table-cell office:value-type="float" office:value="75" calcext:value-type="float">
            <text:p>75</text:p>
          </table:table-cell>
          <table:table-cell office:value-type="string" calcext:value-type="string">
            <text:p>Sesión de inspección para la funcionalidad #4.</text:p>
          </table:table-cell>
          <table:table-cell table:style-name="ce26" office:value-type="string" calcext:value-type="string">
            <text:p>Se ha implementado la funcionalidad #4 del producto.</text:p>
          </table:table-cell>
          <table:table-cell table:style-name="ce26" office:value-type="string" calcext:value-type="string">
            <text:p>Se creó el reporte de testeso de la funcionalidad #4 del producto.</text:p>
          </table:table-cell>
          <table:table-cell office:value-type="float" office:value="6" calcext:value-type="float">
            <text:p>6</text:p>
          </table:table-cell>
          <table:table-cell table:style-name="ce31" table:formula="of:=[.E79]/[$tiempo.$K$14]" office:value-type="percentage" office:value="0.0192926045016077" calcext:value-type="percentage">
            <text:p>1.93%</text:p>
          </table:table-cell>
          <table:table-cell office:value-type="float" office:value="9" calcext:value-type="float">
            <text:p>9</text:p>
          </table:table-cell>
          <table:table-cell/>
          <table:table-cell table:style-name="ce31" table:formula="of:=LOOKUP([.A79];[$'4'.A$1:.A$1048559];[$'4'.Q$1:.Q$1048559])" office:value-type="percentage" office:value="0" calcext:value-type="percentage">
            <text:p>0.00%</text:p>
          </table:table-cell>
          <table:table-cell table:formula="of:=LOOKUP([.A79];[$'4'.$A$1:.$A$1048559];[$'4'.$R$1:.$R$1048559])" office:value-type="float" office:value="0" calcext:value-type="float">
            <text:p/>
          </table:table-cell>
          <table:table-cell table:number-columns-repeated="1014"/>
        </table:table-row>
        <table:table-row table:style-name="ro11">
          <table:table-cell office:value-type="float" office:value="76" calcext:value-type="float">
            <text:p>76</text:p>
          </table:table-cell>
          <table:table-cell office:value-type="string" calcext:value-type="string">
            <text:p>Implementar la funcionalidad #3(Calendarizar un proyecto).</text:p>
          </table:table-cell>
          <table:table-cell table:style-name="ce14"/>
          <table:table-cell table:style-name="ce26" office:value-type="string" calcext:value-type="string">
            <text:p>Se implementó la funcionalidad #3 del producto.</text:p>
          </table:table-cell>
          <table:table-cell office:value-type="float" office:value="15" calcext:value-type="float">
            <text:p>15</text:p>
          </table:table-cell>
          <table:table-cell table:style-name="ce31" table:formula="of:=[.E80]/[$tiempo.$K$14]" office:value-type="percentage" office:value="0.0482315112540193" calcext:value-type="percentage">
            <text:p>4.82%</text:p>
          </table:table-cell>
          <table:table-cell office:value-type="float" office:value="10" calcext:value-type="float">
            <text:p>10</text:p>
          </table:table-cell>
          <table:table-cell/>
          <table:table-cell table:style-name="ce31" table:formula="of:=LOOKUP([.A80];[$'4'.A$1:.A$1048559];[$'4'.Q$1:.Q$1048559])" office:value-type="percentage" office:value="0" calcext:value-type="percentage">
            <text:p>0.00%</text:p>
          </table:table-cell>
          <table:table-cell table:formula="of:=LOOKUP([.A80];[$'4'.$A$1:.$A$1048559];[$'4'.$R$1:.$R$1048559])" office:value-type="float" office:value="0" calcext:value-type="float">
            <text:p/>
          </table:table-cell>
          <table:table-cell table:number-columns-repeated="1014"/>
        </table:table-row>
        <table:table-row table:style-name="ro11">
          <table:table-cell office:value-type="float" office:value="77" calcext:value-type="float">
            <text:p>77</text:p>
          </table:table-cell>
          <table:table-cell office:value-type="string" calcext:value-type="string">
            <text:p>Testeo de la funcionalidad #3.</text:p>
          </table:table-cell>
          <table:table-cell table:style-name="ce26" office:value-type="string" calcext:value-type="string">
            <text:p>Se ha implementado la funcionalidad #3 del producto.</text:p>
          </table:table-cell>
          <table:table-cell table:style-name="ce26" office:value-type="string" calcext:value-type="string">
            <text:p>Se creó el reporte de testeo de la funcionalidad #3 del producto.</text:p>
          </table:table-cell>
          <table:table-cell office:value-type="float" office:value="6" calcext:value-type="float">
            <text:p>6</text:p>
          </table:table-cell>
          <table:table-cell table:style-name="ce31" table:formula="of:=[.E81]/[$tiempo.$K$14]" office:value-type="percentage" office:value="0.0192926045016077" calcext:value-type="percentage">
            <text:p>1.93%</text:p>
          </table:table-cell>
          <table:table-cell office:value-type="float" office:value="10" calcext:value-type="float">
            <text:p>10</text:p>
          </table:table-cell>
          <table:table-cell/>
          <table:table-cell table:style-name="ce31" table:formula="of:=LOOKUP([.A81];[$'4'.A$1:.A$1048559];[$'4'.Q$1:.Q$1048559])" office:value-type="percentage" office:value="0" calcext:value-type="percentage">
            <text:p>0.00%</text:p>
          </table:table-cell>
          <table:table-cell table:formula="of:=LOOKUP([.A81];[$'4'.$A$1:.$A$1048559];[$'4'.$R$1:.$R$1048559])" office:value-type="float" office:value="0" calcext:value-type="float">
            <text:p/>
          </table:table-cell>
          <table:table-cell table:number-columns-repeated="1014"/>
        </table:table-row>
        <table:table-row table:style-name="ro10">
          <table:table-cell office:value-type="float" office:value="78" calcext:value-type="float">
            <text:p>78</text:p>
          </table:table-cell>
          <table:table-cell office:value-type="string" calcext:value-type="string">
            <text:p>Elaborar el reporte de cierre del ciclo #4.</text:p>
          </table:table-cell>
          <table:table-cell table:style-name="ce26" office:value-type="string" calcext:value-type="string">
            <text:p>El equipo ha completado los productos especificados. El equipo ha acumulado toda la información y ha completado todas las formas requeridas.</text:p>
          </table:table-cell>
          <table:table-cell table:style-name="ce26" office:value-type="string" calcext:value-type="string">
            <text:p>Cada miembro del equipo completó la forma PEER. Se creó el reporte del ciclo correspondiente. Se completaron las formas SUMP y SUMQ para el sistema y todos sus componentes.</text:p>
          </table:table-cell>
          <table:table-cell office:value-type="float" office:value="5" calcext:value-type="float">
            <text:p>5</text:p>
          </table:table-cell>
          <table:table-cell table:style-name="ce31" table:formula="of:=[.E82]/[$tiempo.$K$14]" office:value-type="percentage" office:value="0.0160771704180064" calcext:value-type="percentage">
            <text:p>1.61%</text:p>
          </table:table-cell>
          <table:table-cell office:value-type="float" office:value="10" calcext:value-type="float">
            <text:p>10</text:p>
          </table:table-cell>
          <table:table-cell/>
          <table:table-cell table:style-name="ce31" table:formula="of:=LOOKUP([.A82];[$'4'.A$1:.A$1048559];[$'4'.Q$1:.Q$1048559])" office:value-type="percentage" office:value="0" calcext:value-type="percentage">
            <text:p>0.00%</text:p>
          </table:table-cell>
          <table:table-cell table:formula="of:=LOOKUP([.A82];[$'4'.$A$1:.$A$1048559];[$'4'.$R$1:.$R$1048559])" office:value-type="float" office:value="0" calcext:value-type="float">
            <text:p/>
          </table:table-cell>
          <table:table-cell table:number-columns-repeated="1014"/>
        </table:table-row>
        <table:table-row table:style-name="ro3">
          <table:table-cell office:value-type="float" office:value="79" calcext:value-type="float">
            <text:p>79</text:p>
          </table:table-cell>
          <table:table-cell office:value-type="string" calcext:value-type="string">
            <text:p>Elaborar la presentacion final del proyecto</text:p>
          </table:table-cell>
          <table:table-cell/>
          <table:table-cell office:value-type="string" calcext:value-type="string">
            <text:p>Se creo la presentacion final del proyecto</text:p>
          </table:table-cell>
          <table:table-cell office:value-type="float" office:value="10" calcext:value-type="float">
            <text:p>10</text:p>
          </table:table-cell>
          <table:table-cell table:style-name="ce31" table:formula="of:=[.E83]/[$tiempo.$K$14]" office:value-type="percentage" office:value="0.0321543408360129" calcext:value-type="percentage">
            <text:p>3.22%</text:p>
          </table:table-cell>
          <table:table-cell office:value-type="float" office:value="10" calcext:value-type="float">
            <text:p>10</text:p>
          </table:table-cell>
          <table:table-cell/>
          <table:table-cell table:style-name="ce31" table:formula="of:=LOOKUP([.A83];[$'4'.A$1:.A$1048559];[$'4'.Q$1:.Q$1048559])" office:value-type="percentage" office:value="0" calcext:value-type="percentage">
            <text:p>0.00%</text:p>
          </table:table-cell>
          <table:table-cell table:formula="of:=LOOKUP([.A83];[$'4'.$A$1:.$A$1048559];[$'4'.$R$1:.$R$1048559])" office:value-type="float" office:value="0" calcext:value-type="float">
            <text:p/>
          </table:table-cell>
          <table:table-cell table:number-columns-repeated="1014"/>
        </table:table-row>
        <table:table-row table:style-name="ro3">
          <table:table-cell table:number-columns-repeated="1024"/>
        </table:table-row>
        <table:table-row table:style-name="ro2" table:number-rows-repeated="1048490">
          <table:table-cell table:number-columns-repeated="1024"/>
        </table:table-row>
        <table:table-row table:style-name="ro3">
          <table:table-cell table:number-columns-repeated="1024"/>
        </table:table-row>
        <table:table-row table:style-name="ro3">
          <table:table-cell table:number-columns-repeated="1024"/>
        </table:table-row>
      </table:table>
      <table:table table:name="1" table:style-name="ta4">
        <table:table-column table:style-name="co11" table:default-cell-style-name="ce35"/>
        <table:table-column table:style-name="co12" table:default-cell-style-name="ce22"/>
        <table:table-column table:style-name="co13" table:number-columns-repeated="2" table:default-cell-style-name="ce22"/>
        <table:table-column table:style-name="co1" table:number-columns-repeated="3" table:default-cell-style-name="ce35"/>
        <table:table-column table:style-name="co14" table:default-cell-style-name="ce35"/>
        <table:table-column table:style-name="co1" table:number-columns-repeated="5" table:default-cell-style-name="ce35"/>
        <table:table-column table:style-name="co14" table:number-columns-repeated="2" table:default-cell-style-name="ce35"/>
        <table:table-column table:style-name="co1" table:number-columns-repeated="3" table:default-cell-style-name="ce35"/>
        <table:table-column table:style-name="co14" table:default-cell-style-name="ce35"/>
        <table:table-column table:style-name="co1" table:number-columns-repeated="5" table:default-cell-style-name="ce35"/>
        <table:table-column table:style-name="co3" table:number-columns-repeated="1000" table:default-cell-style-name="ce35"/>
        <table:table-row table:style-name="ro1">
          <table:table-cell table:style-name="ce1" office:value-type="string" calcext:value-type="string">
            <text:p>Id</text:p>
          </table:table-cell>
          <table:table-cell table:style-name="ce1" office:value-type="string" calcext:value-type="string">
            <text:p>Nombre</text:p>
          </table:table-cell>
          <table:table-cell table:style-name="ce1" office:value-type="string" calcext:value-type="string">
            <text:p>Criterio de entrada</text:p>
          </table:table-cell>
          <table:table-cell table:style-name="ce1" office:value-type="string" calcext:value-type="string">
            <text:p>Criterio de salida</text:p>
          </table:table-cell>
          <table:table-cell table:style-name="ce1" office:value-type="string" calcext:value-type="string">
            <text:p>Horas estimadas</text:p>
          </table:table-cell>
          <table:table-cell table:style-name="ce30" office:value-type="string" calcext:value-type="string">
            <text:p>Porcentaje individual de ganancias estimadas</text:p>
          </table:table-cell>
          <table:table-cell table:style-name="ce1" office:value-type="string" calcext:value-type="string">
            <text:p>Semana estimada</text:p>
          </table:table-cell>
          <table:table-cell table:style-name="ce4"/>
          <table:table-cell table:style-name="ce1" office:value-type="string" calcext:value-type="string">
            <text:p>Team Leader</text:p>
          </table:table-cell>
          <table:table-cell table:style-name="ce1" office:value-type="string" calcext:value-type="string">
            <text:p>Development Manager</text:p>
          </table:table-cell>
          <table:table-cell table:style-name="ce1" office:value-type="string" calcext:value-type="string">
            <text:p>Process and Quality Manager</text:p>
          </table:table-cell>
          <table:table-cell table:style-name="ce1" office:value-type="string" calcext:value-type="string">
            <text:p>Planning Manager</text:p>
          </table:table-cell>
          <table:table-cell table:style-name="ce1" office:value-type="string" calcext:value-type="string">
            <text:p>Support Manager</text:p>
          </table:table-cell>
          <table:table-cell table:style-name="ce10" table:number-columns-repeated="2"/>
          <table:table-cell table:style-name="ce1" office:value-type="string" calcext:value-type="string">
            <text:p>Horas trabajadas</text:p>
          </table:table-cell>
          <table:table-cell table:style-name="ce1" office:value-type="string" calcext:value-type="string">
            <text:p>Porcentaje individual de ganancias obtenidas</text:p>
          </table:table-cell>
          <table:table-cell table:style-name="ce1" office:value-type="string" calcext:value-type="string">
            <text:p>Semana completada</text:p>
          </table:table-cell>
          <table:table-cell table:style-name="ce10"/>
          <table:table-cell table:style-name="ce1" office:value-type="string" calcext:value-type="string">
            <text:p>Team Leader</text:p>
          </table:table-cell>
          <table:table-cell table:style-name="ce1" office:value-type="string" calcext:value-type="string">
            <text:p>Development Manager</text:p>
          </table:table-cell>
          <table:table-cell table:style-name="ce1" office:value-type="string" calcext:value-type="string">
            <text:p>Process and Quality Manager</text:p>
          </table:table-cell>
          <table:table-cell table:style-name="ce1" office:value-type="string" calcext:value-type="string">
            <text:p>Planning Manager</text:p>
          </table:table-cell>
          <table:table-cell table:style-name="ce1" office:value-type="string" calcext:value-type="string">
            <text:p>Support Manager</text:p>
          </table:table-cell>
          <table:table-cell table:style-name="ce10" table:number-columns-repeated="1000"/>
        </table:table-row>
        <table:table-row table:style-name="ro5">
          <table:table-cell table:style-name="ce16" office:value-type="float" office:value="1" calcext:value-type="float">
            <text:p>1</text:p>
          </table:table-cell>
          <table:table-cell table:style-name="ce21" table:formula="of:=LOOKUP([.A2];[$tareas.$A$1:.$A$1048576];[$tareas.$B$1:.$B$1048576])" office:value-type="string" office:string-value="Ver video tutorial de GitHub." calcext:value-type="string">
            <text:p>Ver video tutorial de GitHub.</text:p>
          </table:table-cell>
          <table:table-cell table:formula="of:=LOOKUP([.A2];[$tareas.$A$1:.$A$1048576];[$tareas.$C$1:.$C$1048576])" office:value-type="float" office:value="0" calcext:value-type="float">
            <text:p/>
          </table:table-cell>
          <table:table-cell table:formula="of:=LOOKUP([.A2];[$tareas.$A$1:.$A$1048576];[$tareas.$D$1:.$D$1048576])" office:value-type="string" office:string-value="Cada miembro del equipo creo un resumen con los detalles del tutorial." calcext:value-type="string">
            <text:p>Cada miembro del equipo creo un resumen con los detalles del tutorial.</text:p>
          </table:table-cell>
          <table:table-cell table:style-name="ce36" table:formula="of:=LOOKUP([.A2];[$tareas.$A$1:.$A$1048576];[$tareas.$E$1:.$E$1048576])" office:value-type="float" office:value="7.5" calcext:value-type="float">
            <text:p>7.5</text:p>
          </table:table-cell>
          <table:table-cell table:style-name="ce37" table:formula="of:=LOOKUP([.A2];[$tareas.A$1:.A$1048576];[$tareas.F$1:.F$1048576])" office:value-type="percentage" office:value="0.0241157556270096" calcext:value-type="percentage">
            <text:p>2.41%</text:p>
          </table:table-cell>
          <table:table-cell table:style-name="ce36" table:formula="of:=LOOKUP([.A2];[$tareas.$A$1:.$A$1048576];[$tareas.$G$1:.$G$1048576])" office:value-type="float" office:value="1" calcext:value-type="float">
            <text:p>1</text:p>
          </table:table-cell>
          <table:table-cell table:style-name="ce38"/>
          <table:table-cell table:formula="of:=[.E2]/5" office:value-type="float" office:value="1.5" calcext:value-type="float">
            <text:p>1.5</text:p>
          </table:table-cell>
          <table:table-cell table:formula="of:=[.E2]/5" office:value-type="float" office:value="1.5" calcext:value-type="float">
            <text:p>1.5</text:p>
          </table:table-cell>
          <table:table-cell table:formula="of:=[.E2]/5" office:value-type="float" office:value="1.5" calcext:value-type="float">
            <text:p>1.5</text:p>
          </table:table-cell>
          <table:table-cell table:formula="of:=[.E2]/5" office:value-type="float" office:value="1.5" calcext:value-type="float">
            <text:p>1.5</text:p>
          </table:table-cell>
          <table:table-cell table:formula="of:=[.E2]/5" office:value-type="float" office:value="1.5" calcext:value-type="float">
            <text:p>1.5</text:p>
          </table:table-cell>
          <table:table-cell table:number-columns-repeated="2"/>
          <table:table-cell table:formula="of:=SUM([.T2:.X2])" office:value-type="float" office:value="4.46666666666666" calcext:value-type="float">
            <text:p>4.4666666667</text:p>
          </table:table-cell>
          <table:table-cell table:style-name="ce37" table:formula="of:=[.F2]" office:value-type="percentage" office:value="0.0241157556270096" calcext:value-type="percentage">
            <text:p>2.41%</text:p>
          </table:table-cell>
          <table:table-cell office:value-type="float" office:value="1" calcext:value-type="float">
            <text:p>1</text:p>
          </table:table-cell>
          <table:table-cell/>
          <table:table-cell table:style-name="ce19" office:value-type="float" office:value="0" calcext:value-type="float">
            <text:p>0</text:p>
          </table:table-cell>
          <table:table-cell table:style-name="ce19" office:value-type="float" office:value="0.333333333333333" calcext:value-type="float">
            <text:p>0.3333333333</text:p>
          </table:table-cell>
          <table:table-cell table:style-name="ce19" office:value-type="float" office:value="1.08333333333333" calcext:value-type="float">
            <text:p>1.0833333333</text:p>
          </table:table-cell>
          <table:table-cell table:style-name="ce19" office:value-type="float" office:value="1.88333333333333" calcext:value-type="float">
            <text:p>1.8833333333</text:p>
          </table:table-cell>
          <table:table-cell table:style-name="ce19" office:value-type="float" office:value="1.16666666666667" calcext:value-type="float">
            <text:p>1.1666666667</text:p>
          </table:table-cell>
          <table:table-cell table:number-columns-repeated="1000"/>
        </table:table-row>
        <table:table-row table:style-name="ro6">
          <table:table-cell table:style-name="ce16" office:value-type="float" office:value="2" calcext:value-type="float">
            <text:p>2</text:p>
          </table:table-cell>
          <table:table-cell table:style-name="ce21" table:formula="of:=LOOKUP([.A3];[$tareas.$A$1:.$A$1048576];[$tareas.$B$1:.$B$1048576])" office:value-type="string" office:string-value="Realizar el lanzamiento del ciclo #1." calcext:value-type="string">
            <text:p>Realizar el lanzamiento del ciclo #1.</text:p>
          </table:table-cell>
          <table:table-cell table:formula="of:=LOOKUP([.A3];[$tareas.$A$1:.$A$1048576];[$tareas.$C$1:.$C$1048576])" office:value-type="string" office:string-value="Todos los miembros del equipo han leído los capítulos 1, 2, 3 y el apéndice A del libro Introduction to TSPi." calcext:value-type="string">
            <text:p>Todos los miembros del equipo han leído los capítulos 1, 2, 3 y el apéndice A del libro Introduction to TSPi.</text:p>
          </table:table-cell>
          <table:table-cell table:formula="of:=LOOKUP([.A3];[$tareas.$A$1:.$A$1048576];[$tareas.$D$1:.$D$1048576])" office:value-type="string" office:string-value="Cada miembro del equipo completó la forma INFO. El equipo llego a un acuerdo con los goles del ciclo 1 y la fecha en que serán entregados los reportes semanales." calcext:value-type="string">
            <text:p>Cada miembro del equipo completó la forma INFO. El equipo llego a un acuerdo con los goles del ciclo 1 y la fecha en que serán entregados los reportes semanales.</text:p>
          </table:table-cell>
          <table:table-cell table:style-name="ce36" table:formula="of:=LOOKUP([.A3];[$tareas.$A$1:.$A$1048576];[$tareas.$E$1:.$E$1048576])" office:value-type="float" office:value="5" calcext:value-type="float">
            <text:p>5</text:p>
          </table:table-cell>
          <table:table-cell table:style-name="ce37" table:formula="of:=LOOKUP([.A3];[$tareas.A$1:.A$1048576];[$tareas.F$1:.F$1048576])" office:value-type="percentage" office:value="0.0160771704180064" calcext:value-type="percentage">
            <text:p>1.61%</text:p>
          </table:table-cell>
          <table:table-cell table:style-name="ce36" table:formula="of:=LOOKUP([.A3];[$tareas.$A$1:.$A$1048576];[$tareas.$G$1:.$G$1048576])" office:value-type="float" office:value="1" calcext:value-type="float">
            <text:p>1</text:p>
          </table:table-cell>
          <table:table-cell table:style-name="ce38"/>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number-columns-repeated="2"/>
          <table:table-cell table:formula="of:=SUM([.T3:.X3])" office:value-type="float" office:value="5.08333333333335" calcext:value-type="float">
            <text:p>5.0833333333</text:p>
          </table:table-cell>
          <table:table-cell table:style-name="ce37" table:formula="of:=[.F3]" office:value-type="percentage" office:value="0.0160771704180064" calcext:value-type="percentage">
            <text:p>1.61%</text:p>
          </table:table-cell>
          <table:table-cell office:value-type="float" office:value="1" calcext:value-type="float">
            <text:p>1</text:p>
          </table:table-cell>
          <table:table-cell/>
          <table:table-cell table:number-columns-repeated="5" table:style-name="ce19" office:value-type="float" office:value="1.01666666666667" calcext:value-type="float">
            <text:p>1.0166666667</text:p>
          </table:table-cell>
          <table:table-cell table:number-columns-repeated="1000"/>
        </table:table-row>
        <table:table-row table:style-name="ro7">
          <table:table-cell table:style-name="ce16" office:value-type="float" office:value="3" calcext:value-type="float">
            <text:p>3</text:p>
          </table:table-cell>
          <table:table-cell table:style-name="ce21" table:formula="of:=LOOKUP([.A4];[$tareas.$A$1:.$A$1048576];[$tareas.$B$1:.$B$1048576])" office:value-type="string" office:string-value="Definir la estrategía de desarrollo del ciclo #1." calcext:value-type="string">
            <text:p>Definir la estrategía de desarrollo del ciclo #1.</text:p>
          </table:table-cell>
          <table:table-cell table:formula="of:=LOOKUP([.A4];[$tareas.$A$1:.$A$1048576];[$tareas.$C$1:.$C$1048576])" office:value-type="string" office:string-value="Todos los miembros del equipo han leído el capítulo 4 del libro Introduction to TSPi. El equipo ha completado el lanzamiento del ciclo #1." calcext:value-type="string">
            <text:p>Todos los miembros del equipo han leído el capítulo 4 del libro Introduction to TSPi. El equipo ha completado el lanzamiento del ciclo #1.</text:p>
          </table:table-cell>
          <table:table-cell table:formula="of:=LOOKUP([.A4];[$tareas.$A$1:.$A$1048576];[$tareas.$D$1:.$D$1048576])" office:value-type="string" office:string-value="El equipo estimó el tamaño y el tiempo de producción de los elementos a producir en el ciclo #1. El equipo definió el diseño conceptual del proyecto y completó la forma STRAT. El equipo documentó los riesgos y problemas encontrados." calcext:value-type="string">
            <text:p>El equipo estimó el tamaño y el tiempo de producción de los elementos a producir en el ciclo #1. El equipo definió el diseño conceptual del proyecto y completó la forma STRAT. El equipo documentó los riesgos y problemas encontrados.</text:p>
          </table:table-cell>
          <table:table-cell table:style-name="ce36" table:formula="of:=LOOKUP([.A4];[$tareas.$A$1:.$A$1048576];[$tareas.$E$1:.$E$1048576])" office:value-type="float" office:value="5" calcext:value-type="float">
            <text:p>5</text:p>
          </table:table-cell>
          <table:table-cell table:style-name="ce37" table:formula="of:=LOOKUP([.A4];[$tareas.A$1:.A$1048576];[$tareas.F$1:.F$1048576])" office:value-type="percentage" office:value="0.0160771704180064" calcext:value-type="percentage">
            <text:p>1.61%</text:p>
          </table:table-cell>
          <table:table-cell table:style-name="ce36" table:formula="of:=LOOKUP([.A4];[$tareas.$A$1:.$A$1048576];[$tareas.$G$1:.$G$1048576])" office:value-type="float" office:value="1" calcext:value-type="float">
            <text:p>1</text:p>
          </table:table-cell>
          <table:table-cell table:style-name="ce38"/>
          <table:table-cell table:formula="of:=[.E4]/5" office:value-type="float" office:value="1" calcext:value-type="float">
            <text:p>1</text:p>
          </table:table-cell>
          <table:table-cell table:formula="of:=[.E4]/5" office:value-type="float" office:value="1" calcext:value-type="float">
            <text:p>1</text:p>
          </table:table-cell>
          <table:table-cell table:formula="of:=[.E4]/5" office:value-type="float" office:value="1" calcext:value-type="float">
            <text:p>1</text:p>
          </table:table-cell>
          <table:table-cell table:formula="of:=[.E4]/5" office:value-type="float" office:value="1" calcext:value-type="float">
            <text:p>1</text:p>
          </table:table-cell>
          <table:table-cell table:formula="of:=[.E4]/5" office:value-type="float" office:value="1" calcext:value-type="float">
            <text:p>1</text:p>
          </table:table-cell>
          <table:table-cell table:number-columns-repeated="2"/>
          <table:table-cell table:formula="of:=SUM([.T4:.X4])" office:value-type="float" office:value="3.75" calcext:value-type="float">
            <text:p>3.75</text:p>
          </table:table-cell>
          <table:table-cell table:style-name="ce37" table:formula="of:=[.F4]" office:value-type="percentage" office:value="0.0160771704180064" calcext:value-type="percentage">
            <text:p>1.61%</text:p>
          </table:table-cell>
          <table:table-cell office:value-type="float" office:value="1" calcext:value-type="float">
            <text:p>1</text:p>
          </table:table-cell>
          <table:table-cell/>
          <table:table-cell table:number-columns-repeated="5" table:style-name="ce19" office:value-type="float" office:value="0.75" calcext:value-type="float">
            <text:p>0.75</text:p>
          </table:table-cell>
          <table:table-cell table:number-columns-repeated="1000"/>
        </table:table-row>
        <table:table-row table:style-name="ro6">
          <table:table-cell table:style-name="ce16" office:value-type="float" office:value="4" calcext:value-type="float">
            <text:p>4</text:p>
          </table:table-cell>
          <table:table-cell table:style-name="ce21" table:formula="of:=LOOKUP([.A5];[$tareas.$A$1:.$A$1048576];[$tareas.$B$1:.$B$1048576])" office:value-type="string" office:string-value="Elaborar el plan del ciclo #1." calcext:value-type="string">
            <text:p>Elaborar el plan del ciclo #1.</text:p>
          </table:table-cell>
          <table:table-cell table:formula="of:=LOOKUP([.A5];[$tareas.$A$1:.$A$1048576];[$tareas.$C$1:.$C$1048576])" office:value-type="string" office:string-value="Todos los miembros del equipo han leído el capítulo 5 del libro Introduction to TSPi. El equipo ha completado la estrategía de desarrollo del ciclo #1." calcext:value-type="string">
            <text:p>Todos los miembros del equipo han leído el capítulo 5 del libro Introduction to TSPi. El equipo ha completado la estrategía de desarrollo del ciclo #1.</text:p>
          </table:table-cell>
          <table:table-cell table:formula="of:=LOOKUP([.A5];[$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style-name="ce36" table:formula="of:=LOOKUP([.A5];[$tareas.$A$1:.$A$1048576];[$tareas.$E$1:.$E$1048576])" office:value-type="float" office:value="2" calcext:value-type="float">
            <text:p>2</text:p>
          </table:table-cell>
          <table:table-cell table:style-name="ce37" table:formula="of:=LOOKUP([.A5];[$tareas.A$1:.A$1048576];[$tareas.F$1:.F$1048576])" office:value-type="percentage" office:value="0.00643086816720257" calcext:value-type="percentage">
            <text:p>0.64%</text:p>
          </table:table-cell>
          <table:table-cell table:style-name="ce36" table:formula="of:=LOOKUP([.A5];[$tareas.$A$1:.$A$1048576];[$tareas.$G$1:.$G$1048576])" office:value-type="float" office:value="1" calcext:value-type="float">
            <text:p>1</text:p>
          </table:table-cell>
          <table:table-cell table:style-name="ce38"/>
          <table:table-cell table:style-name="ce14" table:number-columns-repeated="3"/>
          <table:table-cell table:formula="of:=[.E5]" office:value-type="float" office:value="2" calcext:value-type="float">
            <text:p>2</text:p>
          </table:table-cell>
          <table:table-cell table:style-name="ce14"/>
          <table:table-cell table:number-columns-repeated="2"/>
          <table:table-cell table:formula="of:=SUM([.T5:.X5])" office:value-type="float" office:value="1.85" calcext:value-type="float">
            <text:p>1.85</text:p>
          </table:table-cell>
          <table:table-cell table:style-name="ce37" table:formula="of:=[.F5]" office:value-type="percentage" office:value="0.00643086816720257" calcext:value-type="percentage">
            <text:p>0.64%</text:p>
          </table:table-cell>
          <table:table-cell office:value-type="float" office:value="1" calcext:value-type="float">
            <text:p>1</text:p>
          </table:table-cell>
          <table:table-cell/>
          <table:table-cell table:number-columns-repeated="3" table:style-name="ce19" office:value-type="float" office:value="0" calcext:value-type="float">
            <text:p>0</text:p>
          </table:table-cell>
          <table:table-cell table:style-name="ce19" office:value-type="float" office:value="1.85" calcext:value-type="float">
            <text:p>1.85</text:p>
          </table:table-cell>
          <table:table-cell table:style-name="ce19" office:value-type="float" office:value="0" calcext:value-type="float">
            <text:p>0</text:p>
          </table:table-cell>
          <table:table-cell table:number-columns-repeated="1000"/>
        </table:table-row>
        <table:table-row table:style-name="ro5">
          <table:table-cell table:style-name="ce16" office:value-type="float" office:value="5" calcext:value-type="float">
            <text:p>5</text:p>
          </table:table-cell>
          <table:table-cell table:style-name="ce21" table:formula="of:=LOOKUP([.A6];[$tareas.$A$1:.$A$1048576];[$tareas.$B$1:.$B$1048576])" office:value-type="string" office:string-value="Crear la plantilla para las agendas de las reuniones con los clientes." calcext:value-type="string">
            <text:p>Crear la plantilla para las agendas de las reuniones con los clientes.</text:p>
          </table:table-cell>
          <table:table-cell table:formula="of:=LOOKUP([.A6];[$tareas.$A$1:.$A$1048576];[$tareas.$C$1:.$C$1048576])" office:value-type="float" office:value="0" calcext:value-type="float">
            <text:p/>
          </table:table-cell>
          <table:table-cell table:formula="of:=LOOKUP([.A6];[$tareas.$A$1:.$A$1048576];[$tareas.$D$1:.$D$1048576])" office:value-type="string" office:string-value="Se creó la plantilla para la agenda de las reuniones con los clientes." calcext:value-type="string">
            <text:p>Se creó la plantilla para la agenda de las reuniones con los clientes.</text:p>
          </table:table-cell>
          <table:table-cell table:style-name="ce36" table:formula="of:=LOOKUP([.A6];[$tareas.$A$1:.$A$1048576];[$tareas.$E$1:.$E$1048576])" office:value-type="float" office:value="0.5" calcext:value-type="float">
            <text:p>0.5</text:p>
          </table:table-cell>
          <table:table-cell table:style-name="ce37" table:formula="of:=LOOKUP([.A6];[$tareas.A$1:.A$1048576];[$tareas.F$1:.F$1048576])" office:value-type="percentage" office:value="0.00160771704180064" calcext:value-type="percentage">
            <text:p>0.16%</text:p>
          </table:table-cell>
          <table:table-cell table:style-name="ce36" table:formula="of:=LOOKUP([.A6];[$tareas.$A$1:.$A$1048576];[$tareas.$G$1:.$G$1048576])" office:value-type="float" office:value="1" calcext:value-type="float">
            <text:p>1</text:p>
          </table:table-cell>
          <table:table-cell table:style-name="ce39"/>
          <table:table-cell table:style-name="ce14" table:number-columns-repeated="3"/>
          <table:table-cell table:formula="of:=[.E6]" office:value-type="float" office:value="0.5" calcext:value-type="float">
            <text:p>0.5</text:p>
          </table:table-cell>
          <table:table-cell table:style-name="ce14"/>
          <table:table-cell table:number-columns-repeated="2"/>
          <table:table-cell table:formula="of:=SUM([.T6:.X6])" office:value-type="float" office:value="0.25" calcext:value-type="float">
            <text:p>0.25</text:p>
          </table:table-cell>
          <table:table-cell table:style-name="ce37" table:formula="of:=[.F6]" office:value-type="percentage" office:value="0.00160771704180064" calcext:value-type="percentage">
            <text:p>0.16%</text:p>
          </table:table-cell>
          <table:table-cell office:value-type="float" office:value="1" calcext:value-type="float">
            <text:p>1</text:p>
          </table:table-cell>
          <table:table-cell/>
          <table:table-cell table:number-columns-repeated="3" table:style-name="ce19" office:value-type="float" office:value="0" calcext:value-type="float">
            <text:p>0</text:p>
          </table:table-cell>
          <table:table-cell table:style-name="ce19" office:value-type="float" office:value="0.25" calcext:value-type="float">
            <text:p>0.25</text:p>
          </table:table-cell>
          <table:table-cell table:style-name="ce19" office:value-type="float" office:value="0" calcext:value-type="float">
            <text:p>0</text:p>
          </table:table-cell>
          <table:table-cell table:number-columns-repeated="1000"/>
        </table:table-row>
        <table:table-row table:style-name="ro5">
          <table:table-cell table:style-name="ce16" office:value-type="float" office:value="6" calcext:value-type="float">
            <text:p>6</text:p>
          </table:table-cell>
          <table:table-cell table:style-name="ce21" table:formula="of:=LOOKUP([.A7];[$tareas.$A$1:.$A$1048576];[$tareas.$B$1:.$B$1048576])" office:value-type="string" office:string-value="Crear la plantilla para las minutas de las reuniones con los clientes." calcext:value-type="string">
            <text:p>Crear la plantilla para las minutas de las reuniones con los clientes.</text:p>
          </table:table-cell>
          <table:table-cell table:formula="of:=LOOKUP([.A7];[$tareas.$A$1:.$A$1048576];[$tareas.$C$1:.$C$1048576])" office:value-type="float" office:value="0" calcext:value-type="float">
            <text:p/>
          </table:table-cell>
          <table:table-cell table:formula="of:=LOOKUP([.A7];[$tareas.$A$1:.$A$1048576];[$tareas.$D$1:.$D$1048576])" office:value-type="string" office:string-value="Se creó la plantilla para las minutas de las reuniones con los clientes." calcext:value-type="string">
            <text:p>Se creó la plantilla para las minutas de las reuniones con los clientes.</text:p>
          </table:table-cell>
          <table:table-cell table:style-name="ce36" table:formula="of:=LOOKUP([.A7];[$tareas.$A$1:.$A$1048576];[$tareas.$E$1:.$E$1048576])" office:value-type="float" office:value="0.5" calcext:value-type="float">
            <text:p>0.5</text:p>
          </table:table-cell>
          <table:table-cell table:style-name="ce37" table:formula="of:=LOOKUP([.A7];[$tareas.A$1:.A$1048576];[$tareas.F$1:.F$1048576])" office:value-type="percentage" office:value="0.00160771704180064" calcext:value-type="percentage">
            <text:p>0.16%</text:p>
          </table:table-cell>
          <table:table-cell table:style-name="ce36" table:formula="of:=LOOKUP([.A7];[$tareas.$A$1:.$A$1048576];[$tareas.$G$1:.$G$1048576])" office:value-type="float" office:value="1" calcext:value-type="float">
            <text:p>1</text:p>
          </table:table-cell>
          <table:table-cell table:style-name="ce40"/>
          <table:table-cell table:style-name="ce14" table:number-columns-repeated="3"/>
          <table:table-cell table:formula="of:=[.E7]" office:value-type="float" office:value="0.5" calcext:value-type="float">
            <text:p>0.5</text:p>
          </table:table-cell>
          <table:table-cell table:style-name="ce14"/>
          <table:table-cell table:number-columns-repeated="2"/>
          <table:table-cell table:formula="of:=SUM([.T7:.X7])" office:value-type="float" office:value="0.666666666666667" calcext:value-type="float">
            <text:p>0.6666666667</text:p>
          </table:table-cell>
          <table:table-cell table:style-name="ce37" table:formula="of:=[.F7]" office:value-type="percentage" office:value="0.00160771704180064" calcext:value-type="percentage">
            <text:p>0.16%</text:p>
          </table:table-cell>
          <table:table-cell office:value-type="float" office:value="1" calcext:value-type="float">
            <text:p>1</text:p>
          </table:table-cell>
          <table:table-cell/>
          <table:table-cell table:number-columns-repeated="3" table:style-name="ce19" office:value-type="float" office:value="0" calcext:value-type="float">
            <text:p>0</text:p>
          </table:table-cell>
          <table:table-cell table:style-name="ce19" office:value-type="float" office:value="0.666666666666667" calcext:value-type="float">
            <text:p>0.6666666667</text:p>
          </table:table-cell>
          <table:table-cell table:style-name="ce19" office:value-type="float" office:value="0" calcext:value-type="float">
            <text:p>0</text:p>
          </table:table-cell>
          <table:table-cell table:number-columns-repeated="1000"/>
        </table:table-row>
        <table:table-row table:style-name="ro5">
          <table:table-cell table:style-name="ce16" office:value-type="float" office:value="7" calcext:value-type="float">
            <text:p>7</text:p>
          </table:table-cell>
          <table:table-cell table:style-name="ce21" table:formula="of:=LOOKUP([.A8];[$tareas.$A$1:.$A$1048576];[$tareas.$B$1:.$B$1048576])" office:value-type="string" office:string-value="Crear la agenda para la reunión #1 con el cliente." calcext:value-type="string">
            <text:p>Crear la agenda para la reunión #1 con el cliente.</text:p>
          </table:table-cell>
          <table:table-cell table:formula="of:=LOOKUP([.A8];[$tareas.$A$1:.$A$1048576];[$tareas.$C$1:.$C$1048576])" office:value-type="string" office:string-value="Se ha creado la plantilla para las agendas de las reuniones con los cliente." calcext:value-type="string">
            <text:p>Se ha creado la plantilla para las agendas de las reuniones con los cliente.</text:p>
          </table:table-cell>
          <table:table-cell table:formula="of:=LOOKUP([.A8];[$tareas.$A$1:.$A$1048576];[$tareas.$D$1:.$D$1048576])" office:value-type="string" office:string-value="Se creó la agenda para la reunión #1 con el cliente." calcext:value-type="string">
            <text:p>Se creó la agenda para la reunión #1 con el cliente.</text:p>
          </table:table-cell>
          <table:table-cell table:style-name="ce36" table:formula="of:=LOOKUP([.A8];[$tareas.$A$1:.$A$1048576];[$tareas.$E$1:.$E$1048576])" office:value-type="float" office:value="0.5" calcext:value-type="float">
            <text:p>0.5</text:p>
          </table:table-cell>
          <table:table-cell table:style-name="ce37" table:formula="of:=LOOKUP([.A8];[$tareas.A$1:.A$1048576];[$tareas.F$1:.F$1048576])" office:value-type="percentage" office:value="0.00160771704180064" calcext:value-type="percentage">
            <text:p>0.16%</text:p>
          </table:table-cell>
          <table:table-cell table:style-name="ce36" table:formula="of:=LOOKUP([.A8];[$tareas.$A$1:.$A$1048576];[$tareas.$G$1:.$G$1048576])" office:value-type="float" office:value="1" calcext:value-type="float">
            <text:p>1</text:p>
          </table:table-cell>
          <table:table-cell table:style-name="ce40"/>
          <table:table-cell table:style-name="ce14" table:number-columns-repeated="3"/>
          <table:table-cell table:formula="of:=[.E8]" office:value-type="float" office:value="0.5" calcext:value-type="float">
            <text:p>0.5</text:p>
          </table:table-cell>
          <table:table-cell table:style-name="ce14"/>
          <table:table-cell table:number-columns-repeated="2"/>
          <table:table-cell table:formula="of:=SUM([.T8:.X8])" office:value-type="float" office:value="0.416666666666667" calcext:value-type="float">
            <text:p>0.4166666667</text:p>
          </table:table-cell>
          <table:table-cell table:style-name="ce37" table:formula="of:=[.F8]" office:value-type="percentage" office:value="0.00160771704180064" calcext:value-type="percentage">
            <text:p>0.16%</text:p>
          </table:table-cell>
          <table:table-cell office:value-type="float" office:value="1" calcext:value-type="float">
            <text:p>1</text:p>
          </table:table-cell>
          <table:table-cell/>
          <table:table-cell table:number-columns-repeated="3" table:style-name="ce19" office:value-type="float" office:value="0" calcext:value-type="float">
            <text:p>0</text:p>
          </table:table-cell>
          <table:table-cell table:style-name="ce19" office:value-type="float" office:value="0.416666666666667" calcext:value-type="float">
            <text:p>0.4166666667</text:p>
          </table:table-cell>
          <table:table-cell table:style-name="ce19" office:value-type="float" office:value="0" calcext:value-type="float">
            <text:p>0</text:p>
          </table:table-cell>
          <table:table-cell table:number-columns-repeated="1000"/>
        </table:table-row>
        <table:table-row table:style-name="ro5">
          <table:table-cell table:style-name="ce16" office:value-type="float" office:value="8" calcext:value-type="float">
            <text:p>8</text:p>
          </table:table-cell>
          <table:table-cell table:style-name="ce21" table:formula="of:=LOOKUP([.A9];[$tareas.$A$1:.$A$1048576];[$tareas.$B$1:.$B$1048576])" office:value-type="string" office:string-value="Reunión #1 con el cliente." calcext:value-type="string">
            <text:p>Reunión #1 con el cliente.</text:p>
          </table:table-cell>
          <table:table-cell table:formula="of:=LOOKUP([.A9];[$tareas.$A$1:.$A$1048576];[$tareas.$C$1:.$C$1048576])" office:value-type="string" office:string-value="Se ha creado y enviado la agenda para la reunión #1 con el cliente." calcext:value-type="string">
            <text:p>Se ha creado y enviado la agenda para la reunión #1 con el cliente.</text:p>
          </table:table-cell>
          <table:table-cell table:formula="of:=LOOKUP([.A9];[$tareas.$A$1:.$A$1048576];[$tareas.$D$1:.$D$1048576])" office:value-type="string" office:string-value="Se creó la minuta de la reunión #1 con el cliente." calcext:value-type="string">
            <text:p>Se creó la minuta de la reunión #1 con el cliente.</text:p>
          </table:table-cell>
          <table:table-cell table:style-name="ce36" table:formula="of:=LOOKUP([.A9];[$tareas.$A$1:.$A$1048576];[$tareas.$E$1:.$E$1048576])" office:value-type="float" office:value="2" calcext:value-type="float">
            <text:p>2</text:p>
          </table:table-cell>
          <table:table-cell table:style-name="ce37" table:formula="of:=LOOKUP([.A9];[$tareas.A$1:.A$1048576];[$tareas.F$1:.F$1048576])" office:value-type="percentage" office:value="0.00643086816720257" calcext:value-type="percentage">
            <text:p>0.64%</text:p>
          </table:table-cell>
          <table:table-cell table:style-name="ce36" table:formula="of:=LOOKUP([.A9];[$tareas.$A$1:.$A$1048576];[$tareas.$G$1:.$G$1048576])" office:value-type="float" office:value="1" calcext:value-type="float">
            <text:p>1</text:p>
          </table:table-cell>
          <table:table-cell table:style-name="ce40"/>
          <table:table-cell table:formula="of:=[.E9]/2" office:value-type="float" office:value="1" calcext:value-type="float">
            <text:p>1</text:p>
          </table:table-cell>
          <table:table-cell table:style-name="ce14" table:number-columns-repeated="2"/>
          <table:table-cell table:formula="of:=[.E9]/2" office:value-type="float" office:value="1" calcext:value-type="float">
            <text:p>1</text:p>
          </table:table-cell>
          <table:table-cell table:style-name="ce14"/>
          <table:table-cell table:number-columns-repeated="2"/>
          <table:table-cell table:formula="of:=SUM([.T9:.X9])" office:value-type="float" office:value="1.16666666666667" calcext:value-type="float">
            <text:p>1.1666666667</text:p>
          </table:table-cell>
          <table:table-cell table:style-name="ce37" table:formula="of:=[.F9]" office:value-type="percentage" office:value="0.00643086816720257" calcext:value-type="percentage">
            <text:p>0.64%</text:p>
          </table:table-cell>
          <table:table-cell office:value-type="float" office:value="1" calcext:value-type="float">
            <text:p>1</text:p>
          </table:table-cell>
          <table:table-cell/>
          <table:table-cell table:style-name="ce19" office:value-type="float" office:value="0.583333333333333" calcext:value-type="float">
            <text:p>0.5833333333</text:p>
          </table:table-cell>
          <table:table-cell table:number-columns-repeated="2" table:style-name="ce19" office:value-type="float" office:value="0" calcext:value-type="float">
            <text:p>0</text:p>
          </table:table-cell>
          <table:table-cell table:style-name="ce19" office:value-type="float" office:value="0.583333333333333" calcext:value-type="float">
            <text:p>0.5833333333</text:p>
          </table:table-cell>
          <table:table-cell table:style-name="ce19" office:value-type="float" office:value="0" calcext:value-type="float">
            <text:p>0</text:p>
          </table:table-cell>
          <table:table-cell table:number-columns-repeated="1000"/>
        </table:table-row>
        <table:table-row table:style-name="ro5">
          <table:table-cell table:style-name="ce16" office:value-type="float" office:value="9" calcext:value-type="float">
            <text:p>9</text:p>
          </table:table-cell>
          <table:table-cell table:style-name="ce21" table:formula="of:=LOOKUP([.A10];[$tareas.$A$1:.$A$1048576];[$tareas.$B$1:.$B$1048576])" office:value-type="string" office:string-value="Crear el esquema del documento de requerimientos." calcext:value-type="string">
            <text:p>Crear el esquema del documento de requerimientos.</text:p>
          </table:table-cell>
          <table:table-cell table:formula="of:=LOOKUP([.A10];[$tareas.$A$1:.$A$1048576];[$tareas.$C$1:.$C$1048576])" office:value-type="float" office:value="0" calcext:value-type="float">
            <text:p/>
          </table:table-cell>
          <table:table-cell table:formula="of:=LOOKUP([.A10];[$tareas.$A$1:.$A$1048576];[$tareas.$D$1:.$D$1048576])" office:value-type="string" office:string-value="Se creó el esquema del documento de requerimientos." calcext:value-type="string">
            <text:p>Se creó el esquema del documento de requerimientos.</text:p>
          </table:table-cell>
          <table:table-cell table:style-name="ce36" table:formula="of:=LOOKUP([.A10];[$tareas.$A$1:.$A$1048576];[$tareas.$E$1:.$E$1048576])" office:value-type="float" office:value="3" calcext:value-type="float">
            <text:p>3</text:p>
          </table:table-cell>
          <table:table-cell table:style-name="ce37" table:formula="of:=LOOKUP([.A10];[$tareas.A$1:.A$1048576];[$tareas.F$1:.F$1048576])" office:value-type="percentage" office:value="0.00964630225080386" calcext:value-type="percentage">
            <text:p>0.96%</text:p>
          </table:table-cell>
          <table:table-cell table:style-name="ce36" table:formula="of:=LOOKUP([.A10];[$tareas.$A$1:.$A$1048576];[$tareas.$G$1:.$G$1048576])" office:value-type="float" office:value="1" calcext:value-type="float">
            <text:p>1</text:p>
          </table:table-cell>
          <table:table-cell table:style-name="ce40"/>
          <table:table-cell table:style-name="ce14"/>
          <table:table-cell table:formula="of:=[.E10]/2" office:value-type="float" office:value="1.5" calcext:value-type="float">
            <text:p>1.5</text:p>
          </table:table-cell>
          <table:table-cell table:style-name="ce14"/>
          <table:table-cell table:formula="of:=[.E10]/2" office:value-type="float" office:value="1.5" calcext:value-type="float">
            <text:p>1.5</text:p>
          </table:table-cell>
          <table:table-cell table:style-name="ce14"/>
          <table:table-cell table:number-columns-repeated="2"/>
          <table:table-cell table:formula="of:=SUM([.T10:.X10])" office:value-type="float" office:value="3.9" calcext:value-type="float">
            <text:p>3.9</text:p>
          </table:table-cell>
          <table:table-cell table:style-name="ce37" table:formula="of:=[.F10]" office:value-type="percentage" office:value="0.00964630225080386" calcext:value-type="percentage">
            <text:p>0.96%</text:p>
          </table:table-cell>
          <table:table-cell office:value-type="float" office:value="2" calcext:value-type="float">
            <text:p>2</text:p>
          </table:table-cell>
          <table:table-cell/>
          <table:table-cell table:style-name="ce19" office:value-type="float" office:value="0" calcext:value-type="float">
            <text:p>0</text:p>
          </table:table-cell>
          <table:table-cell table:style-name="ce19" office:value-type="float" office:value="1.95" calcext:value-type="float">
            <text:p>1.95</text:p>
          </table:table-cell>
          <table:table-cell table:style-name="ce19" office:value-type="float" office:value="0" calcext:value-type="float">
            <text:p>0</text:p>
          </table:table-cell>
          <table:table-cell table:style-name="ce19" office:value-type="float" office:value="1.95" calcext:value-type="float">
            <text:p>1.95</text:p>
          </table:table-cell>
          <table:table-cell table:style-name="ce19" office:value-type="float" office:value="0" calcext:value-type="float">
            <text:p>0</text:p>
          </table:table-cell>
          <table:table-cell table:number-columns-repeated="1000"/>
        </table:table-row>
        <table:table-row table:style-name="ro5">
          <table:table-cell table:style-name="ce16" office:value-type="float" office:value="10" calcext:value-type="float">
            <text:p>10</text:p>
          </table:table-cell>
          <table:table-cell table:style-name="ce21" table:formula="of:=LOOKUP([.A11];[$tareas.$A$1:.$A$1048576];[$tareas.$B$1:.$B$1048576])" office:value-type="string" office:string-value="Reunión de equipo para analizar la minuta de la reunión #1 con el cliente." calcext:value-type="string">
            <text:p>Reunión de equipo para analizar la minuta de la reunión #1 con el cliente.</text:p>
          </table:table-cell>
          <table:table-cell table:formula="of:=LOOKUP([.A11];[$tareas.$A$1:.$A$1048576];[$tareas.$C$1:.$C$1048576])" office:value-type="string" office:string-value="Se ha creado la minuta de la reunión #1 con el cliente." calcext:value-type="string">
            <text:p>Se ha creado la minuta de la reunión #1 con el cliente.</text:p>
          </table:table-cell>
          <table:table-cell table:formula="of:=LOOKUP([.A11];[$tareas.$A$1:.$A$1048576];[$tareas.$D$1:.$D$1048576])" office:value-type="string" office:string-value="Se identificó y documentó una lista de actores y casos de uso, y de escenarios." calcext:value-type="string">
            <text:p>Se identificó y documentó una lista de actores y casos de uso, y de escenarios.</text:p>
          </table:table-cell>
          <table:table-cell table:style-name="ce36" table:formula="of:=LOOKUP([.A11];[$tareas.$A$1:.$A$1048576];[$tareas.$E$1:.$E$1048576])" office:value-type="float" office:value="10" calcext:value-type="float">
            <text:p>10</text:p>
          </table:table-cell>
          <table:table-cell table:style-name="ce37" table:formula="of:=LOOKUP([.A11];[$tareas.A$1:.A$1048576];[$tareas.F$1:.F$1048576])" office:value-type="percentage" office:value="0.0321543408360129" calcext:value-type="percentage">
            <text:p>3.22%</text:p>
          </table:table-cell>
          <table:table-cell table:style-name="ce36" table:formula="of:=LOOKUP([.A11];[$tareas.$A$1:.$A$1048576];[$tareas.$G$1:.$G$1048576])" office:value-type="float" office:value="2" calcext:value-type="float">
            <text:p>2</text:p>
          </table:table-cell>
          <table:table-cell table:style-name="ce40"/>
          <table:table-cell table:formula="of:=[.E11]/5" office:value-type="float" office:value="2" calcext:value-type="float">
            <text:p>2</text:p>
          </table:table-cell>
          <table:table-cell table:formula="of:=[.E11]/5" office:value-type="float" office:value="2" calcext:value-type="float">
            <text:p>2</text:p>
          </table:table-cell>
          <table:table-cell table:formula="of:=[.E11]/5" office:value-type="float" office:value="2" calcext:value-type="float">
            <text:p>2</text:p>
          </table:table-cell>
          <table:table-cell table:formula="of:=[.E11]/5" office:value-type="float" office:value="2" calcext:value-type="float">
            <text:p>2</text:p>
          </table:table-cell>
          <table:table-cell table:formula="of:=[.E11]/5" office:value-type="float" office:value="2" calcext:value-type="float">
            <text:p>2</text:p>
          </table:table-cell>
          <table:table-cell table:number-columns-repeated="2"/>
          <table:table-cell table:formula="of:=SUM([.T11:.X11])" office:value-type="float" office:value="8" calcext:value-type="float">
            <text:p>8</text:p>
          </table:table-cell>
          <table:table-cell table:style-name="ce37" table:formula="of:=[.F11]" office:value-type="percentage" office:value="0.0321543408360129" calcext:value-type="percentage">
            <text:p>3.22%</text:p>
          </table:table-cell>
          <table:table-cell office:value-type="float" office:value="2" calcext:value-type="float">
            <text:p>2</text:p>
          </table:table-cell>
          <table:table-cell/>
          <table:table-cell table:style-name="ce19" office:value-type="float" office:value="2" calcext:value-type="float">
            <text:p>2</text:p>
          </table:table-cell>
          <table:table-cell table:number-columns-repeated="4" table:style-name="ce19" office:value-type="float" office:value="1.5" calcext:value-type="float">
            <text:p>1.5</text:p>
          </table:table-cell>
          <table:table-cell table:number-columns-repeated="1000"/>
        </table:table-row>
        <table:table-row table:style-name="ro5">
          <table:table-cell table:style-name="ce16" office:value-type="float" office:value="11" calcext:value-type="float">
            <text:p>11</text:p>
          </table:table-cell>
          <table:table-cell table:style-name="ce21" table:formula="of:=LOOKUP([.A12];[$tareas.$A$1:.$A$1048576];[$tareas.$B$1:.$B$1048576])" office:value-type="string" office:string-value="Crear el borrador #1 del diagrama de casos de uso." calcext:value-type="string">
            <text:p>Crear el borrador #1 del diagrama de casos de uso.</text:p>
          </table:table-cell>
          <table:table-cell table:formula="of:=LOOKUP([.A12];[$tareas.$A$1:.$A$1048576];[$tareas.$C$1:.$C$1048576])" office:value-type="string" office:string-value="Se ha identificado y documentado una lista de actores y casos de uso." calcext:value-type="string">
            <text:p>Se ha identificado y documentado una lista de actores y casos de uso.</text:p>
          </table:table-cell>
          <table:table-cell table:formula="of:=LOOKUP([.A12];[$tareas.$A$1:.$A$1048576];[$tareas.$D$1:.$D$1048576])" office:value-type="string" office:string-value="Se creó el borrador #1 del diagrama de casos de uso." calcext:value-type="string">
            <text:p>Se creó el borrador #1 del diagrama de casos de uso.</text:p>
          </table:table-cell>
          <table:table-cell table:style-name="ce36" table:formula="of:=LOOKUP([.A12];[$tareas.$A$1:.$A$1048576];[$tareas.$E$1:.$E$1048576])" office:value-type="float" office:value="2" calcext:value-type="float">
            <text:p>2</text:p>
          </table:table-cell>
          <table:table-cell table:style-name="ce37" table:formula="of:=LOOKUP([.A12];[$tareas.A$1:.A$1048576];[$tareas.F$1:.F$1048576])" office:value-type="percentage" office:value="0.00643086816720257" calcext:value-type="percentage">
            <text:p>0.64%</text:p>
          </table:table-cell>
          <table:table-cell table:style-name="ce36" table:formula="of:=LOOKUP([.A12];[$tareas.$A$1:.$A$1048576];[$tareas.$G$1:.$G$1048576])" office:value-type="float" office:value="2" calcext:value-type="float">
            <text:p>2</text:p>
          </table:table-cell>
          <table:table-cell table:style-name="ce40"/>
          <table:table-cell table:style-name="ce14"/>
          <table:table-cell table:formula="of:=[.E12]/2" office:value-type="float" office:value="1" calcext:value-type="float">
            <text:p>1</text:p>
          </table:table-cell>
          <table:table-cell table:style-name="ce14"/>
          <table:table-cell table:formula="of:=[.E12]/2" office:value-type="float" office:value="1" calcext:value-type="float">
            <text:p>1</text:p>
          </table:table-cell>
          <table:table-cell table:style-name="ce14"/>
          <table:table-cell table:number-columns-repeated="2"/>
          <table:table-cell table:formula="of:=SUM([.T12:.X12])" office:value-type="float" office:value="5.13888888888888" calcext:value-type="float">
            <text:p>5.1388888889</text:p>
          </table:table-cell>
          <table:table-cell table:style-name="ce37" table:formula="of:=[.F12]" office:value-type="percentage" office:value="0.00643086816720257" calcext:value-type="percentage">
            <text:p>0.64%</text:p>
          </table:table-cell>
          <table:table-cell office:value-type="float" office:value="3" calcext:value-type="float">
            <text:p>3</text:p>
          </table:table-cell>
          <table:table-cell/>
          <table:table-cell table:style-name="ce19" office:value-type="float" office:value="1.13888888888889" calcext:value-type="float">
            <text:p>1.1388888889</text:p>
          </table:table-cell>
          <table:table-cell table:style-name="ce19" office:value-type="float" office:value="1.44444444444444" calcext:value-type="float">
            <text:p>1.4444444444</text:p>
          </table:table-cell>
          <table:table-cell table:style-name="ce19" office:value-type="float" office:value="0.944444444444444" calcext:value-type="float">
            <text:p>0.9444444444</text:p>
          </table:table-cell>
          <table:table-cell table:style-name="ce19" office:value-type="float" office:value="0.416666666666667" calcext:value-type="float">
            <text:p>0.4166666667</text:p>
          </table:table-cell>
          <table:table-cell table:style-name="ce19" office:value-type="float" office:value="1.19444444444444" calcext:value-type="float">
            <text:p>1.1944444444</text:p>
          </table:table-cell>
          <table:table-cell table:number-columns-repeated="1000"/>
        </table:table-row>
        <table:table-row table:style-name="ro5">
          <table:table-cell table:style-name="ce16" office:value-type="float" office:value="12" calcext:value-type="float">
            <text:p>12</text:p>
          </table:table-cell>
          <table:table-cell table:style-name="ce21" table:formula="of:=LOOKUP([.A13];[$tareas.$A$1:.$A$1048576];[$tareas.$B$1:.$B$1048576])" office:value-type="string" office:string-value="Crear el borrador #1 del documento de los escenarios." calcext:value-type="string">
            <text:p>Crear el borrador #1 del documento de los escenarios.</text:p>
          </table:table-cell>
          <table:table-cell table:formula="of:=LOOKUP([.A13];[$tareas.$A$1:.$A$1048576];[$tareas.$C$1:.$C$1048576])" office:value-type="string" office:string-value="Se ha identificado y documentado una lista de actores y casos de uso." calcext:value-type="string">
            <text:p>Se ha identificado y documentado una lista de actores y casos de uso.</text:p>
          </table:table-cell>
          <table:table-cell table:formula="of:=LOOKUP([.A13];[$tareas.$A$1:.$A$1048576];[$tareas.$D$1:.$D$1048576])" office:value-type="string" office:string-value="Se creó el borrador #1 del documento de los escenarios." calcext:value-type="string">
            <text:p>Se creó el borrador #1 del documento de los escenarios.</text:p>
          </table:table-cell>
          <table:table-cell table:style-name="ce36" table:formula="of:=LOOKUP([.A13];[$tareas.$A$1:.$A$1048576];[$tareas.$E$1:.$E$1048576])" office:value-type="float" office:value="2" calcext:value-type="float">
            <text:p>2</text:p>
          </table:table-cell>
          <table:table-cell table:style-name="ce37" table:formula="of:=LOOKUP([.A13];[$tareas.A$1:.A$1048576];[$tareas.F$1:.F$1048576])" office:value-type="percentage" office:value="0.00643086816720257" calcext:value-type="percentage">
            <text:p>0.64%</text:p>
          </table:table-cell>
          <table:table-cell table:style-name="ce36" table:formula="of:=LOOKUP([.A13];[$tareas.$A$1:.$A$1048576];[$tareas.$G$1:.$G$1048576])" office:value-type="float" office:value="2" calcext:value-type="float">
            <text:p>2</text:p>
          </table:table-cell>
          <table:table-cell table:style-name="ce40"/>
          <table:table-cell table:style-name="ce14"/>
          <table:table-cell table:formula="of:=[.E13]" office:value-type="float" office:value="2" calcext:value-type="float">
            <text:p>2</text:p>
          </table:table-cell>
          <table:table-cell table:style-name="ce14" table:number-columns-repeated="3"/>
          <table:table-cell table:number-columns-repeated="2"/>
          <table:table-cell table:formula="of:=SUM([.T13:.X13])" office:value-type="float" office:value="5.13888888888888" calcext:value-type="float">
            <text:p>5.1388888889</text:p>
          </table:table-cell>
          <table:table-cell table:style-name="ce37" table:formula="of:=[.F13]" office:value-type="percentage" office:value="0.00643086816720257" calcext:value-type="percentage">
            <text:p>0.64%</text:p>
          </table:table-cell>
          <table:table-cell office:value-type="float" office:value="3" calcext:value-type="float">
            <text:p>3</text:p>
          </table:table-cell>
          <table:table-cell/>
          <table:table-cell table:style-name="ce19" office:value-type="float" office:value="1.13888888888889" calcext:value-type="float">
            <text:p>1.1388888889</text:p>
          </table:table-cell>
          <table:table-cell table:style-name="ce19" office:value-type="float" office:value="1.44444444444444" calcext:value-type="float">
            <text:p>1.4444444444</text:p>
          </table:table-cell>
          <table:table-cell table:style-name="ce19" office:value-type="float" office:value="0.944444444444444" calcext:value-type="float">
            <text:p>0.9444444444</text:p>
          </table:table-cell>
          <table:table-cell table:style-name="ce19" office:value-type="float" office:value="0.416666666666667" calcext:value-type="float">
            <text:p>0.4166666667</text:p>
          </table:table-cell>
          <table:table-cell table:style-name="ce19" office:value-type="float" office:value="1.19444444444444" calcext:value-type="float">
            <text:p>1.1944444444</text:p>
          </table:table-cell>
          <table:table-cell table:number-columns-repeated="1000"/>
        </table:table-row>
        <table:table-row table:style-name="ro6">
          <table:table-cell table:style-name="ce16" office:value-type="float" office:value="13" calcext:value-type="float">
            <text:p>13</text:p>
          </table:table-cell>
          <table:table-cell table:style-name="ce21" table:formula="of:=LOOKUP([.A14];[$tareas.$A$1:.$A$1048576];[$tareas.$B$1:.$B$1048576])" office:value-type="string" office:string-value="Crear el borrador #1 del documento de requerimientos." calcext:value-type="string">
            <text:p>Crear el borrador #1 del documento de requerimientos.</text:p>
          </table:table-cell>
          <table:table-cell table:formula="of:=LOOKUP([.A14];[$tareas.$A$1:.$A$1048576];[$tareas.$C$1:.$C$1048576])" office:value-type="string" office:string-value="Se ha creado el borrador #1 del diagrama de casos de uso y del documento de escenarios. Se ha creado el esquema del documento de requerimientos." calcext:value-type="string">
            <text:p>Se ha creado el borrador #1 del diagrama de casos de uso y del documento de escenarios. Se ha creado el esquema del documento de requerimientos.</text:p>
          </table:table-cell>
          <table:table-cell table:formula="of:=LOOKUP([.A14];[$tareas.$A$1:.$A$1048576];[$tareas.$D$1:.$D$1048576])" office:value-type="string" office:string-value="Se creó el borrador #1 del documento de requerimientos." calcext:value-type="string">
            <text:p>Se creó el borrador #1 del documento de requerimientos.</text:p>
          </table:table-cell>
          <table:table-cell table:style-name="ce36" table:formula="of:=LOOKUP([.A14];[$tareas.$A$1:.$A$1048576];[$tareas.$E$1:.$E$1048576])" office:value-type="float" office:value="4" calcext:value-type="float">
            <text:p>4</text:p>
          </table:table-cell>
          <table:table-cell table:style-name="ce37" table:formula="of:=LOOKUP([.A14];[$tareas.A$1:.A$1048576];[$tareas.F$1:.F$1048576])" office:value-type="percentage" office:value="0.0128617363344051" calcext:value-type="percentage">
            <text:p>1.29%</text:p>
          </table:table-cell>
          <table:table-cell table:style-name="ce36" table:formula="of:=LOOKUP([.A14];[$tareas.$A$1:.$A$1048576];[$tareas.$G$1:.$G$1048576])" office:value-type="float" office:value="2" calcext:value-type="float">
            <text:p>2</text:p>
          </table:table-cell>
          <table:table-cell table:style-name="ce40"/>
          <table:table-cell table:style-name="ce14"/>
          <table:table-cell table:formula="of:=[.E14]/2" office:value-type="float" office:value="2" calcext:value-type="float">
            <text:p>2</text:p>
          </table:table-cell>
          <table:table-cell table:formula="of:=[.E14]/2" office:value-type="float" office:value="2" calcext:value-type="float">
            <text:p>2</text:p>
          </table:table-cell>
          <table:table-cell table:style-name="ce14" table:number-columns-repeated="2"/>
          <table:table-cell table:number-columns-repeated="2"/>
          <table:table-cell table:formula="of:=SUM([.T14:.X14])" office:value-type="float" office:value="5.13888888888888" calcext:value-type="float">
            <text:p>5.1388888889</text:p>
          </table:table-cell>
          <table:table-cell table:style-name="ce37" table:formula="of:=[.F14]" office:value-type="percentage" office:value="0.0128617363344051" calcext:value-type="percentage">
            <text:p>1.29%</text:p>
          </table:table-cell>
          <table:table-cell office:value-type="float" office:value="3" calcext:value-type="float">
            <text:p>3</text:p>
          </table:table-cell>
          <table:table-cell/>
          <table:table-cell table:style-name="ce19" office:value-type="float" office:value="1.13888888888889" calcext:value-type="float">
            <text:p>1.1388888889</text:p>
          </table:table-cell>
          <table:table-cell table:style-name="ce19" office:value-type="float" office:value="1.44444444444444" calcext:value-type="float">
            <text:p>1.4444444444</text:p>
          </table:table-cell>
          <table:table-cell table:style-name="ce19" office:value-type="float" office:value="0.944444444444444" calcext:value-type="float">
            <text:p>0.9444444444</text:p>
          </table:table-cell>
          <table:table-cell table:style-name="ce19" office:value-type="float" office:value="0.416666666666667" calcext:value-type="float">
            <text:p>0.4166666667</text:p>
          </table:table-cell>
          <table:table-cell table:style-name="ce19" office:value-type="float" office:value="1.19444444444444" calcext:value-type="float">
            <text:p>1.1944444444</text:p>
          </table:table-cell>
          <table:table-cell table:number-columns-repeated="1000"/>
        </table:table-row>
        <table:table-row table:style-name="ro5">
          <table:table-cell table:style-name="ce16" office:value-type="float" office:value="14" calcext:value-type="float">
            <text:p>14</text:p>
          </table:table-cell>
          <table:table-cell table:style-name="ce21" table:formula="of:=LOOKUP([.A15];[$tareas.$A$1:.$A$1048576];[$tareas.$B$1:.$B$1048576])" office:value-type="string" office:string-value="Crear la agenda para la reunión #2 con el cliente." calcext:value-type="string">
            <text:p>Crear la agenda para la reunión #2 con el cliente.</text:p>
          </table:table-cell>
          <table:table-cell table:formula="of:=LOOKUP([.A15];[$tareas.$A$1:.$A$1048576];[$tareas.$C$1:.$C$1048576])" office:value-type="string" office:string-value="Se ha creado la plantilla para las agendas de las reuniones con los cliente." calcext:value-type="string">
            <text:p>Se ha creado la plantilla para las agendas de las reuniones con los cliente.</text:p>
          </table:table-cell>
          <table:table-cell table:formula="of:=LOOKUP([.A15];[$tareas.$A$1:.$A$1048576];[$tareas.$D$1:.$D$1048576])" office:value-type="string" office:string-value="Se creó la agenda para la reunión #2 con el cliente." calcext:value-type="string">
            <text:p>Se creó la agenda para la reunión #2 con el cliente.</text:p>
          </table:table-cell>
          <table:table-cell table:style-name="ce36" table:formula="of:=LOOKUP([.A15];[$tareas.$A$1:.$A$1048576];[$tareas.$E$1:.$E$1048576])" office:value-type="float" office:value="0.5" calcext:value-type="float">
            <text:p>0.5</text:p>
          </table:table-cell>
          <table:table-cell table:style-name="ce37" table:formula="of:=LOOKUP([.A15];[$tareas.A$1:.A$1048576];[$tareas.F$1:.F$1048576])" office:value-type="percentage" office:value="0.00160771704180064" calcext:value-type="percentage">
            <text:p>0.16%</text:p>
          </table:table-cell>
          <table:table-cell table:style-name="ce36" table:formula="of:=LOOKUP([.A15];[$tareas.$A$1:.$A$1048576];[$tareas.$G$1:.$G$1048576])" office:value-type="float" office:value="2" calcext:value-type="float">
            <text:p>2</text:p>
          </table:table-cell>
          <table:table-cell table:style-name="ce40"/>
          <table:table-cell table:style-name="ce14" table:number-columns-repeated="3"/>
          <table:table-cell table:formula="of:=[.E15]" office:value-type="float" office:value="0.5" calcext:value-type="float">
            <text:p>0.5</text:p>
          </table:table-cell>
          <table:table-cell table:style-name="ce14"/>
          <table:table-cell table:number-columns-repeated="2"/>
          <table:table-cell table:formula="of:=SUM([.T15:.X15])" office:value-type="float" office:value="0.383333333333333" calcext:value-type="float">
            <text:p>0.3833333333</text:p>
          </table:table-cell>
          <table:table-cell table:style-name="ce37" table:formula="of:=[.F15]" office:value-type="percentage" office:value="0.00160771704180064" calcext:value-type="percentage">
            <text:p>0.16%</text:p>
          </table:table-cell>
          <table:table-cell office:value-type="float" office:value="2" calcext:value-type="float">
            <text:p>2</text:p>
          </table:table-cell>
          <table:table-cell/>
          <table:table-cell table:number-columns-repeated="3" table:style-name="ce19" office:value-type="float" office:value="0" calcext:value-type="float">
            <text:p>0</text:p>
          </table:table-cell>
          <table:table-cell table:style-name="ce19" office:value-type="float" office:value="0.383333333333333" calcext:value-type="float">
            <text:p>0.3833333333</text:p>
          </table:table-cell>
          <table:table-cell table:style-name="ce19" office:value-type="float" office:value="0" calcext:value-type="float">
            <text:p>0</text:p>
          </table:table-cell>
          <table:table-cell table:number-columns-repeated="1000"/>
        </table:table-row>
        <table:table-row table:style-name="ro5">
          <table:table-cell table:style-name="ce16" office:value-type="float" office:value="15" calcext:value-type="float">
            <text:p>15</text:p>
          </table:table-cell>
          <table:table-cell table:style-name="ce21" table:formula="of:=LOOKUP([.A16];[$tareas.$A$1:.$A$1048576];[$tareas.$B$1:.$B$1048576])" office:value-type="string" office:string-value="Reunión #2 con el cliente." calcext:value-type="string">
            <text:p>Reunión #2 con el cliente.</text:p>
          </table:table-cell>
          <table:table-cell table:formula="of:=LOOKUP([.A16];[$tareas.$A$1:.$A$1048576];[$tareas.$C$1:.$C$1048576])" office:value-type="string" office:string-value="Se ha creado y enviado la agenda para la reunión #2 con el cliente." calcext:value-type="string">
            <text:p>Se ha creado y enviado la agenda para la reunión #2 con el cliente.</text:p>
          </table:table-cell>
          <table:table-cell table:formula="of:=LOOKUP([.A16];[$tareas.$A$1:.$A$1048576];[$tareas.$D$1:.$D$1048576])" office:value-type="string" office:string-value="Se creó la minuta de la reunión #2 con el cliente." calcext:value-type="string">
            <text:p>Se creó la minuta de la reunión #2 con el cliente.</text:p>
          </table:table-cell>
          <table:table-cell table:style-name="ce36" table:formula="of:=LOOKUP([.A16];[$tareas.$A$1:.$A$1048576];[$tareas.$E$1:.$E$1048576])" office:value-type="float" office:value="2" calcext:value-type="float">
            <text:p>2</text:p>
          </table:table-cell>
          <table:table-cell table:style-name="ce37" table:formula="of:=LOOKUP([.A16];[$tareas.A$1:.A$1048576];[$tareas.F$1:.F$1048576])" office:value-type="percentage" office:value="0.00643086816720257" calcext:value-type="percentage">
            <text:p>0.64%</text:p>
          </table:table-cell>
          <table:table-cell table:style-name="ce36" table:formula="of:=LOOKUP([.A16];[$tareas.$A$1:.$A$1048576];[$tareas.$G$1:.$G$1048576])" office:value-type="float" office:value="3" calcext:value-type="float">
            <text:p>3</text:p>
          </table:table-cell>
          <table:table-cell table:style-name="ce40"/>
          <table:table-cell table:formula="of:=[.E16]/2" office:value-type="float" office:value="1" calcext:value-type="float">
            <text:p>1</text:p>
          </table:table-cell>
          <table:table-cell table:style-name="ce14" table:number-columns-repeated="3"/>
          <table:table-cell table:formula="of:=[.E16]/2" office:value-type="float" office:value="1" calcext:value-type="float">
            <text:p>1</text:p>
          </table:table-cell>
          <table:table-cell table:number-columns-repeated="2"/>
          <table:table-cell table:formula="of:=SUM([.T16:.X16])" office:value-type="float" office:value="1" calcext:value-type="float">
            <text:p>1</text:p>
          </table:table-cell>
          <table:table-cell table:style-name="ce37" table:formula="of:=[.F16]" office:value-type="percentage" office:value="0.00643086816720257" calcext:value-type="percentage">
            <text:p>0.64%</text:p>
          </table:table-cell>
          <table:table-cell office:value-type="float" office:value="3" calcext:value-type="float">
            <text:p>3</text:p>
          </table:table-cell>
          <table:table-cell/>
          <table:table-cell table:style-name="ce19" office:value-type="float" office:value="0.5" calcext:value-type="float">
            <text:p>0.5</text:p>
          </table:table-cell>
          <table:table-cell table:number-columns-repeated="3" table:style-name="ce19" office:value-type="float" office:value="0" calcext:value-type="float">
            <text:p>0</text:p>
          </table:table-cell>
          <table:table-cell table:style-name="ce19" office:value-type="float" office:value="0.5" calcext:value-type="float">
            <text:p>0.5</text:p>
          </table:table-cell>
          <table:table-cell table:number-columns-repeated="1000"/>
        </table:table-row>
        <table:table-row table:style-name="ro5">
          <table:table-cell table:style-name="ce16" office:value-type="float" office:value="16" calcext:value-type="float">
            <text:p>16</text:p>
          </table:table-cell>
          <table:table-cell table:style-name="ce21" table:formula="of:=LOOKUP([.A17];[$tareas.$A$1:.$A$1048576];[$tareas.$B$1:.$B$1048576])" office:value-type="string" office:string-value="Reunión de equipo para analizar la minuta de la reunión #2 con el cliente." calcext:value-type="string">
            <text:p>Reunión de equipo para analizar la minuta de la reunión #2 con el cliente.</text:p>
          </table:table-cell>
          <table:table-cell table:formula="of:=LOOKUP([.A17];[$tareas.$A$1:.$A$1048576];[$tareas.$C$1:.$C$1048576])" office:value-type="string" office:string-value="Se ha creado la minuta de la reunión #2 con el cliente." calcext:value-type="string">
            <text:p>Se ha creado la minuta de la reunión #2 con el cliente.</text:p>
          </table:table-cell>
          <table:table-cell table:formula="of:=LOOKUP([.A17];[$tareas.$A$1:.$A$1048576];[$tareas.$D$1:.$D$1048576])" office:value-type="string" office:string-value="Se actualizó la lista de actores, casos de uso y de escenarios." calcext:value-type="string">
            <text:p>Se actualizó la lista de actores, casos de uso y de escenarios.</text:p>
          </table:table-cell>
          <table:table-cell table:style-name="ce36" table:formula="of:=LOOKUP([.A17];[$tareas.$A$1:.$A$1048576];[$tareas.$E$1:.$E$1048576])" office:value-type="float" office:value="10" calcext:value-type="float">
            <text:p>10</text:p>
          </table:table-cell>
          <table:table-cell table:style-name="ce37" table:formula="of:=LOOKUP([.A17];[$tareas.A$1:.A$1048576];[$tareas.F$1:.F$1048576])" office:value-type="percentage" office:value="0.0321543408360129" calcext:value-type="percentage">
            <text:p>3.22%</text:p>
          </table:table-cell>
          <table:table-cell table:style-name="ce36" table:formula="of:=LOOKUP([.A17];[$tareas.$A$1:.$A$1048576];[$tareas.$G$1:.$G$1048576])" office:value-type="float" office:value="3" calcext:value-type="float">
            <text:p>3</text:p>
          </table:table-cell>
          <table:table-cell table:style-name="ce40"/>
          <table:table-cell table:formula="of:=[.E17]/5" office:value-type="float" office:value="2" calcext:value-type="float">
            <text:p>2</text:p>
          </table:table-cell>
          <table:table-cell table:formula="of:=[.E17]/5" office:value-type="float" office:value="2" calcext:value-type="float">
            <text:p>2</text:p>
          </table:table-cell>
          <table:table-cell table:formula="of:=[.E17]/5" office:value-type="float" office:value="2" calcext:value-type="float">
            <text:p>2</text:p>
          </table:table-cell>
          <table:table-cell table:formula="of:=[.E17]/5" office:value-type="float" office:value="2" calcext:value-type="float">
            <text:p>2</text:p>
          </table:table-cell>
          <table:table-cell table:formula="of:=[.E17]/5" office:value-type="float" office:value="2" calcext:value-type="float">
            <text:p>2</text:p>
          </table:table-cell>
          <table:table-cell table:number-columns-repeated="2"/>
          <table:table-cell table:formula="of:=SUM([.T17:.X17])" office:value-type="float" office:value="8.16666666666665" calcext:value-type="float">
            <text:p>8.1666666667</text:p>
          </table:table-cell>
          <table:table-cell table:style-name="ce37" table:formula="of:=[.F17]" office:value-type="percentage" office:value="0.0321543408360129" calcext:value-type="percentage">
            <text:p>3.22%</text:p>
          </table:table-cell>
          <table:table-cell office:value-type="float" office:value="3" calcext:value-type="float">
            <text:p>3</text:p>
          </table:table-cell>
          <table:table-cell/>
          <table:table-cell table:number-columns-repeated="5" table:style-name="ce19" office:value-type="float" office:value="1.63333333333333" calcext:value-type="float">
            <text:p>1.6333333333</text:p>
          </table:table-cell>
          <table:table-cell table:number-columns-repeated="1000"/>
        </table:table-row>
        <table:table-row table:style-name="ro6">
          <table:table-cell table:style-name="ce16" office:value-type="float" office:value="17" calcext:value-type="float">
            <text:p>17</text:p>
          </table:table-cell>
          <table:table-cell table:style-name="ce21" table:formula="of:=LOOKUP([.A18];[$tareas.$A$1:.$A$1048576];[$tareas.$B$1:.$B$1048576])" office:value-type="string" office:string-value="Crear la versión final del diagrama de casos de uso." calcext:value-type="string">
            <text:p>Crear la versión final del diagrama de casos de uso.</text:p>
          </table:table-cell>
          <table:table-cell table:formula="of:=LOOKUP([.A18];[$tareas.$A$1:.$A$1048576];[$tareas.$C$1:.$C$1048576])" office:value-type="string" office:string-value="Se ha actualizado la lista de actores, casos de uso y escenarios. Se ha creado el borrador #1 del diagrama de casos de uso." calcext:value-type="string">
            <text:p>Se ha actualizado la lista de actores, casos de uso y escenarios. Se ha creado el borrador #1 del diagrama de casos de uso.</text:p>
          </table:table-cell>
          <table:table-cell table:formula="of:=LOOKUP([.A18];[$tareas.$A$1:.$A$1048576];[$tareas.$D$1:.$D$1048576])" office:value-type="string" office:string-value="Se creó la versión final del diagrama de casos de uso." calcext:value-type="string">
            <text:p>Se creó la versión final del diagrama de casos de uso.</text:p>
          </table:table-cell>
          <table:table-cell table:style-name="ce36" table:formula="of:=LOOKUP([.A18];[$tareas.$A$1:.$A$1048576];[$tareas.$E$1:.$E$1048576])" office:value-type="float" office:value="2" calcext:value-type="float">
            <text:p>2</text:p>
          </table:table-cell>
          <table:table-cell table:style-name="ce37" table:formula="of:=LOOKUP([.A18];[$tareas.A$1:.A$1048576];[$tareas.F$1:.F$1048576])" office:value-type="percentage" office:value="0.00643086816720257" calcext:value-type="percentage">
            <text:p>0.64%</text:p>
          </table:table-cell>
          <table:table-cell table:style-name="ce36" table:formula="of:=LOOKUP([.A18];[$tareas.$A$1:.$A$1048576];[$tareas.$G$1:.$G$1048576])" office:value-type="float" office:value="3" calcext:value-type="float">
            <text:p>3</text:p>
          </table:table-cell>
          <table:table-cell/>
          <table:table-cell table:style-name="ce14"/>
          <table:table-cell table:formula="of:=[.E18]" office:value-type="float" office:value="2" calcext:value-type="float">
            <text:p>2</text:p>
          </table:table-cell>
          <table:table-cell table:style-name="ce14" table:number-columns-repeated="3"/>
          <table:table-cell table:number-columns-repeated="2"/>
          <table:table-cell table:formula="of:=SUM([.T18:.X18])" office:value-type="float" office:value="2.5" calcext:value-type="float">
            <text:p>2.5</text:p>
          </table:table-cell>
          <table:table-cell table:style-name="ce37" table:formula="of:=[.F18]" office:value-type="percentage" office:value="0.00643086816720257" calcext:value-type="percentage">
            <text:p>0.64%</text:p>
          </table:table-cell>
          <table:table-cell office:value-type="float" office:value="3" calcext:value-type="float">
            <text:p>3</text:p>
          </table:table-cell>
          <table:table-cell/>
          <table:table-cell table:number-columns-repeated="5" table:style-name="ce19" office:value-type="float" office:value="0.5" calcext:value-type="float">
            <text:p>0.5</text:p>
          </table:table-cell>
          <table:table-cell table:number-columns-repeated="1000"/>
        </table:table-row>
        <table:table-row table:style-name="ro5">
          <table:table-cell table:style-name="ce16" office:value-type="float" office:value="18" calcext:value-type="float">
            <text:p>18</text:p>
          </table:table-cell>
          <table:table-cell table:style-name="ce21" table:formula="of:=LOOKUP([.A19];[$tareas.$A$1:.$A$1048576];[$tareas.$B$1:.$B$1048576])" office:value-type="string" office:string-value="Extender los casos de uso." calcext:value-type="string">
            <text:p>Extender los casos de uso.</text:p>
          </table:table-cell>
          <table:table-cell table:formula="of:=LOOKUP([.A19];[$tareas.$A$1:.$A$1048576];[$tareas.$C$1:.$C$1048576])" office:value-type="string" office:string-value="Se ha creado la versión final del diagrama de casos de uso." calcext:value-type="string">
            <text:p>Se ha creado la versión final del diagrama de casos de uso.</text:p>
          </table:table-cell>
          <table:table-cell table:formula="of:=LOOKUP([.A19];[$tareas.$A$1:.$A$1048576];[$tareas.$D$1:.$D$1048576])" office:value-type="string" office:string-value="Se creó el documento de los casos de uso extendidos." calcext:value-type="string">
            <text:p>Se creó el documento de los casos de uso extendidos.</text:p>
          </table:table-cell>
          <table:table-cell table:style-name="ce36" table:formula="of:=LOOKUP([.A19];[$tareas.$A$1:.$A$1048576];[$tareas.$E$1:.$E$1048576])" office:value-type="float" office:value="3" calcext:value-type="float">
            <text:p>3</text:p>
          </table:table-cell>
          <table:table-cell table:style-name="ce37" table:formula="of:=LOOKUP([.A19];[$tareas.A$1:.A$1048576];[$tareas.F$1:.F$1048576])" office:value-type="percentage" office:value="0.00964630225080386" calcext:value-type="percentage">
            <text:p>0.96%</text:p>
          </table:table-cell>
          <table:table-cell table:style-name="ce36" table:formula="of:=LOOKUP([.A19];[$tareas.$A$1:.$A$1048576];[$tareas.$G$1:.$G$1048576])" office:value-type="float" office:value="3" calcext:value-type="float">
            <text:p>3</text:p>
          </table:table-cell>
          <table:table-cell/>
          <table:table-cell table:formula="of:=[.E19]/2" office:value-type="float" office:value="1.5" calcext:value-type="float">
            <text:p>1.5</text:p>
          </table:table-cell>
          <table:table-cell table:formula="of:=[.E19]/2" office:value-type="float" office:value="1.5" calcext:value-type="float">
            <text:p>1.5</text:p>
          </table:table-cell>
          <table:table-cell table:style-name="ce14" table:number-columns-repeated="3"/>
          <table:table-cell table:number-columns-repeated="2"/>
          <table:table-cell table:formula="of:=SUM([.T19:.X19])" office:value-type="float" office:value="6.25" calcext:value-type="float">
            <text:p>6.25</text:p>
          </table:table-cell>
          <table:table-cell table:style-name="ce37" table:formula="of:=[.F19]" office:value-type="percentage" office:value="0.00964630225080386" calcext:value-type="percentage">
            <text:p>0.96%</text:p>
          </table:table-cell>
          <table:table-cell office:value-type="float" office:value="3" calcext:value-type="float">
            <text:p>3</text:p>
          </table:table-cell>
          <table:table-cell/>
          <table:table-cell table:number-columns-repeated="5" table:style-name="ce19" office:value-type="float" office:value="1.25" calcext:value-type="float">
            <text:p>1.25</text:p>
          </table:table-cell>
          <table:table-cell table:number-columns-repeated="1000"/>
        </table:table-row>
        <table:table-row table:style-name="ro6">
          <table:table-cell table:style-name="ce16" office:value-type="float" office:value="19" calcext:value-type="float">
            <text:p>19</text:p>
          </table:table-cell>
          <table:table-cell table:style-name="ce21" table:formula="of:=LOOKUP([.A20];[$tareas.$A$1:.$A$1048576];[$tareas.$B$1:.$B$1048576])" office:value-type="string" office:string-value="Crear la versión final del documento de los escenarios." calcext:value-type="string">
            <text:p>Crear la versión final del documento de los escenarios.</text:p>
          </table:table-cell>
          <table:table-cell table:formula="of:=LOOKUP([.A20];[$tareas.$A$1:.$A$1048576];[$tareas.$C$1:.$C$1048576])" office:value-type="string" office:string-value="Se ha actualizado la lista de actores, casos de uso y escenarios. Se ha creado el borrador #1 del documento de los escenarios." calcext:value-type="string">
            <text:p>Se ha actualizado la lista de actores, casos de uso y escenarios. Se ha creado el borrador #1 del documento de los escenarios.</text:p>
          </table:table-cell>
          <table:table-cell table:formula="of:=LOOKUP([.A20];[$tareas.$A$1:.$A$1048576];[$tareas.$D$1:.$D$1048576])" office:value-type="string" office:string-value="Se creó la versión final del documento de los escenarios." calcext:value-type="string">
            <text:p>Se creó la versión final del documento de los escenarios.</text:p>
          </table:table-cell>
          <table:table-cell table:style-name="ce36" table:formula="of:=LOOKUP([.A20];[$tareas.$A$1:.$A$1048576];[$tareas.$E$1:.$E$1048576])" office:value-type="float" office:value="2" calcext:value-type="float">
            <text:p>2</text:p>
          </table:table-cell>
          <table:table-cell table:style-name="ce37" table:formula="of:=LOOKUP([.A20];[$tareas.A$1:.A$1048576];[$tareas.F$1:.F$1048576])" office:value-type="percentage" office:value="0.00643086816720257" calcext:value-type="percentage">
            <text:p>0.64%</text:p>
          </table:table-cell>
          <table:table-cell table:style-name="ce36" table:formula="of:=LOOKUP([.A20];[$tareas.$A$1:.$A$1048576];[$tareas.$G$1:.$G$1048576])" office:value-type="float" office:value="3" calcext:value-type="float">
            <text:p>3</text:p>
          </table:table-cell>
          <table:table-cell/>
          <table:table-cell table:formula="of:=[.E20]/2" office:value-type="float" office:value="1" calcext:value-type="float">
            <text:p>1</text:p>
          </table:table-cell>
          <table:table-cell table:formula="of:=[.E20]/2" office:value-type="float" office:value="1" calcext:value-type="float">
            <text:p>1</text:p>
          </table:table-cell>
          <table:table-cell table:style-name="ce14" table:number-columns-repeated="3"/>
          <table:table-cell table:number-columns-repeated="2"/>
          <table:table-cell table:formula="of:=SUM([.T20:.X20])" office:value-type="float" office:value="1.63333333333333" calcext:value-type="float">
            <text:p>1.6333333333</text:p>
          </table:table-cell>
          <table:table-cell table:style-name="ce37" table:formula="of:=[.F20]" office:value-type="percentage" office:value="0.00643086816720257" calcext:value-type="percentage">
            <text:p>0.64%</text:p>
          </table:table-cell>
          <table:table-cell office:value-type="float" office:value="3" calcext:value-type="float">
            <text:p>3</text:p>
          </table:table-cell>
          <table:table-cell/>
          <table:table-cell table:number-columns-repeated="2" table:style-name="ce19" office:value-type="float" office:value="0.816666666666667" calcext:value-type="float">
            <text:p>0.8166666667</text:p>
          </table:table-cell>
          <table:table-cell table:number-columns-repeated="3" table:style-name="ce19" office:value-type="float" office:value="0" calcext:value-type="float">
            <text:p>0</text:p>
          </table:table-cell>
          <table:table-cell table:number-columns-repeated="1000"/>
        </table:table-row>
        <table:table-row table:style-name="ro8">
          <table:table-cell table:style-name="ce16" office:value-type="float" office:value="20" calcext:value-type="float">
            <text:p>20</text:p>
          </table:table-cell>
          <table:table-cell table:style-name="ce21" table:formula="of:=LOOKUP([.A21];[$tareas.$A$1:.$A$1048576];[$tareas.$B$1:.$B$1048576])" office:value-type="string" office:string-value="Crear la versión final del documento de requerimientos." calcext:value-type="string">
            <text:p>Crear la versión final del documento de requerimientos.</text:p>
          </table:table-cell>
          <table:table-cell table:formula="of:=LOOKUP([.A21];[$tareas.$A$1:.$A$1048576];[$tareas.$C$1:.$C$1048576])" office:value-type="string" office:string-value="Se ha creado el borrador #1 del documento de requerimientos. Se ha creado la versión final del diagrama de casos de uso y del documento de escenarios. Se ha creado el documento de los casos de uso extendidos." calcext:value-type="string">
            <text:p>Se ha creado el borrador #1 del documento de requerimientos. Se ha creado la versión final del diagrama de casos de uso y del documento de escenarios. Se ha creado el documento de los casos de uso extendidos.</text:p>
          </table:table-cell>
          <table:table-cell table:formula="of:=LOOKUP([.A21];[$tareas.$A$1:.$A$1048576];[$tareas.$D$1:.$D$1048576])" office:value-type="string" office:string-value="Se creó la versión final del documento de requerimientos." calcext:value-type="string">
            <text:p>Se creó la versión final del documento de requerimientos.</text:p>
          </table:table-cell>
          <table:table-cell table:style-name="ce36" table:formula="of:=LOOKUP([.A21];[$tareas.$A$1:.$A$1048576];[$tareas.$E$1:.$E$1048576])" office:value-type="float" office:value="4" calcext:value-type="float">
            <text:p>4</text:p>
          </table:table-cell>
          <table:table-cell table:style-name="ce37" table:formula="of:=LOOKUP([.A21];[$tareas.A$1:.A$1048576];[$tareas.F$1:.F$1048576])" office:value-type="percentage" office:value="0.0128617363344051" calcext:value-type="percentage">
            <text:p>1.29%</text:p>
          </table:table-cell>
          <table:table-cell table:style-name="ce36" table:formula="of:=LOOKUP([.A21];[$tareas.$A$1:.$A$1048576];[$tareas.$G$1:.$G$1048576])" office:value-type="float" office:value="3" calcext:value-type="float">
            <text:p>3</text:p>
          </table:table-cell>
          <table:table-cell/>
          <table:table-cell table:formula="of:=[.E21]/2" office:value-type="float" office:value="2" calcext:value-type="float">
            <text:p>2</text:p>
          </table:table-cell>
          <table:table-cell table:formula="of:=[.E21]/2" office:value-type="float" office:value="2" calcext:value-type="float">
            <text:p>2</text:p>
          </table:table-cell>
          <table:table-cell table:style-name="ce14" table:number-columns-repeated="3"/>
          <table:table-cell table:number-columns-repeated="2"/>
          <table:table-cell table:formula="of:=SUM([.T21:.X21])" office:value-type="float" office:value="3.26666666666667" calcext:value-type="float">
            <text:p>3.2666666667</text:p>
          </table:table-cell>
          <table:table-cell table:style-name="ce37" table:formula="of:=[.F21]" office:value-type="percentage" office:value="0.0128617363344051" calcext:value-type="percentage">
            <text:p>1.29%</text:p>
          </table:table-cell>
          <table:table-cell office:value-type="float" office:value="3" calcext:value-type="float">
            <text:p>3</text:p>
          </table:table-cell>
          <table:table-cell/>
          <table:table-cell table:style-name="ce19" office:value-type="float" office:value="0" calcext:value-type="float">
            <text:p>0</text:p>
          </table:table-cell>
          <table:table-cell table:style-name="ce19" office:value-type="float" office:value="3.26666666666667" calcext:value-type="float">
            <text:p>3.2666666667</text:p>
          </table:table-cell>
          <table:table-cell table:number-columns-repeated="3" table:style-name="ce19" office:value-type="float" office:value="0" calcext:value-type="float">
            <text:p>0</text:p>
          </table:table-cell>
          <table:table-cell table:number-columns-repeated="1000"/>
        </table:table-row>
        <table:table-row table:style-name="ro7">
          <table:table-cell table:style-name="ce16" office:value-type="float" office:value="21" calcext:value-type="float">
            <text:p>21</text:p>
          </table:table-cell>
          <table:table-cell table:style-name="ce21" table:formula="of:=LOOKUP([.A22];[$tareas.$A$1:.$A$1048576];[$tareas.$B$1:.$B$1048576])" office:value-type="string" office:string-value="Elaborar el reporte de cierre del ciclo #1." calcext:value-type="string">
            <text:p>Elaborar el reporte de cierre del ciclo #1.</text:p>
          </table:table-cell>
          <table:table-cell table:formula="of:=LOOKUP([.A22];[$tareas.$A$1:.$A$1048576];[$tareas.$C$1:.$C$1048576])" office:value-type="string" office:string-value="Cada miembro del equipo ha leído los capítulos 10, 16, 17 y 18 del libro Introduction to TSPi. El equipo ha completado los productos especificados. El equipo ha acumulado toda la información y ha completado todas las formas requeridas." calcext:value-type="string">
            <text:p>Cada miembro del equipo ha leído los capítulos 10, 16, 17 y 18 del libro Introduction to TSPi. El equipo ha completado los productos especificados. El equipo ha acumulado toda la información y ha completado todas las formas requeridas.</text:p>
          </table:table-cell>
          <table:table-cell table:formula="of:=LOOKUP([.A22];[$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style-name="ce36" table:formula="of:=LOOKUP([.A22];[$tareas.$A$1:.$A$1048576];[$tareas.$E$1:.$E$1048576])" office:value-type="float" office:value="5" calcext:value-type="float">
            <text:p>5</text:p>
          </table:table-cell>
          <table:table-cell table:style-name="ce37" table:formula="of:=LOOKUP([.A22];[$tareas.A$1:.A$1048576];[$tareas.F$1:.F$1048576])" office:value-type="percentage" office:value="0.0160771704180064" calcext:value-type="percentage">
            <text:p>1.61%</text:p>
          </table:table-cell>
          <table:table-cell table:style-name="ce36" table:formula="of:=LOOKUP([.A22];[$tareas.$A$1:.$A$1048576];[$tareas.$G$1:.$G$1048576])" office:value-type="float" office:value="3" calcext:value-type="float">
            <text:p>3</text:p>
          </table:table-cell>
          <table:table-cell/>
          <table:table-cell table:formula="of:=[.E22]/5" office:value-type="float" office:value="1" calcext:value-type="float">
            <text:p>1</text:p>
          </table:table-cell>
          <table:table-cell table:formula="of:=[.E22]/5" office:value-type="float" office:value="1" calcext:value-type="float">
            <text:p>1</text:p>
          </table:table-cell>
          <table:table-cell table:formula="of:=[.E22]/5" office:value-type="float" office:value="1" calcext:value-type="float">
            <text:p>1</text:p>
          </table:table-cell>
          <table:table-cell table:formula="of:=[.E22]/5" office:value-type="float" office:value="1" calcext:value-type="float">
            <text:p>1</text:p>
          </table:table-cell>
          <table:table-cell table:formula="of:=[.E22]/5" office:value-type="float" office:value="1" calcext:value-type="float">
            <text:p>1</text:p>
          </table:table-cell>
          <table:table-cell table:number-columns-repeated="2"/>
          <table:table-cell table:formula="of:=SUM([.T22:.X22])" office:value-type="float" office:value="3.66666666666667" calcext:value-type="float">
            <text:p>3.6666666667</text:p>
          </table:table-cell>
          <table:table-cell table:style-name="ce37" table:formula="of:=[.F22]" office:value-type="percentage" office:value="0.0160771704180064" calcext:value-type="percentage">
            <text:p>1.61%</text:p>
          </table:table-cell>
          <table:table-cell office:value-type="float" office:value="3" calcext:value-type="float">
            <text:p>3</text:p>
          </table:table-cell>
          <table:table-cell/>
          <table:table-cell table:number-columns-repeated="5" table:style-name="ce19" office:value-type="float" office:value="0.733333333333333" calcext:value-type="float">
            <text:p>0.7333333333</text:p>
          </table:table-cell>
          <table:table-cell table:number-columns-repeated="1000"/>
        </table:table-row>
        <table:table-row table:style-name="ro2" table:number-rows-repeated="3">
          <table:table-cell table:number-columns-repeated="12"/>
          <table:table-cell table:style-name="ce14"/>
          <table:table-cell table:number-columns-repeated="1011"/>
        </table:table-row>
        <table:table-row table:style-name="ro2">
          <table:table-cell table:number-columns-repeated="12"/>
          <table:table-cell table:formula="of:=SUM([.I24:.M24])" office:value-type="float" office:value="0" calcext:value-type="float">
            <text:p>0</text:p>
          </table:table-cell>
          <table:table-cell table:number-columns-repeated="1011"/>
        </table:table-row>
        <table:table-row table:style-name="ro2" table:number-rows-repeated="1048549">
          <table:table-cell table:number-columns-repeated="1024"/>
        </table:table-row>
        <table:table-row table:style-name="ro2">
          <table:table-cell table:number-columns-repeated="1024"/>
        </table:table-row>
      </table:table>
      <table:table table:name="2" table:style-name="ta5">
        <table:table-column table:style-name="co11" table:default-cell-style-name="ce35"/>
        <table:table-column table:style-name="co9" table:default-cell-style-name="ce22"/>
        <table:table-column table:style-name="co10" table:number-columns-repeated="2" table:default-cell-style-name="ce22"/>
        <table:table-column table:style-name="co1" table:default-cell-style-name="ce19"/>
        <table:table-column table:style-name="co1" table:default-cell-style-name="ce31"/>
        <table:table-column table:style-name="co1" table:default-cell-style-name="ce19"/>
        <table:table-column table:style-name="co2" table:default-cell-style-name="ce19"/>
        <table:table-column table:style-name="co1" table:number-columns-repeated="5" table:default-cell-style-name="ce19"/>
        <table:table-column table:style-name="co2" table:number-columns-repeated="2" table:default-cell-style-name="ce19"/>
        <table:table-column table:style-name="co1" table:number-columns-repeated="3" table:default-cell-style-name="ce19"/>
        <table:table-column table:style-name="co2" table:default-cell-style-name="ce19"/>
        <table:table-column table:style-name="co1" table:number-columns-repeated="5" table:default-cell-style-name="ce19"/>
        <table:table-column table:style-name="co12" table:number-columns-repeated="1000" table:default-cell-style-name="ce35"/>
        <table:table-row table:style-name="ro1">
          <table:table-cell table:style-name="ce1" office:value-type="string" calcext:value-type="string">
            <text:p>Id</text:p>
          </table:table-cell>
          <table:table-cell table:style-name="ce1" office:value-type="string" calcext:value-type="string">
            <text:p>Nombre</text:p>
          </table:table-cell>
          <table:table-cell table:style-name="ce1" office:value-type="string" calcext:value-type="string">
            <text:p>Criterio de entrada</text:p>
          </table:table-cell>
          <table:table-cell table:style-name="ce1" office:value-type="string" calcext:value-type="string">
            <text:p>Criterio de salida</text:p>
          </table:table-cell>
          <table:table-cell table:style-name="ce1" office:value-type="string" calcext:value-type="string">
            <text:p>Horas estimadas</text:p>
          </table:table-cell>
          <table:table-cell table:style-name="ce30" office:value-type="string" calcext:value-type="string">
            <text:p>Porcentaje individual de ganancias estimadas</text:p>
          </table:table-cell>
          <table:table-cell table:style-name="ce1" office:value-type="string" calcext:value-type="string">
            <text:p>Semana estimada</text:p>
          </table:table-cell>
          <table:table-cell table:style-name="ce4"/>
          <table:table-cell table:style-name="ce1" office:value-type="string" calcext:value-type="string">
            <text:p>Team Leader</text:p>
          </table:table-cell>
          <table:table-cell table:style-name="ce1" office:value-type="string" calcext:value-type="string">
            <text:p>Development Manager</text:p>
          </table:table-cell>
          <table:table-cell table:style-name="ce1" office:value-type="string" calcext:value-type="string">
            <text:p>Process and Quality Manager</text:p>
          </table:table-cell>
          <table:table-cell table:style-name="ce1" office:value-type="string" calcext:value-type="string">
            <text:p>Planning Manager</text:p>
          </table:table-cell>
          <table:table-cell table:style-name="ce1" office:value-type="string" calcext:value-type="string">
            <text:p>Support Manager</text:p>
          </table:table-cell>
          <table:table-cell table:style-name="ce10" table:number-columns-repeated="2"/>
          <table:table-cell table:style-name="ce1" office:value-type="string" calcext:value-type="string">
            <text:p>Horas trabajadas</text:p>
          </table:table-cell>
          <table:table-cell table:style-name="ce1" office:value-type="string" calcext:value-type="string">
            <text:p>Porcentaje individual de ganancias obtenidas</text:p>
          </table:table-cell>
          <table:table-cell table:style-name="ce1" office:value-type="string" calcext:value-type="string">
            <text:p>Semana completada</text:p>
          </table:table-cell>
          <table:table-cell table:style-name="ce10"/>
          <table:table-cell table:style-name="ce1" office:value-type="string" calcext:value-type="string">
            <text:p>Team Leader</text:p>
          </table:table-cell>
          <table:table-cell table:style-name="ce1" office:value-type="string" calcext:value-type="string">
            <text:p>Development Manager</text:p>
          </table:table-cell>
          <table:table-cell table:style-name="ce1" office:value-type="string" calcext:value-type="string">
            <text:p>Process and Quality Manager</text:p>
          </table:table-cell>
          <table:table-cell table:style-name="ce1" office:value-type="string" calcext:value-type="string">
            <text:p>Planning Manager</text:p>
          </table:table-cell>
          <table:table-cell table:style-name="ce1" office:value-type="string" calcext:value-type="string">
            <text:p>Support Manager</text:p>
          </table:table-cell>
          <table:table-cell table:style-name="ce10" table:number-columns-repeated="1000"/>
        </table:table-row>
        <table:table-row table:style-name="ro6">
          <table:table-cell table:style-name="ce16" office:value-type="float" office:value="22" calcext:value-type="float">
            <text:p>22</text:p>
          </table:table-cell>
          <table:table-cell table:style-name="ce21" table:formula="of:=LOOKUP([.A2];[$tareas.$A$1:.$A$1048576];[$tareas.$B$1:.$B$1048576])" office:value-type="string" office:string-value="Realizar el lanzamiento del ciclo #2." calcext:value-type="string">
            <text:p>Realizar el lanzamiento del ciclo #2.</text:p>
          </table:table-cell>
          <table:table-cell table:formula="of:=LOOKUP([.A2];[$tareas.$A$1:.$A$1048576];[$tareas.$C$1:.$C$1048576])" office:value-type="string" office:string-value="El equipo ha completado un ciclo preeviamente." calcext:value-type="string">
            <text:p>El equipo ha completado un ciclo preeviamente.</text:p>
          </table:table-cell>
          <table:table-cell table:formula="of:=LOOKUP([.A2];[$tareas.$A$1:.$A$1048576];[$tareas.$D$1:.$D$1048576])" office:value-type="string" office:string-value="Cada miembro del equipo completó la forma INFO. El equipo llego a un acuerdo con los goles del ciclo #2 y la fecha en que serán entregados los reportes semanales." calcext:value-type="string">
            <text:p>Cada miembro del equipo completó la forma INFO. El equipo llego a un acuerdo con los goles del ciclo #2 y la fecha en que serán entregados los reportes semanales.</text:p>
          </table:table-cell>
          <table:table-cell table:style-name="ce28" table:formula="of:=LOOKUP([.A2];[$tareas.$A$1:.$A$1048576];[$tareas.$E$1:.$E$1048576])" office:value-type="float" office:value="5" calcext:value-type="float">
            <text:p>5</text:p>
          </table:table-cell>
          <table:table-cell table:formula="of:=LOOKUP([.A2];[$tareas.A$1:.A$1048576];[$tareas.F$1:.F$1048576])" office:value-type="percentage" office:value="0.0160771704180064" calcext:value-type="percentage">
            <text:p>1.61%</text:p>
          </table:table-cell>
          <table:table-cell table:style-name="ce28" table:formula="of:=LOOKUP([.A2];[$tareas.$A$1:.$A$1048576];[$tareas.$G$1:.$G$1048576])" office:value-type="float" office:value="4" calcext:value-type="float">
            <text:p>4</text:p>
          </table:table-cell>
          <table:table-cell table:style-name="ce16"/>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number-columns-repeated="2"/>
          <table:table-cell table:formula="of:=SUM([.T2:.X2])" office:value-type="float" office:value="2.5" calcext:value-type="float">
            <text:p>2.5</text:p>
          </table:table-cell>
          <table:table-cell table:style-name="ce31" table:formula="of:=[.F2]" office:value-type="percentage" office:value="0.0160771704180064" calcext:value-type="percentage">
            <text:p>1.61%</text:p>
          </table:table-cell>
          <table:table-cell office:value-type="float" office:value="4" calcext:value-type="float">
            <text:p>4</text:p>
          </table:table-cell>
          <table:table-cell/>
          <table:table-cell table:number-columns-repeated="5" office:value-type="float" office:value="0.5" calcext:value-type="float">
            <text:p>0.5</text:p>
          </table:table-cell>
          <table:table-cell table:number-columns-repeated="1000"/>
        </table:table-row>
        <table:table-row table:style-name="ro7">
          <table:table-cell table:style-name="ce16" office:value-type="float" office:value="23" calcext:value-type="float">
            <text:p>23</text:p>
          </table:table-cell>
          <table:table-cell table:style-name="ce21" table:formula="of:=LOOKUP([.A3];[$tareas.$A$1:.$A$1048576];[$tareas.$B$1:.$B$1048576])" office:value-type="string" office:string-value="Definir la estrategía de desarrolo del ciclo #2." calcext:value-type="string">
            <text:p>Definir la estrategía de desarrolo del ciclo #2.</text:p>
          </table:table-cell>
          <table:table-cell table:formula="of:=LOOKUP([.A3];[$tareas.$A$1:.$A$1048576];[$tareas.$C$1:.$C$1048576])" office:value-type="string" office:string-value="El equipo ha completado un ciclo preeviamente. Cada miembro del equipo ha leído el capítulo correspondiente a su rol." calcext:value-type="string">
            <text:p>El equipo ha completado un ciclo preeviamente. Cada miembro del equipo ha leído el capítulo correspondiente a su rol.</text:p>
          </table:table-cell>
          <table:table-cell table:formula="of:=LOOKUP([.A3];[$tareas.$A$1:.$A$1048576];[$tareas.$D$1:.$D$1048576])" office:value-type="string" office:string-value="El equipo estimó el tamaño y el tiempo de producción de los elementos a producir en el ciclo #2. El equipo definió actualizó el diseño conceptual del proyecto y completó la forma STRAT. El equipo actualizó el documento los riesgos y problemas." calcext:value-type="string">
            <text:p>El equipo estimó el tamaño y el tiempo de producción de los elementos a producir en el ciclo #2. El equipo definió actualizó el diseño conceptual del proyecto y completó la forma STRAT. El equipo actualizó el documento los riesgos y problemas.</text:p>
          </table:table-cell>
          <table:table-cell table:style-name="ce28" table:formula="of:=LOOKUP([.A3];[$tareas.$A$1:.$A$1048576];[$tareas.$E$1:.$E$1048576])" office:value-type="float" office:value="5" calcext:value-type="float">
            <text:p>5</text:p>
          </table:table-cell>
          <table:table-cell table:formula="of:=LOOKUP([.A3];[$tareas.A$1:.A$1048576];[$tareas.F$1:.F$1048576])" office:value-type="percentage" office:value="0.0160771704180064" calcext:value-type="percentage">
            <text:p>1.61%</text:p>
          </table:table-cell>
          <table:table-cell table:style-name="ce28" table:formula="of:=LOOKUP([.A3];[$tareas.$A$1:.$A$1048576];[$tareas.$G$1:.$G$1048576])" office:value-type="float" office:value="4" calcext:value-type="float">
            <text:p>4</text:p>
          </table:table-cell>
          <table:table-cell table:style-name="ce16"/>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number-columns-repeated="2"/>
          <table:table-cell table:formula="of:=SUM([.T3:.X3])" office:value-type="float" office:value="2.75" calcext:value-type="float">
            <text:p>2.75</text:p>
          </table:table-cell>
          <table:table-cell table:style-name="ce31" table:formula="of:=[.F3]" office:value-type="percentage" office:value="0.0160771704180064" calcext:value-type="percentage">
            <text:p>1.61%</text:p>
          </table:table-cell>
          <table:table-cell office:value-type="float" office:value="4" calcext:value-type="float">
            <text:p>4</text:p>
          </table:table-cell>
          <table:table-cell/>
          <table:table-cell table:number-columns-repeated="2" office:value-type="float" office:value="0.416666666666667" calcext:value-type="float">
            <text:p>0.4166666667</text:p>
          </table:table-cell>
          <table:table-cell office:value-type="float" office:value="1.08333333333333" calcext:value-type="float">
            <text:p>1.0833333333</text:p>
          </table:table-cell>
          <table:table-cell table:number-columns-repeated="2" office:value-type="float" office:value="0.416666666666667" calcext:value-type="float">
            <text:p>0.4166666667</text:p>
          </table:table-cell>
          <table:table-cell table:number-columns-repeated="1000"/>
        </table:table-row>
        <table:table-row table:style-name="ro6">
          <table:table-cell table:style-name="ce16" office:value-type="float" office:value="24" calcext:value-type="float">
            <text:p>24</text:p>
          </table:table-cell>
          <table:table-cell table:style-name="ce21" table:formula="of:=LOOKUP([.A4];[$tareas.$A$1:.$A$1048576];[$tareas.$B$1:.$B$1048576])" office:value-type="string" office:string-value="Elaborar el plan del ciclo #2." calcext:value-type="string">
            <text:p>Elaborar el plan del ciclo #2.</text:p>
          </table:table-cell>
          <table:table-cell table:formula="of:=LOOKUP([.A4];[$tareas.$A$1:.$A$1048576];[$tareas.$C$1:.$C$1048576])" office:value-type="string" office:string-value="El equipo ha completado y actualizado el plan de un ciclo preevio." calcext:value-type="string">
            <text:p>El equipo ha completado y actualizado el plan de un ciclo preevio.</text:p>
          </table:table-cell>
          <table:table-cell table:formula="of:=LOOKUP([.A4];[$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style-name="ce28" table:formula="of:=LOOKUP([.A4];[$tareas.$A$1:.$A$1048576];[$tareas.$E$1:.$E$1048576])" office:value-type="float" office:value="2" calcext:value-type="float">
            <text:p>2</text:p>
          </table:table-cell>
          <table:table-cell table:formula="of:=LOOKUP([.A4];[$tareas.A$1:.A$1048576];[$tareas.F$1:.F$1048576])" office:value-type="percentage" office:value="0.00643086816720257" calcext:value-type="percentage">
            <text:p>0.64%</text:p>
          </table:table-cell>
          <table:table-cell table:style-name="ce28" table:formula="of:=LOOKUP([.A4];[$tareas.$A$1:.$A$1048576];[$tareas.$G$1:.$G$1048576])" office:value-type="float" office:value="4" calcext:value-type="float">
            <text:p>4</text:p>
          </table:table-cell>
          <table:table-cell table:style-name="ce16"/>
          <table:table-cell table:style-name="ce14" table:number-columns-repeated="3"/>
          <table:table-cell table:formula="of:=[.E4]" office:value-type="float" office:value="2" calcext:value-type="float">
            <text:p>2</text:p>
          </table:table-cell>
          <table:table-cell table:style-name="ce14"/>
          <table:table-cell table:number-columns-repeated="2"/>
          <table:table-cell table:formula="of:=SUM([.T4:.X4])" office:value-type="float" office:value="1.91666666666667" calcext:value-type="float">
            <text:p>1.9166666667</text:p>
          </table:table-cell>
          <table:table-cell table:style-name="ce31" table:formula="of:=[.F4]" office:value-type="percentage" office:value="0.00643086816720257" calcext:value-type="percentage">
            <text:p>0.64%</text:p>
          </table:table-cell>
          <table:table-cell office:value-type="float" office:value="4" calcext:value-type="float">
            <text:p>4</text:p>
          </table:table-cell>
          <table:table-cell/>
          <table:table-cell table:number-columns-repeated="3" office:value-type="float" office:value="0" calcext:value-type="float">
            <text:p>0</text:p>
          </table:table-cell>
          <table:table-cell office:value-type="float" office:value="1.91666666666667" calcext:value-type="float">
            <text:p>1.9166666667</text:p>
          </table:table-cell>
          <table:table-cell office:value-type="float" office:value="0" calcext:value-type="float">
            <text:p>0</text:p>
          </table:table-cell>
          <table:table-cell table:number-columns-repeated="1000"/>
        </table:table-row>
        <table:table-row table:style-name="ro5">
          <table:table-cell table:style-name="ce16" office:value-type="float" office:value="25" calcext:value-type="float">
            <text:p>25</text:p>
          </table:table-cell>
          <table:table-cell table:style-name="ce21" table:formula="of:=LOOKUP([.A5];[$tareas.$A$1:.$A$1048576];[$tareas.$B$1:.$B$1048576])" office:value-type="string" office:string-value="Crear el esquema del documento de arquitectura." calcext:value-type="string">
            <text:p>Crear el esquema del documento de arquitectura.</text:p>
          </table:table-cell>
          <table:table-cell table:formula="of:=LOOKUP([.A5];[$tareas.$A$1:.$A$1048576];[$tareas.$C$1:.$C$1048576])" office:value-type="float" office:value="0" calcext:value-type="float">
            <text:p/>
          </table:table-cell>
          <table:table-cell table:formula="of:=LOOKUP([.A5];[$tareas.$A$1:.$A$1048576];[$tareas.$D$1:.$D$1048576])" office:value-type="string" office:string-value="Se creó el esquema del documento de arquitectura." calcext:value-type="string">
            <text:p>Se creó el esquema del documento de arquitectura.</text:p>
          </table:table-cell>
          <table:table-cell table:style-name="ce28" table:formula="of:=LOOKUP([.A5];[$tareas.$A$1:.$A$1048576];[$tareas.$E$1:.$E$1048576])" office:value-type="float" office:value="0.5" calcext:value-type="float">
            <text:p>0.5</text:p>
          </table:table-cell>
          <table:table-cell table:formula="of:=LOOKUP([.A5];[$tareas.A$1:.A$1048576];[$tareas.F$1:.F$1048576])" office:value-type="percentage" office:value="0.00160771704180064" calcext:value-type="percentage">
            <text:p>0.16%</text:p>
          </table:table-cell>
          <table:table-cell table:style-name="ce28" table:formula="of:=LOOKUP([.A5];[$tareas.$A$1:.$A$1048576];[$tareas.$G$1:.$G$1048576])" office:value-type="float" office:value="4" calcext:value-type="float">
            <text:p>4</text:p>
          </table:table-cell>
          <table:table-cell table:style-name="ce16"/>
          <table:table-cell table:style-name="ce14" table:number-columns-repeated="2"/>
          <table:table-cell table:formula="of:=[.E5]" office:value-type="float" office:value="0.5" calcext:value-type="float">
            <text:p>0.5</text:p>
          </table:table-cell>
          <table:table-cell table:style-name="ce14" table:number-columns-repeated="2"/>
          <table:table-cell table:number-columns-repeated="2"/>
          <table:table-cell table:formula="of:=SUM([.T5:.X5])" office:value-type="float" office:value="0.5" calcext:value-type="float">
            <text:p>0.5</text:p>
          </table:table-cell>
          <table:table-cell table:style-name="ce31" table:formula="of:=[.F5]" office:value-type="percentage" office:value="0.00160771704180064" calcext:value-type="percentage">
            <text:p>0.16%</text:p>
          </table:table-cell>
          <table:table-cell office:value-type="float" office:value="5" calcext:value-type="float">
            <text:p>5</text:p>
          </table:table-cell>
          <table:table-cell/>
          <table:table-cell table:number-columns-repeated="2" office:value-type="float" office:value="0" calcext:value-type="float">
            <text:p>0</text:p>
          </table:table-cell>
          <table:table-cell office:value-type="float" office:value="0.5" calcext:value-type="float">
            <text:p>0.5</text:p>
          </table:table-cell>
          <table:table-cell table:number-columns-repeated="2" office:value-type="float" office:value="0" calcext:value-type="float">
            <text:p>0</text:p>
          </table:table-cell>
          <table:table-cell table:number-columns-repeated="1000"/>
        </table:table-row>
        <table:table-row table:style-name="ro8">
          <table:table-cell table:style-name="ce16" office:value-type="float" office:value="26" calcext:value-type="float">
            <text:p>26</text:p>
          </table:table-cell>
          <table:table-cell table:style-name="ce21" table:formula="of:=LOOKUP([.A6];[$tareas.$A$1:.$A$1048576];[$tareas.$B$1:.$B$1048576])" office:value-type="string" office:string-value="Reunión de equipo para analizar la versión final del documento de requerimientos." calcext:value-type="string">
            <text:p>Reunión de equipo para analizar la versión final del documento de requerimientos.</text:p>
          </table:table-cell>
          <table:table-cell table:formula="of:=LOOKUP([.A6];[$tareas.$A$1:.$A$1048576];[$tareas.$C$1:.$C$1048576])" office:value-type="string" office:string-value="Se ha creado la versión final del documento de requerimientos." calcext:value-type="string">
            <text:p>Se ha creado la versión final del documento de requerimientos.</text:p>
          </table:table-cell>
          <table:table-cell table:formula="of:=LOOKUP([.A6];[$tareas.$A$1:.$A$1048576];[$tareas.$D$1:.$D$1048576])" office:value-type="string" office:string-value="Se creó un documento el cuál especifica las tácticas y patrones que serán utilizados, así como también, las vistas y estilos que serán utilizadas para demostrar el uso de las tácticas y patrones." calcext:value-type="string">
            <text:p>Se creó un documento el cuál especifica las tácticas y patrones que serán utilizados, así como también, las vistas y estilos que serán utilizadas para demostrar el uso de las tácticas y patrones.</text:p>
          </table:table-cell>
          <table:table-cell table:style-name="ce28" table:formula="of:=LOOKUP([.A6];[$tareas.$A$1:.$A$1048576];[$tareas.$E$1:.$E$1048576])" office:value-type="float" office:value="7.5" calcext:value-type="float">
            <text:p>7.5</text:p>
          </table:table-cell>
          <table:table-cell table:formula="of:=LOOKUP([.A6];[$tareas.A$1:.A$1048576];[$tareas.F$1:.F$1048576])" office:value-type="percentage" office:value="0.0241157556270096" calcext:value-type="percentage">
            <text:p>2.41%</text:p>
          </table:table-cell>
          <table:table-cell table:style-name="ce28" table:formula="of:=LOOKUP([.A6];[$tareas.$A$1:.$A$1048576];[$tareas.$G$1:.$G$1048576])" office:value-type="float" office:value="4" calcext:value-type="float">
            <text:p>4</text:p>
          </table:table-cell>
          <table:table-cell table:style-name="ce33"/>
          <table:table-cell table:formula="of:=[.E6]/5" office:value-type="float" office:value="1.5" calcext:value-type="float">
            <text:p>1.5</text:p>
          </table:table-cell>
          <table:table-cell table:formula="of:=[.E6]/5" office:value-type="float" office:value="1.5" calcext:value-type="float">
            <text:p>1.5</text:p>
          </table:table-cell>
          <table:table-cell table:formula="of:=[.E6]/5" office:value-type="float" office:value="1.5" calcext:value-type="float">
            <text:p>1.5</text:p>
          </table:table-cell>
          <table:table-cell table:formula="of:=[.E6]/5" office:value-type="float" office:value="1.5" calcext:value-type="float">
            <text:p>1.5</text:p>
          </table:table-cell>
          <table:table-cell table:formula="of:=[.E6]/5" office:value-type="float" office:value="1.5" calcext:value-type="float">
            <text:p>1.5</text:p>
          </table:table-cell>
          <table:table-cell table:number-columns-repeated="2"/>
          <table:table-cell table:formula="of:=SUM([.T6:.X6])" office:value-type="float" office:value="9.41666666666665" calcext:value-type="float">
            <text:p>9.4166666667</text:p>
          </table:table-cell>
          <table:table-cell table:style-name="ce31" table:formula="of:=[.F6]" office:value-type="percentage" office:value="0.0241157556270096" calcext:value-type="percentage">
            <text:p>2.41%</text:p>
          </table:table-cell>
          <table:table-cell office:value-type="float" office:value="4" calcext:value-type="float">
            <text:p>4</text:p>
          </table:table-cell>
          <table:table-cell/>
          <table:table-cell table:number-columns-repeated="5" office:value-type="float" office:value="1.88333333333333" calcext:value-type="float">
            <text:p>1.8833333333</text:p>
          </table:table-cell>
          <table:table-cell table:number-columns-repeated="1000"/>
        </table:table-row>
        <table:table-row table:style-name="ro5">
          <table:table-cell table:style-name="ce16" office:value-type="float" office:value="27" calcext:value-type="float">
            <text:p>27</text:p>
          </table:table-cell>
          <table:table-cell table:style-name="ce21" table:formula="of:=LOOKUP([.A7];[$tareas.$A$1:.$A$1048576];[$tareas.$B$1:.$B$1048576])" office:value-type="string" office:string-value="Crear la agenda para la reunión #3 con el cliente." calcext:value-type="string">
            <text:p>Crear la agenda para la reunión #3 con el cliente.</text:p>
          </table:table-cell>
          <table:table-cell table:formula="of:=LOOKUP([.A7];[$tareas.$A$1:.$A$1048576];[$tareas.$C$1:.$C$1048576])" office:value-type="string" office:string-value="Se ha creado la plantilla para las agendas de las reuniones con los cliente." calcext:value-type="string">
            <text:p>Se ha creado la plantilla para las agendas de las reuniones con los cliente.</text:p>
          </table:table-cell>
          <table:table-cell table:formula="of:=LOOKUP([.A7];[$tareas.$A$1:.$A$1048576];[$tareas.$D$1:.$D$1048576])" office:value-type="string" office:string-value="Se creó la agenda para la reunión #3 con el cliente." calcext:value-type="string">
            <text:p>Se creó la agenda para la reunión #3 con el cliente.</text:p>
          </table:table-cell>
          <table:table-cell table:style-name="ce28" table:formula="of:=LOOKUP([.A7];[$tareas.$A$1:.$A$1048576];[$tareas.$E$1:.$E$1048576])" office:value-type="float" office:value="0.5" calcext:value-type="float">
            <text:p>0.5</text:p>
          </table:table-cell>
          <table:table-cell table:formula="of:=LOOKUP([.A7];[$tareas.A$1:.A$1048576];[$tareas.F$1:.F$1048576])" office:value-type="percentage" office:value="0.00160771704180064" calcext:value-type="percentage">
            <text:p>0.16%</text:p>
          </table:table-cell>
          <table:table-cell table:style-name="ce28" table:formula="of:=LOOKUP([.A7];[$tareas.$A$1:.$A$1048576];[$tareas.$G$1:.$G$1048576])" office:value-type="float" office:value="4" calcext:value-type="float">
            <text:p>4</text:p>
          </table:table-cell>
          <table:table-cell table:style-name="ce29"/>
          <table:table-cell table:style-name="ce14" table:number-columns-repeated="3"/>
          <table:table-cell table:formula="of:=[.E7]" office:value-type="float" office:value="0.5" calcext:value-type="float">
            <text:p>0.5</text:p>
          </table:table-cell>
          <table:table-cell table:style-name="ce14"/>
          <table:table-cell table:number-columns-repeated="2"/>
          <table:table-cell table:formula="of:=SUM([.T7:.X7])" office:value-type="float" office:value="0.416666666666667" calcext:value-type="float">
            <text:p>0.4166666667</text:p>
          </table:table-cell>
          <table:table-cell table:style-name="ce31" table:formula="of:=[.F7]" office:value-type="percentage" office:value="0.00160771704180064" calcext:value-type="percentage">
            <text:p>0.16%</text:p>
          </table:table-cell>
          <table:table-cell office:value-type="float" office:value="4" calcext:value-type="float">
            <text:p>4</text:p>
          </table:table-cell>
          <table:table-cell/>
          <table:table-cell table:number-columns-repeated="3" office:value-type="float" office:value="0" calcext:value-type="float">
            <text:p>0</text:p>
          </table:table-cell>
          <table:table-cell office:value-type="float" office:value="0.416666666666667" calcext:value-type="float">
            <text:p>0.4166666667</text:p>
          </table:table-cell>
          <table:table-cell office:value-type="float" office:value="0" calcext:value-type="float">
            <text:p>0</text:p>
          </table:table-cell>
          <table:table-cell table:number-columns-repeated="1000"/>
        </table:table-row>
        <table:table-row table:style-name="ro5">
          <table:table-cell table:style-name="ce16" office:value-type="float" office:value="28" calcext:value-type="float">
            <text:p>28</text:p>
          </table:table-cell>
          <table:table-cell table:style-name="ce21" table:formula="of:=LOOKUP([.A8];[$tareas.$A$1:.$A$1048576];[$tareas.$B$1:.$B$1048576])" office:value-type="string" office:string-value="Reunión #3 con el cliente." calcext:value-type="string">
            <text:p>Reunión #3 con el cliente.</text:p>
          </table:table-cell>
          <table:table-cell table:formula="of:=LOOKUP([.A8];[$tareas.$A$1:.$A$1048576];[$tareas.$C$1:.$C$1048576])" office:value-type="string" office:string-value="Se ha creado y enviado la agenda para la reunión #3 con el cliente." calcext:value-type="string">
            <text:p>Se ha creado y enviado la agenda para la reunión #3 con el cliente.</text:p>
          </table:table-cell>
          <table:table-cell table:formula="of:=LOOKUP([.A8];[$tareas.$A$1:.$A$1048576];[$tareas.$D$1:.$D$1048576])" office:value-type="string" office:string-value="Se creó la minuta de la reunión #3 con el cliente." calcext:value-type="string">
            <text:p>Se creó la minuta de la reunión #3 con el cliente.</text:p>
          </table:table-cell>
          <table:table-cell table:style-name="ce28" table:formula="of:=LOOKUP([.A8];[$tareas.$A$1:.$A$1048576];[$tareas.$E$1:.$E$1048576])" office:value-type="float" office:value="2" calcext:value-type="float">
            <text:p>2</text:p>
          </table:table-cell>
          <table:table-cell table:formula="of:=LOOKUP([.A8];[$tareas.A$1:.A$1048576];[$tareas.F$1:.F$1048576])" office:value-type="percentage" office:value="0.00643086816720257" calcext:value-type="percentage">
            <text:p>0.64%</text:p>
          </table:table-cell>
          <table:table-cell table:style-name="ce28" table:formula="of:=LOOKUP([.A8];[$tareas.$A$1:.$A$1048576];[$tareas.$G$1:.$G$1048576])" office:value-type="float" office:value="4" calcext:value-type="float">
            <text:p>4</text:p>
          </table:table-cell>
          <table:table-cell table:style-name="ce29"/>
          <table:table-cell table:formula="of:=[.E8]/2" office:value-type="float" office:value="1" calcext:value-type="float">
            <text:p>1</text:p>
          </table:table-cell>
          <table:table-cell table:style-name="ce14" table:number-columns-repeated="2"/>
          <table:table-cell table:formula="of:=[.E8]/2" office:value-type="float" office:value="1" calcext:value-type="float">
            <text:p>1</text:p>
          </table:table-cell>
          <table:table-cell table:style-name="ce14"/>
          <table:table-cell table:number-columns-repeated="2"/>
          <table:table-cell table:formula="of:=SUM([.T8:.X8])" office:value-type="float" office:value="1.53333333333333" calcext:value-type="float">
            <text:p>1.5333333333</text:p>
          </table:table-cell>
          <table:table-cell table:style-name="ce31" table:formula="of:=[.F8]" office:value-type="percentage" office:value="0.00643086816720257" calcext:value-type="percentage">
            <text:p>0.64%</text:p>
          </table:table-cell>
          <table:table-cell office:value-type="float" office:value="4" calcext:value-type="float">
            <text:p>4</text:p>
          </table:table-cell>
          <table:table-cell/>
          <table:table-cell office:value-type="float" office:value="0.366666666666667" calcext:value-type="float">
            <text:p>0.3666666667</text:p>
          </table:table-cell>
          <table:table-cell office:value-type="float" office:value="0.3" calcext:value-type="float">
            <text:p>0.3</text:p>
          </table:table-cell>
          <table:table-cell office:value-type="float" office:value="0.5" calcext:value-type="float">
            <text:p>0.5</text:p>
          </table:table-cell>
          <table:table-cell office:value-type="float" office:value="0.366666666666667" calcext:value-type="float">
            <text:p>0.3666666667</text:p>
          </table:table-cell>
          <table:table-cell office:value-type="float" office:value="0" calcext:value-type="float">
            <text:p>0</text:p>
          </table:table-cell>
          <table:table-cell table:number-columns-repeated="1000"/>
        </table:table-row>
        <table:table-row table:style-name="ro5">
          <table:table-cell table:style-name="ce16" office:value-type="float" office:value="29" calcext:value-type="float">
            <text:p>29</text:p>
          </table:table-cell>
          <table:table-cell table:style-name="ce21" table:formula="of:=LOOKUP([.A9];[$tareas.$A$1:.$A$1048576];[$tareas.$B$1:.$B$1048576])" office:value-type="string" office:string-value="Prepararse para presentar al equipo la herramienta RedMine." calcext:value-type="string">
            <text:p>Prepararse para presentar al equipo la herramienta RedMine.</text:p>
          </table:table-cell>
          <table:table-cell table:formula="of:=LOOKUP([.A9];[$tareas.$A$1:.$A$1048576];[$tareas.$C$1:.$C$1048576])" office:value-type="float" office:value="0" calcext:value-type="float">
            <text:p/>
          </table:table-cell>
          <table:table-cell table:formula="of:=LOOKUP([.A9];[$tareas.$A$1:.$A$1048576];[$tareas.$D$1:.$D$1048576])" office:value-type="string" office:string-value="Se creó una presentación con los detalles de la arquitectura y el funcionamiento de RedMine." calcext:value-type="string">
            <text:p>Se creó una presentación con los detalles de la arquitectura y el funcionamiento de RedMine.</text:p>
          </table:table-cell>
          <table:table-cell table:style-name="ce28" table:formula="of:=LOOKUP([.A9];[$tareas.$A$1:.$A$1048576];[$tareas.$E$1:.$E$1048576])" office:value-type="float" office:value="3" calcext:value-type="float">
            <text:p>3</text:p>
          </table:table-cell>
          <table:table-cell table:formula="of:=LOOKUP([.A9];[$tareas.A$1:.A$1048576];[$tareas.F$1:.F$1048576])" office:value-type="percentage" office:value="0.00964630225080386" calcext:value-type="percentage">
            <text:p>0.96%</text:p>
          </table:table-cell>
          <table:table-cell table:style-name="ce28" table:formula="of:=LOOKUP([.A9];[$tareas.$A$1:.$A$1048576];[$tareas.$G$1:.$G$1048576])" office:value-type="float" office:value="4" calcext:value-type="float">
            <text:p>4</text:p>
          </table:table-cell>
          <table:table-cell table:style-name="ce29"/>
          <table:table-cell table:formula="of:=[.E9]" office:value-type="float" office:value="3" calcext:value-type="float">
            <text:p>3</text:p>
          </table:table-cell>
          <table:table-cell table:style-name="ce14" table:number-columns-repeated="4"/>
          <table:table-cell table:number-columns-repeated="2"/>
          <table:table-cell table:formula="of:=SUM([.T9:.X9])" office:value-type="float" office:value="3.25" calcext:value-type="float">
            <text:p>3.25</text:p>
          </table:table-cell>
          <table:table-cell table:style-name="ce31" table:formula="of:=[.F9]" office:value-type="percentage" office:value="0.00964630225080386" calcext:value-type="percentage">
            <text:p>0.96%</text:p>
          </table:table-cell>
          <table:table-cell office:value-type="float" office:value="4" calcext:value-type="float">
            <text:p>4</text:p>
          </table:table-cell>
          <table:table-cell/>
          <table:table-cell office:value-type="float" office:value="3.25" calcext:value-type="float">
            <text:p>3.25</text:p>
          </table:table-cell>
          <table:table-cell table:number-columns-repeated="4" office:value-type="float" office:value="0" calcext:value-type="float">
            <text:p>0</text:p>
          </table:table-cell>
          <table:table-cell table:number-columns-repeated="1000"/>
        </table:table-row>
        <table:table-row table:style-name="ro5">
          <table:table-cell table:style-name="ce16" office:value-type="float" office:value="30" calcext:value-type="float">
            <text:p>30</text:p>
          </table:table-cell>
          <table:table-cell table:style-name="ce21" table:formula="of:=LOOKUP([.A10];[$tareas.$A$1:.$A$1048576];[$tareas.$B$1:.$B$1048576])" office:value-type="string" office:string-value="Presentar al equipo de la herramienta Redmine." calcext:value-type="string">
            <text:p>Presentar al equipo de la herramienta Redmine.</text:p>
          </table:table-cell>
          <table:table-cell table:formula="of:=LOOKUP([.A10];[$tareas.$A$1:.$A$1048576];[$tareas.$C$1:.$C$1048576])" office:value-type="string" office:string-value="Se ha creado una presentación con los detalles de la arquitectura y el funcionamiento de RedMine." calcext:value-type="string">
            <text:p>Se ha creado una presentación con los detalles de la arquitectura y el funcionamiento de RedMine.</text:p>
          </table:table-cell>
          <table:table-cell table:formula="of:=LOOKUP([.A10];[$tareas.$A$1:.$A$1048576];[$tareas.$D$1:.$D$1048576])" office:value-type="string" office:string-value="Cada miembro del equipo creó un resumen con los detalles de la presentación." calcext:value-type="string">
            <text:p>Cada miembro del equipo creó un resumen con los detalles de la presentación.</text:p>
          </table:table-cell>
          <table:table-cell table:style-name="ce28" table:formula="of:=LOOKUP([.A10];[$tareas.$A$1:.$A$1048576];[$tareas.$E$1:.$E$1048576])" office:value-type="float" office:value="5" calcext:value-type="float">
            <text:p>5</text:p>
          </table:table-cell>
          <table:table-cell table:formula="of:=LOOKUP([.A10];[$tareas.A$1:.A$1048576];[$tareas.F$1:.F$1048576])" office:value-type="percentage" office:value="0.0160771704180064" calcext:value-type="percentage">
            <text:p>1.61%</text:p>
          </table:table-cell>
          <table:table-cell table:style-name="ce28" table:formula="of:=LOOKUP([.A10];[$tareas.$A$1:.$A$1048576];[$tareas.$G$1:.$G$1048576])" office:value-type="float" office:value="4" calcext:value-type="float">
            <text:p>4</text:p>
          </table:table-cell>
          <table:table-cell table:style-name="ce29"/>
          <table:table-cell table:formula="of:=[.E10]/5" office:value-type="float" office:value="1" calcext:value-type="float">
            <text:p>1</text:p>
          </table:table-cell>
          <table:table-cell table:formula="of:=[.E10]/5" office:value-type="float" office:value="1" calcext:value-type="float">
            <text:p>1</text:p>
          </table:table-cell>
          <table:table-cell table:formula="of:=[.E10]/5" office:value-type="float" office:value="1" calcext:value-type="float">
            <text:p>1</text:p>
          </table:table-cell>
          <table:table-cell table:formula="of:=[.E10]/5" office:value-type="float" office:value="1" calcext:value-type="float">
            <text:p>1</text:p>
          </table:table-cell>
          <table:table-cell table:formula="of:=[.E10]/5" office:value-type="float" office:value="1" calcext:value-type="float">
            <text:p>1</text:p>
          </table:table-cell>
          <table:table-cell table:number-columns-repeated="2"/>
          <table:table-cell table:formula="of:=SUM([.T10:.X10])" office:value-type="float" office:value="4.06666666666666" calcext:value-type="float">
            <text:p>4.0666666667</text:p>
          </table:table-cell>
          <table:table-cell table:style-name="ce31" table:formula="of:=[.F10]" office:value-type="percentage" office:value="0.0160771704180064" calcext:value-type="percentage">
            <text:p>1.61%</text:p>
          </table:table-cell>
          <table:table-cell office:value-type="float" office:value="5" calcext:value-type="float">
            <text:p>5</text:p>
          </table:table-cell>
          <table:table-cell/>
          <table:table-cell table:number-columns-repeated="2" office:value-type="float" office:value="0.633333333333333" calcext:value-type="float">
            <text:p>0.6333333333</text:p>
          </table:table-cell>
          <table:table-cell office:value-type="float" office:value="1.53333333333333" calcext:value-type="float">
            <text:p>1.5333333333</text:p>
          </table:table-cell>
          <table:table-cell table:number-columns-repeated="2" office:value-type="float" office:value="0.633333333333333" calcext:value-type="float">
            <text:p>0.6333333333</text:p>
          </table:table-cell>
          <table:table-cell table:number-columns-repeated="1000"/>
        </table:table-row>
        <table:table-row table:style-name="ro6">
          <table:table-cell table:style-name="ce16" office:value-type="float" office:value="31" calcext:value-type="float">
            <text:p>31</text:p>
          </table:table-cell>
          <table:table-cell table:style-name="ce21" table:formula="of:=LOOKUP([.A11];[$tareas.$A$1:.$A$1048576];[$tareas.$B$1:.$B$1048576])" office:value-type="string" office:string-value="Elaborar la introducción del documento de arquitectura." calcext:value-type="string">
            <text:p>Elaborar la introducción del documento de arquitectura.</text:p>
          </table:table-cell>
          <table:table-cell table:formula="of:=LOOKUP([.A11];[$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1];[$tareas.$A$1:.$A$1048576];[$tareas.$D$1:.$D$1048576])" office:value-type="string" office:string-value="Se elaboró la introducción del documento de arquitectura." calcext:value-type="string">
            <text:p>Se elaboró la introducción del documento de arquitectura.</text:p>
          </table:table-cell>
          <table:table-cell table:style-name="ce28" table:formula="of:=LOOKUP([.A11];[$tareas.$A$1:.$A$1048576];[$tareas.$E$1:.$E$1048576])" office:value-type="float" office:value="0.5" calcext:value-type="float">
            <text:p>0.5</text:p>
          </table:table-cell>
          <table:table-cell table:formula="of:=LOOKUP([.A11];[$tareas.A$1:.A$1048576];[$tareas.F$1:.F$1048576])" office:value-type="percentage" office:value="0.00160771704180064" calcext:value-type="percentage">
            <text:p>0.16%</text:p>
          </table:table-cell>
          <table:table-cell table:style-name="ce28" table:formula="of:=LOOKUP([.A11];[$tareas.$A$1:.$A$1048576];[$tareas.$G$1:.$G$1048576])" office:value-type="float" office:value="4" calcext:value-type="float">
            <text:p>4</text:p>
          </table:table-cell>
          <table:table-cell table:style-name="ce29"/>
          <table:table-cell table:style-name="ce14" table:number-columns-repeated="2"/>
          <table:table-cell table:formula="of:=[.E11]" office:value-type="float" office:value="0.5" calcext:value-type="float">
            <text:p>0.5</text:p>
          </table:table-cell>
          <table:table-cell table:style-name="ce14" table:number-columns-repeated="2"/>
          <table:table-cell table:number-columns-repeated="2"/>
          <table:table-cell table:formula="of:=SUM([.T11:.X11])" office:value-type="float" office:value="0.833333333333333" calcext:value-type="float">
            <text:p>0.8333333333</text:p>
          </table:table-cell>
          <table:table-cell table:style-name="ce31" table:formula="of:=[.F11]" office:value-type="percentage" office:value="0.00160771704180064" calcext:value-type="percentage">
            <text:p>0.16%</text:p>
          </table:table-cell>
          <table:table-cell office:value-type="float" office:value="5" calcext:value-type="float">
            <text:p>5</text:p>
          </table:table-cell>
          <table:table-cell/>
          <table:table-cell table:number-columns-repeated="2" office:value-type="float" office:value="0" calcext:value-type="float">
            <text:p>0</text:p>
          </table:table-cell>
          <table:table-cell office:value-type="float" office:value="0.833333333333333" calcext:value-type="float">
            <text:p>0.8333333333</text:p>
          </table:table-cell>
          <table:table-cell table:number-columns-repeated="2" office:value-type="float" office:value="0" calcext:value-type="float">
            <text:p>0</text:p>
          </table:table-cell>
          <table:table-cell table:number-columns-repeated="1000"/>
        </table:table-row>
        <table:table-row table:style-name="ro8">
          <table:table-cell table:style-name="ce16" office:value-type="float" office:value="32" calcext:value-type="float">
            <text:p>32</text:p>
          </table:table-cell>
          <table:table-cell table:style-name="ce21" table:formula="of:=LOOKUP([.A12];[$tareas.$A$1:.$A$1048576];[$tareas.$B$1:.$B$1048576])" office:value-type="string" office:string-value="Elaborar el fondo del documento de arquitectura." calcext:value-type="string">
            <text:p>Elaborar el fondo del documento de arquitectura.</text:p>
          </table:table-cell>
          <table:table-cell table:formula="of:=LOOKUP([.A12];[$tareas.$A$1:.$A$1048576];[$tareas.$C$1:.$C$1048576])" office:value-type="string" office:string-value="Se ha completado la reunión de equipo para analizar la versión final del documento de requerimientos. Se ha creado el esquema del documento de arquitectura. Se ha elaborado la introducción del documento de arquitectura." calcext:value-type="string">
            <text:p>Se ha completado la reunión de equipo para analizar la versión final del documento de requerimientos. Se ha creado el esquema del documento de arquitectura. Se ha elaborado la introducción del documento de arquitectura.</text:p>
          </table:table-cell>
          <table:table-cell table:formula="of:=LOOKUP([.A12];[$tareas.$A$1:.$A$1048576];[$tareas.$D$1:.$D$1048576])" office:value-type="string" office:string-value="Se elaboró el fondo del documento de arquitectura." calcext:value-type="string">
            <text:p>Se elaboró el fondo del documento de arquitectura.</text:p>
          </table:table-cell>
          <table:table-cell table:style-name="ce28" table:formula="of:=LOOKUP([.A12];[$tareas.$A$1:.$A$1048576];[$tareas.$E$1:.$E$1048576])" office:value-type="float" office:value="1" calcext:value-type="float">
            <text:p>1</text:p>
          </table:table-cell>
          <table:table-cell table:formula="of:=LOOKUP([.A12];[$tareas.A$1:.A$1048576];[$tareas.F$1:.F$1048576])" office:value-type="percentage" office:value="0.00321543408360129" calcext:value-type="percentage">
            <text:p>0.32%</text:p>
          </table:table-cell>
          <table:table-cell table:style-name="ce28" table:formula="of:=LOOKUP([.A12];[$tareas.$A$1:.$A$1048576];[$tareas.$G$1:.$G$1048576])" office:value-type="float" office:value="4" calcext:value-type="float">
            <text:p>4</text:p>
          </table:table-cell>
          <table:table-cell table:style-name="ce14" table:number-columns-repeated="3"/>
          <table:table-cell table:formula="of:=[.E12]" office:value-type="float" office:value="1" calcext:value-type="float">
            <text:p>1</text:p>
          </table:table-cell>
          <table:table-cell table:style-name="ce14" table:number-columns-repeated="2"/>
          <table:table-cell table:number-columns-repeated="2"/>
          <table:table-cell table:formula="of:=SUM([.T12:.X12])" office:value-type="float" office:value="0.633333333333333" calcext:value-type="float">
            <text:p>0.6333333333</text:p>
          </table:table-cell>
          <table:table-cell table:style-name="ce31" table:formula="of:=[.F12]" office:value-type="percentage" office:value="0.00321543408360129" calcext:value-type="percentage">
            <text:p>0.32%</text:p>
          </table:table-cell>
          <table:table-cell office:value-type="float" office:value="5" calcext:value-type="float">
            <text:p>5</text:p>
          </table:table-cell>
          <table:table-cell/>
          <table:table-cell table:number-columns-repeated="2" office:value-type="float" office:value="0" calcext:value-type="float">
            <text:p>0</text:p>
          </table:table-cell>
          <table:table-cell office:value-type="float" office:value="0.633333333333333" calcext:value-type="float">
            <text:p>0.6333333333</text:p>
          </table:table-cell>
          <table:table-cell table:number-columns-repeated="2" office:value-type="float" office:value="0" calcext:value-type="float">
            <text:p>0</text:p>
          </table:table-cell>
          <table:table-cell table:number-columns-repeated="1000"/>
        </table:table-row>
        <table:table-row table:style-name="ro6">
          <table:table-cell table:style-name="ce16" office:value-type="float" office:value="33" calcext:value-type="float">
            <text:p>33</text:p>
          </table:table-cell>
          <table:table-cell table:style-name="ce21" table:formula="of:=LOOKUP([.A13];[$tareas.$A$1:.$A$1048576];[$tareas.$B$1:.$B$1048576])" office:value-type="string" office:string-value="Elaborar el diagrama de contexto de la arquitectura." calcext:value-type="string">
            <text:p>Elaborar el diagrama de contexto de la arquitectura.</text:p>
          </table:table-cell>
          <table:table-cell table:formula="of:=LOOKUP([.A13];[$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3];[$tareas.$A$1:.$A$1048576];[$tareas.$D$1:.$D$1048576])" office:value-type="string" office:string-value="Se elaboró el diagrama de contexto de la arquitectura." calcext:value-type="string">
            <text:p>Se elaboró el diagrama de contexto de la arquitectura.</text:p>
          </table:table-cell>
          <table:table-cell table:style-name="ce28" table:formula="of:=LOOKUP([.A13];[$tareas.$A$1:.$A$1048576];[$tareas.$E$1:.$E$1048576])" office:value-type="float" office:value="3" calcext:value-type="float">
            <text:p>3</text:p>
          </table:table-cell>
          <table:table-cell table:formula="of:=LOOKUP([.A13];[$tareas.A$1:.A$1048576];[$tareas.F$1:.F$1048576])" office:value-type="percentage" office:value="0.00964630225080386" calcext:value-type="percentage">
            <text:p>0.96%</text:p>
          </table:table-cell>
          <table:table-cell table:style-name="ce28" table:formula="of:=LOOKUP([.A13];[$tareas.$A$1:.$A$1048576];[$tareas.$G$1:.$G$1048576])" office:value-type="float" office:value="4" calcext:value-type="float">
            <text:p>4</text:p>
          </table:table-cell>
          <table:table-cell table:style-name="ce29"/>
          <table:table-cell table:style-name="ce14"/>
          <table:table-cell table:formula="of:=[.E13]" office:value-type="float" office:value="3" calcext:value-type="float">
            <text:p>3</text:p>
          </table:table-cell>
          <table:table-cell table:style-name="ce14" table:number-columns-repeated="3"/>
          <table:table-cell table:number-columns-repeated="2"/>
          <table:table-cell table:formula="of:=SUM([.T13:.X13])" office:value-type="float" office:value="1.31666666666667" calcext:value-type="float">
            <text:p>1.3166666667</text:p>
          </table:table-cell>
          <table:table-cell table:style-name="ce31" table:formula="of:=[.F13]" office:value-type="percentage" office:value="0.00964630225080386" calcext:value-type="percentage">
            <text:p>0.96%</text:p>
          </table:table-cell>
          <table:table-cell office:value-type="float" office:value="5" calcext:value-type="float">
            <text:p>5</text:p>
          </table:table-cell>
          <table:table-cell/>
          <table:table-cell office:value-type="float" office:value="0" calcext:value-type="float">
            <text:p>0</text:p>
          </table:table-cell>
          <table:table-cell office:value-type="float" office:value="1.31666666666667" calcext:value-type="float">
            <text:p>1.3166666667</text:p>
          </table:table-cell>
          <table:table-cell table:number-columns-repeated="3" office:value-type="float" office:value="0" calcext:value-type="float">
            <text:p>0</text:p>
          </table:table-cell>
          <table:table-cell table:number-columns-repeated="1000"/>
        </table:table-row>
        <table:table-row table:style-name="ro6">
          <table:table-cell table:style-name="ce16" office:value-type="float" office:value="34" calcext:value-type="float">
            <text:p>34</text:p>
          </table:table-cell>
          <table:table-cell table:style-name="ce21" table:formula="of:=LOOKUP([.A14];[$tareas.$A$1:.$A$1048576];[$tareas.$B$1:.$B$1048576])" office:value-type="string" office:string-value="Documentar las tácticas y patrones a utilizar en el documento de arquitectura." calcext:value-type="string">
            <text:p>Documentar las tácticas y patrones a utilizar en el documento de arquitectura.</text:p>
          </table:table-cell>
          <table:table-cell table:formula="of:=LOOKUP([.A14];[$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4];[$tareas.$A$1:.$A$1048576];[$tareas.$D$1:.$D$1048576])" office:value-type="string" office:string-value="Se documentaron las tácticas y patrones a utilizar." calcext:value-type="string">
            <text:p>Se documentaron las tácticas y patrones a utilizar.</text:p>
          </table:table-cell>
          <table:table-cell table:style-name="ce28" table:formula="of:=LOOKUP([.A14];[$tareas.$A$1:.$A$1048576];[$tareas.$E$1:.$E$1048576])" office:value-type="float" office:value="1" calcext:value-type="float">
            <text:p>1</text:p>
          </table:table-cell>
          <table:table-cell table:formula="of:=LOOKUP([.A14];[$tareas.A$1:.A$1048576];[$tareas.F$1:.F$1048576])" office:value-type="percentage" office:value="0.00321543408360129" calcext:value-type="percentage">
            <text:p>0.32%</text:p>
          </table:table-cell>
          <table:table-cell table:style-name="ce28" table:formula="of:=LOOKUP([.A14];[$tareas.$A$1:.$A$1048576];[$tareas.$G$1:.$G$1048576])" office:value-type="float" office:value="5" calcext:value-type="float">
            <text:p>5</text:p>
          </table:table-cell>
          <table:table-cell table:style-name="ce29"/>
          <table:table-cell table:style-name="ce14"/>
          <table:table-cell table:formula="of:=[.E14]" office:value-type="float" office:value="1" calcext:value-type="float">
            <text:p>1</text:p>
          </table:table-cell>
          <table:table-cell table:style-name="ce14" table:number-columns-repeated="3"/>
          <table:table-cell table:number-columns-repeated="2"/>
          <table:table-cell table:formula="of:=SUM([.T14:.X14])" office:value-type="float" office:value="0" calcext:value-type="float">
            <text:p>0</text:p>
          </table:table-cell>
          <table:table-cell table:style-name="ce31" table:formula="of:=[.F14]" office:value-type="percentage" office:value="0.00321543408360129" calcext:value-type="percentage">
            <text:p>0.32%</text:p>
          </table:table-cell>
          <table:table-cell office:value-type="float" office:value="5" calcext:value-type="float">
            <text:p>5</text:p>
          </table:table-cell>
          <table:table-cell/>
          <table:table-cell table:number-columns-repeated="5" office:value-type="float" office:value="0" calcext:value-type="float">
            <text:p>0</text:p>
          </table:table-cell>
          <table:table-cell table:number-columns-repeated="1000"/>
        </table:table-row>
        <table:table-row table:style-name="ro6">
          <table:table-cell table:style-name="ce16" office:value-type="float" office:value="35" calcext:value-type="float">
            <text:p>35</text:p>
          </table:table-cell>
          <table:table-cell table:style-name="ce21" table:formula="of:=LOOKUP([.A15];[$tareas.$A$1:.$A$1048576];[$tareas.$B$1:.$B$1048576])" office:value-type="string" office:string-value="Elaborar diagrama del modelo físico de data de la arquitectura." calcext:value-type="string">
            <text:p>Elaborar diagrama del modelo físico de data de la arquitectura.</text:p>
          </table:table-cell>
          <table:table-cell table:formula="of:=LOOKUP([.A15];[$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5];[$tareas.$A$1:.$A$1048576];[$tareas.$D$1:.$D$1048576])" office:value-type="string" office:string-value="Se creó el diagrama del modelo físico de data." calcext:value-type="string">
            <text:p>Se creó el diagrama del modelo físico de data.</text:p>
          </table:table-cell>
          <table:table-cell table:style-name="ce28" table:formula="of:=LOOKUP([.A15];[$tareas.$A$1:.$A$1048576];[$tareas.$E$1:.$E$1048576])" office:value-type="float" office:value="4" calcext:value-type="float">
            <text:p>4</text:p>
          </table:table-cell>
          <table:table-cell table:formula="of:=LOOKUP([.A15];[$tareas.A$1:.A$1048576];[$tareas.F$1:.F$1048576])" office:value-type="percentage" office:value="0.0128617363344051" calcext:value-type="percentage">
            <text:p>1.29%</text:p>
          </table:table-cell>
          <table:table-cell table:style-name="ce28" table:formula="of:=LOOKUP([.A15];[$tareas.$A$1:.$A$1048576];[$tareas.$G$1:.$G$1048576])" office:value-type="float" office:value="5" calcext:value-type="float">
            <text:p>5</text:p>
          </table:table-cell>
          <table:table-cell table:style-name="ce29"/>
          <table:table-cell table:formula="of:=[.E15]" office:value-type="float" office:value="4" calcext:value-type="float">
            <text:p>4</text:p>
          </table:table-cell>
          <table:table-cell table:style-name="ce14" table:number-columns-repeated="4"/>
          <table:table-cell table:number-columns-repeated="2"/>
          <table:table-cell table:formula="of:=SUM([.T15:.X15])" office:value-type="float" office:value="1.83333333333333" calcext:value-type="float">
            <text:p>1.8333333333</text:p>
          </table:table-cell>
          <table:table-cell table:style-name="ce31" table:formula="of:=[.F15]" office:value-type="percentage" office:value="0.0128617363344051" calcext:value-type="percentage">
            <text:p>1.29%</text:p>
          </table:table-cell>
          <table:table-cell office:value-type="float" office:value="5" calcext:value-type="float">
            <text:p>5</text:p>
          </table:table-cell>
          <table:table-cell/>
          <table:table-cell office:value-type="float" office:value="1.83333333333333" calcext:value-type="float">
            <text:p>1.8333333333</text:p>
          </table:table-cell>
          <table:table-cell table:number-columns-repeated="4" office:value-type="float" office:value="0" calcext:value-type="float">
            <text:p>0</text:p>
          </table:table-cell>
          <table:table-cell table:number-columns-repeated="1000"/>
        </table:table-row>
        <table:table-row table:style-name="ro6">
          <table:table-cell table:style-name="ce16" office:value-type="float" office:value="36" calcext:value-type="float">
            <text:p>36</text:p>
          </table:table-cell>
          <table:table-cell table:style-name="ce21" table:formula="of:=LOOKUP([.A16];[$tareas.$A$1:.$A$1048576];[$tareas.$B$1:.$B$1048576])" office:value-type="string" office:string-value="Elaborar el diagrama de flujo del algoritmo de calendarización." calcext:value-type="string">
            <text:p>Elaborar el diagrama de flujo del algoritmo de calendarización.</text:p>
          </table:table-cell>
          <table:table-cell table:formula="of:=LOOKUP([.A16];[$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6];[$tareas.$A$1:.$A$1048576];[$tareas.$D$1:.$D$1048576])" office:value-type="string" office:string-value="Se creó el diagrama de flujo del algoritmo de calendarización." calcext:value-type="string">
            <text:p>Se creó el diagrama de flujo del algoritmo de calendarización.</text:p>
          </table:table-cell>
          <table:table-cell table:style-name="ce28" table:formula="of:=LOOKUP([.A16];[$tareas.$A$1:.$A$1048576];[$tareas.$E$1:.$E$1048576])" office:value-type="float" office:value="4" calcext:value-type="float">
            <text:p>4</text:p>
          </table:table-cell>
          <table:table-cell table:formula="of:=LOOKUP([.A16];[$tareas.A$1:.A$1048576];[$tareas.F$1:.F$1048576])" office:value-type="percentage" office:value="0.0128617363344051" calcext:value-type="percentage">
            <text:p>1.29%</text:p>
          </table:table-cell>
          <table:table-cell table:style-name="ce28" table:formula="of:=LOOKUP([.A16];[$tareas.$A$1:.$A$1048576];[$tareas.$G$1:.$G$1048576])" office:value-type="float" office:value="5" calcext:value-type="float">
            <text:p>5</text:p>
          </table:table-cell>
          <table:table-cell table:style-name="ce29"/>
          <table:table-cell table:style-name="ce14" table:number-columns-repeated="2"/>
          <table:table-cell table:formula="of:=[.E16]/2" office:value-type="float" office:value="2" calcext:value-type="float">
            <text:p>2</text:p>
          </table:table-cell>
          <table:table-cell table:style-name="ce14"/>
          <table:table-cell table:formula="of:=[.E16]/2" office:value-type="float" office:value="2" calcext:value-type="float">
            <text:p>2</text:p>
          </table:table-cell>
          <table:table-cell table:number-columns-repeated="2"/>
          <table:table-cell table:formula="of:=SUM([.T16:.X16])" office:value-type="float" office:value="12.1833333333333" calcext:value-type="float">
            <text:p>12.1833333333</text:p>
          </table:table-cell>
          <table:table-cell table:style-name="ce31" table:formula="of:=[.F16]" office:value-type="percentage" office:value="0.0128617363344051" calcext:value-type="percentage">
            <text:p>1.29%</text:p>
          </table:table-cell>
          <table:table-cell office:value-type="float" office:value="5" calcext:value-type="float">
            <text:p>5</text:p>
          </table:table-cell>
          <table:table-cell/>
          <table:table-cell table:number-columns-repeated="2" office:value-type="float" office:value="0.483333333333333" calcext:value-type="float">
            <text:p>0.4833333333</text:p>
          </table:table-cell>
          <table:table-cell office:value-type="float" office:value="0" calcext:value-type="float">
            <text:p>0</text:p>
          </table:table-cell>
          <table:table-cell office:value-type="float" office:value="0.483333333333333" calcext:value-type="float">
            <text:p>0.4833333333</text:p>
          </table:table-cell>
          <table:table-cell office:value-type="float" office:value="10.7333333333333" calcext:value-type="float">
            <text:p>10.7333333333</text:p>
          </table:table-cell>
          <table:table-cell table:number-columns-repeated="1000"/>
        </table:table-row>
        <table:table-row table:style-name="ro6">
          <table:table-cell table:style-name="ce16" office:value-type="float" office:value="37" calcext:value-type="float">
            <text:p>37</text:p>
          </table:table-cell>
          <table:table-cell table:style-name="ce21" table:formula="of:=LOOKUP([.A17];[$tareas.$A$1:.$A$1048576];[$tareas.$B$1:.$B$1048576])" office:value-type="string" office:string-value="Elaborar el diagrama de la estructura de archivos de la arquitectura." calcext:value-type="string">
            <text:p>Elaborar el diagrama de la estructura de archivos de la arquitectura.</text:p>
          </table:table-cell>
          <table:table-cell table:formula="of:=LOOKUP([.A17];[$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7];[$tareas.$A$1:.$A$1048576];[$tareas.$D$1:.$D$1048576])" office:value-type="string" office:string-value="Se creó el diagrama de la estructura de archivos." calcext:value-type="string">
            <text:p>Se creó el diagrama de la estructura de archivos.</text:p>
          </table:table-cell>
          <table:table-cell table:style-name="ce28" table:formula="of:=LOOKUP([.A17];[$tareas.$A$1:.$A$1048576];[$tareas.$E$1:.$E$1048576])" office:value-type="float" office:value="2" calcext:value-type="float">
            <text:p>2</text:p>
          </table:table-cell>
          <table:table-cell table:formula="of:=LOOKUP([.A17];[$tareas.A$1:.A$1048576];[$tareas.F$1:.F$1048576])" office:value-type="percentage" office:value="0.00643086816720257" calcext:value-type="percentage">
            <text:p>0.64%</text:p>
          </table:table-cell>
          <table:table-cell table:style-name="ce28" table:formula="of:=LOOKUP([.A17];[$tareas.$A$1:.$A$1048576];[$tareas.$G$1:.$G$1048576])" office:value-type="float" office:value="5" calcext:value-type="float">
            <text:p>5</text:p>
          </table:table-cell>
          <table:table-cell table:style-name="ce29"/>
          <table:table-cell table:style-name="ce14" table:number-columns-repeated="4"/>
          <table:table-cell table:formula="of:=[.E17]" office:value-type="float" office:value="2" calcext:value-type="float">
            <text:p>2</text:p>
          </table:table-cell>
          <table:table-cell table:number-columns-repeated="2"/>
          <table:table-cell table:formula="of:=SUM([.T17:.X17])" office:value-type="float" office:value="0" calcext:value-type="float">
            <text:p>0</text:p>
          </table:table-cell>
          <table:table-cell table:style-name="ce31" table:formula="of:=[.F17]" office:value-type="percentage" office:value="0.00643086816720257" calcext:value-type="percentage">
            <text:p>0.64%</text:p>
          </table:table-cell>
          <table:table-cell office:value-type="float" office:value="8" calcext:value-type="float">
            <text:p>8</text:p>
          </table:table-cell>
          <table:table-cell/>
          <table:table-cell table:number-columns-repeated="5" office:value-type="float" office:value="0" calcext:value-type="float">
            <text:p>0</text:p>
          </table:table-cell>
          <table:table-cell table:number-columns-repeated="1000"/>
        </table:table-row>
        <table:table-row table:style-name="ro5">
          <table:table-cell table:style-name="ce16" office:value-type="float" office:value="38" calcext:value-type="float">
            <text:p>38</text:p>
          </table:table-cell>
          <table:table-cell table:style-name="ce21" table:formula="of:=LOOKUP([.A18];[$tareas.$A$1:.$A$1048576];[$tareas.$B$1:.$B$1048576])" office:value-type="string" office:string-value="Elaborar la conclusión del documento de arquitectura." calcext:value-type="string">
            <text:p>Elaborar la conclusión del documento de arquitectura.</text:p>
          </table:table-cell>
          <table:table-cell table:formula="of:=LOOKUP([.A18];[$tareas.$A$1:.$A$1048576];[$tareas.$C$1:.$C$1048576])" office:value-type="string" office:string-value="Se han elaborado el fondo, documentado las tácticas y patrones, y diagramado las vistas de la arquitectura." calcext:value-type="string">
            <text:p>Se han elaborado el fondo, documentado las tácticas y patrones, y diagramado las vistas de la arquitectura.</text:p>
          </table:table-cell>
          <table:table-cell table:formula="of:=LOOKUP([.A18];[$tareas.$A$1:.$A$1048576];[$tareas.$D$1:.$D$1048576])" office:value-type="string" office:string-value="Se elaboró la conclusión del documento de arquitectura." calcext:value-type="string">
            <text:p>Se elaboró la conclusión del documento de arquitectura.</text:p>
          </table:table-cell>
          <table:table-cell table:style-name="ce28" table:formula="of:=LOOKUP([.A18];[$tareas.$A$1:.$A$1048576];[$tareas.$E$1:.$E$1048576])" office:value-type="float" office:value="0.5" calcext:value-type="float">
            <text:p>0.5</text:p>
          </table:table-cell>
          <table:table-cell table:formula="of:=LOOKUP([.A18];[$tareas.A$1:.A$1048576];[$tareas.F$1:.F$1048576])" office:value-type="percentage" office:value="0.00160771704180064" calcext:value-type="percentage">
            <text:p>0.16%</text:p>
          </table:table-cell>
          <table:table-cell table:style-name="ce28" table:formula="of:=LOOKUP([.A18];[$tareas.$A$1:.$A$1048576];[$tareas.$G$1:.$G$1048576])" office:value-type="float" office:value="5" calcext:value-type="float">
            <text:p>5</text:p>
          </table:table-cell>
          <table:table-cell table:style-name="ce29"/>
          <table:table-cell table:style-name="ce14" table:number-columns-repeated="2"/>
          <table:table-cell table:formula="of:=[.E18]" office:value-type="float" office:value="0.5" calcext:value-type="float">
            <text:p>0.5</text:p>
          </table:table-cell>
          <table:table-cell table:style-name="ce14" table:number-columns-repeated="2"/>
          <table:table-cell table:number-columns-repeated="2"/>
          <table:table-cell table:formula="of:=SUM([.T18:.X18])" office:value-type="float" office:value="0" calcext:value-type="float">
            <text:p>0</text:p>
          </table:table-cell>
          <table:table-cell table:style-name="ce31" table:formula="of:=[.F18]" office:value-type="percentage" office:value="0.00160771704180064" calcext:value-type="percentage">
            <text:p>0.16%</text:p>
          </table:table-cell>
          <table:table-cell office:value-type="float" office:value="8" calcext:value-type="float">
            <text:p>8</text:p>
          </table:table-cell>
          <table:table-cell/>
          <table:table-cell table:number-columns-repeated="5" office:value-type="float" office:value="0" calcext:value-type="float">
            <text:p>0</text:p>
          </table:table-cell>
          <table:table-cell table:number-columns-repeated="1000"/>
        </table:table-row>
        <table:table-row table:style-name="ro5">
          <table:table-cell table:style-name="ce16" office:value-type="float" office:value="39" calcext:value-type="float">
            <text:p>39</text:p>
          </table:table-cell>
          <table:table-cell table:style-name="ce21" table:formula="of:=LOOKUP([.A19];[$tareas.$A$1:.$A$1048576];[$tareas.$B$1:.$B$1048576])" office:value-type="string" office:string-value="Cursar el tutorial básico de ruby." calcext:value-type="string">
            <text:p>Cursar el tutorial básico de ruby.</text:p>
          </table:table-cell>
          <table:table-cell table:formula="of:=LOOKUP([.A19];[$tareas.$A$1:.$A$1048576];[$tareas.$C$1:.$C$1048576])" office:value-type="float" office:value="0" calcext:value-type="float">
            <text:p/>
          </table:table-cell>
          <table:table-cell table:formula="of:=LOOKUP([.A19];[$tareas.$A$1:.$A$1048576];[$tareas.$D$1:.$D$1048576])" office:value-type="string" office:string-value="Cada miembro del equipo creó un resumen con los detalles del tutorial." calcext:value-type="string">
            <text:p>Cada miembro del equipo creó un resumen con los detalles del tutorial.</text:p>
          </table:table-cell>
          <table:table-cell table:style-name="ce28" table:formula="of:=LOOKUP([.A19];[$tareas.$A$1:.$A$1048576];[$tareas.$E$1:.$E$1048576])" office:value-type="float" office:value="4" calcext:value-type="float">
            <text:p>4</text:p>
          </table:table-cell>
          <table:table-cell table:formula="of:=LOOKUP([.A19];[$tareas.A$1:.A$1048576];[$tareas.F$1:.F$1048576])" office:value-type="percentage" office:value="0.0128617363344051" calcext:value-type="percentage">
            <text:p>1.29%</text:p>
          </table:table-cell>
          <table:table-cell table:style-name="ce28" table:formula="of:=LOOKUP([.A19];[$tareas.$A$1:.$A$1048576];[$tareas.$G$1:.$G$1048576])" office:value-type="float" office:value="5" calcext:value-type="float">
            <text:p>5</text:p>
          </table:table-cell>
          <table:table-cell table:style-name="ce29"/>
          <table:table-cell table:formula="of:=[.E19]/4" office:value-type="float" office:value="1" calcext:value-type="float">
            <text:p>1</text:p>
          </table:table-cell>
          <table:table-cell table:formula="of:=[.E19]/4" office:value-type="float" office:value="1" calcext:value-type="float">
            <text:p>1</text:p>
          </table:table-cell>
          <table:table-cell table:formula="of:=[.E19]/4" office:value-type="float" office:value="1" calcext:value-type="float">
            <text:p>1</text:p>
          </table:table-cell>
          <table:table-cell table:formula="of:=[.E19]/4" office:value-type="float" office:value="1" calcext:value-type="float">
            <text:p>1</text:p>
          </table:table-cell>
          <table:table-cell table:style-name="ce14"/>
          <table:table-cell table:number-columns-repeated="2"/>
          <table:table-cell table:formula="of:=SUM([.T19:.X19])" office:value-type="float" office:value="4.68333333333333" calcext:value-type="float">
            <text:p>4.6833333333</text:p>
          </table:table-cell>
          <table:table-cell table:style-name="ce31" table:formula="of:=[.F19]" office:value-type="percentage" office:value="0.0128617363344051" calcext:value-type="percentage">
            <text:p>1.29%</text:p>
          </table:table-cell>
          <table:table-cell office:value-type="float" office:value="5" calcext:value-type="float">
            <text:p>5</text:p>
          </table:table-cell>
          <table:table-cell/>
          <table:table-cell office:value-type="float" office:value="1.25" calcext:value-type="float">
            <text:p>1.25</text:p>
          </table:table-cell>
          <table:table-cell office:value-type="float" office:value="1.05" calcext:value-type="float">
            <text:p>1.05</text:p>
          </table:table-cell>
          <table:table-cell office:value-type="float" office:value="0.95" calcext:value-type="float">
            <text:p>0.95</text:p>
          </table:table-cell>
          <table:table-cell office:value-type="float" office:value="1.43333333333333" calcext:value-type="float">
            <text:p>1.4333333333</text:p>
          </table:table-cell>
          <table:table-cell office:value-type="float" office:value="0" calcext:value-type="float">
            <text:p>0</text:p>
          </table:table-cell>
          <table:table-cell table:number-columns-repeated="1000"/>
        </table:table-row>
        <table:table-row table:style-name="ro5">
          <table:table-cell table:style-name="ce16" office:value-type="float" office:value="40" calcext:value-type="float">
            <text:p>40</text:p>
          </table:table-cell>
          <table:table-cell table:style-name="ce21" table:formula="of:=LOOKUP([.A20];[$tareas.$A$1:.$A$1048576];[$tareas.$B$1:.$B$1048576])" office:value-type="string" office:string-value="Prepararse para presentar al equipo el framework Rails." calcext:value-type="string">
            <text:p>Prepararse para presentar al equipo el framework Rails.</text:p>
          </table:table-cell>
          <table:table-cell table:formula="of:=LOOKUP([.A20];[$tareas.$A$1:.$A$1048576];[$tareas.$C$1:.$C$1048576])" office:value-type="float" office:value="0" calcext:value-type="float">
            <text:p/>
          </table:table-cell>
          <table:table-cell table:formula="of:=LOOKUP([.A20];[$tareas.$A$1:.$A$1048576];[$tareas.$D$1:.$D$1048576])" office:value-type="string" office:string-value="Se creó una presentación con los detalles de la arquitectura y el funcionamiento de Ruby on Rails." calcext:value-type="string">
            <text:p>Se creó una presentación con los detalles de la arquitectura y el funcionamiento de Ruby on Rails.</text:p>
          </table:table-cell>
          <table:table-cell table:style-name="ce28" table:formula="of:=LOOKUP([.A20];[$tareas.$A$1:.$A$1048576];[$tareas.$E$1:.$E$1048576])" office:value-type="float" office:value="3" calcext:value-type="float">
            <text:p>3</text:p>
          </table:table-cell>
          <table:table-cell table:formula="of:=LOOKUP([.A20];[$tareas.A$1:.A$1048576];[$tareas.F$1:.F$1048576])" office:value-type="percentage" office:value="0.00964630225080386" calcext:value-type="percentage">
            <text:p>0.96%</text:p>
          </table:table-cell>
          <table:table-cell table:style-name="ce28" table:formula="of:=LOOKUP([.A20];[$tareas.$A$1:.$A$1048576];[$tareas.$G$1:.$G$1048576])" office:value-type="float" office:value="5" calcext:value-type="float">
            <text:p>5</text:p>
          </table:table-cell>
          <table:table-cell/>
          <table:table-cell table:style-name="ce14" table:number-columns-repeated="4"/>
          <table:table-cell table:formula="of:=[.E20]" office:value-type="float" office:value="3" calcext:value-type="float">
            <text:p>3</text:p>
          </table:table-cell>
          <table:table-cell table:number-columns-repeated="2"/>
          <table:table-cell table:formula="of:=SUM([.T20:.X20])" office:value-type="float" office:value="14.9166666666667" calcext:value-type="float">
            <text:p>14.9166666667</text:p>
          </table:table-cell>
          <table:table-cell table:style-name="ce31" table:formula="of:=[.F20]" office:value-type="percentage" office:value="0.00964630225080386" calcext:value-type="percentage">
            <text:p>0.96%</text:p>
          </table:table-cell>
          <table:table-cell office:value-type="float" office:value="5" calcext:value-type="float">
            <text:p>5</text:p>
          </table:table-cell>
          <table:table-cell/>
          <table:table-cell office:value-type="float" office:value="4.41666666666667" calcext:value-type="float">
            <text:p>4.4166666667</text:p>
          </table:table-cell>
          <table:table-cell table:number-columns-repeated="3" office:value-type="float" office:value="0" calcext:value-type="float">
            <text:p>0</text:p>
          </table:table-cell>
          <table:table-cell office:value-type="float" office:value="10.5" calcext:value-type="float">
            <text:p>10.5</text:p>
          </table:table-cell>
          <table:table-cell table:number-columns-repeated="1000"/>
        </table:table-row>
        <table:table-row table:style-name="ro8">
          <table:table-cell table:style-name="ce16" office:value-type="float" office:value="41" calcext:value-type="float">
            <text:p>41</text:p>
          </table:table-cell>
          <table:table-cell table:style-name="ce21" table:formula="of:=LOOKUP([.A21];[$tareas.$A$1:.$A$1048576];[$tareas.$B$1:.$B$1048576])" office:value-type="string" office:string-value="Presentar al equipo el framework Rails." calcext:value-type="string">
            <text:p>Presentar al equipo el framework Rails.</text:p>
          </table:table-cell>
          <table:table-cell table:formula="of:=LOOKUP([.A21];[$tareas.$A$1:.$A$1048576];[$tareas.$C$1:.$C$1048576])" office:value-type="string" office:string-value="Cada miembro del equipo ha creado un resumen con los detalles del tutorial básico de ruby. Se ha creado una presentación con los detalles de la arquitectura y el funcionamiento de Ruby on Rails." calcext:value-type="string">
            <text:p>Cada miembro del equipo ha creado un resumen con los detalles del tutorial básico de ruby. Se ha creado una presentación con los detalles de la arquitectura y el funcionamiento de Ruby on Rails.</text:p>
          </table:table-cell>
          <table:table-cell table:formula="of:=LOOKUP([.A21];[$tareas.$A$1:.$A$1048576];[$tareas.$D$1:.$D$1048576])" office:value-type="string" office:string-value="Cada miembro del equipo creó un resumen con los detalles de la presentación." calcext:value-type="string">
            <text:p>Cada miembro del equipo creó un resumen con los detalles de la presentación.</text:p>
          </table:table-cell>
          <table:table-cell table:style-name="ce28" table:formula="of:=LOOKUP([.A21];[$tareas.$A$1:.$A$1048576];[$tareas.$E$1:.$E$1048576])" office:value-type="float" office:value="5" calcext:value-type="float">
            <text:p>5</text:p>
          </table:table-cell>
          <table:table-cell table:formula="of:=LOOKUP([.A21];[$tareas.A$1:.A$1048576];[$tareas.F$1:.F$1048576])" office:value-type="percentage" office:value="0.0160771704180064" calcext:value-type="percentage">
            <text:p>1.61%</text:p>
          </table:table-cell>
          <table:table-cell table:style-name="ce28" table:formula="of:=LOOKUP([.A21];[$tareas.$A$1:.$A$1048576];[$tareas.$G$1:.$G$1048576])" office:value-type="float" office:value="5" calcext:value-type="float">
            <text:p>5</text:p>
          </table:table-cell>
          <table:table-cell/>
          <table:table-cell table:formula="of:=[.E21]/5" office:value-type="float" office:value="1" calcext:value-type="float">
            <text:p>1</text:p>
          </table:table-cell>
          <table:table-cell table:formula="of:=[.E21]/5" office:value-type="float" office:value="1" calcext:value-type="float">
            <text:p>1</text:p>
          </table:table-cell>
          <table:table-cell table:formula="of:=[.E21]/5" office:value-type="float" office:value="1" calcext:value-type="float">
            <text:p>1</text:p>
          </table:table-cell>
          <table:table-cell table:formula="of:=[.E21]/5" office:value-type="float" office:value="1" calcext:value-type="float">
            <text:p>1</text:p>
          </table:table-cell>
          <table:table-cell table:formula="of:=[.E21]/5" office:value-type="float" office:value="1" calcext:value-type="float">
            <text:p>1</text:p>
          </table:table-cell>
          <table:table-cell table:number-columns-repeated="2"/>
          <table:table-cell table:formula="of:=SUM([.T21:.X21])" office:value-type="float" office:value="2.93333333333333" calcext:value-type="float">
            <text:p>2.9333333333</text:p>
          </table:table-cell>
          <table:table-cell table:style-name="ce31" table:formula="of:=[.F21]" office:value-type="percentage" office:value="0.0160771704180064" calcext:value-type="percentage">
            <text:p>1.61%</text:p>
          </table:table-cell>
          <table:table-cell office:value-type="float" office:value="5" calcext:value-type="float">
            <text:p>5</text:p>
          </table:table-cell>
          <table:table-cell/>
          <table:table-cell office:value-type="float" office:value="1.33333333333333" calcext:value-type="float">
            <text:p>1.3333333333</text:p>
          </table:table-cell>
          <table:table-cell office:value-type="float" office:value="0.533333333333333" calcext:value-type="float">
            <text:p>0.5333333333</text:p>
          </table:table-cell>
          <table:table-cell office:value-type="float" office:value="0" calcext:value-type="float">
            <text:p>0</text:p>
          </table:table-cell>
          <table:table-cell table:number-columns-repeated="2" office:value-type="float" office:value="0.533333333333333" calcext:value-type="float">
            <text:p>0.5333333333</text:p>
          </table:table-cell>
          <table:table-cell table:number-columns-repeated="1000"/>
        </table:table-row>
        <table:table-row table:style-name="ro5">
          <table:table-cell table:style-name="ce16" office:value-type="float" office:value="42" calcext:value-type="float">
            <text:p>42</text:p>
          </table:table-cell>
          <table:table-cell table:style-name="ce21" table:formula="of:=LOOKUP([.A22];[$tareas.$A$1:.$A$1048576];[$tareas.$B$1:.$B$1048576])" office:value-type="string" office:string-value="Elaborar el mokcup de la vista de la calendarización." calcext:value-type="string">
            <text:p>Elaborar el mokcup de la vista de la calendarización.</text:p>
          </table:table-cell>
          <table:table-cell table:formula="of:=LOOKUP([.A22];[$tareas.$A$1:.$A$1048576];[$tareas.$C$1:.$C$1048576])" office:value-type="string" office:string-value="Se ha completado la reunión de equipo para analizar la versión final del documento de requerimientos." calcext:value-type="string">
            <text:p>Se ha completado la reunión de equipo para analizar la versión final del documento de requerimientos.</text:p>
          </table:table-cell>
          <table:table-cell table:formula="of:=LOOKUP([.A22];[$tareas.$A$1:.$A$1048576];[$tareas.$D$1:.$D$1048576])" office:value-type="string" office:string-value="Se elaboró el mockup de la vista de la calendarización." calcext:value-type="string">
            <text:p>Se elaboró el mockup de la vista de la calendarización.</text:p>
          </table:table-cell>
          <table:table-cell table:style-name="ce28" table:formula="of:=LOOKUP([.A22];[$tareas.$A$1:.$A$1048576];[$tareas.$E$1:.$E$1048576])" office:value-type="float" office:value="5" calcext:value-type="float">
            <text:p>5</text:p>
          </table:table-cell>
          <table:table-cell table:formula="of:=LOOKUP([.A22];[$tareas.A$1:.A$1048576];[$tareas.F$1:.F$1048576])" office:value-type="percentage" office:value="0.0160771704180064" calcext:value-type="percentage">
            <text:p>1.61%</text:p>
          </table:table-cell>
          <table:table-cell table:style-name="ce28" table:formula="of:=LOOKUP([.A22];[$tareas.$A$1:.$A$1048576];[$tareas.$G$1:.$G$1048576])" office:value-type="float" office:value="5" calcext:value-type="float">
            <text:p>5</text:p>
          </table:table-cell>
          <table:table-cell/>
          <table:table-cell table:style-name="ce14"/>
          <table:table-cell table:formula="of:=[.E22]/2" office:value-type="float" office:value="2.5" calcext:value-type="float">
            <text:p>2.5</text:p>
          </table:table-cell>
          <table:table-cell table:style-name="ce14"/>
          <table:table-cell table:formula="of:=[.E22]/2" office:value-type="float" office:value="2.5" calcext:value-type="float">
            <text:p>2.5</text:p>
          </table:table-cell>
          <table:table-cell table:style-name="ce14"/>
          <table:table-cell table:number-columns-repeated="2"/>
          <table:table-cell table:formula="of:=SUM([.T22:.X22])" office:value-type="float" office:value="3.5" calcext:value-type="float">
            <text:p>3.5</text:p>
          </table:table-cell>
          <table:table-cell table:style-name="ce31" table:formula="of:=[.F22]" office:value-type="percentage" office:value="0.0160771704180064" calcext:value-type="percentage">
            <text:p>1.61%</text:p>
          </table:table-cell>
          <table:table-cell office:value-type="float" office:value="5" calcext:value-type="float">
            <text:p>5</text:p>
          </table:table-cell>
          <table:table-cell/>
          <table:table-cell office:value-type="float" office:value="0" calcext:value-type="float">
            <text:p>0</text:p>
          </table:table-cell>
          <table:table-cell office:value-type="float" office:value="1.75" calcext:value-type="float">
            <text:p>1.75</text:p>
          </table:table-cell>
          <table:table-cell office:value-type="float" office:value="0" calcext:value-type="float">
            <text:p>0</text:p>
          </table:table-cell>
          <table:table-cell office:value-type="float" office:value="1.75" calcext:value-type="float">
            <text:p>1.75</text:p>
          </table:table-cell>
          <table:table-cell office:value-type="float" office:value="0" calcext:value-type="float">
            <text:p>0</text:p>
          </table:table-cell>
          <table:table-cell table:number-columns-repeated="1000"/>
        </table:table-row>
        <table:table-row table:style-name="ro8">
          <table:table-cell table:style-name="ce16" office:value-type="float" office:value="43" calcext:value-type="float">
            <text:p>43</text:p>
          </table:table-cell>
          <table:table-cell table:style-name="ce21" table:formula="of:=LOOKUP([.A23];[$tareas.$A$1:.$A$1048576];[$tareas.$B$1:.$B$1048576])" office:value-type="string" office:string-value="Elaborar el reporte de cierre del ciclo #2." calcext:value-type="string">
            <text:p>Elaborar el reporte de cierre del ciclo #2.</text:p>
          </table:table-cell>
          <table:table-cell table:formula="of:=LOOKUP([.A23];[$tareas.$A$1:.$A$1048576];[$tareas.$C$1:.$C$1048576])" office:value-type="string" office:string-value="El equipo ha completado los productos especificados. El equipo ha acumulado toda la información y ha completado todas las formas requeridas." calcext:value-type="string">
            <text:p>El equipo ha completado los productos especificados. El equipo ha acumulado toda la información y ha completado todas las formas requeridas.</text:p>
          </table:table-cell>
          <table:table-cell table:formula="of:=LOOKUP([.A23];[$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style-name="ce28" table:formula="of:=LOOKUP([.A23];[$tareas.$A$1:.$A$1048576];[$tareas.$E$1:.$E$1048576])" office:value-type="float" office:value="5" calcext:value-type="float">
            <text:p>5</text:p>
          </table:table-cell>
          <table:table-cell table:formula="of:=LOOKUP([.A23];[$tareas.A$1:.A$1048576];[$tareas.F$1:.F$1048576])" office:value-type="percentage" office:value="0.0160771704180064" calcext:value-type="percentage">
            <text:p>1.61%</text:p>
          </table:table-cell>
          <table:table-cell table:style-name="ce28" table:formula="of:=LOOKUP([.A23];[$tareas.$A$1:.$A$1048576];[$tareas.$G$1:.$G$1048576])" office:value-type="float" office:value="5" calcext:value-type="float">
            <text:p>5</text:p>
          </table:table-cell>
          <table:table-cell/>
          <table:table-cell table:formula="of:=[.E23]/5" office:value-type="float" office:value="1" calcext:value-type="float">
            <text:p>1</text:p>
          </table:table-cell>
          <table:table-cell table:formula="of:=[.E23]/5" office:value-type="float" office:value="1" calcext:value-type="float">
            <text:p>1</text:p>
          </table:table-cell>
          <table:table-cell table:formula="of:=[.E23]/5" office:value-type="float" office:value="1" calcext:value-type="float">
            <text:p>1</text:p>
          </table:table-cell>
          <table:table-cell table:formula="of:=[.E23]/5" office:value-type="float" office:value="1" calcext:value-type="float">
            <text:p>1</text:p>
          </table:table-cell>
          <table:table-cell table:formula="of:=[.E23]/5" office:value-type="float" office:value="1" calcext:value-type="float">
            <text:p>1</text:p>
          </table:table-cell>
          <table:table-cell table:number-columns-repeated="2"/>
          <table:table-cell table:formula="of:=SUM([.T23:.X23])" office:value-type="float" office:value="3.8" calcext:value-type="float">
            <text:p>3.8</text:p>
          </table:table-cell>
          <table:table-cell table:style-name="ce31" table:formula="of:=[.F23]" office:value-type="percentage" office:value="0.0160771704180064" calcext:value-type="percentage">
            <text:p>1.61%</text:p>
          </table:table-cell>
          <table:table-cell office:value-type="float" office:value="5" calcext:value-type="float">
            <text:p>5</text:p>
          </table:table-cell>
          <table:table-cell/>
          <table:table-cell table:number-columns-repeated="2" office:value-type="float" office:value="0.95" calcext:value-type="float">
            <text:p>0.95</text:p>
          </table:table-cell>
          <table:table-cell office:value-type="float" office:value="0" calcext:value-type="float">
            <text:p>0</text:p>
          </table:table-cell>
          <table:table-cell table:number-columns-repeated="2" office:value-type="float" office:value="0.95" calcext:value-type="float">
            <text:p>0.95</text:p>
          </table:table-cell>
          <table:table-cell table:number-columns-repeated="1000"/>
        </table:table-row>
        <table:table-row table:style-name="ro2" table:number-rows-repeated="1048552">
          <table:table-cell table:number-columns-repeated="1024"/>
        </table:table-row>
        <table:table-row table:style-name="ro2">
          <table:table-cell table:number-columns-repeated="1024"/>
        </table:table-row>
      </table:table>
      <table:table table:name="3" table:style-name="ta6">
        <office:forms form:automatic-focus="false" form:apply-design-mode="false"/>
        <table:table-column table:style-name="co11" table:default-cell-style-name="ce35"/>
        <table:table-column table:style-name="co9" table:default-cell-style-name="ce22"/>
        <table:table-column table:style-name="co10" table:number-columns-repeated="2" table:default-cell-style-name="ce22"/>
        <table:table-column table:style-name="co1" table:default-cell-style-name="ce19"/>
        <table:table-column table:style-name="co1" table:default-cell-style-name="ce31"/>
        <table:table-column table:style-name="co1" table:default-cell-style-name="ce19"/>
        <table:table-column table:style-name="co2" table:default-cell-style-name="ce19"/>
        <table:table-column table:style-name="co1" table:number-columns-repeated="5" table:default-cell-style-name="ce19"/>
        <table:table-column table:style-name="co2" table:number-columns-repeated="2" table:default-cell-style-name="ce19"/>
        <table:table-column table:style-name="co1" table:number-columns-repeated="3" table:default-cell-style-name="ce19"/>
        <table:table-column table:style-name="co2" table:default-cell-style-name="ce19"/>
        <table:table-column table:style-name="co1" table:number-columns-repeated="5" table:default-cell-style-name="ce19"/>
        <table:table-column table:style-name="co12" table:number-columns-repeated="1000" table:default-cell-style-name="ce35"/>
        <table:table-row table:style-name="ro1">
          <table:table-cell table:style-name="ce1" office:value-type="string" calcext:value-type="string">
            <text:p>Id</text:p>
          </table:table-cell>
          <table:table-cell table:style-name="ce1" office:value-type="string" calcext:value-type="string">
            <text:p>Nombre</text:p>
          </table:table-cell>
          <table:table-cell table:style-name="ce1" office:value-type="string" calcext:value-type="string">
            <text:p>Criterio de entrada</text:p>
          </table:table-cell>
          <table:table-cell table:style-name="ce1" office:value-type="string" calcext:value-type="string">
            <text:p>Criterio de salida</text:p>
          </table:table-cell>
          <table:table-cell table:style-name="ce1" office:value-type="string" calcext:value-type="string">
            <text:p>Horas estimadas</text:p>
          </table:table-cell>
          <table:table-cell table:style-name="ce30" office:value-type="string" calcext:value-type="string">
            <text:p>Porcentaje individual de ganancias estimadas</text:p>
          </table:table-cell>
          <table:table-cell table:style-name="ce1" office:value-type="string" calcext:value-type="string">
            <text:p>Semana estimada</text:p>
          </table:table-cell>
          <table:table-cell table:style-name="ce4"/>
          <table:table-cell table:style-name="ce1" office:value-type="string" calcext:value-type="string">
            <text:p>Team Leader</text:p>
          </table:table-cell>
          <table:table-cell table:style-name="ce1" office:value-type="string" calcext:value-type="string">
            <text:p>Development Manager</text:p>
          </table:table-cell>
          <table:table-cell table:style-name="ce1" office:value-type="string" calcext:value-type="string">
            <text:p>Process and Quality Manager</text:p>
          </table:table-cell>
          <table:table-cell table:style-name="ce1" office:value-type="string" calcext:value-type="string">
            <text:p>Planning Manager</text:p>
          </table:table-cell>
          <table:table-cell table:style-name="ce1" office:value-type="string" calcext:value-type="string">
            <text:p>Support Manager</text:p>
          </table:table-cell>
          <table:table-cell table:style-name="ce10" table:number-columns-repeated="2"/>
          <table:table-cell table:style-name="ce1" office:value-type="string" calcext:value-type="string">
            <text:p>Horas trabajadas</text:p>
          </table:table-cell>
          <table:table-cell table:style-name="ce1" office:value-type="string" calcext:value-type="string">
            <text:p>Porcentaje individual de ganancias obtenidas</text:p>
          </table:table-cell>
          <table:table-cell table:style-name="ce1" office:value-type="string" calcext:value-type="string">
            <text:p>Semana completada</text:p>
          </table:table-cell>
          <table:table-cell table:style-name="ce10"/>
          <table:table-cell table:style-name="ce1" office:value-type="string" calcext:value-type="string">
            <text:p>Team Leader</text:p>
          </table:table-cell>
          <table:table-cell table:style-name="ce1" office:value-type="string" calcext:value-type="string">
            <text:p>Development Manager</text:p>
          </table:table-cell>
          <table:table-cell table:style-name="ce1" office:value-type="string" calcext:value-type="string">
            <text:p>Process and Quality Manager</text:p>
          </table:table-cell>
          <table:table-cell table:style-name="ce1" office:value-type="string" calcext:value-type="string">
            <text:p>Planning Manager</text:p>
          </table:table-cell>
          <table:table-cell table:style-name="ce1" office:value-type="string" calcext:value-type="string">
            <text:p>Support Manager</text:p>
          </table:table-cell>
          <table:table-cell table:style-name="ce10" table:number-columns-repeated="1000"/>
        </table:table-row>
        <table:table-row table:style-name="ro6">
          <table:table-cell table:style-name="ce19" office:value-type="float" office:value="44" calcext:value-type="float">
            <text:p>44</text:p>
          </table:table-cell>
          <table:table-cell table:style-name="ce21" table:formula="of:=LOOKUP([.A2];[$tareas.A$1:.A$1048576];[$tareas.B$1:.B$1048576])" office:value-type="string" office:string-value="Realizar el lanzamiento del ciclo #3." calcext:value-type="string">
            <text:p>Realizar el lanzamiento del ciclo #3.</text:p>
          </table:table-cell>
          <table:table-cell table:formula="of:=LOOKUP([.A2];[$tareas.A$1:.A$1048576];[$tareas.D$1:.D$1048576])" office:value-type="string" office:string-value="Cada miembro del equipo completó la forma INFO. El equipo llego a un acuerdo con los goles del ciclo #3 y la fecha en que serán entregados los reportes semanales." calcext:value-type="string">
            <text:p>Cada miembro del equipo completó la forma INFO. El equipo llego a un acuerdo con los goles del ciclo #3 y la fecha en que serán entregados los reportes semanales.</text:p>
          </table:table-cell>
          <table:table-cell table:formula="of:=LOOKUP([.A2];[$tareas.A$1:.A$1048576];[$tareas.D$1:.D$1048576])" office:value-type="string" office:string-value="Cada miembro del equipo completó la forma INFO. El equipo llego a un acuerdo con los goles del ciclo #3 y la fecha en que serán entregados los reportes semanales." calcext:value-type="string">
            <text:p>Cada miembro del equipo completó la forma INFO. El equipo llego a un acuerdo con los goles del ciclo #3 y la fecha en que serán entregados los reportes semanales.</text:p>
          </table:table-cell>
          <table:table-cell table:style-name="ce28" table:formula="of:=LOOKUP([.A2];[$tareas.A$1:.A$1048576];[$tareas.E$1:.E$1048576])" office:value-type="float" office:value="5" calcext:value-type="float">
            <text:p>5</text:p>
          </table:table-cell>
          <table:table-cell table:formula="of:=LOOKUP([.A2];[$tareas.A$1:.A$1048576];[$tareas.F$1:.F$1048576])" office:value-type="percentage" office:value="0.0160771704180064" calcext:value-type="percentage">
            <text:p>1.61%</text:p>
          </table:table-cell>
          <table:table-cell table:style-name="ce28" table:formula="of:=LOOKUP([.A2];[$tareas.A$1:.A$1048576];[$tareas.G$1:.G$1048576])" office:value-type="float" office:value="6" calcext:value-type="float">
            <text:p>6</text:p>
          </table:table-cell>
          <table:table-cell table:style-name="ce16"/>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number-columns-repeated="2"/>
          <table:table-cell table:formula="of:=SUM([.T2:.X2])" office:value-type="float" office:value="1.8" calcext:value-type="float">
            <text:p>1.8</text:p>
          </table:table-cell>
          <table:table-cell table:style-name="ce31" table:formula="of:=IF(NOT(ISBLANK([.R2]));[.F2];0)" office:value-type="percentage" office:value="0.0160771704180064" calcext:value-type="percentage">
            <text:p>1.61%</text:p>
          </table:table-cell>
          <table:table-cell office:value-type="float" office:value="6" calcext:value-type="float">
            <text:p>6</text:p>
          </table:table-cell>
          <table:table-cell/>
          <table:table-cell table:number-columns-repeated="2" office:value-type="float" office:value="0.45" calcext:value-type="float">
            <text:p>0.45</text:p>
          </table:table-cell>
          <table:table-cell office:value-type="float" office:value="0" calcext:value-type="float">
            <text:p>0</text:p>
          </table:table-cell>
          <table:table-cell table:number-columns-repeated="2" office:value-type="float" office:value="0.45" calcext:value-type="float">
            <text:p>0.45</text:p>
          </table:table-cell>
          <table:table-cell table:number-columns-repeated="1000"/>
        </table:table-row>
        <table:table-row table:style-name="ro7">
          <table:table-cell table:style-name="ce19" office:value-type="float" office:value="45" calcext:value-type="float">
            <text:p>45</text:p>
          </table:table-cell>
          <table:table-cell table:style-name="ce21" table:formula="of:=LOOKUP([.A3];[$tareas.A$1:.A$1048576];[$tareas.B$1:.B$1048576])" office:value-type="string" office:string-value="Definir la estrategía de desarrolo del ciclo #3." calcext:value-type="string">
            <text:p>Definir la estrategía de desarrolo del ciclo #3.</text:p>
          </table:table-cell>
          <table:table-cell table:formula="of:=LOOKUP([.A3];[$tareas.A$1:.A$1048576];[$tareas.D$1:.D$1048576])" office:value-type="string" office:string-value="El equipo estimó el tamaño y el tiempo de producción de los elementos a producir en el ciclo #3. El equipo definió actualizó el diseño conceptual del proyecto y completó la forma STRAT. El equipo actualizó el documento los riesgos y problemas." calcext:value-type="string">
            <text:p>El equipo estimó el tamaño y el tiempo de producción de los elementos a producir en el ciclo #3. El equipo definió actualizó el diseño conceptual del proyecto y completó la forma STRAT. El equipo actualizó el documento los riesgos y problemas.</text:p>
          </table:table-cell>
          <table:table-cell table:formula="of:=LOOKUP([.A3];[$tareas.A$1:.A$1048576];[$tareas.D$1:.D$1048576])" office:value-type="string" office:string-value="El equipo estimó el tamaño y el tiempo de producción de los elementos a producir en el ciclo #3. El equipo definió actualizó el diseño conceptual del proyecto y completó la forma STRAT. El equipo actualizó el documento los riesgos y problemas." calcext:value-type="string">
            <text:p>El equipo estimó el tamaño y el tiempo de producción de los elementos a producir en el ciclo #3. El equipo definió actualizó el diseño conceptual del proyecto y completó la forma STRAT. El equipo actualizó el documento los riesgos y problemas.</text:p>
          </table:table-cell>
          <table:table-cell table:style-name="ce28" table:formula="of:=LOOKUP([.A3];[$tareas.A$1:.A$1048576];[$tareas.E$1:.E$1048576])" office:value-type="float" office:value="5" calcext:value-type="float">
            <text:p>5</text:p>
          </table:table-cell>
          <table:table-cell table:formula="of:=LOOKUP([.A3];[$tareas.A$1:.A$1048576];[$tareas.F$1:.F$1048576])" office:value-type="percentage" office:value="0.0160771704180064" calcext:value-type="percentage">
            <text:p>1.61%</text:p>
          </table:table-cell>
          <table:table-cell table:style-name="ce28" table:formula="of:=LOOKUP([.A3];[$tareas.A$1:.A$1048576];[$tareas.G$1:.G$1048576])" office:value-type="float" office:value="6" calcext:value-type="float">
            <text:p>6</text:p>
          </table:table-cell>
          <table:table-cell table:style-name="ce16"/>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number-columns-repeated="2"/>
          <table:table-cell table:formula="of:=SUM([.T3:.X3])" office:value-type="float" office:value="4.36666666666667" calcext:value-type="float">
            <text:p>4.3666666667</text:p>
          </table:table-cell>
          <table:table-cell table:style-name="ce31" table:formula="of:=IF(NOT(ISBLANK([.R3]));[.F3];0)" office:value-type="percentage" office:value="0.0160771704180064" calcext:value-type="percentage">
            <text:p>1.61%</text:p>
          </table:table-cell>
          <table:table-cell office:value-type="float" office:value="6" calcext:value-type="float">
            <text:p>6</text:p>
          </table:table-cell>
          <table:table-cell/>
          <table:table-cell office:value-type="float" office:value="1.16666666666667" calcext:value-type="float">
            <text:p>1.1666666667</text:p>
          </table:table-cell>
          <table:table-cell office:value-type="float" office:value="1.86666666666667" calcext:value-type="float">
            <text:p>1.8666666667</text:p>
          </table:table-cell>
          <table:table-cell office:value-type="float" office:value="0" calcext:value-type="float">
            <text:p>0</text:p>
          </table:table-cell>
          <table:table-cell table:number-columns-repeated="2" office:value-type="float" office:value="0.666666666666667" calcext:value-type="float">
            <text:p>0.6666666667</text:p>
          </table:table-cell>
          <table:table-cell table:number-columns-repeated="1000"/>
        </table:table-row>
        <table:table-row table:style-name="ro6">
          <table:table-cell table:style-name="ce19" office:value-type="float" office:value="46" calcext:value-type="float">
            <text:p>46</text:p>
          </table:table-cell>
          <table:table-cell table:style-name="ce21" table:formula="of:=LOOKUP([.A4];[$tareas.A$1:.A$1048576];[$tareas.B$1:.B$1048576])" office:value-type="string" office:string-value="Elaborar el plan del ciclo #3." calcext:value-type="string">
            <text:p>Elaborar el plan del ciclo #3.</text:p>
          </table:table-cell>
          <table:table-cell table:formula="of:=LOOKUP([.A4];[$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formula="of:=LOOKUP([.A4];[$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style-name="ce28" table:formula="of:=LOOKUP([.A4];[$tareas.A$1:.A$1048576];[$tareas.E$1:.E$1048576])" office:value-type="float" office:value="2" calcext:value-type="float">
            <text:p>2</text:p>
          </table:table-cell>
          <table:table-cell table:formula="of:=LOOKUP([.A4];[$tareas.A$1:.A$1048576];[$tareas.F$1:.F$1048576])" office:value-type="percentage" office:value="0.00643086816720257" calcext:value-type="percentage">
            <text:p>0.64%</text:p>
          </table:table-cell>
          <table:table-cell table:style-name="ce28" table:formula="of:=LOOKUP([.A4];[$tareas.A$1:.A$1048576];[$tareas.G$1:.G$1048576])" office:value-type="float" office:value="6" calcext:value-type="float">
            <text:p>6</text:p>
          </table:table-cell>
          <table:table-cell table:style-name="ce16"/>
          <table:table-cell table:style-name="ce14" table:number-columns-repeated="3"/>
          <table:table-cell table:formula="of:=[.E4]" office:value-type="float" office:value="2" calcext:value-type="float">
            <text:p>2</text:p>
          </table:table-cell>
          <table:table-cell table:style-name="ce14"/>
          <table:table-cell table:number-columns-repeated="2"/>
          <table:table-cell table:formula="of:=SUM([.T4:.X4])" office:value-type="float" office:value="7.2" calcext:value-type="float">
            <text:p>7.2</text:p>
          </table:table-cell>
          <table:table-cell table:style-name="ce31" table:formula="of:=IF(NOT(ISBLANK([.R4]));[.F4];0)" office:value-type="percentage" office:value="0.00643086816720257" calcext:value-type="percentage">
            <text:p>0.64%</text:p>
          </table:table-cell>
          <table:table-cell office:value-type="float" office:value="7" calcext:value-type="float">
            <text:p>7</text:p>
          </table:table-cell>
          <table:table-cell/>
          <table:table-cell table:number-columns-repeated="3" office:value-type="float" office:value="0" calcext:value-type="float">
            <text:p>0</text:p>
          </table:table-cell>
          <table:table-cell office:value-type="float" office:value="7.2" calcext:value-type="float">
            <text:p>7.2</text:p>
          </table:table-cell>
          <table:table-cell office:value-type="float" office:value="0" calcext:value-type="float">
            <text:p>0</text:p>
          </table:table-cell>
          <table:table-cell table:number-columns-repeated="1000"/>
        </table:table-row>
        <table:table-row table:style-name="ro11">
          <table:table-cell table:style-name="ce19" office:value-type="float" office:value="47" calcext:value-type="float">
            <text:p>47</text:p>
          </table:table-cell>
          <table:table-cell table:style-name="ce21" table:formula="of:=LOOKUP([.A5];[$tareas.A$1:.A$1048576];[$tareas.B$1:.B$1048576])" office:value-type="string" office:string-value="Elaborar el mokcup de la vista para la creación de un proyecto." calcext:value-type="string">
            <text:p>Elaborar el mokcup de la vista para la creación de un proyecto.</text:p>
          </table:table-cell>
          <table:table-cell table:formula="of:=LOOKUP([.A5];[$tareas.A$1:.A$1048576];[$tareas.D$1:.D$1048576])" office:value-type="string" office:string-value="Se elaboró el mockup de la vista para la creación de un proyecto." calcext:value-type="string">
            <text:p>Se elaboró el mockup de la vista para la creación de un proyecto.</text:p>
          </table:table-cell>
          <table:table-cell table:formula="of:=LOOKUP([.A5];[$tareas.A$1:.A$1048576];[$tareas.D$1:.D$1048576])" office:value-type="string" office:string-value="Se elaboró el mockup de la vista para la creación de un proyecto." calcext:value-type="string">
            <text:p>Se elaboró el mockup de la vista para la creación de un proyecto.</text:p>
          </table:table-cell>
          <table:table-cell table:style-name="ce28" table:formula="of:=LOOKUP([.A5];[$tareas.A$1:.A$1048576];[$tareas.E$1:.E$1048576])" office:value-type="float" office:value="2" calcext:value-type="float">
            <text:p>2</text:p>
          </table:table-cell>
          <table:table-cell table:formula="of:=LOOKUP([.A5];[$tareas.A$1:.A$1048576];[$tareas.F$1:.F$1048576])" office:value-type="percentage" office:value="0.00643086816720257" calcext:value-type="percentage">
            <text:p>0.64%</text:p>
          </table:table-cell>
          <table:table-cell table:style-name="ce28" table:formula="of:=LOOKUP([.A5];[$tareas.A$1:.A$1048576];[$tareas.G$1:.G$1048576])" office:value-type="float" office:value="6" calcext:value-type="float">
            <text:p>6</text:p>
          </table:table-cell>
          <table:table-cell table:style-name="ce16"/>
          <table:table-cell table:style-name="ce14" table:number-columns-repeated="2"/>
          <table:table-cell table:formula="of:=[.E5]" office:value-type="float" office:value="2" calcext:value-type="float">
            <text:p>2</text:p>
          </table:table-cell>
          <table:table-cell table:style-name="ce14" table:number-columns-repeated="2"/>
          <table:table-cell table:number-columns-repeated="2"/>
          <table:table-cell table:formula="of:=SUM([.T5:.X5])" office:value-type="float" office:value="3.31666666666667" calcext:value-type="float">
            <text:p>3.3166666667</text:p>
          </table:table-cell>
          <table:table-cell table:style-name="ce31" table:formula="of:=IF(NOT(ISBLANK([.R5]));[.F5];0)" office:value-type="percentage" office:value="0.00643086816720257" calcext:value-type="percentage">
            <text:p>0.64%</text:p>
          </table:table-cell>
          <table:table-cell office:value-type="float" office:value="7" calcext:value-type="float">
            <text:p>7</text:p>
          </table:table-cell>
          <table:table-cell/>
          <table:table-cell office:value-type="float" office:value="0" calcext:value-type="float">
            <text:p>0</text:p>
          </table:table-cell>
          <table:table-cell office:value-type="float" office:value="1.66666666666667" calcext:value-type="float">
            <text:p>1.6666666667</text:p>
          </table:table-cell>
          <table:table-cell office:value-type="float" office:value="0" calcext:value-type="float">
            <text:p>0</text:p>
          </table:table-cell>
          <table:table-cell office:value-type="float" office:value="1.65" calcext:value-type="float">
            <text:p>1.65</text:p>
          </table:table-cell>
          <table:table-cell office:value-type="float" office:value="0" calcext:value-type="float">
            <text:p>0</text:p>
          </table:table-cell>
          <table:table-cell table:number-columns-repeated="1000"/>
        </table:table-row>
        <table:table-row table:style-name="ro6">
          <table:table-cell table:style-name="ce19" office:value-type="float" office:value="48" calcext:value-type="float">
            <text:p>48</text:p>
          </table:table-cell>
          <table:table-cell table:style-name="ce21" table:formula="of:=LOOKUP([.A6];[$tareas.A$1:.A$1048576];[$tareas.B$1:.B$1048576])" office:value-type="string" office:string-value="Elaborar el mockup de la vista para la asignación de la disponibilidad de los recursos." calcext:value-type="string">
            <text:p>Elaborar el mockup de la vista para la asignación de la disponibilidad de los recursos.</text:p>
          </table:table-cell>
          <table:table-cell table:formula="of:=LOOKUP([.A6];[$tareas.A$1:.A$1048576];[$tareas.D$1:.D$1048576])" office:value-type="string" office:string-value="Se elaboró el mockup de la vista para la asignación de la disponibilidad de los recursos." calcext:value-type="string">
            <text:p>Se elaboró el mockup de la vista para la asignación de la disponibilidad de los recursos.</text:p>
          </table:table-cell>
          <table:table-cell table:formula="of:=LOOKUP([.A6];[$tareas.A$1:.A$1048576];[$tareas.D$1:.D$1048576])" office:value-type="string" office:string-value="Se elaboró el mockup de la vista para la asignación de la disponibilidad de los recursos." calcext:value-type="string">
            <text:p>Se elaboró el mockup de la vista para la asignación de la disponibilidad de los recursos.</text:p>
          </table:table-cell>
          <table:table-cell table:style-name="ce28" table:formula="of:=LOOKUP([.A6];[$tareas.A$1:.A$1048576];[$tareas.E$1:.E$1048576])" office:value-type="float" office:value="3" calcext:value-type="float">
            <text:p>3</text:p>
          </table:table-cell>
          <table:table-cell table:formula="of:=LOOKUP([.A6];[$tareas.A$1:.A$1048576];[$tareas.F$1:.F$1048576])" office:value-type="percentage" office:value="0.00964630225080386" calcext:value-type="percentage">
            <text:p>0.96%</text:p>
          </table:table-cell>
          <table:table-cell table:style-name="ce28" table:formula="of:=LOOKUP([.A6];[$tareas.A$1:.A$1048576];[$tareas.G$1:.G$1048576])" office:value-type="float" office:value="6" calcext:value-type="float">
            <text:p>6</text:p>
          </table:table-cell>
          <table:table-cell table:style-name="ce33"/>
          <table:table-cell table:style-name="ce14"/>
          <table:table-cell table:formula="of:=[.E6]" office:value-type="float" office:value="3" calcext:value-type="float">
            <text:p>3</text:p>
          </table:table-cell>
          <table:table-cell table:style-name="ce14" table:number-columns-repeated="3"/>
          <table:table-cell table:number-columns-repeated="2"/>
          <table:table-cell table:formula="of:=SUM([.T6:.X6])" office:value-type="float" office:value="2.61666666666666" calcext:value-type="float">
            <text:p>2.6166666667</text:p>
          </table:table-cell>
          <table:table-cell table:style-name="ce31" table:formula="of:=IF(NOT(ISBLANK([.R6]));[.F6];0)" office:value-type="percentage" office:value="0.00964630225080386" calcext:value-type="percentage">
            <text:p>0.96%</text:p>
          </table:table-cell>
          <table:table-cell office:value-type="float" office:value="7" calcext:value-type="float">
            <text:p>7</text:p>
          </table:table-cell>
          <table:table-cell/>
          <table:table-cell office:value-type="float" office:value="0" calcext:value-type="float">
            <text:p>0</text:p>
          </table:table-cell>
          <table:table-cell office:value-type="float" office:value="0.983333333333333" calcext:value-type="float">
            <text:p>0.9833333333</text:p>
          </table:table-cell>
          <table:table-cell office:value-type="float" office:value="0" calcext:value-type="float">
            <text:p>0</text:p>
          </table:table-cell>
          <table:table-cell office:value-type="float" office:value="1.63333333333333" calcext:value-type="float">
            <text:p>1.6333333333</text:p>
          </table:table-cell>
          <table:table-cell office:value-type="float" office:value="0" calcext:value-type="float">
            <text:p>0</text:p>
          </table:table-cell>
          <table:table-cell table:number-columns-repeated="1000"/>
        </table:table-row>
        <table:table-row table:style-name="ro11">
          <table:table-cell table:style-name="ce19" office:value-type="float" office:value="49" calcext:value-type="float">
            <text:p>49</text:p>
          </table:table-cell>
          <table:table-cell table:style-name="ce21" table:formula="of:=LOOKUP([.A7];[$tareas.A$1:.A$1048576];[$tareas.B$1:.B$1048576])" office:value-type="string" office:string-value="Elaborar el mockup de la vista para ver la calendarización de uno o más recursos." calcext:value-type="string">
            <text:p>Elaborar el mockup de la vista para ver la calendarización de uno o más recursos.</text:p>
          </table:table-cell>
          <table:table-cell table:formula="of:=LOOKUP([.A7];[$tareas.A$1:.A$1048576];[$tareas.D$1:.D$1048576])" office:value-type="string" office:string-value="Se elaboró el mockup de la vista para ver la calendarización de uno o más recursos." calcext:value-type="string">
            <text:p>Se elaboró el mockup de la vista para ver la calendarización de uno o más recursos.</text:p>
          </table:table-cell>
          <table:table-cell table:formula="of:=LOOKUP([.A7];[$tareas.A$1:.A$1048576];[$tareas.D$1:.D$1048576])" office:value-type="string" office:string-value="Se elaboró el mockup de la vista para ver la calendarización de uno o más recursos." calcext:value-type="string">
            <text:p>Se elaboró el mockup de la vista para ver la calendarización de uno o más recursos.</text:p>
          </table:table-cell>
          <table:table-cell table:style-name="ce28" table:formula="of:=LOOKUP([.A7];[$tareas.A$1:.A$1048576];[$tareas.E$1:.E$1048576])" office:value-type="float" office:value="3" calcext:value-type="float">
            <text:p>3</text:p>
          </table:table-cell>
          <table:table-cell table:formula="of:=LOOKUP([.A7];[$tareas.A$1:.A$1048576];[$tareas.F$1:.F$1048576])" office:value-type="percentage" office:value="0.00964630225080386" calcext:value-type="percentage">
            <text:p>0.96%</text:p>
          </table:table-cell>
          <table:table-cell table:style-name="ce28" table:formula="of:=LOOKUP([.A7];[$tareas.A$1:.A$1048576];[$tareas.G$1:.G$1048576])" office:value-type="float" office:value="6" calcext:value-type="float">
            <text:p>6</text:p>
          </table:table-cell>
          <table:table-cell table:style-name="ce29"/>
          <table:table-cell table:style-name="ce14" table:number-columns-repeated="3"/>
          <table:table-cell table:formula="of:=[.E7]" office:value-type="float" office:value="3" calcext:value-type="float">
            <text:p>3</text:p>
          </table:table-cell>
          <table:table-cell table:style-name="ce14"/>
          <table:table-cell table:number-columns-repeated="2"/>
          <table:table-cell table:formula="of:=SUM([.T7:.X7])" office:value-type="float" office:value="2.3" calcext:value-type="float">
            <text:p>2.3</text:p>
          </table:table-cell>
          <table:table-cell table:style-name="ce31" table:formula="of:=IF(NOT(ISBLANK([.R7]));[.F7];0)" office:value-type="percentage" office:value="0.00964630225080386" calcext:value-type="percentage">
            <text:p>0.96%</text:p>
          </table:table-cell>
          <table:table-cell office:value-type="float" office:value="7" calcext:value-type="float">
            <text:p>7</text:p>
          </table:table-cell>
          <table:table-cell/>
          <table:table-cell office:value-type="float" office:value="0" calcext:value-type="float">
            <text:p>0</text:p>
          </table:table-cell>
          <table:table-cell office:value-type="float" office:value="1.15" calcext:value-type="float">
            <text:p>1.15</text:p>
          </table:table-cell>
          <table:table-cell office:value-type="float" office:value="0" calcext:value-type="float">
            <text:p>0</text:p>
          </table:table-cell>
          <table:table-cell office:value-type="float" office:value="1.15" calcext:value-type="float">
            <text:p>1.15</text:p>
          </table:table-cell>
          <table:table-cell office:value-type="float" office:value="0" calcext:value-type="float">
            <text:p>0</text:p>
          </table:table-cell>
          <table:table-cell table:number-columns-repeated="1000"/>
        </table:table-row>
        <table:table-row table:style-name="ro5">
          <table:table-cell table:style-name="ce19" office:value-type="float" office:value="50" calcext:value-type="float">
            <text:p>50</text:p>
          </table:table-cell>
          <table:table-cell table:style-name="ce21" table:formula="of:=LOOKUP([.A8];[$tareas.A$1:.A$1048576];[$tareas.B$1:.B$1048576])" office:value-type="string" office:string-value="Crear la agenda para la reunión #4 con el cliente." calcext:value-type="string">
            <text:p>Crear la agenda para la reunión #4 con el cliente.</text:p>
          </table:table-cell>
          <table:table-cell table:formula="of:=LOOKUP([.A8];[$tareas.A$1:.A$1048576];[$tareas.D$1:.D$1048576])" office:value-type="string" office:string-value="Se creó la agenda para la reunión #4 con el cliente." calcext:value-type="string">
            <text:p>Se creó la agenda para la reunión #4 con el cliente.</text:p>
          </table:table-cell>
          <table:table-cell table:formula="of:=LOOKUP([.A8];[$tareas.A$1:.A$1048576];[$tareas.D$1:.D$1048576])" office:value-type="string" office:string-value="Se creó la agenda para la reunión #4 con el cliente." calcext:value-type="string">
            <text:p>Se creó la agenda para la reunión #4 con el cliente.</text:p>
          </table:table-cell>
          <table:table-cell table:style-name="ce28" table:formula="of:=LOOKUP([.A8];[$tareas.A$1:.A$1048576];[$tareas.E$1:.E$1048576])" office:value-type="float" office:value="0.5" calcext:value-type="float">
            <text:p>0.5</text:p>
          </table:table-cell>
          <table:table-cell table:formula="of:=LOOKUP([.A8];[$tareas.A$1:.A$1048576];[$tareas.F$1:.F$1048576])" office:value-type="percentage" office:value="0.00160771704180064" calcext:value-type="percentage">
            <text:p>0.16%</text:p>
          </table:table-cell>
          <table:table-cell table:style-name="ce28" table:formula="of:=LOOKUP([.A8];[$tareas.A$1:.A$1048576];[$tareas.G$1:.G$1048576])" office:value-type="float" office:value="6" calcext:value-type="float">
            <text:p>6</text:p>
          </table:table-cell>
          <table:table-cell table:style-name="ce29"/>
          <table:table-cell table:style-name="ce14" table:number-columns-repeated="3"/>
          <table:table-cell table:formula="of:=[.E8]" office:value-type="float" office:value="0.5" calcext:value-type="float">
            <text:p>0.5</text:p>
          </table:table-cell>
          <table:table-cell table:style-name="ce14"/>
          <table:table-cell table:number-columns-repeated="2"/>
          <table:table-cell table:formula="of:=SUM([.T8:.X8])" office:value-type="float" office:value="0.283333333333333" calcext:value-type="float">
            <text:p>0.2833333333</text:p>
          </table:table-cell>
          <table:table-cell table:style-name="ce31" table:formula="of:=IF(NOT(ISBLANK([.R8]));[.F8];0)" office:value-type="percentage" office:value="0.00160771704180064" calcext:value-type="percentage">
            <text:p>0.16%</text:p>
          </table:table-cell>
          <table:table-cell office:value-type="float" office:value="6" calcext:value-type="float">
            <text:p>6</text:p>
          </table:table-cell>
          <table:table-cell/>
          <table:table-cell table:number-columns-repeated="3" office:value-type="float" office:value="0" calcext:value-type="float">
            <text:p>0</text:p>
          </table:table-cell>
          <table:table-cell office:value-type="float" office:value="0.283333333333333" calcext:value-type="float">
            <text:p>0.2833333333</text:p>
          </table:table-cell>
          <table:table-cell office:value-type="float" office:value="0" calcext:value-type="float">
            <text:p>0</text:p>
          </table:table-cell>
          <table:table-cell table:number-columns-repeated="1000"/>
        </table:table-row>
        <table:table-row table:style-name="ro2">
          <table:table-cell table:style-name="ce19" office:value-type="float" office:value="51" calcext:value-type="float">
            <text:p>51</text:p>
          </table:table-cell>
          <table:table-cell table:style-name="ce21" table:formula="of:=LOOKUP([.A9];[$tareas.A$1:.A$1048576];[$tareas.B$1:.B$1048576])" office:value-type="string" office:string-value="Reunión #4 con el cliente." calcext:value-type="string">
            <text:p>Reunión #4 con el cliente.</text:p>
          </table:table-cell>
          <table:table-cell table:formula="of:=LOOKUP([.A9];[$tareas.A$1:.A$1048576];[$tareas.D$1:.D$1048576])" office:value-type="string" office:string-value="Se creó la minuta de la reunión #4 con el cliente." calcext:value-type="string">
            <text:p>Se creó la minuta de la reunión #4 con el cliente.</text:p>
          </table:table-cell>
          <table:table-cell table:formula="of:=LOOKUP([.A9];[$tareas.A$1:.A$1048576];[$tareas.D$1:.D$1048576])" office:value-type="string" office:string-value="Se creó la minuta de la reunión #4 con el cliente." calcext:value-type="string">
            <text:p>Se creó la minuta de la reunión #4 con el cliente.</text:p>
          </table:table-cell>
          <table:table-cell table:style-name="ce28" table:formula="of:=LOOKUP([.A9];[$tareas.A$1:.A$1048576];[$tareas.E$1:.E$1048576])" office:value-type="float" office:value="2" calcext:value-type="float">
            <text:p>2</text:p>
          </table:table-cell>
          <table:table-cell table:formula="of:=LOOKUP([.A9];[$tareas.A$1:.A$1048576];[$tareas.F$1:.F$1048576])" office:value-type="percentage" office:value="0.00643086816720257" calcext:value-type="percentage">
            <text:p>0.64%</text:p>
          </table:table-cell>
          <table:table-cell table:style-name="ce28" table:formula="of:=LOOKUP([.A9];[$tareas.A$1:.A$1048576];[$tareas.G$1:.G$1048576])" office:value-type="float" office:value="6" calcext:value-type="float">
            <text:p>6</text:p>
          </table:table-cell>
          <table:table-cell table:style-name="ce29"/>
          <table:table-cell table:formula="of:=[.$E$9]/2" office:value-type="float" office:value="1" calcext:value-type="float">
            <text:p>1</text:p>
          </table:table-cell>
          <table:table-cell table:style-name="ce14" table:number-columns-repeated="2"/>
          <table:table-cell table:formula="of:=[.$E$9]/2" office:value-type="float" office:value="1" calcext:value-type="float">
            <text:p>1</text:p>
          </table:table-cell>
          <table:table-cell table:style-name="ce14"/>
          <table:table-cell table:number-columns-repeated="2"/>
          <table:table-cell table:formula="of:=SUM([.T9:.X9])" office:value-type="float" office:value="1.1" calcext:value-type="float">
            <text:p>1.1</text:p>
          </table:table-cell>
          <table:table-cell table:style-name="ce31" table:formula="of:=IF(NOT(ISBLANK([.R9]));[.F9];0)" office:value-type="percentage" office:value="0.00643086816720257" calcext:value-type="percentage">
            <text:p>0.64%</text:p>
          </table:table-cell>
          <table:table-cell office:value-type="float" office:value="6" calcext:value-type="float">
            <text:p>6</text:p>
          </table:table-cell>
          <table:table-cell/>
          <table:table-cell office:value-type="float" office:value="0.55" calcext:value-type="float">
            <text:p>0.55</text:p>
          </table:table-cell>
          <table:table-cell table:number-columns-repeated="2" office:value-type="float" office:value="0" calcext:value-type="float">
            <text:p>0</text:p>
          </table:table-cell>
          <table:table-cell office:value-type="float" office:value="0.55" calcext:value-type="float">
            <text:p>0.55</text:p>
          </table:table-cell>
          <table:table-cell office:value-type="float" office:value="0" calcext:value-type="float">
            <text:p>0</text:p>
          </table:table-cell>
          <table:table-cell table:number-columns-repeated="1000"/>
        </table:table-row>
        <table:table-row table:style-name="ro5">
          <table:table-cell table:style-name="ce19" office:value-type="float" office:value="52" calcext:value-type="float">
            <text:p>52</text:p>
          </table:table-cell>
          <table:table-cell table:style-name="ce21" table:formula="of:=LOOKUP([.A10];[$tareas.A$1:.A$1048576];[$tareas.B$1:.B$1048576])" office:value-type="string" office:string-value="Elaborar el mockup de la vista para ver los eventos o excepciones de los recursos." calcext:value-type="string">
            <text:p>Elaborar el mockup de la vista para ver los eventos o excepciones de los recursos.</text:p>
          </table:table-cell>
          <table:table-cell table:formula="of:=LOOKUP([.A10];[$tareas.A$1:.A$1048576];[$tareas.D$1:.D$1048576])" office:value-type="string" office:string-value="Se elaboró el mockup de la vista para ver los eventos o excepciones de los recursos." calcext:value-type="string">
            <text:p>Se elaboró el mockup de la vista para ver los eventos o excepciones de los recursos.</text:p>
          </table:table-cell>
          <table:table-cell table:formula="of:=LOOKUP([.A10];[$tareas.A$1:.A$1048576];[$tareas.D$1:.D$1048576])" office:value-type="string" office:string-value="Se elaboró el mockup de la vista para ver los eventos o excepciones de los recursos." calcext:value-type="string">
            <text:p>Se elaboró el mockup de la vista para ver los eventos o excepciones de los recursos.</text:p>
          </table:table-cell>
          <table:table-cell table:style-name="ce28" table:formula="of:=LOOKUP([.A10];[$tareas.A$1:.A$1048576];[$tareas.E$1:.E$1048576])" office:value-type="float" office:value="2" calcext:value-type="float">
            <text:p>2</text:p>
          </table:table-cell>
          <table:table-cell table:formula="of:=LOOKUP([.A10];[$tareas.A$1:.A$1048576];[$tareas.F$1:.F$1048576])" office:value-type="percentage" office:value="0.00643086816720257" calcext:value-type="percentage">
            <text:p>0.64%</text:p>
          </table:table-cell>
          <table:table-cell table:style-name="ce28" table:formula="of:=LOOKUP([.A10];[$tareas.A$1:.A$1048576];[$tareas.G$1:.G$1048576])" office:value-type="float" office:value="6" calcext:value-type="float">
            <text:p>6</text:p>
          </table:table-cell>
          <table:table-cell table:style-name="ce29"/>
          <table:table-cell table:style-name="ce14"/>
          <table:table-cell table:formula="of:=[.E10]" office:value-type="float" office:value="2" calcext:value-type="float">
            <text:p>2</text:p>
          </table:table-cell>
          <table:table-cell table:style-name="ce14" table:number-columns-repeated="3"/>
          <table:table-cell table:number-columns-repeated="2"/>
          <table:table-cell table:formula="of:=SUM([.T10:.X10])" office:value-type="float" office:value="0.666666666666667" calcext:value-type="float">
            <text:p>0.6666666667</text:p>
          </table:table-cell>
          <table:table-cell table:style-name="ce31" table:formula="of:=IF(NOT(ISBLANK([.R10]));[.F10];0)" office:value-type="percentage" office:value="0.00643086816720257" calcext:value-type="percentage">
            <text:p>0.64%</text:p>
          </table:table-cell>
          <table:table-cell office:value-type="float" office:value="7" calcext:value-type="float">
            <text:p>7</text:p>
          </table:table-cell>
          <table:table-cell/>
          <table:table-cell office:value-type="float" office:value="0" calcext:value-type="float">
            <text:p>0</text:p>
          </table:table-cell>
          <table:table-cell office:value-type="float" office:value="0.666666666666667" calcext:value-type="float">
            <text:p>0.6666666667</text:p>
          </table:table-cell>
          <table:table-cell table:number-columns-repeated="3" office:value-type="float" office:value="0" calcext:value-type="float">
            <text:p>0</text:p>
          </table:table-cell>
          <table:table-cell table:number-columns-repeated="1000"/>
        </table:table-row>
        <table:table-row table:style-name="ro6">
          <table:table-cell table:style-name="ce19" office:value-type="float" office:value="53" calcext:value-type="float">
            <text:p>53</text:p>
          </table:table-cell>
          <table:table-cell table:style-name="ce21" table:formula="of:=LOOKUP([.A11];[$tareas.A$1:.A$1048576];[$tareas.B$1:.B$1048576])" office:value-type="string" office:string-value="Elaborar el pseudocódigo del algoritmo de construcción de la estructura de calendarización a partir del archivo CSV." calcext:value-type="string">
            <text:p>Elaborar el pseudocódigo del algoritmo de construcción de la estructura de calendarización a partir del archivo CSV.</text:p>
          </table:table-cell>
          <table:table-cell table:formula="of:=LOOKUP([.A11];[$tareas.A$1:.A$1048576];[$tareas.D$1:.D$1048576])" office:value-type="string" office:string-value="Se elaboró el pseudocódigo del algoritmo de construcción de la estructura de calendarización a partir del archivo CSV." calcext:value-type="string">
            <text:p>Se elaboró el pseudocódigo del algoritmo de construcción de la estructura de calendarización a partir del archivo CSV.</text:p>
          </table:table-cell>
          <table:table-cell table:formula="of:=LOOKUP([.A11];[$tareas.A$1:.A$1048576];[$tareas.D$1:.D$1048576])" office:value-type="string" office:string-value="Se elaboró el pseudocódigo del algoritmo de construcción de la estructura de calendarización a partir del archivo CSV." calcext:value-type="string">
            <text:p>Se elaboró el pseudocódigo del algoritmo de construcción de la estructura de calendarización a partir del archivo CSV.</text:p>
          </table:table-cell>
          <table:table-cell table:style-name="ce28" table:formula="of:=LOOKUP([.A11];[$tareas.A$1:.A$1048576];[$tareas.E$1:.E$1048576])" office:value-type="float" office:value="4" calcext:value-type="float">
            <text:p>4</text:p>
          </table:table-cell>
          <table:table-cell table:formula="of:=LOOKUP([.A11];[$tareas.A$1:.A$1048576];[$tareas.F$1:.F$1048576])" office:value-type="percentage" office:value="0.0128617363344051" calcext:value-type="percentage">
            <text:p>1.29%</text:p>
          </table:table-cell>
          <table:table-cell table:style-name="ce28" table:formula="of:=LOOKUP([.A11];[$tareas.A$1:.A$1048576];[$tareas.G$1:.G$1048576])" office:value-type="float" office:value="6" calcext:value-type="float">
            <text:p>6</text:p>
          </table:table-cell>
          <table:table-cell table:style-name="ce14" table:number-columns-repeated="2"/>
          <table:table-cell table:formula="of:=[.$E$11]/2" office:value-type="float" office:value="2" calcext:value-type="float">
            <text:p>2</text:p>
          </table:table-cell>
          <table:table-cell table:style-name="ce14"/>
          <table:table-cell table:formula="of:=[.$E$11]/2" office:value-type="float" office:value="2" calcext:value-type="float">
            <text:p>2</text:p>
          </table:table-cell>
          <table:table-cell table:style-name="ce14"/>
          <table:table-cell table:number-columns-repeated="2"/>
          <table:table-cell table:formula="of:=SUM([.T11:.X11])" office:value-type="float" office:value="3.36666666666666" calcext:value-type="float">
            <text:p>3.3666666667</text:p>
          </table:table-cell>
          <table:table-cell table:style-name="ce31" table:formula="of:=IF(NOT(ISBLANK([.R11]));[.F11];0)" office:value-type="percentage" office:value="0.0128617363344051" calcext:value-type="percentage">
            <text:p>1.29%</text:p>
          </table:table-cell>
          <table:table-cell office:value-type="float" office:value="6" calcext:value-type="float">
            <text:p>6</text:p>
          </table:table-cell>
          <table:table-cell/>
          <table:table-cell office:value-type="float" office:value="0" calcext:value-type="float">
            <text:p>0</text:p>
          </table:table-cell>
          <table:table-cell office:value-type="float" office:value="1.68333333333333" calcext:value-type="float">
            <text:p>1.6833333333</text:p>
          </table:table-cell>
          <table:table-cell office:value-type="float" office:value="0" calcext:value-type="float">
            <text:p>0</text:p>
          </table:table-cell>
          <table:table-cell office:value-type="float" office:value="1.68333333333333" calcext:value-type="float">
            <text:p>1.6833333333</text:p>
          </table:table-cell>
          <table:table-cell office:value-type="float" office:value="0" calcext:value-type="float">
            <text:p>0</text:p>
          </table:table-cell>
          <table:table-cell table:number-columns-repeated="1000"/>
        </table:table-row>
        <table:table-row table:style-name="ro5">
          <table:table-cell table:style-name="ce19" office:value-type="float" office:value="54" calcext:value-type="float">
            <text:p>54</text:p>
          </table:table-cell>
          <table:table-cell table:style-name="ce21" table:formula="of:=LOOKUP([.A12];[$tareas.A$1:.A$1048576];[$tareas.B$1:.B$1048576])" office:value-type="string" office:string-value="Configurar el ambiente global de desarrollo." calcext:value-type="string">
            <text:p>Configurar el ambiente global de desarrollo.</text:p>
          </table:table-cell>
          <table:table-cell table:formula="of:=LOOKUP([.A12];[$tareas.A$1:.A$1048576];[$tareas.D$1:.D$1048576])" office:value-type="string" office:string-value="Se elaboró una guía con todos los pasos para la configuración del ambiente global de desarrollo." calcext:value-type="string">
            <text:p>Se elaboró una guía con todos los pasos para la configuración del ambiente global de desarrollo.</text:p>
          </table:table-cell>
          <table:table-cell table:formula="of:=LOOKUP([.A12];[$tareas.A$1:.A$1048576];[$tareas.D$1:.D$1048576])" office:value-type="string" office:string-value="Se elaboró una guía con todos los pasos para la configuración del ambiente global de desarrollo." calcext:value-type="string">
            <text:p>Se elaboró una guía con todos los pasos para la configuración del ambiente global de desarrollo.</text:p>
          </table:table-cell>
          <table:table-cell table:style-name="ce28" table:formula="of:=LOOKUP([.A12];[$tareas.A$1:.A$1048576];[$tareas.E$1:.E$1048576])" office:value-type="float" office:value="4" calcext:value-type="float">
            <text:p>4</text:p>
          </table:table-cell>
          <table:table-cell table:formula="of:=LOOKUP([.A12];[$tareas.A$1:.A$1048576];[$tareas.F$1:.F$1048576])" office:value-type="percentage" office:value="0.0128617363344051" calcext:value-type="percentage">
            <text:p>1.29%</text:p>
          </table:table-cell>
          <table:table-cell table:style-name="ce28" table:formula="of:=LOOKUP([.A12];[$tareas.A$1:.A$1048576];[$tareas.G$1:.G$1048576])" office:value-type="float" office:value="6" calcext:value-type="float">
            <text:p>6</text:p>
          </table:table-cell>
          <table:table-cell table:style-name="ce29"/>
          <table:table-cell table:style-name="ce14" table:number-columns-repeated="4"/>
          <table:table-cell table:formula="of:=[.E12]" office:value-type="float" office:value="4" calcext:value-type="float">
            <text:p>4</text:p>
          </table:table-cell>
          <table:table-cell table:number-columns-repeated="2"/>
          <table:table-cell table:formula="of:=SUM([.T12:.X12])" office:value-type="float" office:value="8.5" calcext:value-type="float">
            <text:p>8.5</text:p>
          </table:table-cell>
          <table:table-cell table:style-name="ce31" table:formula="of:=IF(NOT(ISBLANK([.R12]));[.F12];0)" office:value-type="percentage" office:value="0.0128617363344051" calcext:value-type="percentage">
            <text:p>1.29%</text:p>
          </table:table-cell>
          <table:table-cell office:value-type="float" office:value="7" calcext:value-type="float">
            <text:p>7</text:p>
          </table:table-cell>
          <table:table-cell/>
          <table:table-cell office:value-type="float" office:value="4" calcext:value-type="float">
            <text:p>4</text:p>
          </table:table-cell>
          <table:table-cell table:number-columns-repeated="3" office:value-type="float" office:value="0" calcext:value-type="float">
            <text:p>0</text:p>
          </table:table-cell>
          <table:table-cell office:value-type="float" office:value="4.5" calcext:value-type="float">
            <text:p>4.5</text:p>
          </table:table-cell>
          <table:table-cell table:number-columns-repeated="1000"/>
        </table:table-row>
        <table:table-row table:style-name="ro5">
          <table:table-cell table:style-name="ce19" office:value-type="float" office:value="55" calcext:value-type="float">
            <text:p>55</text:p>
          </table:table-cell>
          <table:table-cell table:style-name="ce21" table:formula="of:=LOOKUP([.A13];[$tareas.A$1:.A$1048576];[$tareas.B$1:.B$1048576])" office:value-type="string" office:string-value="Configurar el ambiente local de desarrollo." calcext:value-type="string">
            <text:p>Configurar el ambiente local de desarrollo.</text:p>
          </table:table-cell>
          <table:table-cell table:formula="of:=LOOKUP([.A13];[$tareas.A$1:.A$1048576];[$tareas.D$1:.D$1048576])" office:value-type="string" office:string-value="Cada miembro del equipo configuró su ambiente local de desarrollo." calcext:value-type="string">
            <text:p>Cada miembro del equipo configuró su ambiente local de desarrollo.</text:p>
          </table:table-cell>
          <table:table-cell table:formula="of:=LOOKUP([.A13];[$tareas.A$1:.A$1048576];[$tareas.D$1:.D$1048576])" office:value-type="string" office:string-value="Cada miembro del equipo configuró su ambiente local de desarrollo." calcext:value-type="string">
            <text:p>Cada miembro del equipo configuró su ambiente local de desarrollo.</text:p>
          </table:table-cell>
          <table:table-cell table:style-name="ce28" table:formula="of:=LOOKUP([.A13];[$tareas.A$1:.A$1048576];[$tareas.E$1:.E$1048576])" office:value-type="float" office:value="7.5" calcext:value-type="float">
            <text:p>7.5</text:p>
          </table:table-cell>
          <table:table-cell table:formula="of:=LOOKUP([.A13];[$tareas.A$1:.A$1048576];[$tareas.F$1:.F$1048576])" office:value-type="percentage" office:value="0.0241157556270096" calcext:value-type="percentage">
            <text:p>2.41%</text:p>
          </table:table-cell>
          <table:table-cell table:style-name="ce28" table:formula="of:=LOOKUP([.A13];[$tareas.A$1:.A$1048576];[$tareas.G$1:.G$1048576])" office:value-type="float" office:value="7" calcext:value-type="float">
            <text:p>7</text:p>
          </table:table-cell>
          <table:table-cell table:style-name="ce29"/>
          <table:table-cell table:formula="of:=[.$E$13]/5" office:value-type="float" office:value="1.5" calcext:value-type="float">
            <text:p>1.5</text:p>
          </table:table-cell>
          <table:table-cell table:formula="of:=[.$E$13]/5" office:value-type="float" office:value="1.5" calcext:value-type="float">
            <text:p>1.5</text:p>
          </table:table-cell>
          <table:table-cell table:formula="of:=[.$E$13]/5" office:value-type="float" office:value="1.5" calcext:value-type="float">
            <text:p>1.5</text:p>
          </table:table-cell>
          <table:table-cell table:formula="of:=[.$E$13]/5" office:value-type="float" office:value="1.5" calcext:value-type="float">
            <text:p>1.5</text:p>
          </table:table-cell>
          <table:table-cell table:formula="of:=[.$E$13]/5" office:value-type="float" office:value="1.5" calcext:value-type="float">
            <text:p>1.5</text:p>
          </table:table-cell>
          <table:table-cell table:number-columns-repeated="2"/>
          <table:table-cell table:formula="of:=SUM([.T13:.X13])" office:value-type="float" office:value="9.64999999999999" calcext:value-type="float">
            <text:p>9.65</text:p>
          </table:table-cell>
          <table:table-cell table:style-name="ce31" table:formula="of:=IF(NOT(ISBLANK([.R13]));[.F13];0)" office:value-type="percentage" office:value="0.0241157556270096" calcext:value-type="percentage">
            <text:p>2.41%</text:p>
          </table:table-cell>
          <table:table-cell office:value-type="float" office:value="7" calcext:value-type="float">
            <text:p>7</text:p>
          </table:table-cell>
          <table:table-cell/>
          <table:table-cell office:value-type="float" office:value="1.5" calcext:value-type="float">
            <text:p>1.5</text:p>
          </table:table-cell>
          <table:table-cell office:value-type="float" office:value="2.13333333333333" calcext:value-type="float">
            <text:p>2.1333333333</text:p>
          </table:table-cell>
          <table:table-cell office:value-type="float" office:value="0" calcext:value-type="float">
            <text:p>0</text:p>
          </table:table-cell>
          <table:table-cell office:value-type="float" office:value="4.43333333333333" calcext:value-type="float">
            <text:p>4.4333333333</text:p>
          </table:table-cell>
          <table:table-cell office:value-type="float" office:value="1.58333333333333" calcext:value-type="float">
            <text:p>1.5833333333</text:p>
          </table:table-cell>
          <table:table-cell table:number-columns-repeated="1000"/>
        </table:table-row>
        <table:table-row table:style-name="ro3">
          <table:table-cell table:style-name="ce19" office:value-type="float" office:value="56" calcext:value-type="float">
            <text:p>56</text:p>
          </table:table-cell>
          <table:table-cell table:style-name="ce21" table:formula="of:=LOOKUP([.A14];[$tareas.A$1:.A$1048576];[$tareas.B$1:.B$1048576])" office:value-type="string" office:string-value="Elaborar el plan de calidad." calcext:value-type="string">
            <text:p>Elaborar el plan de calidad.</text:p>
          </table:table-cell>
          <table:table-cell table:formula="of:=LOOKUP([.A14];[$tareas.A$1:.A$1048576];[$tareas.D$1:.D$1048576])" office:value-type="float" office:value="0" calcext:value-type="float">
            <text:p/>
          </table:table-cell>
          <table:table-cell table:formula="of:=LOOKUP([.A14];[$tareas.A$1:.A$1048576];[$tareas.D$1:.D$1048576])" office:value-type="float" office:value="0" calcext:value-type="float">
            <text:p/>
          </table:table-cell>
          <table:table-cell table:style-name="ce28" table:formula="of:=LOOKUP([.A14];[$tareas.A$1:.A$1048576];[$tareas.E$1:.E$1048576])" office:value-type="float" office:value="4" calcext:value-type="float">
            <text:p>4</text:p>
          </table:table-cell>
          <table:table-cell table:formula="of:=LOOKUP([.A14];[$tareas.A$1:.A$1048576];[$tareas.F$1:.F$1048576])" office:value-type="percentage" office:value="0.0128617363344051" calcext:value-type="percentage">
            <text:p>1.29%</text:p>
          </table:table-cell>
          <table:table-cell table:style-name="ce28" table:formula="of:=LOOKUP([.A14];[$tareas.A$1:.A$1048576];[$tareas.G$1:.G$1048576])" office:value-type="float" office:value="7" calcext:value-type="float">
            <text:p>7</text:p>
          </table:table-cell>
          <table:table-cell table:style-name="ce29"/>
          <table:table-cell table:style-name="ce14" table:number-columns-repeated="2"/>
          <table:table-cell table:formula="of:=[.E14]" office:value-type="float" office:value="4" calcext:value-type="float">
            <text:p>4</text:p>
          </table:table-cell>
          <table:table-cell table:style-name="ce14" table:number-columns-repeated="2"/>
          <table:table-cell table:number-columns-repeated="2"/>
          <table:table-cell table:formula="of:=SUM([.T14:.X14])" office:value-type="float" office:value="0" calcext:value-type="float">
            <text:p>0</text:p>
          </table:table-cell>
          <table:table-cell table:style-name="ce31" table:formula="of:=IF(NOT(ISBLANK([.R14]));[.F14];0)" office:value-type="percentage" office:value="0.0128617363344051" calcext:value-type="percentage">
            <text:p>1.29%</text:p>
          </table:table-cell>
          <table:table-cell table:style-name="ce14" office:value-type="float" office:value="9" calcext:value-type="float">
            <text:p>9</text:p>
          </table:table-cell>
          <table:table-cell/>
          <table:table-cell table:number-columns-repeated="5" office:value-type="float" office:value="0" calcext:value-type="float">
            <text:p>0</text:p>
          </table:table-cell>
          <table:table-cell table:number-columns-repeated="1000"/>
        </table:table-row>
        <table:table-row table:style-name="ro11">
          <table:table-cell table:style-name="ce19" office:value-type="float" office:value="57" calcext:value-type="float">
            <text:p>57</text:p>
          </table:table-cell>
          <table:table-cell table:style-name="ce21" table:formula="of:=LOOKUP([.A15];[$tareas.A$1:.A$1048576];[$tareas.B$1:.B$1048576])" office:value-type="string" office:string-value="Elaborar la versión final del diagrama de flujo del algoritmo de calendarización." calcext:value-type="string">
            <text:p>Elaborar la versión final del diagrama de flujo del algoritmo de calendarización.</text:p>
          </table:table-cell>
          <table:table-cell table:formula="of:=LOOKUP([.A15];[$tareas.A$1:.A$1048576];[$tareas.D$1:.D$1048576])" office:value-type="string" office:string-value="Se elaboró la versión final del diagrama de flujo del algoritmo de calendarización." calcext:value-type="string">
            <text:p>Se elaboró la versión final del diagrama de flujo del algoritmo de calendarización.</text:p>
          </table:table-cell>
          <table:table-cell table:formula="of:=LOOKUP([.A15];[$tareas.A$1:.A$1048576];[$tareas.D$1:.D$1048576])" office:value-type="string" office:string-value="Se elaboró la versión final del diagrama de flujo del algoritmo de calendarización." calcext:value-type="string">
            <text:p>Se elaboró la versión final del diagrama de flujo del algoritmo de calendarización.</text:p>
          </table:table-cell>
          <table:table-cell table:style-name="ce28" table:formula="of:=LOOKUP([.A15];[$tareas.A$1:.A$1048576];[$tareas.E$1:.E$1048576])" office:value-type="float" office:value="2" calcext:value-type="float">
            <text:p>2</text:p>
          </table:table-cell>
          <table:table-cell table:formula="of:=LOOKUP([.A15];[$tareas.A$1:.A$1048576];[$tareas.F$1:.F$1048576])" office:value-type="percentage" office:value="0.00643086816720257" calcext:value-type="percentage">
            <text:p>0.64%</text:p>
          </table:table-cell>
          <table:table-cell table:style-name="ce28" table:formula="of:=LOOKUP([.A15];[$tareas.A$1:.A$1048576];[$tareas.G$1:.G$1048576])" office:value-type="float" office:value="7" calcext:value-type="float">
            <text:p>7</text:p>
          </table:table-cell>
          <table:table-cell table:style-name="ce29"/>
          <table:table-cell table:style-name="ce14" table:number-columns-repeated="4"/>
          <table:table-cell table:formula="of:=[.E15]" office:value-type="float" office:value="2" calcext:value-type="float">
            <text:p>2</text:p>
          </table:table-cell>
          <table:table-cell table:number-columns-repeated="2"/>
          <table:table-cell table:formula="of:=SUM([.T15:.X15])" office:value-type="float" office:value="2.08333333333333" calcext:value-type="float">
            <text:p>2.0833333333</text:p>
          </table:table-cell>
          <table:table-cell table:style-name="ce31" table:formula="of:=IF(NOT(ISBLANK([.R15]));[.F15];0)" office:value-type="percentage" office:value="0.00643086816720257" calcext:value-type="percentage">
            <text:p>0.64%</text:p>
          </table:table-cell>
          <table:table-cell office:value-type="float" office:value="7" calcext:value-type="float">
            <text:p>7</text:p>
          </table:table-cell>
          <table:table-cell/>
          <table:table-cell table:number-columns-repeated="4" office:value-type="float" office:value="0" calcext:value-type="float">
            <text:p>0</text:p>
          </table:table-cell>
          <table:table-cell office:value-type="float" office:value="2.08333333333333" calcext:value-type="float">
            <text:p>2.0833333333</text:p>
          </table:table-cell>
          <table:table-cell table:number-columns-repeated="1000"/>
        </table:table-row>
        <table:table-row table:style-name="ro5">
          <table:table-cell table:style-name="ce19" office:value-type="float" office:value="58" calcext:value-type="float">
            <text:p>58</text:p>
          </table:table-cell>
          <table:table-cell table:style-name="ce21" table:formula="of:=LOOKUP([.A16];[$tareas.A$1:.A$1048576];[$tareas.B$1:.B$1048576])" office:value-type="string" office:string-value="Elaborar la versión final del modelo físico de data." calcext:value-type="string">
            <text:p>Elaborar la versión final del modelo físico de data.</text:p>
          </table:table-cell>
          <table:table-cell table:formula="of:=LOOKUP([.A16];[$tareas.A$1:.A$1048576];[$tareas.D$1:.D$1048576])" office:value-type="string" office:string-value="Se elaboró la versión final del modelo físico de data." calcext:value-type="string">
            <text:p>Se elaboró la versión final del modelo físico de data.</text:p>
          </table:table-cell>
          <table:table-cell table:formula="of:=LOOKUP([.A16];[$tareas.A$1:.A$1048576];[$tareas.D$1:.D$1048576])" office:value-type="string" office:string-value="Se elaboró la versión final del modelo físico de data." calcext:value-type="string">
            <text:p>Se elaboró la versión final del modelo físico de data.</text:p>
          </table:table-cell>
          <table:table-cell table:style-name="ce28" table:formula="of:=LOOKUP([.A16];[$tareas.A$1:.A$1048576];[$tareas.E$1:.E$1048576])" office:value-type="float" office:value="2" calcext:value-type="float">
            <text:p>2</text:p>
          </table:table-cell>
          <table:table-cell table:formula="of:=LOOKUP([.A16];[$tareas.A$1:.A$1048576];[$tareas.F$1:.F$1048576])" office:value-type="percentage" office:value="0.00643086816720257" calcext:value-type="percentage">
            <text:p>0.64%</text:p>
          </table:table-cell>
          <table:table-cell table:style-name="ce28" table:formula="of:=LOOKUP([.A16];[$tareas.A$1:.A$1048576];[$tareas.G$1:.G$1048576])" office:value-type="float" office:value="7" calcext:value-type="float">
            <text:p>7</text:p>
          </table:table-cell>
          <table:table-cell table:style-name="ce29"/>
          <table:table-cell table:formula="of:=[.E16]" office:value-type="float" office:value="2" calcext:value-type="float">
            <text:p>2</text:p>
          </table:table-cell>
          <table:table-cell table:style-name="ce14" table:number-columns-repeated="4"/>
          <table:table-cell table:number-columns-repeated="2"/>
          <table:table-cell table:formula="of:=SUM([.T16:.X16])" office:value-type="float" office:value="1.5" calcext:value-type="float">
            <text:p>1.5</text:p>
          </table:table-cell>
          <table:table-cell table:style-name="ce31" table:formula="of:=IF(NOT(ISBLANK([.R16]));[.F16];0)" office:value-type="percentage" office:value="0.00643086816720257" calcext:value-type="percentage">
            <text:p>0.64%</text:p>
          </table:table-cell>
          <table:table-cell office:value-type="float" office:value="7" calcext:value-type="float">
            <text:p>7</text:p>
          </table:table-cell>
          <table:table-cell/>
          <table:table-cell office:value-type="float" office:value="1.5" calcext:value-type="float">
            <text:p>1.5</text:p>
          </table:table-cell>
          <table:table-cell table:number-columns-repeated="4" office:value-type="float" office:value="0" calcext:value-type="float">
            <text:p>0</text:p>
          </table:table-cell>
          <table:table-cell table:number-columns-repeated="1000"/>
        </table:table-row>
        <table:table-row table:style-name="ro5">
          <table:table-cell table:style-name="ce19" office:value-type="float" office:value="59" calcext:value-type="float">
            <text:p>59</text:p>
          </table:table-cell>
          <table:table-cell table:style-name="ce21" table:formula="of:=LOOKUP([.A17];[$tareas.A$1:.A$1048576];[$tareas.B$1:.B$1048576])" office:value-type="string" office:string-value="Elaborar la versión final del diagrama de contexto de la arquitectura." calcext:value-type="string">
            <text:p>Elaborar la versión final del diagrama de contexto de la arquitectura.</text:p>
          </table:table-cell>
          <table:table-cell table:formula="of:=LOOKUP([.A17];[$tareas.A$1:.A$1048576];[$tareas.D$1:.D$1048576])" office:value-type="string" office:string-value="Se elaboró la versión final del diagrama de contexto de la arquitectura." calcext:value-type="string">
            <text:p>Se elaboró la versión final del diagrama de contexto de la arquitectura.</text:p>
          </table:table-cell>
          <table:table-cell table:formula="of:=LOOKUP([.A17];[$tareas.A$1:.A$1048576];[$tareas.D$1:.D$1048576])" office:value-type="string" office:string-value="Se elaboró la versión final del diagrama de contexto de la arquitectura." calcext:value-type="string">
            <text:p>Se elaboró la versión final del diagrama de contexto de la arquitectura.</text:p>
          </table:table-cell>
          <table:table-cell table:style-name="ce28" table:formula="of:=LOOKUP([.A17];[$tareas.A$1:.A$1048576];[$tareas.E$1:.E$1048576])" office:value-type="float" office:value="3" calcext:value-type="float">
            <text:p>3</text:p>
          </table:table-cell>
          <table:table-cell table:formula="of:=LOOKUP([.A17];[$tareas.A$1:.A$1048576];[$tareas.F$1:.F$1048576])" office:value-type="percentage" office:value="0.00964630225080386" calcext:value-type="percentage">
            <text:p>0.96%</text:p>
          </table:table-cell>
          <table:table-cell table:style-name="ce28" table:formula="of:=LOOKUP([.A17];[$tareas.A$1:.A$1048576];[$tareas.G$1:.G$1048576])" office:value-type="float" office:value="7" calcext:value-type="float">
            <text:p>7</text:p>
          </table:table-cell>
          <table:table-cell table:style-name="ce29"/>
          <table:table-cell table:style-name="ce14"/>
          <table:table-cell table:formula="of:=[.E17]" office:value-type="float" office:value="3" calcext:value-type="float">
            <text:p>3</text:p>
          </table:table-cell>
          <table:table-cell table:style-name="ce14" table:number-columns-repeated="3"/>
          <table:table-cell table:number-columns-repeated="2"/>
          <table:table-cell table:formula="of:=SUM([.T17:.X17])" office:value-type="float" office:value="0" calcext:value-type="float">
            <text:p>0</text:p>
          </table:table-cell>
          <table:table-cell table:style-name="ce31" table:formula="of:=IF(NOT(ISBLANK([.R17]));[.F17];0)" office:value-type="percentage" office:value="0.00964630225080386" calcext:value-type="percentage">
            <text:p>0.96%</text:p>
          </table:table-cell>
          <table:table-cell office:value-type="float" office:value="6" calcext:value-type="float">
            <text:p>6</text:p>
          </table:table-cell>
          <table:table-cell/>
          <table:table-cell table:number-columns-repeated="5" office:value-type="float" office:value="0" calcext:value-type="float">
            <text:p>0</text:p>
          </table:table-cell>
          <table:table-cell table:number-columns-repeated="1000"/>
        </table:table-row>
        <table:table-row table:style-name="ro5">
          <table:table-cell table:style-name="ce19" office:value-type="float" office:value="60" calcext:value-type="float">
            <text:p>60</text:p>
          </table:table-cell>
          <table:table-cell table:style-name="ce21" table:formula="of:=LOOKUP([.A18];[$tareas.A$1:.A$1048576];[$tareas.B$1:.B$1048576])" office:value-type="string" office:string-value="Crear la versión final del documento de arquitectura." calcext:value-type="string">
            <text:p>Crear la versión final del documento de arquitectura.</text:p>
          </table:table-cell>
          <table:table-cell table:formula="of:=LOOKUP([.A18];[$tareas.A$1:.A$1048576];[$tareas.D$1:.D$1048576])" office:value-type="string" office:string-value="Se creó la versión final del documento de arquitectura." calcext:value-type="string">
            <text:p>Se creó la versión final del documento de arquitectura.</text:p>
          </table:table-cell>
          <table:table-cell table:formula="of:=LOOKUP([.A18];[$tareas.A$1:.A$1048576];[$tareas.D$1:.D$1048576])" office:value-type="string" office:string-value="Se creó la versión final del documento de arquitectura." calcext:value-type="string">
            <text:p>Se creó la versión final del documento de arquitectura.</text:p>
          </table:table-cell>
          <table:table-cell table:style-name="ce28" table:formula="of:=LOOKUP([.A18];[$tareas.A$1:.A$1048576];[$tareas.E$1:.E$1048576])" office:value-type="float" office:value="9" calcext:value-type="float">
            <text:p>9</text:p>
          </table:table-cell>
          <table:table-cell table:formula="of:=LOOKUP([.A18];[$tareas.A$1:.A$1048576];[$tareas.F$1:.F$1048576])" office:value-type="percentage" office:value="0.0289389067524116" calcext:value-type="percentage">
            <text:p>2.89%</text:p>
          </table:table-cell>
          <table:table-cell table:style-name="ce28" table:formula="of:=LOOKUP([.A18];[$tareas.A$1:.A$1048576];[$tareas.G$1:.G$1048576])" office:value-type="float" office:value="7" calcext:value-type="float">
            <text:p>7</text:p>
          </table:table-cell>
          <table:table-cell table:style-name="ce29"/>
          <table:table-cell table:formula="of:=[.$E$18]/3" office:value-type="float" office:value="3" calcext:value-type="float">
            <text:p>3</text:p>
          </table:table-cell>
          <table:table-cell table:style-name="ce14"/>
          <table:table-cell table:formula="of:=[.$E$18]/3" office:value-type="float" office:value="3" calcext:value-type="float">
            <text:p>3</text:p>
          </table:table-cell>
          <table:table-cell table:style-name="ce14"/>
          <table:table-cell table:formula="of:=[.$E$18]/3" office:value-type="float" office:value="3" calcext:value-type="float">
            <text:p>3</text:p>
          </table:table-cell>
          <table:table-cell table:number-columns-repeated="2"/>
          <table:table-cell table:formula="of:=SUM([.T18:.X18])" office:value-type="float" office:value="7" calcext:value-type="float">
            <text:p>7</text:p>
          </table:table-cell>
          <table:table-cell table:style-name="ce31" table:formula="of:=IF(NOT(ISBLANK([.R18]));[.F18];0)" office:value-type="percentage" office:value="0.0289389067524116" calcext:value-type="percentage">
            <text:p>2.89%</text:p>
          </table:table-cell>
          <table:table-cell office:value-type="float" office:value="7" calcext:value-type="float">
            <text:p>7</text:p>
          </table:table-cell>
          <table:table-cell/>
          <table:table-cell table:number-columns-repeated="2" office:value-type="float" office:value="0" calcext:value-type="float">
            <text:p>0</text:p>
          </table:table-cell>
          <table:table-cell office:value-type="float" office:value="2.75" calcext:value-type="float">
            <text:p>2.75</text:p>
          </table:table-cell>
          <table:table-cell office:value-type="float" office:value="4.25" calcext:value-type="float">
            <text:p>4.25</text:p>
          </table:table-cell>
          <table:table-cell office:value-type="float" office:value="0" calcext:value-type="float">
            <text:p>0</text:p>
          </table:table-cell>
          <table:table-cell table:number-columns-repeated="1000"/>
        </table:table-row>
        <table:table-row table:style-name="ro8">
          <table:table-cell table:style-name="ce19" office:value-type="float" office:value="61" calcext:value-type="float">
            <text:p>61</text:p>
          </table:table-cell>
          <table:table-cell table:style-name="ce21" table:formula="of:=LOOKUP([.A19];[$tareas.A$1:.A$1048576];[$tareas.B$1:.B$1048576])" office:value-type="string" office:string-value="Elaborar el reporte de cierre del ciclo #3." calcext:value-type="string">
            <text:p>Elaborar el reporte de cierre del ciclo #3.</text:p>
          </table:table-cell>
          <table:table-cell table:formula="of:=LOOKUP([.A19];[$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formula="of:=LOOKUP([.A19];[$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style-name="ce28" table:formula="of:=LOOKUP([.A19];[$tareas.A$1:.A$1048576];[$tareas.E$1:.E$1048576])" office:value-type="float" office:value="5" calcext:value-type="float">
            <text:p>5</text:p>
          </table:table-cell>
          <table:table-cell table:formula="of:=LOOKUP([.A19];[$tareas.A$1:.A$1048576];[$tareas.F$1:.F$1048576])" office:value-type="percentage" office:value="0.0160771704180064" calcext:value-type="percentage">
            <text:p>1.61%</text:p>
          </table:table-cell>
          <table:table-cell table:style-name="ce28" table:formula="of:=LOOKUP([.A19];[$tareas.A$1:.A$1048576];[$tareas.G$1:.G$1048576])" office:value-type="float" office:value="7" calcext:value-type="float">
            <text:p>7</text:p>
          </table:table-cell>
          <table:table-cell/>
          <table:table-cell table:formula="of:=[.$E$19]/5" office:value-type="float" office:value="1" calcext:value-type="float">
            <text:p>1</text:p>
          </table:table-cell>
          <table:table-cell table:formula="of:=[.$E$19]/5" office:value-type="float" office:value="1" calcext:value-type="float">
            <text:p>1</text:p>
          </table:table-cell>
          <table:table-cell table:formula="of:=[.$E$19]/5" office:value-type="float" office:value="1" calcext:value-type="float">
            <text:p>1</text:p>
          </table:table-cell>
          <table:table-cell table:formula="of:=[.$E$19]/5" office:value-type="float" office:value="1" calcext:value-type="float">
            <text:p>1</text:p>
          </table:table-cell>
          <table:table-cell table:formula="of:=[.$E$19]/5" office:value-type="float" office:value="1" calcext:value-type="float">
            <text:p>1</text:p>
          </table:table-cell>
          <table:table-cell table:number-columns-repeated="2"/>
          <table:table-cell table:formula="of:=SUM([.T19:.X19])" office:value-type="float" office:value="4.05" calcext:value-type="float">
            <text:p>4.05</text:p>
          </table:table-cell>
          <table:table-cell table:style-name="ce31" table:formula="of:=IF(NOT(ISBLANK([.R19]));[.F19];0)" office:value-type="percentage" office:value="0.0160771704180064" calcext:value-type="percentage">
            <text:p>1.61%</text:p>
          </table:table-cell>
          <table:table-cell office:value-type="float" office:value="8" calcext:value-type="float">
            <text:p>8</text:p>
          </table:table-cell>
          <table:table-cell/>
          <table:table-cell office:value-type="float" office:value="1.5" calcext:value-type="float">
            <text:p>1.5</text:p>
          </table:table-cell>
          <table:table-cell office:value-type="float" office:value="0.5" calcext:value-type="float">
            <text:p>0.5</text:p>
          </table:table-cell>
          <table:table-cell table:formula="of:=35/60" office:value-type="float" office:value="0.583333333333333" calcext:value-type="float">
            <text:p>0.5833333333</text:p>
          </table:table-cell>
          <table:table-cell table:formula="of:=28/60" office:value-type="float" office:value="0.466666666666667" calcext:value-type="float">
            <text:p>0.4666666667</text:p>
          </table:table-cell>
          <table:table-cell office:value-type="float" office:value="1" calcext:value-type="float">
            <text:p>1</text:p>
          </table:table-cell>
          <table:table-cell table:number-columns-repeated="1000"/>
        </table:table-row>
        <table:table-row table:style-name="ro2" table:number-rows-repeated="1048556">
          <table:table-cell table:number-columns-repeated="1024"/>
        </table:table-row>
        <table:table-row table:style-name="ro2">
          <table:table-cell table:number-columns-repeated="1024"/>
        </table:table-row>
      </table:table>
      <table:table table:name="4" table:style-name="ta7" table:print="false">
        <office:forms form:automatic-focus="false" form:apply-design-mode="false"/>
        <table:table-column table:style-name="co11" table:default-cell-style-name="ce35"/>
        <table:table-column table:style-name="co9" table:default-cell-style-name="ce22"/>
        <table:table-column table:style-name="co10" table:number-columns-repeated="2" table:default-cell-style-name="ce22"/>
        <table:table-column table:style-name="co1" table:default-cell-style-name="ce19"/>
        <table:table-column table:style-name="co1" table:default-cell-style-name="ce31"/>
        <table:table-column table:style-name="co1" table:default-cell-style-name="ce19"/>
        <table:table-column table:style-name="co2" table:default-cell-style-name="ce19"/>
        <table:table-column table:style-name="co1" table:number-columns-repeated="5" table:default-cell-style-name="ce19"/>
        <table:table-column table:style-name="co2" table:number-columns-repeated="2" table:default-cell-style-name="ce19"/>
        <table:table-column table:style-name="co1" table:number-columns-repeated="3" table:default-cell-style-name="ce19"/>
        <table:table-column table:style-name="co2" table:default-cell-style-name="ce19"/>
        <table:table-column table:style-name="co1" table:number-columns-repeated="5" table:default-cell-style-name="ce19"/>
        <table:table-column table:style-name="co12" table:number-columns-repeated="1000" table:default-cell-style-name="ce35"/>
        <table:table-row table:style-name="ro12">
          <table:table-cell table:style-name="ce1" office:value-type="string" calcext:value-type="string">
            <text:p>Id</text:p>
          </table:table-cell>
          <table:table-cell table:style-name="ce1" office:value-type="string" calcext:value-type="string">
            <text:p>Nombre</text:p>
          </table:table-cell>
          <table:table-cell table:style-name="ce1" office:value-type="string" calcext:value-type="string">
            <text:p>Criterio de entrada</text:p>
          </table:table-cell>
          <table:table-cell table:style-name="ce1" office:value-type="string" calcext:value-type="string">
            <text:p>Criterio de salida</text:p>
          </table:table-cell>
          <table:table-cell table:style-name="ce1" office:value-type="string" calcext:value-type="string">
            <text:p>Horas estimadas</text:p>
          </table:table-cell>
          <table:table-cell table:style-name="ce30" office:value-type="string" calcext:value-type="string">
            <text:p>Porcentaje individual de ganancias estimadas</text:p>
          </table:table-cell>
          <table:table-cell table:style-name="ce1" office:value-type="string" calcext:value-type="string">
            <text:p>Semana estimada</text:p>
          </table:table-cell>
          <table:table-cell table:style-name="ce4"/>
          <table:table-cell table:style-name="ce1" office:value-type="string" calcext:value-type="string">
            <text:p>Team Leader</text:p>
          </table:table-cell>
          <table:table-cell table:style-name="ce1" office:value-type="string" calcext:value-type="string">
            <text:p>Development Manager</text:p>
          </table:table-cell>
          <table:table-cell table:style-name="ce1" office:value-type="string" calcext:value-type="string">
            <text:p>Process and Quality Manager</text:p>
          </table:table-cell>
          <table:table-cell table:style-name="ce1" office:value-type="string" calcext:value-type="string">
            <text:p>Planning Manager</text:p>
          </table:table-cell>
          <table:table-cell table:style-name="ce1" office:value-type="string" calcext:value-type="string">
            <text:p>Support Manager</text:p>
          </table:table-cell>
          <table:table-cell table:style-name="ce10" table:number-columns-repeated="2"/>
          <table:table-cell table:style-name="ce1" office:value-type="string" calcext:value-type="string">
            <text:p>Horas trabajadas</text:p>
          </table:table-cell>
          <table:table-cell table:style-name="ce1" office:value-type="string" calcext:value-type="string">
            <text:p>Porcentaje individual de ganancias obtenidas</text:p>
          </table:table-cell>
          <table:table-cell table:style-name="ce1" office:value-type="string" calcext:value-type="string">
            <text:p>Semana completada</text:p>
          </table:table-cell>
          <table:table-cell table:style-name="ce10"/>
          <table:table-cell table:style-name="ce1" office:value-type="string" calcext:value-type="string">
            <text:p>Team Leader</text:p>
          </table:table-cell>
          <table:table-cell table:style-name="ce1" office:value-type="string" calcext:value-type="string">
            <text:p>Development Manager</text:p>
          </table:table-cell>
          <table:table-cell table:style-name="ce1" office:value-type="string" calcext:value-type="string">
            <text:p>Process and Quality Manager</text:p>
          </table:table-cell>
          <table:table-cell table:style-name="ce1" office:value-type="string" calcext:value-type="string">
            <text:p>Planning Manager</text:p>
          </table:table-cell>
          <table:table-cell table:style-name="ce1" office:value-type="string" calcext:value-type="string">
            <text:p>Support Manager</text:p>
          </table:table-cell>
          <table:table-cell table:style-name="ce10" table:number-columns-repeated="1000"/>
        </table:table-row>
        <table:table-row table:style-name="ro10">
          <table:table-cell table:style-name="ce19" office:value-type="float" office:value="62" calcext:value-type="float">
            <text:p>62</text:p>
          </table:table-cell>
          <table:table-cell table:style-name="ce21" table:formula="of:=LOOKUP([.A2];[$tareas.A$1:.A$1048576];[$tareas.B$1:.B$1048576])" office:value-type="string" office:string-value="Realizar el lanzamiento del ciclo #4." calcext:value-type="string">
            <text:p>Realizar el lanzamiento del ciclo #4.</text:p>
          </table:table-cell>
          <table:table-cell table:formula="of:=LOOKUP([.A2];[$tareas.A$1:.A$1048576];[$tareas.D$1:.D$1048576])" office:value-type="string" office:string-value="Cada miembro del equipo completó la forma INFO. El equipo llego a un acuerdo con los goles del ciclo #4 y la fecha en que serán entregados los reportes semanales." calcext:value-type="string">
            <text:p>Cada miembro del equipo completó la forma INFO. El equipo llego a un acuerdo con los goles del ciclo #4 y la fecha en que serán entregados los reportes semanales.</text:p>
          </table:table-cell>
          <table:table-cell table:formula="of:=LOOKUP([.A2];[$tareas.A$1:.A$1048576];[$tareas.D$1:.D$1048576])" office:value-type="string" office:string-value="Cada miembro del equipo completó la forma INFO. El equipo llego a un acuerdo con los goles del ciclo #4 y la fecha en que serán entregados los reportes semanales." calcext:value-type="string">
            <text:p>Cada miembro del equipo completó la forma INFO. El equipo llego a un acuerdo con los goles del ciclo #4 y la fecha en que serán entregados los reportes semanales.</text:p>
          </table:table-cell>
          <table:table-cell table:style-name="ce28" table:formula="of:=LOOKUP([.A2];[$tareas.A$1:.A$1048576];[$tareas.E$1:.E$1048576])" office:value-type="float" office:value="5" calcext:value-type="float">
            <text:p>5</text:p>
          </table:table-cell>
          <table:table-cell table:formula="of:=LOOKUP([.A2];[$tareas.A$1:.A$1048576];[$tareas.F$1:.F$1048576])" office:value-type="percentage" office:value="0.0160771704180064" calcext:value-type="percentage">
            <text:p>1.61%</text:p>
          </table:table-cell>
          <table:table-cell table:style-name="ce28" table:formula="of:=LOOKUP([.A2];[$tareas.A$1:.A$1048576];[$tareas.G$1:.G$1048576])" office:value-type="float" office:value="8" calcext:value-type="float">
            <text:p>8</text:p>
          </table:table-cell>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number-columns-repeated="2"/>
          <table:table-cell table:formula="of:=SUM([.T2:.X2])" office:value-type="float" office:value="1.96666666666667" calcext:value-type="float">
            <text:p>1.9666666667</text:p>
          </table:table-cell>
          <table:table-cell table:style-name="ce31" table:formula="of:=IF(NOT(ISBLANK([.R2]));[.F2];0)" office:value-type="percentage" office:value="0.0160771704180064" calcext:value-type="percentage">
            <text:p>1.61%</text:p>
          </table:table-cell>
          <table:table-cell office:value-type="float" office:value="9" calcext:value-type="float">
            <text:p>9</text:p>
          </table:table-cell>
          <table:table-cell/>
          <table:table-cell office:value-type="float" office:value="0.483333333333333" calcext:value-type="float">
            <text:p>0.4833333333</text:p>
          </table:table-cell>
          <table:table-cell office:value-type="float" office:value="0" calcext:value-type="float">
            <text:p>0</text:p>
          </table:table-cell>
          <table:table-cell office:value-type="float" office:value="1" calcext:value-type="float">
            <text:p>1</text:p>
          </table:table-cell>
          <table:table-cell office:value-type="float" office:value="0.483333333333333" calcext:value-type="float">
            <text:p>0.4833333333</text:p>
          </table:table-cell>
          <table:table-cell office:value-type="float" office:value="0" calcext:value-type="float">
            <text:p>0</text:p>
          </table:table-cell>
          <table:table-cell table:number-columns-repeated="1000"/>
        </table:table-row>
        <table:table-row table:style-name="ro13">
          <table:table-cell table:style-name="ce19" office:value-type="float" office:value="63" calcext:value-type="float">
            <text:p>63</text:p>
          </table:table-cell>
          <table:table-cell table:style-name="ce21" table:formula="of:=LOOKUP([.A3];[$tareas.A$1:.A$1048576];[$tareas.B$1:.B$1048576])" office:value-type="string" office:string-value="Definir la estrategía de desarrolo del ciclo #4." calcext:value-type="string">
            <text:p>Definir la estrategía de desarrolo del ciclo #4.</text:p>
          </table:table-cell>
          <table:table-cell table:formula="of:=LOOKUP([.A3];[$tareas.A$1:.A$1048576];[$tareas.D$1:.D$1048576])" office:value-type="string" office:string-value="El equipo estimó el tamaño y el tiempo de producción de los elementos a producir en el ciclo #4. El equipo definió actualizó el diseño conceptual del proyecto y completó la forma STRAT. El equipo actualizó el documento los riesgos y problemas." calcext:value-type="string">
            <text:p>El equipo estimó el tamaño y el tiempo de producción de los elementos a producir en el ciclo #4. El equipo definió actualizó el diseño conceptual del proyecto y completó la forma STRAT. El equipo actualizó el documento los riesgos y problemas.</text:p>
          </table:table-cell>
          <table:table-cell table:formula="of:=LOOKUP([.A3];[$tareas.A$1:.A$1048576];[$tareas.D$1:.D$1048576])" office:value-type="string" office:string-value="El equipo estimó el tamaño y el tiempo de producción de los elementos a producir en el ciclo #4. El equipo definió actualizó el diseño conceptual del proyecto y completó la forma STRAT. El equipo actualizó el documento los riesgos y problemas." calcext:value-type="string">
            <text:p>El equipo estimó el tamaño y el tiempo de producción de los elementos a producir en el ciclo #4. El equipo definió actualizó el diseño conceptual del proyecto y completó la forma STRAT. El equipo actualizó el documento los riesgos y problemas.</text:p>
          </table:table-cell>
          <table:table-cell table:style-name="ce28" table:formula="of:=LOOKUP([.A3];[$tareas.A$1:.A$1048576];[$tareas.E$1:.E$1048576])" office:value-type="float" office:value="5" calcext:value-type="float">
            <text:p>5</text:p>
          </table:table-cell>
          <table:table-cell table:formula="of:=LOOKUP([.A3];[$tareas.A$1:.A$1048576];[$tareas.F$1:.F$1048576])" office:value-type="percentage" office:value="0.0160771704180064" calcext:value-type="percentage">
            <text:p>1.61%</text:p>
          </table:table-cell>
          <table:table-cell table:style-name="ce28" table:formula="of:=LOOKUP([.A3];[$tareas.A$1:.A$1048576];[$tareas.G$1:.G$1048576])" office:value-type="float" office:value="8" calcext:value-type="float">
            <text:p>8</text:p>
          </table:table-cell>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number-columns-repeated="2"/>
          <table:table-cell table:formula="of:=SUM([.T3:.X3])" office:value-type="float" office:value="1.5" calcext:value-type="float">
            <text:p>1.5</text:p>
          </table:table-cell>
          <table:table-cell table:style-name="ce31" table:formula="of:=IF(NOT(ISBLANK([.R3]));[.F3];0)" office:value-type="percentage" office:value="0.0160771704180064" calcext:value-type="percentage">
            <text:p>1.61%</text:p>
          </table:table-cell>
          <table:table-cell office:value-type="float" office:value="8" calcext:value-type="float">
            <text:p>8</text:p>
          </table:table-cell>
          <table:table-cell/>
          <table:table-cell table:number-columns-repeated="2" office:value-type="float" office:value="0" calcext:value-type="float">
            <text:p>0</text:p>
          </table:table-cell>
          <table:table-cell office:value-type="float" office:value="0.5" calcext:value-type="float">
            <text:p>0.5</text:p>
          </table:table-cell>
          <table:table-cell office:value-type="float" office:value="0" calcext:value-type="float">
            <text:p>0</text:p>
          </table:table-cell>
          <table:table-cell office:value-type="float" office:value="1" calcext:value-type="float">
            <text:p>1</text:p>
          </table:table-cell>
          <table:table-cell table:number-columns-repeated="1000"/>
        </table:table-row>
        <table:table-row table:style-name="ro10">
          <table:table-cell table:style-name="ce19" office:value-type="float" office:value="64" calcext:value-type="float">
            <text:p>64</text:p>
          </table:table-cell>
          <table:table-cell table:style-name="ce21" table:formula="of:=LOOKUP([.A4];[$tareas.A$1:.A$1048576];[$tareas.B$1:.B$1048576])" office:value-type="string" office:string-value="Elaborar el plan del ciclo #4." calcext:value-type="string">
            <text:p>Elaborar el plan del ciclo #4.</text:p>
          </table:table-cell>
          <table:table-cell table:formula="of:=LOOKUP([.A4];[$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formula="of:=LOOKUP([.A4];[$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style-name="ce28" table:formula="of:=LOOKUP([.A4];[$tareas.A$1:.A$1048576];[$tareas.E$1:.E$1048576])" office:value-type="float" office:value="2" calcext:value-type="float">
            <text:p>2</text:p>
          </table:table-cell>
          <table:table-cell table:formula="of:=LOOKUP([.A4];[$tareas.A$1:.A$1048576];[$tareas.F$1:.F$1048576])" office:value-type="percentage" office:value="0.00643086816720257" calcext:value-type="percentage">
            <text:p>0.64%</text:p>
          </table:table-cell>
          <table:table-cell table:style-name="ce28" table:formula="of:=LOOKUP([.A4];[$tareas.A$1:.A$1048576];[$tareas.G$1:.G$1048576])" office:value-type="float" office:value="8" calcext:value-type="float">
            <text:p>8</text:p>
          </table:table-cell>
          <table:table-cell/>
          <table:table-cell table:style-name="ce14" table:number-columns-repeated="3"/>
          <table:table-cell table:formula="of:=[.E4]" office:value-type="float" office:value="2" calcext:value-type="float">
            <text:p>2</text:p>
          </table:table-cell>
          <table:table-cell table:style-name="ce14"/>
          <table:table-cell table:number-columns-repeated="2"/>
          <table:table-cell table:formula="of:=SUM([.T4:.X4])" office:value-type="float" office:value="2.35" calcext:value-type="float">
            <text:p>2.35</text:p>
          </table:table-cell>
          <table:table-cell table:style-name="ce31" table:formula="of:=IF(NOT(ISBLANK([.R4]));[.F4];0)" office:value-type="percentage" office:value="0.00643086816720257" calcext:value-type="percentage">
            <text:p>0.64%</text:p>
          </table:table-cell>
          <table:table-cell office:value-type="float" office:value="9" calcext:value-type="float">
            <text:p>9</text:p>
          </table:table-cell>
          <table:table-cell/>
          <table:table-cell table:number-columns-repeated="3" office:value-type="float" office:value="0" calcext:value-type="float">
            <text:p>0</text:p>
          </table:table-cell>
          <table:table-cell office:value-type="float" office:value="2.35" calcext:value-type="float">
            <text:p>2.35</text:p>
          </table:table-cell>
          <table:table-cell office:value-type="float" office:value="0" calcext:value-type="float">
            <text:p>0</text:p>
          </table:table-cell>
          <table:table-cell table:number-columns-repeated="1000"/>
        </table:table-row>
        <table:table-row table:style-name="ro11">
          <table:table-cell table:style-name="ce19" office:value-type="float" office:value="65" calcext:value-type="float">
            <text:p>65</text:p>
          </table:table-cell>
          <table:table-cell table:style-name="ce21" table:formula="of:=LOOKUP([.A5];[$tareas.A$1:.A$1048576];[$tareas.B$1:.B$1048576])" office:value-type="string" office:string-value="Elaborar la vista de descomposición de la arquitectura." calcext:value-type="string">
            <text:p>Elaborar la vista de descomposición de la arquitectura.</text:p>
          </table:table-cell>
          <table:table-cell table:formula="of:=LOOKUP([.A5];[$tareas.A$1:.A$1048576];[$tareas.D$1:.D$1048576])" office:value-type="string" office:string-value="Se creó la vista de descomposición de la arquitectura." calcext:value-type="string">
            <text:p>Se creó la vista de descomposición de la arquitectura.</text:p>
          </table:table-cell>
          <table:table-cell table:formula="of:=LOOKUP([.A5];[$tareas.A$1:.A$1048576];[$tareas.D$1:.D$1048576])" office:value-type="string" office:string-value="Se creó la vista de descomposición de la arquitectura." calcext:value-type="string">
            <text:p>Se creó la vista de descomposición de la arquitectura.</text:p>
          </table:table-cell>
          <table:table-cell table:style-name="ce28" table:formula="of:=LOOKUP([.A5];[$tareas.A$1:.A$1048576];[$tareas.E$1:.E$1048576])" office:value-type="float" office:value="3" calcext:value-type="float">
            <text:p>3</text:p>
          </table:table-cell>
          <table:table-cell table:formula="of:=LOOKUP([.A5];[$tareas.A$1:.A$1048576];[$tareas.F$1:.F$1048576])" office:value-type="percentage" office:value="0.00964630225080386" calcext:value-type="percentage">
            <text:p>0.96%</text:p>
          </table:table-cell>
          <table:table-cell table:style-name="ce28" table:formula="of:=LOOKUP([.A5];[$tareas.A$1:.A$1048576];[$tareas.G$1:.G$1048576])" office:value-type="float" office:value="8" calcext:value-type="float">
            <text:p>8</text:p>
          </table:table-cell>
          <table:table-cell/>
          <table:table-cell table:style-name="ce14"/>
          <table:table-cell table:formula="of:=[.E5]" office:value-type="float" office:value="3" calcext:value-type="float">
            <text:p>3</text:p>
          </table:table-cell>
          <table:table-cell table:style-name="ce14" table:number-columns-repeated="3"/>
          <table:table-cell table:number-columns-repeated="2"/>
          <table:table-cell table:formula="of:=SUM([.T5:.X5])" office:value-type="float" office:value="2.66666666666667" calcext:value-type="float">
            <text:p>2.6666666667</text:p>
          </table:table-cell>
          <table:table-cell table:style-name="ce31" table:formula="of:=IF(NOT(ISBLANK([.R5]));[.F5];0)" office:value-type="percentage" office:value="0.00964630225080386" calcext:value-type="percentage">
            <text:p>0.96%</text:p>
          </table:table-cell>
          <table:table-cell office:value-type="float" office:value="9" calcext:value-type="float">
            <text:p>9</text:p>
          </table:table-cell>
          <table:table-cell/>
          <table:table-cell office:value-type="float" office:value="0" calcext:value-type="float">
            <text:p>0</text:p>
          </table:table-cell>
          <table:table-cell office:value-type="float" office:value="2.66666666666667" calcext:value-type="float">
            <text:p>2.6666666667</text:p>
          </table:table-cell>
          <table:table-cell table:number-columns-repeated="3" office:value-type="float" office:value="0" calcext:value-type="float">
            <text:p>0</text:p>
          </table:table-cell>
          <table:table-cell table:number-columns-repeated="1000"/>
        </table:table-row>
        <table:table-row table:style-name="ro11">
          <table:table-cell table:style-name="ce19" office:value-type="float" office:value="66" calcext:value-type="float">
            <text:p>66</text:p>
          </table:table-cell>
          <table:table-cell table:style-name="ce21" table:formula="of:=LOOKUP([.A6];[$tareas.A$1:.A$1048576];[$tareas.B$1:.B$1048576])" office:value-type="string" office:string-value="Inspeccion del documento de requerimientos." calcext:value-type="string">
            <text:p>Inspeccion del documento de requerimientos.</text:p>
          </table:table-cell>
          <table:table-cell table:formula="of:=LOOKUP([.A6];[$tareas.A$1:.A$1048576];[$tareas.D$1:.D$1048576])" office:value-type="string" office:string-value="Se creó el reporte de inspección del documento de requerimientos." calcext:value-type="string">
            <text:p>Se creó el reporte de inspección del documento de requerimientos.</text:p>
          </table:table-cell>
          <table:table-cell table:formula="of:=LOOKUP([.A6];[$tareas.A$1:.A$1048576];[$tareas.D$1:.D$1048576])" office:value-type="string" office:string-value="Se creó el reporte de inspección del documento de requerimientos." calcext:value-type="string">
            <text:p>Se creó el reporte de inspección del documento de requerimientos.</text:p>
          </table:table-cell>
          <table:table-cell table:style-name="ce28" table:formula="of:=LOOKUP([.A6];[$tareas.A$1:.A$1048576];[$tareas.E$1:.E$1048576])" office:value-type="float" office:value="3" calcext:value-type="float">
            <text:p>3</text:p>
          </table:table-cell>
          <table:table-cell table:formula="of:=LOOKUP([.A6];[$tareas.A$1:.A$1048576];[$tareas.F$1:.F$1048576])" office:value-type="percentage" office:value="0.00964630225080386" calcext:value-type="percentage">
            <text:p>0.96%</text:p>
          </table:table-cell>
          <table:table-cell table:style-name="ce28" table:formula="of:=LOOKUP([.A6];[$tareas.A$1:.A$1048576];[$tareas.G$1:.G$1048576])" office:value-type="float" office:value="8" calcext:value-type="float">
            <text:p>8</text:p>
          </table:table-cell>
          <table:table-cell/>
          <table:table-cell table:style-name="ce14" table:number-columns-repeated="2"/>
          <table:table-cell table:formula="of:=[.E6]" office:value-type="float" office:value="3" calcext:value-type="float">
            <text:p>3</text:p>
          </table:table-cell>
          <table:table-cell table:style-name="ce14" table:number-columns-repeated="2"/>
          <table:table-cell table:number-columns-repeated="2"/>
          <table:table-cell table:formula="of:=SUM([.T6:.X6])" office:value-type="float" office:value="1.83333333333333" calcext:value-type="float">
            <text:p>1.8333333333</text:p>
          </table:table-cell>
          <table:table-cell table:style-name="ce31" table:formula="of:=IF(NOT(ISBLANK([.R6]));[.F6];0)" office:value-type="percentage" office:value="0.00964630225080386" calcext:value-type="percentage">
            <text:p>0.96%</text:p>
          </table:table-cell>
          <table:table-cell office:value-type="float" office:value="9" calcext:value-type="float">
            <text:p>9</text:p>
          </table:table-cell>
          <table:table-cell/>
          <table:table-cell table:number-columns-repeated="2" office:value-type="float" office:value="0" calcext:value-type="float">
            <text:p>0</text:p>
          </table:table-cell>
          <table:table-cell office:value-type="float" office:value="1.83333333333333" calcext:value-type="float">
            <text:p>1.8333333333</text:p>
          </table:table-cell>
          <table:table-cell table:number-columns-repeated="2" office:value-type="float" office:value="0" calcext:value-type="float">
            <text:p>0</text:p>
          </table:table-cell>
          <table:table-cell table:number-columns-repeated="1000"/>
        </table:table-row>
        <table:table-row table:style-name="ro11">
          <table:table-cell table:style-name="ce19" office:value-type="float" office:value="67" calcext:value-type="float">
            <text:p>67</text:p>
          </table:table-cell>
          <table:table-cell table:style-name="ce21" table:formula="of:=LOOKUP([.A7];[$tareas.A$1:.A$1048576];[$tareas.B$1:.B$1048576])" office:value-type="string" office:string-value="Arreglar los errores encontrados en el documento de requerimientos." calcext:value-type="string">
            <text:p>Arreglar los errores encontrados en el documento de requerimientos.</text:p>
          </table:table-cell>
          <table:table-cell table:formula="of:=LOOKUP([.A7];[$tareas.A$1:.A$1048576];[$tareas.D$1:.D$1048576])" office:value-type="string" office:string-value="Se arreglaron los errores encontrados en el documento de requerimientos." calcext:value-type="string">
            <text:p>Se arreglaron los errores encontrados en el documento de requerimientos.</text:p>
          </table:table-cell>
          <table:table-cell table:formula="of:=LOOKUP([.A7];[$tareas.A$1:.A$1048576];[$tareas.D$1:.D$1048576])" office:value-type="string" office:string-value="Se arreglaron los errores encontrados en el documento de requerimientos." calcext:value-type="string">
            <text:p>Se arreglaron los errores encontrados en el documento de requerimientos.</text:p>
          </table:table-cell>
          <table:table-cell table:style-name="ce28" table:formula="of:=LOOKUP([.A7];[$tareas.A$1:.A$1048576];[$tareas.E$1:.E$1048576])" office:value-type="float" office:value="2" calcext:value-type="float">
            <text:p>2</text:p>
          </table:table-cell>
          <table:table-cell table:formula="of:=LOOKUP([.A7];[$tareas.A$1:.A$1048576];[$tareas.F$1:.F$1048576])" office:value-type="percentage" office:value="0.00643086816720257" calcext:value-type="percentage">
            <text:p>0.64%</text:p>
          </table:table-cell>
          <table:table-cell table:style-name="ce28" table:formula="of:=LOOKUP([.A7];[$tareas.A$1:.A$1048576];[$tareas.G$1:.G$1048576])" office:value-type="float" office:value="8" calcext:value-type="float">
            <text:p>8</text:p>
          </table:table-cell>
          <table:table-cell/>
          <table:table-cell table:style-name="ce14" table:number-columns-repeated="2"/>
          <table:table-cell table:formula="of:=[.E7]" office:value-type="float" office:value="2" calcext:value-type="float">
            <text:p>2</text:p>
          </table:table-cell>
          <table:table-cell table:style-name="ce14" table:number-columns-repeated="2"/>
          <table:table-cell table:number-columns-repeated="2"/>
          <table:table-cell table:formula="of:=SUM([.T7:.X7])" office:value-type="float" office:value="2.75" calcext:value-type="float">
            <text:p>2.75</text:p>
          </table:table-cell>
          <table:table-cell table:style-name="ce31" table:formula="of:=IF(NOT(ISBLANK([.R7]));[.F7];0)" office:value-type="percentage" office:value="0.00643086816720257" calcext:value-type="percentage">
            <text:p>0.64%</text:p>
          </table:table-cell>
          <table:table-cell office:value-type="float" office:value="9" calcext:value-type="float">
            <text:p>9</text:p>
          </table:table-cell>
          <table:table-cell/>
          <table:table-cell table:number-columns-repeated="2" office:value-type="float" office:value="0" calcext:value-type="float">
            <text:p>0</text:p>
          </table:table-cell>
          <table:table-cell office:value-type="float" office:value="2.75" calcext:value-type="float">
            <text:p>2.75</text:p>
          </table:table-cell>
          <table:table-cell table:number-columns-repeated="2" office:value-type="float" office:value="0" calcext:value-type="float">
            <text:p>0</text:p>
          </table:table-cell>
          <table:table-cell table:number-columns-repeated="1000"/>
        </table:table-row>
        <table:table-row table:style-name="ro11">
          <table:table-cell table:style-name="ce19" office:value-type="float" office:value="68" calcext:value-type="float">
            <text:p>68</text:p>
          </table:table-cell>
          <table:table-cell table:style-name="ce21" table:formula="of:=LOOKUP([.A8];[$tareas.A$1:.A$1048576];[$tareas.B$1:.B$1048576])" office:value-type="string" office:string-value="Inspeccion del documento de arquitectura" calcext:value-type="string">
            <text:p>Inspeccion del documento de arquitectura</text:p>
          </table:table-cell>
          <table:table-cell table:formula="of:=LOOKUP([.A8];[$tareas.A$1:.A$1048576];[$tareas.D$1:.D$1048576])" office:value-type="string" office:string-value="Se creó el reporte de inspección del documento de arquitectura." calcext:value-type="string">
            <text:p>Se creó el reporte de inspección del documento de arquitectura.</text:p>
          </table:table-cell>
          <table:table-cell table:formula="of:=LOOKUP([.A8];[$tareas.A$1:.A$1048576];[$tareas.D$1:.D$1048576])" office:value-type="string" office:string-value="Se creó el reporte de inspección del documento de arquitectura." calcext:value-type="string">
            <text:p>Se creó el reporte de inspección del documento de arquitectura.</text:p>
          </table:table-cell>
          <table:table-cell table:style-name="ce28" table:formula="of:=LOOKUP([.A8];[$tareas.A$1:.A$1048576];[$tareas.E$1:.E$1048576])" office:value-type="float" office:value="3" calcext:value-type="float">
            <text:p>3</text:p>
          </table:table-cell>
          <table:table-cell table:formula="of:=LOOKUP([.A8];[$tareas.A$1:.A$1048576];[$tareas.F$1:.F$1048576])" office:value-type="percentage" office:value="0.00964630225080386" calcext:value-type="percentage">
            <text:p>0.96%</text:p>
          </table:table-cell>
          <table:table-cell table:style-name="ce28" table:formula="of:=LOOKUP([.A8];[$tareas.A$1:.A$1048576];[$tareas.G$1:.G$1048576])" office:value-type="float" office:value="8" calcext:value-type="float">
            <text:p>8</text:p>
          </table:table-cell>
          <table:table-cell/>
          <table:table-cell table:style-name="ce14" table:number-columns-repeated="2"/>
          <table:table-cell table:formula="of:=[.E8]" office:value-type="float" office:value="3" calcext:value-type="float">
            <text:p>3</text:p>
          </table:table-cell>
          <table:table-cell table:style-name="ce14" table:number-columns-repeated="2"/>
          <table:table-cell table:number-columns-repeated="2"/>
          <table:table-cell table:formula="of:=SUM([.T8:.X8])" office:value-type="float" office:value="1.75" calcext:value-type="float">
            <text:p>1.75</text:p>
          </table:table-cell>
          <table:table-cell table:style-name="ce31" table:formula="of:=IF(NOT(ISBLANK([.R8]));[.F8];0)" office:value-type="percentage" office:value="0.00964630225080386" calcext:value-type="percentage">
            <text:p>0.96%</text:p>
          </table:table-cell>
          <table:table-cell office:value-type="float" office:value="9" calcext:value-type="float">
            <text:p>9</text:p>
          </table:table-cell>
          <table:table-cell/>
          <table:table-cell table:number-columns-repeated="2" office:value-type="float" office:value="0" calcext:value-type="float">
            <text:p>0</text:p>
          </table:table-cell>
          <table:table-cell office:value-type="float" office:value="1.75" calcext:value-type="float">
            <text:p>1.75</text:p>
          </table:table-cell>
          <table:table-cell table:number-columns-repeated="2" office:value-type="float" office:value="0" calcext:value-type="float">
            <text:p>0</text:p>
          </table:table-cell>
          <table:table-cell table:number-columns-repeated="1000"/>
        </table:table-row>
        <table:table-row table:style-name="ro11">
          <table:table-cell table:style-name="ce19" office:value-type="float" office:value="69" calcext:value-type="float">
            <text:p>69</text:p>
          </table:table-cell>
          <table:table-cell table:style-name="ce21" table:formula="of:=LOOKUP([.A9];[$tareas.A$1:.A$1048576];[$tareas.B$1:.B$1048576])" office:value-type="string" office:string-value="Arreglar los errores encontrados en el documento de arquitectura." calcext:value-type="string">
            <text:p>Arreglar los errores encontrados en el documento de arquitectura.</text:p>
          </table:table-cell>
          <table:table-cell table:formula="of:=LOOKUP([.A9];[$tareas.A$1:.A$1048576];[$tareas.D$1:.D$1048576])" office:value-type="string" office:string-value="Se arreglaron los errores encontrados en el documento de arquitectura." calcext:value-type="string">
            <text:p>Se arreglaron los errores encontrados en el documento de arquitectura.</text:p>
          </table:table-cell>
          <table:table-cell table:formula="of:=LOOKUP([.A9];[$tareas.A$1:.A$1048576];[$tareas.D$1:.D$1048576])" office:value-type="string" office:string-value="Se arreglaron los errores encontrados en el documento de arquitectura." calcext:value-type="string">
            <text:p>Se arreglaron los errores encontrados en el documento de arquitectura.</text:p>
          </table:table-cell>
          <table:table-cell table:style-name="ce28" table:formula="of:=LOOKUP([.A9];[$tareas.A$1:.A$1048576];[$tareas.E$1:.E$1048576])" office:value-type="float" office:value="2" calcext:value-type="float">
            <text:p>2</text:p>
          </table:table-cell>
          <table:table-cell table:formula="of:=LOOKUP([.A9];[$tareas.A$1:.A$1048576];[$tareas.F$1:.F$1048576])" office:value-type="percentage" office:value="0.00643086816720257" calcext:value-type="percentage">
            <text:p>0.64%</text:p>
          </table:table-cell>
          <table:table-cell table:style-name="ce28" table:formula="of:=LOOKUP([.A9];[$tareas.A$1:.A$1048576];[$tareas.G$1:.G$1048576])" office:value-type="float" office:value="8" calcext:value-type="float">
            <text:p>8</text:p>
          </table:table-cell>
          <table:table-cell/>
          <table:table-cell table:style-name="ce14" table:number-columns-repeated="2"/>
          <table:table-cell table:formula="of:=[.E9]" office:value-type="float" office:value="2" calcext:value-type="float">
            <text:p>2</text:p>
          </table:table-cell>
          <table:table-cell table:style-name="ce14" table:number-columns-repeated="2"/>
          <table:table-cell table:number-columns-repeated="2"/>
          <table:table-cell table:formula="of:=SUM([.T9:.X9])" office:value-type="float" office:value="1.83333333333333" calcext:value-type="float">
            <text:p>1.8333333333</text:p>
          </table:table-cell>
          <table:table-cell table:style-name="ce31" table:formula="of:=IF(NOT(ISBLANK([.R9]));[.F9];0)" office:value-type="percentage" office:value="0.00643086816720257" calcext:value-type="percentage">
            <text:p>0.64%</text:p>
          </table:table-cell>
          <table:table-cell office:value-type="float" office:value="9" calcext:value-type="float">
            <text:p>9</text:p>
          </table:table-cell>
          <table:table-cell/>
          <table:table-cell table:number-columns-repeated="2" office:value-type="float" office:value="0" calcext:value-type="float">
            <text:p>0</text:p>
          </table:table-cell>
          <table:table-cell office:value-type="float" office:value="1.83333333333333" calcext:value-type="float">
            <text:p>1.8333333333</text:p>
          </table:table-cell>
          <table:table-cell table:number-columns-repeated="2" office:value-type="float" office:value="0" calcext:value-type="float">
            <text:p>0</text:p>
          </table:table-cell>
          <table:table-cell table:number-columns-repeated="1000"/>
        </table:table-row>
        <table:table-row table:style-name="ro11">
          <table:table-cell table:style-name="ce19" office:value-type="float" office:value="70" calcext:value-type="float">
            <text:p>70</text:p>
          </table:table-cell>
          <table:table-cell table:style-name="ce21" table:formula="of:=LOOKUP([.A10];[$tareas.A$1:.A$1048576];[$tareas.B$1:.B$1048576])" office:value-type="string" office:string-value="Implementar la funcionalidad #1(Establecer la disponibilidad por día de un recurso)." calcext:value-type="string">
            <text:p>Implementar la funcionalidad #1(Establecer la disponibilidad por día de un recurso).</text:p>
          </table:table-cell>
          <table:table-cell table:formula="of:=LOOKUP([.A10];[$tareas.A$1:.A$1048576];[$tareas.D$1:.D$1048576])" office:value-type="string" office:string-value="Se implementó la funcionalidad #1 del producto." calcext:value-type="string">
            <text:p>Se implementó la funcionalidad #1 del producto.</text:p>
          </table:table-cell>
          <table:table-cell table:formula="of:=LOOKUP([.A10];[$tareas.A$1:.A$1048576];[$tareas.D$1:.D$1048576])" office:value-type="string" office:string-value="Se implementó la funcionalidad #1 del producto." calcext:value-type="string">
            <text:p>Se implementó la funcionalidad #1 del producto.</text:p>
          </table:table-cell>
          <table:table-cell table:style-name="ce28" table:formula="of:=LOOKUP([.A10];[$tareas.A$1:.A$1048576];[$tareas.E$1:.E$1048576])" office:value-type="float" office:value="8" calcext:value-type="float">
            <text:p>8</text:p>
          </table:table-cell>
          <table:table-cell table:formula="of:=LOOKUP([.A10];[$tareas.A$1:.A$1048576];[$tareas.F$1:.F$1048576])" office:value-type="percentage" office:value="0.0257234726688103" calcext:value-type="percentage">
            <text:p>2.57%</text:p>
          </table:table-cell>
          <table:table-cell table:style-name="ce28" table:formula="of:=LOOKUP([.A10];[$tareas.A$1:.A$1048576];[$tareas.G$1:.G$1048576])" office:value-type="float" office:value="8" calcext:value-type="float">
            <text:p>8</text:p>
          </table:table-cell>
          <table:table-cell/>
          <table:table-cell table:style-name="ce14"/>
          <table:table-cell table:formula="of:=[.E10]/2" office:value-type="float" office:value="4" calcext:value-type="float">
            <text:p>4</text:p>
          </table:table-cell>
          <table:table-cell table:style-name="ce14"/>
          <table:table-cell table:formula="of:=[.E10]/2" office:value-type="float" office:value="4" calcext:value-type="float">
            <text:p>4</text:p>
          </table:table-cell>
          <table:table-cell table:style-name="ce14"/>
          <table:table-cell table:number-columns-repeated="2"/>
          <table:table-cell table:formula="of:=SUM([.T10:.X10])" office:value-type="float" office:value="20.3333333333334" calcext:value-type="float">
            <text:p>20.3333333333</text:p>
          </table:table-cell>
          <table:table-cell table:style-name="ce31" table:formula="of:=IF(NOT(ISBLANK([.R10]));[.F10];0)" office:value-type="percentage" office:value="0.0257234726688103" calcext:value-type="percentage">
            <text:p>2.57%</text:p>
          </table:table-cell>
          <table:table-cell office:value-type="float" office:value="10" calcext:value-type="float">
            <text:p>10</text:p>
          </table:table-cell>
          <table:table-cell/>
          <table:table-cell office:value-type="float" office:value="0" calcext:value-type="float">
            <text:p>0</text:p>
          </table:table-cell>
          <table:table-cell office:value-type="float" office:value="6.71666666666667" calcext:value-type="float">
            <text:p>6.7166666667</text:p>
          </table:table-cell>
          <table:table-cell office:value-type="float" office:value="0" calcext:value-type="float">
            <text:p>0</text:p>
          </table:table-cell>
          <table:table-cell office:value-type="float" office:value="13.6166666666667" calcext:value-type="float">
            <text:p>13.6166666667</text:p>
          </table:table-cell>
          <table:table-cell office:value-type="float" office:value="0" calcext:value-type="float">
            <text:p>0</text:p>
          </table:table-cell>
          <table:table-cell table:number-columns-repeated="1000"/>
        </table:table-row>
        <table:table-row table:style-name="ro11">
          <table:table-cell table:style-name="ce19" office:value-type="float" office:value="71" calcext:value-type="float">
            <text:p>71</text:p>
          </table:table-cell>
          <table:table-cell table:style-name="ce21" table:formula="of:=LOOKUP([.A11];[$tareas.A$1:.A$1048576];[$tareas.B$1:.B$1048576])" office:value-type="string" office:string-value="Testear la funcionalidad #1." calcext:value-type="string">
            <text:p>Testear la funcionalidad #1.</text:p>
          </table:table-cell>
          <table:table-cell table:formula="of:=LOOKUP([.A11];[$tareas.A$1:.A$1048576];[$tareas.D$1:.D$1048576])" office:value-type="string" office:string-value="Se creó el reporte de testeo de la funcionalidad #1 del producto." calcext:value-type="string">
            <text:p>Se creó el reporte de testeo de la funcionalidad #1 del producto.</text:p>
          </table:table-cell>
          <table:table-cell table:formula="of:=LOOKUP([.A11];[$tareas.A$1:.A$1048576];[$tareas.D$1:.D$1048576])" office:value-type="string" office:string-value="Se creó el reporte de testeo de la funcionalidad #1 del producto." calcext:value-type="string">
            <text:p>Se creó el reporte de testeo de la funcionalidad #1 del producto.</text:p>
          </table:table-cell>
          <table:table-cell table:style-name="ce28" table:formula="of:=LOOKUP([.A11];[$tareas.A$1:.A$1048576];[$tareas.E$1:.E$1048576])" office:value-type="float" office:value="4" calcext:value-type="float">
            <text:p>4</text:p>
          </table:table-cell>
          <table:table-cell table:formula="of:=LOOKUP([.A11];[$tareas.A$1:.A$1048576];[$tareas.F$1:.F$1048576])" office:value-type="percentage" office:value="0.0128617363344051" calcext:value-type="percentage">
            <text:p>1.29%</text:p>
          </table:table-cell>
          <table:table-cell table:style-name="ce28" table:formula="of:=LOOKUP([.A11];[$tareas.A$1:.A$1048576];[$tareas.G$1:.G$1048576])" office:value-type="float" office:value="8" calcext:value-type="float">
            <text:p>8</text:p>
          </table:table-cell>
          <table:table-cell/>
          <table:table-cell table:style-name="ce14" table:number-columns-repeated="2"/>
          <table:table-cell table:formula="of:=[.E11]" office:value-type="float" office:value="4" calcext:value-type="float">
            <text:p>4</text:p>
          </table:table-cell>
          <table:table-cell table:style-name="ce14" table:number-columns-repeated="2"/>
          <table:table-cell table:number-columns-repeated="2"/>
          <table:table-cell table:formula="of:=SUM([.T11:.X11])" office:value-type="float" office:value="0" calcext:value-type="float">
            <text:p>0</text:p>
          </table:table-cell>
          <table:table-cell table:style-name="ce31" table:formula="of:=IF(NOT(ISBLANK([.R11]));[.F11];0)" office:value-type="percentage" office:value="0" calcext:value-type="percentage">
            <text:p>0.00%</text:p>
          </table:table-cell>
          <table:table-cell table:number-columns-repeated="2"/>
          <table:table-cell table:number-columns-repeated="5" office:value-type="float" office:value="0" calcext:value-type="float">
            <text:p>0</text:p>
          </table:table-cell>
          <table:table-cell table:number-columns-repeated="1000"/>
        </table:table-row>
        <table:table-row table:style-name="ro11">
          <table:table-cell table:style-name="ce19" office:value-type="float" office:value="72" calcext:value-type="float">
            <text:p>72</text:p>
          </table:table-cell>
          <table:table-cell table:style-name="ce21" table:formula="of:=LOOKUP([.A12];[$tareas.A$1:.A$1048576];[$tareas.B$1:.B$1048576])" office:value-type="string" office:string-value="Implementar la funcionalidad #2(Agregar una excepción o evento a un recurso)." calcext:value-type="string">
            <text:p>Implementar la funcionalidad #2(Agregar una excepción o evento a un recurso).</text:p>
          </table:table-cell>
          <table:table-cell table:formula="of:=LOOKUP([.A12];[$tareas.A$1:.A$1048576];[$tareas.D$1:.D$1048576])" office:value-type="string" office:string-value="Se implementó la funcionalidad #2 del producto." calcext:value-type="string">
            <text:p>Se implementó la funcionalidad #2 del producto.</text:p>
          </table:table-cell>
          <table:table-cell table:formula="of:=LOOKUP([.A12];[$tareas.A$1:.A$1048576];[$tareas.D$1:.D$1048576])" office:value-type="string" office:string-value="Se implementó la funcionalidad #2 del producto." calcext:value-type="string">
            <text:p>Se implementó la funcionalidad #2 del producto.</text:p>
          </table:table-cell>
          <table:table-cell table:style-name="ce28" table:formula="of:=LOOKUP([.A12];[$tareas.A$1:.A$1048576];[$tareas.E$1:.E$1048576])" office:value-type="float" office:value="10" calcext:value-type="float">
            <text:p>10</text:p>
          </table:table-cell>
          <table:table-cell table:formula="of:=LOOKUP([.A12];[$tareas.A$1:.A$1048576];[$tareas.F$1:.F$1048576])" office:value-type="percentage" office:value="0.0321543408360129" calcext:value-type="percentage">
            <text:p>3.22%</text:p>
          </table:table-cell>
          <table:table-cell table:style-name="ce28" table:formula="of:=LOOKUP([.A12];[$tareas.A$1:.A$1048576];[$tareas.G$1:.G$1048576])" office:value-type="float" office:value="9" calcext:value-type="float">
            <text:p>9</text:p>
          </table:table-cell>
          <table:table-cell/>
          <table:table-cell table:formula="of:=[.E12]" office:value-type="float" office:value="10" calcext:value-type="float">
            <text:p>10</text:p>
          </table:table-cell>
          <table:table-cell table:style-name="ce14" table:number-columns-repeated="4"/>
          <table:table-cell table:number-columns-repeated="2"/>
          <table:table-cell table:formula="of:=SUM([.T12:.X12])" office:value-type="float" office:value="16.2833333333333" calcext:value-type="float">
            <text:p>16.2833333333</text:p>
          </table:table-cell>
          <table:table-cell table:style-name="ce31" table:formula="of:=IF(NOT(ISBLANK([.R12]));[.F12];0)" office:value-type="percentage" office:value="0.0321543408360129" calcext:value-type="percentage">
            <text:p>3.22%</text:p>
          </table:table-cell>
          <table:table-cell office:value-type="float" office:value="10" calcext:value-type="float">
            <text:p>10</text:p>
          </table:table-cell>
          <table:table-cell/>
          <table:table-cell office:value-type="float" office:value="11.25" calcext:value-type="float">
            <text:p>11.25</text:p>
          </table:table-cell>
          <table:table-cell table:number-columns-repeated="3" office:value-type="float" office:value="0" calcext:value-type="float">
            <text:p>0</text:p>
          </table:table-cell>
          <table:table-cell office:value-type="float" office:value="5.03333333333333" calcext:value-type="float">
            <text:p>5.0333333333</text:p>
          </table:table-cell>
          <table:table-cell table:number-columns-repeated="1000"/>
        </table:table-row>
        <table:table-row table:style-name="ro11">
          <table:table-cell table:style-name="ce19" office:value-type="float" office:value="73" calcext:value-type="float">
            <text:p>73</text:p>
          </table:table-cell>
          <table:table-cell table:style-name="ce21" table:formula="of:=LOOKUP([.A13];[$tareas.A$1:.A$1048576];[$tareas.B$1:.B$1048576])" office:value-type="string" office:string-value="Testear la funcionalidad #2." calcext:value-type="string">
            <text:p>Testear la funcionalidad #2.</text:p>
          </table:table-cell>
          <table:table-cell table:formula="of:=LOOKUP([.A13];[$tareas.A$1:.A$1048576];[$tareas.D$1:.D$1048576])" office:value-type="string" office:string-value="Se creó el reporte de testeo de la funcionalidad #2 del producto." calcext:value-type="string">
            <text:p>Se creó el reporte de testeo de la funcionalidad #2 del producto.</text:p>
          </table:table-cell>
          <table:table-cell table:formula="of:=LOOKUP([.A13];[$tareas.A$1:.A$1048576];[$tareas.D$1:.D$1048576])" office:value-type="string" office:string-value="Se creó el reporte de testeo de la funcionalidad #2 del producto." calcext:value-type="string">
            <text:p>Se creó el reporte de testeo de la funcionalidad #2 del producto.</text:p>
          </table:table-cell>
          <table:table-cell table:style-name="ce28" table:formula="of:=LOOKUP([.A13];[$tareas.A$1:.A$1048576];[$tareas.E$1:.E$1048576])" office:value-type="float" office:value="4" calcext:value-type="float">
            <text:p>4</text:p>
          </table:table-cell>
          <table:table-cell table:formula="of:=LOOKUP([.A13];[$tareas.A$1:.A$1048576];[$tareas.F$1:.F$1048576])" office:value-type="percentage" office:value="0.0128617363344051" calcext:value-type="percentage">
            <text:p>1.29%</text:p>
          </table:table-cell>
          <table:table-cell table:style-name="ce28" table:formula="of:=LOOKUP([.A13];[$tareas.A$1:.A$1048576];[$tareas.G$1:.G$1048576])" office:value-type="float" office:value="9" calcext:value-type="float">
            <text:p>9</text:p>
          </table:table-cell>
          <table:table-cell/>
          <table:table-cell table:style-name="ce14" table:number-columns-repeated="4"/>
          <table:table-cell table:formula="of:=[.E13]" office:value-type="float" office:value="4" calcext:value-type="float">
            <text:p>4</text:p>
          </table:table-cell>
          <table:table-cell table:number-columns-repeated="2"/>
          <table:table-cell table:formula="of:=SUM([.T13:.X13])" office:value-type="float" office:value="4.91666666666667" calcext:value-type="float">
            <text:p>4.9166666667</text:p>
          </table:table-cell>
          <table:table-cell table:style-name="ce31" table:formula="of:=IF(NOT(ISBLANK([.R13]));[.F13];0)" office:value-type="percentage" office:value="0.0128617363344051" calcext:value-type="percentage">
            <text:p>1.29%</text:p>
          </table:table-cell>
          <table:table-cell office:value-type="float" office:value="10" calcext:value-type="float">
            <text:p>10</text:p>
          </table:table-cell>
          <table:table-cell/>
          <table:table-cell table:number-columns-repeated="4" office:value-type="float" office:value="0" calcext:value-type="float">
            <text:p>0</text:p>
          </table:table-cell>
          <table:table-cell office:value-type="float" office:value="4.91666666666667" calcext:value-type="float">
            <text:p>4.9166666667</text:p>
          </table:table-cell>
          <table:table-cell table:number-columns-repeated="1000"/>
        </table:table-row>
        <table:table-row table:style-name="ro10">
          <table:table-cell table:style-name="ce19" office:value-type="float" office:value="74" calcext:value-type="float">
            <text:p>74</text:p>
          </table:table-cell>
          <table:table-cell table:style-name="ce21" table:formula="of:=LOOKUP([.A14];[$tareas.A$1:.A$1048576];[$tareas.B$1:.B$1048576])" office:value-type="string" office:string-value="Implementar la funcionalidad #4(Ver la calendarización de uno o más recursos en un rango de fechas)." calcext:value-type="string">
            <text:p>Implementar la funcionalidad #4(Ver la calendarización de uno o más recursos en un rango de fechas).</text:p>
          </table:table-cell>
          <table:table-cell table:formula="of:=LOOKUP([.A14];[$tareas.A$1:.A$1048576];[$tareas.D$1:.D$1048576])" office:value-type="string" office:string-value="Se implementó la funcionalidad #4 del producto." calcext:value-type="string">
            <text:p>Se implementó la funcionalidad #4 del producto.</text:p>
          </table:table-cell>
          <table:table-cell table:formula="of:=LOOKUP([.A14];[$tareas.A$1:.A$1048576];[$tareas.D$1:.D$1048576])" office:value-type="string" office:string-value="Se implementó la funcionalidad #4 del producto." calcext:value-type="string">
            <text:p>Se implementó la funcionalidad #4 del producto.</text:p>
          </table:table-cell>
          <table:table-cell table:style-name="ce28" table:formula="of:=LOOKUP([.A14];[$tareas.A$1:.A$1048576];[$tareas.E$1:.E$1048576])" office:value-type="float" office:value="12" calcext:value-type="float">
            <text:p>12</text:p>
          </table:table-cell>
          <table:table-cell table:formula="of:=LOOKUP([.A14];[$tareas.A$1:.A$1048576];[$tareas.F$1:.F$1048576])" office:value-type="percentage" office:value="0.0385852090032154" calcext:value-type="percentage">
            <text:p>3.86%</text:p>
          </table:table-cell>
          <table:table-cell table:style-name="ce28" table:formula="of:=LOOKUP([.A14];[$tareas.A$1:.A$1048576];[$tareas.G$1:.G$1048576])" office:value-type="float" office:value="9" calcext:value-type="float">
            <text:p>9</text:p>
          </table:table-cell>
          <table:table-cell/>
          <table:table-cell table:formula="of:=[.E14]/3" office:value-type="float" office:value="4" calcext:value-type="float">
            <text:p>4</text:p>
          </table:table-cell>
          <table:table-cell table:formula="of:=[.E14]/3" office:value-type="float" office:value="4" calcext:value-type="float">
            <text:p>4</text:p>
          </table:table-cell>
          <table:table-cell table:style-name="ce14"/>
          <table:table-cell table:formula="of:=[.E14]/3" office:value-type="float" office:value="4" calcext:value-type="float">
            <text:p>4</text:p>
          </table:table-cell>
          <table:table-cell table:style-name="ce14"/>
          <table:table-cell table:number-columns-repeated="2"/>
          <table:table-cell table:formula="of:=SUM([.T14:.X14])" office:value-type="float" office:value="0" calcext:value-type="float">
            <text:p>0</text:p>
          </table:table-cell>
          <table:table-cell table:style-name="ce31" table:formula="of:=IF(NOT(ISBLANK([.R14]));[.F14];0)" office:value-type="percentage" office:value="0" calcext:value-type="percentage">
            <text:p>0.00%</text:p>
          </table:table-cell>
          <table:table-cell table:number-columns-repeated="2"/>
          <table:table-cell table:number-columns-repeated="5" office:value-type="float" office:value="0" calcext:value-type="float">
            <text:p>0</text:p>
          </table:table-cell>
          <table:table-cell table:number-columns-repeated="1000"/>
        </table:table-row>
        <table:table-row table:style-name="ro11">
          <table:table-cell table:style-name="ce19" office:value-type="float" office:value="75" calcext:value-type="float">
            <text:p>75</text:p>
          </table:table-cell>
          <table:table-cell table:style-name="ce21" table:formula="of:=LOOKUP([.A15];[$tareas.A$1:.A$1048576];[$tareas.B$1:.B$1048576])" office:value-type="string" office:string-value="Sesión de inspección para la funcionalidad #4." calcext:value-type="string">
            <text:p>Sesión de inspección para la funcionalidad #4.</text:p>
          </table:table-cell>
          <table:table-cell table:formula="of:=LOOKUP([.A15];[$tareas.A$1:.A$1048576];[$tareas.D$1:.D$1048576])" office:value-type="string" office:string-value="Se creó el reporte de testeso de la funcionalidad #4 del producto." calcext:value-type="string">
            <text:p>Se creó el reporte de testeso de la funcionalidad #4 del producto.</text:p>
          </table:table-cell>
          <table:table-cell table:formula="of:=LOOKUP([.A15];[$tareas.A$1:.A$1048576];[$tareas.D$1:.D$1048576])" office:value-type="string" office:string-value="Se creó el reporte de testeso de la funcionalidad #4 del producto." calcext:value-type="string">
            <text:p>Se creó el reporte de testeso de la funcionalidad #4 del producto.</text:p>
          </table:table-cell>
          <table:table-cell table:style-name="ce28" table:formula="of:=LOOKUP([.A15];[$tareas.A$1:.A$1048576];[$tareas.E$1:.E$1048576])" office:value-type="float" office:value="6" calcext:value-type="float">
            <text:p>6</text:p>
          </table:table-cell>
          <table:table-cell table:formula="of:=LOOKUP([.A15];[$tareas.A$1:.A$1048576];[$tareas.F$1:.F$1048576])" office:value-type="percentage" office:value="0.0192926045016077" calcext:value-type="percentage">
            <text:p>1.93%</text:p>
          </table:table-cell>
          <table:table-cell table:style-name="ce28" table:formula="of:=LOOKUP([.A15];[$tareas.A$1:.A$1048576];[$tareas.G$1:.G$1048576])" office:value-type="float" office:value="9" calcext:value-type="float">
            <text:p>9</text:p>
          </table:table-cell>
          <table:table-cell/>
          <table:table-cell table:style-name="ce14" table:number-columns-repeated="2"/>
          <table:table-cell table:formula="of:=[.E15]" office:value-type="float" office:value="6" calcext:value-type="float">
            <text:p>6</text:p>
          </table:table-cell>
          <table:table-cell table:style-name="ce14" table:number-columns-repeated="2"/>
          <table:table-cell table:number-columns-repeated="2"/>
          <table:table-cell table:formula="of:=SUM([.T15:.X15])" office:value-type="float" office:value="0" calcext:value-type="float">
            <text:p>0</text:p>
          </table:table-cell>
          <table:table-cell table:style-name="ce31" table:formula="of:=IF(NOT(ISBLANK([.R15]));[.F15];0)" office:value-type="percentage" office:value="0" calcext:value-type="percentage">
            <text:p>0.00%</text:p>
          </table:table-cell>
          <table:table-cell table:number-columns-repeated="2"/>
          <table:table-cell table:number-columns-repeated="5" office:value-type="float" office:value="0" calcext:value-type="float">
            <text:p>0</text:p>
          </table:table-cell>
          <table:table-cell table:number-columns-repeated="1000"/>
        </table:table-row>
        <table:table-row table:style-name="ro11">
          <table:table-cell table:style-name="ce19" office:value-type="float" office:value="76" calcext:value-type="float">
            <text:p>76</text:p>
          </table:table-cell>
          <table:table-cell table:style-name="ce21" table:formula="of:=LOOKUP([.A16];[$tareas.A$1:.A$1048576];[$tareas.B$1:.B$1048576])" office:value-type="string" office:string-value="Implementar la funcionalidad #3(Calendarizar un proyecto)." calcext:value-type="string">
            <text:p>Implementar la funcionalidad #3(Calendarizar un proyecto).</text:p>
          </table:table-cell>
          <table:table-cell table:formula="of:=LOOKUP([.A16];[$tareas.A$1:.A$1048576];[$tareas.D$1:.D$1048576])" office:value-type="string" office:string-value="Se implementó la funcionalidad #3 del producto." calcext:value-type="string">
            <text:p>Se implementó la funcionalidad #3 del producto.</text:p>
          </table:table-cell>
          <table:table-cell table:formula="of:=LOOKUP([.A16];[$tareas.A$1:.A$1048576];[$tareas.D$1:.D$1048576])" office:value-type="string" office:string-value="Se implementó la funcionalidad #3 del producto." calcext:value-type="string">
            <text:p>Se implementó la funcionalidad #3 del producto.</text:p>
          </table:table-cell>
          <table:table-cell table:style-name="ce28" table:formula="of:=LOOKUP([.A16];[$tareas.A$1:.A$1048576];[$tareas.E$1:.E$1048576])" office:value-type="float" office:value="15" calcext:value-type="float">
            <text:p>15</text:p>
          </table:table-cell>
          <table:table-cell table:formula="of:=LOOKUP([.A16];[$tareas.A$1:.A$1048576];[$tareas.F$1:.F$1048576])" office:value-type="percentage" office:value="0.0482315112540193" calcext:value-type="percentage">
            <text:p>4.82%</text:p>
          </table:table-cell>
          <table:table-cell table:style-name="ce28" table:formula="of:=LOOKUP([.A16];[$tareas.A$1:.A$1048576];[$tareas.G$1:.G$1048576])" office:value-type="float" office:value="10" calcext:value-type="float">
            <text:p>10</text:p>
          </table:table-cell>
          <table:table-cell/>
          <table:table-cell table:formula="of:=[.E16]/3" office:value-type="float" office:value="5" calcext:value-type="float">
            <text:p>5</text:p>
          </table:table-cell>
          <table:table-cell table:formula="of:=[.E16]/3" office:value-type="float" office:value="5" calcext:value-type="float">
            <text:p>5</text:p>
          </table:table-cell>
          <table:table-cell table:style-name="ce14"/>
          <table:table-cell table:formula="of:=[.E16]/3" office:value-type="float" office:value="5" calcext:value-type="float">
            <text:p>5</text:p>
          </table:table-cell>
          <table:table-cell table:style-name="ce14"/>
          <table:table-cell table:number-columns-repeated="2"/>
          <table:table-cell table:formula="of:=SUM([.T16:.X16])" office:value-type="float" office:value="0" calcext:value-type="float">
            <text:p>0</text:p>
          </table:table-cell>
          <table:table-cell table:style-name="ce31" table:formula="of:=IF(NOT(ISBLANK([.R16]));[.F16];0)" office:value-type="percentage" office:value="0" calcext:value-type="percentage">
            <text:p>0.00%</text:p>
          </table:table-cell>
          <table:table-cell table:number-columns-repeated="2"/>
          <table:table-cell table:number-columns-repeated="5" office:value-type="float" office:value="0" calcext:value-type="float">
            <text:p>0</text:p>
          </table:table-cell>
          <table:table-cell table:number-columns-repeated="1000"/>
        </table:table-row>
        <table:table-row table:style-name="ro11">
          <table:table-cell table:style-name="ce19" office:value-type="float" office:value="77" calcext:value-type="float">
            <text:p>77</text:p>
          </table:table-cell>
          <table:table-cell table:style-name="ce21" table:formula="of:=LOOKUP([.A17];[$tareas.A$1:.A$1048576];[$tareas.B$1:.B$1048576])" office:value-type="string" office:string-value="Testeo de la funcionalidad #3." calcext:value-type="string">
            <text:p>Testeo de la funcionalidad #3.</text:p>
          </table:table-cell>
          <table:table-cell table:formula="of:=LOOKUP([.A17];[$tareas.A$1:.A$1048576];[$tareas.D$1:.D$1048576])" office:value-type="string" office:string-value="Se creó el reporte de testeo de la funcionalidad #3 del producto." calcext:value-type="string">
            <text:p>Se creó el reporte de testeo de la funcionalidad #3 del producto.</text:p>
          </table:table-cell>
          <table:table-cell table:formula="of:=LOOKUP([.A17];[$tareas.A$1:.A$1048576];[$tareas.D$1:.D$1048576])" office:value-type="string" office:string-value="Se creó el reporte de testeo de la funcionalidad #3 del producto." calcext:value-type="string">
            <text:p>Se creó el reporte de testeo de la funcionalidad #3 del producto.</text:p>
          </table:table-cell>
          <table:table-cell table:style-name="ce28" table:formula="of:=LOOKUP([.A17];[$tareas.A$1:.A$1048576];[$tareas.E$1:.E$1048576])" office:value-type="float" office:value="6" calcext:value-type="float">
            <text:p>6</text:p>
          </table:table-cell>
          <table:table-cell table:formula="of:=LOOKUP([.A17];[$tareas.A$1:.A$1048576];[$tareas.F$1:.F$1048576])" office:value-type="percentage" office:value="0.0192926045016077" calcext:value-type="percentage">
            <text:p>1.93%</text:p>
          </table:table-cell>
          <table:table-cell table:style-name="ce28" table:formula="of:=LOOKUP([.A17];[$tareas.A$1:.A$1048576];[$tareas.G$1:.G$1048576])" office:value-type="float" office:value="10" calcext:value-type="float">
            <text:p>10</text:p>
          </table:table-cell>
          <table:table-cell/>
          <table:table-cell table:style-name="ce14" table:number-columns-repeated="4"/>
          <table:table-cell table:formula="of:=[.E17]" office:value-type="float" office:value="6" calcext:value-type="float">
            <text:p>6</text:p>
          </table:table-cell>
          <table:table-cell table:number-columns-repeated="2"/>
          <table:table-cell table:formula="of:=SUM([.T17:.X17])" office:value-type="float" office:value="0" calcext:value-type="float">
            <text:p>0</text:p>
          </table:table-cell>
          <table:table-cell table:style-name="ce31" table:formula="of:=IF(NOT(ISBLANK([.R17]));[.F17];0)" office:value-type="percentage" office:value="0" calcext:value-type="percentage">
            <text:p>0.00%</text:p>
          </table:table-cell>
          <table:table-cell table:number-columns-repeated="2"/>
          <table:table-cell table:number-columns-repeated="5" office:value-type="float" office:value="0" calcext:value-type="float">
            <text:p>0</text:p>
          </table:table-cell>
          <table:table-cell table:number-columns-repeated="1000"/>
        </table:table-row>
        <table:table-row table:style-name="ro10">
          <table:table-cell table:style-name="ce19" office:value-type="float" office:value="78" calcext:value-type="float">
            <text:p>78</text:p>
          </table:table-cell>
          <table:table-cell table:style-name="ce21" table:formula="of:=LOOKUP([.A18];[$tareas.A$1:.A$1048576];[$tareas.B$1:.B$1048576])" office:value-type="string" office:string-value="Elaborar el reporte de cierre del ciclo #4." calcext:value-type="string">
            <text:p>Elaborar el reporte de cierre del ciclo #4.</text:p>
          </table:table-cell>
          <table:table-cell table:formula="of:=LOOKUP([.A18];[$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formula="of:=LOOKUP([.A18];[$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style-name="ce28" table:formula="of:=LOOKUP([.A18];[$tareas.A$1:.A$1048576];[$tareas.E$1:.E$1048576])" office:value-type="float" office:value="5" calcext:value-type="float">
            <text:p>5</text:p>
          </table:table-cell>
          <table:table-cell table:formula="of:=LOOKUP([.A18];[$tareas.A$1:.A$1048576];[$tareas.F$1:.F$1048576])" office:value-type="percentage" office:value="0.0160771704180064" calcext:value-type="percentage">
            <text:p>1.61%</text:p>
          </table:table-cell>
          <table:table-cell table:style-name="ce28" table:formula="of:=LOOKUP([.A18];[$tareas.A$1:.A$1048576];[$tareas.G$1:.G$1048576])" office:value-type="float" office:value="10" calcext:value-type="float">
            <text:p>10</text:p>
          </table:table-cell>
          <table:table-cell/>
          <table:table-cell table:formula="of:=[.$E$18]/5" office:value-type="float" office:value="1" calcext:value-type="float">
            <text:p>1</text:p>
          </table:table-cell>
          <table:table-cell table:formula="of:=[.$E$18]/5" office:value-type="float" office:value="1" calcext:value-type="float">
            <text:p>1</text:p>
          </table:table-cell>
          <table:table-cell table:formula="of:=[.$E$18]/5" office:value-type="float" office:value="1" calcext:value-type="float">
            <text:p>1</text:p>
          </table:table-cell>
          <table:table-cell table:formula="of:=[.$E$18]/5" office:value-type="float" office:value="1" calcext:value-type="float">
            <text:p>1</text:p>
          </table:table-cell>
          <table:table-cell table:formula="of:=[.$E$18]/5" office:value-type="float" office:value="1" calcext:value-type="float">
            <text:p>1</text:p>
          </table:table-cell>
          <table:table-cell table:number-columns-repeated="2"/>
          <table:table-cell table:formula="of:=SUM([.T18:.X18])" office:value-type="float" office:value="0" calcext:value-type="float">
            <text:p>0</text:p>
          </table:table-cell>
          <table:table-cell table:style-name="ce31" table:formula="of:=IF(NOT(ISBLANK([.R18]));[.F18];0)" office:value-type="percentage" office:value="0" calcext:value-type="percentage">
            <text:p>0.00%</text:p>
          </table:table-cell>
          <table:table-cell table:number-columns-repeated="2"/>
          <table:table-cell table:number-columns-repeated="5" office:value-type="float" office:value="0" calcext:value-type="float">
            <text:p>0</text:p>
          </table:table-cell>
          <table:table-cell table:number-columns-repeated="1000"/>
        </table:table-row>
        <table:table-row table:style-name="ro3">
          <table:table-cell office:value-type="float" office:value="79" calcext:value-type="float">
            <text:p>79</text:p>
          </table:table-cell>
          <table:table-cell table:style-name="ce21" table:formula="of:=LOOKUP([.A19];[$tareas.A$1:.A$1048576];[$tareas.B$1:.B$1048576])" office:value-type="string" office:string-value="Elaborar la presentacion final del proyecto" calcext:value-type="string">
            <text:p>Elaborar la presentacion final del proyecto</text:p>
          </table:table-cell>
          <table:table-cell table:formula="of:=LOOKUP([.A19];[$tareas.A$1:.A$1048576];[$tareas.D$1:.D$1048576])" office:value-type="string" office:string-value="Se creo la presentacion final del proyecto" calcext:value-type="string">
            <text:p>Se creo la presentacion final del proyecto</text:p>
          </table:table-cell>
          <table:table-cell table:formula="of:=LOOKUP([.A19];[$tareas.A$1:.A$1048576];[$tareas.D$1:.D$1048576])" office:value-type="string" office:string-value="Se creo la presentacion final del proyecto" calcext:value-type="string">
            <text:p>Se creo la presentacion final del proyecto</text:p>
          </table:table-cell>
          <table:table-cell table:style-name="ce28" table:formula="of:=LOOKUP([.A19];[$tareas.A$1:.A$1048576];[$tareas.E$1:.E$1048576])" office:value-type="float" office:value="10" calcext:value-type="float">
            <text:p>10</text:p>
          </table:table-cell>
          <table:table-cell table:formula="of:=LOOKUP([.A19];[$tareas.A$1:.A$1048576];[$tareas.F$1:.F$1048576])" office:value-type="percentage" office:value="0.0321543408360129" calcext:value-type="percentage">
            <text:p>3.22%</text:p>
          </table:table-cell>
          <table:table-cell table:style-name="ce28" table:formula="of:=LOOKUP([.A19];[$tareas.A$1:.A$1048576];[$tareas.G$1:.G$1048576])" office:value-type="float" office:value="10" calcext:value-type="float">
            <text:p>10</text:p>
          </table:table-cell>
          <table:table-cell/>
          <table:table-cell table:formula="of:=[.$G$19]/5" office:value-type="float" office:value="2" calcext:value-type="float">
            <text:p>2</text:p>
          </table:table-cell>
          <table:table-cell table:formula="of:=[.$G$19]/5" office:value-type="float" office:value="2" calcext:value-type="float">
            <text:p>2</text:p>
          </table:table-cell>
          <table:table-cell table:formula="of:=[.$G$19]/5" office:value-type="float" office:value="2" calcext:value-type="float">
            <text:p>2</text:p>
          </table:table-cell>
          <table:table-cell table:formula="of:=[.$G$19]/5" office:value-type="float" office:value="2" calcext:value-type="float">
            <text:p>2</text:p>
          </table:table-cell>
          <table:table-cell table:formula="of:=[.$G$19]/5" office:value-type="float" office:value="2" calcext:value-type="float">
            <text:p>2</text:p>
          </table:table-cell>
          <table:table-cell table:number-columns-repeated="2"/>
          <table:table-cell table:formula="of:=SUM([.T19:.X19])" office:value-type="float" office:value="0" calcext:value-type="float">
            <text:p>0</text:p>
          </table:table-cell>
          <table:table-cell table:style-name="ce31" table:formula="of:=IF(NOT(ISBLANK([.R19]));[.F19];0)" office:value-type="percentage" office:value="0" calcext:value-type="percentage">
            <text:p>0.00%</text:p>
          </table:table-cell>
          <table:table-cell table:number-columns-repeated="1007"/>
        </table:table-row>
        <table:table-row table:style-name="ro2" table:number-rows-repeated="1048540">
          <table:table-cell table:number-columns-repeated="1024"/>
        </table:table-row>
        <table:table-row table:style-name="ro3" table:number-rows-repeated="1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Times New Roman1" svg:font-family="'Times New Roman'"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0">
      <number:minutes number:style="long"/>
      <number:text>:</number:text>
      <number:seconds number:style="long"/>
    </number:time-style>
    <number:time-style style:name="N121"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3">
      <number:scientific-number number:decimal-places="1" number:min-integer-digits="3" number:min-exponent-digits="1"/>
    </number:number-style>
    <number:time-style style:name="N125P0" style:volatile="true">
      <number:hours/>
      <number:text>:</number:text>
      <number:minutes number:style="long"/>
      <number:text> </number:text>
      <number:am-pm/>
    </number:time-style>
    <number:text-style style:name="N125">
      <number:text-content/>
      <style:map style:condition="value()&gt;=0" style:apply-style-name="N125P0"/>
    </number:text-style>
    <number:number-style style:name="N126">
      <number:scientific-number number:decimal-places="1" number:min-integer-digits="3"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number:time-style style:name="N10155P0" style:volatile="true" number:language="en" number:country="US">
      <number:hours/>
      <number:text>:</number:text>
      <number:minutes number:style="long"/>
      <number:text> </number:text>
      <number:am-pm/>
    </number:time-style>
    <number:text-style style:name="N10155" number:language="en" number:country="US">
      <number:text-content/>
      <style:map style:condition="value()&gt;=0" style:apply-style-name="N10155P0"/>
    </number:text-style>
    <number:currency-style style:name="N10156P0" style:volatile="true" number:language="en" number:country="US">
      <number:currency-symbol/>
      <number:number number:decimal-places="0" number:min-integer-digits="1" number:grouping="true"/>
      <number:text> </number:text>
    </number:currency-style>
    <number:currency-style style:name="N10156" number:language="en" number:country="US">
      <number:text>(</number:text>
      <number:currency-symbol/>
      <number:number number:decimal-places="0" number:min-integer-digits="1" number:grouping="true"/>
      <number:text>)</number:text>
      <style:map style:condition="value()&gt;=0" style:apply-style-name="N10156P0"/>
    </number:currency-style>
    <number:currency-style style:name="N10157P0" style:volatile="true" number:language="en" number:country="US">
      <number:currency-symbol/>
      <number:number number:decimal-places="0" number:min-integer-digits="1" number:grouping="true"/>
      <number:text> </number:text>
    </number:currency-style>
    <number:currency-style style:name="N10157" number:language="en" number:country="US">
      <style:text-properties fo:color="#ff0000"/>
      <number:text>(</number:text>
      <number:currency-symbol/>
      <number:number number:decimal-places="0" number:min-integer-digits="1" number:grouping="true"/>
      <number:text>)</number:text>
      <style:map style:condition="value()&gt;=0" style:apply-style-name="N10157P0"/>
    </number:currency-style>
    <number:currency-style style:name="N10158P0" style:volatile="true" number:language="en" number:country="US">
      <number:currency-symbol/>
      <number:number number:decimal-places="2" number:min-integer-digits="1" number:grouping="true"/>
      <number:text> </number:text>
    </number:currency-style>
    <number:currency-style style:name="N10158" number:language="en" number:country="US">
      <number:text>(</number:text>
      <number:currency-symbol/>
      <number:number number:decimal-places="2" number:min-integer-digits="1" number:grouping="true"/>
      <number:text>)</number:text>
      <style:map style:condition="value()&gt;=0" style:apply-style-name="N10158P0"/>
    </number:currency-style>
    <number:currency-style style:name="N10159P0" style:volatile="true" number:language="en" number:country="US">
      <number:currency-symbol/>
      <number:number number:decimal-places="2" number:min-integer-digits="1" number:grouping="true"/>
      <number:text> </number:text>
    </number:currency-style>
    <number:currency-style style:name="N10159" number:language="en" number:country="US">
      <style:text-properties fo:color="#ff0000"/>
      <number:text>(</number:text>
      <number:currency-symbol/>
      <number:number number:decimal-places="2" number:min-integer-digits="1" number:grouping="true"/>
      <number:text>)</number:text>
      <style:map style:condition="value()&gt;=0" style:apply-style-name="N10159P0"/>
    </number:currency-style>
    <number:number-style style:name="N10160P0" style:volatile="true" number:language="en" number:country="US">
      <number:number number:decimal-places="0" number:min-integer-digits="1" number:grouping="true"/>
      <number:text> </number:text>
    </number:number-style>
    <number:number-style style:name="N10160" number:language="en" number:country="US">
      <style:text-properties fo:color="#ff0000"/>
      <number:text>(</number:text>
      <number:number number:decimal-places="0" number:min-integer-digits="1" number:grouping="true"/>
      <number:text>)</number:text>
      <style:map style:condition="value()&gt;=0" style:apply-style-name="N10160P0"/>
    </number:number-style>
    <number:number-style style:name="N10161P0" style:volatile="true" number:language="en" number:country="US">
      <number:number number:decimal-places="2" number:min-integer-digits="1" number:grouping="true"/>
      <number:text> </number:text>
    </number:number-style>
    <number:number-style style:name="N10161" number:language="en" number:country="US">
      <style:text-properties fo:color="#ff0000"/>
      <number:text>(</number:text>
      <number:number number:decimal-places="2" number:min-integer-digits="1" number:grouping="true"/>
      <number:text>)</number:text>
      <style:map style:condition="value()&gt;=0" style:apply-style-name="N10161P0"/>
    </number:number-style>
    <number:number-style style:name="N10162P0" style:volatile="true" number:language="en" number:country="US">
      <number:text> </number:text>
      <loext:fill-character> </loext:fill-character>
      <number:number number:decimal-places="0" number:min-integer-digits="1" number:grouping="true"/>
      <number:text> </number:text>
    </number:number-style>
    <number:number-style style:name="N10162P1" style:volatile="true" number:language="en" number:country="US">
      <number:text> </number:text>
      <loext:fill-character> </loext:fill-character>
      <number:text>(</number:text>
      <number:number number:decimal-places="0" number:min-integer-digits="1" number:grouping="true"/>
      <number:text>)</number:text>
    </number:number-style>
    <number:number-style style:name="N10162P2" style:volatile="true" number:language="en" number:country="US">
      <number:text> </number:text>
      <loext:fill-character> </loext:fill-character>
      <number:text>- </number:text>
    </number:number-style>
    <number:text-style style:name="N10162" number:language="en" number:country="US">
      <number:text> </number:text>
      <number:text-content/>
      <number:text> </number:text>
      <style:map style:condition="value()&gt;0" style:apply-style-name="N10162P0"/>
      <style:map style:condition="value()&lt;0" style:apply-style-name="N10162P1"/>
      <style:map style:condition="value()=0" style:apply-style-name="N10162P2"/>
    </number:text-style>
    <number:currency-style style:name="N10163P0" style:volatile="true" number:language="en" number:country="US">
      <number:text> </number:text>
      <number:currency-symbol/>
      <loext:fill-character> </loext:fill-character>
      <number:number number:decimal-places="0" number:min-integer-digits="1" number:grouping="true"/>
      <number:text> </number:text>
    </number:currency-style>
    <number:currency-style style:name="N10163P1" style:volatile="true" number:language="en" number:country="US">
      <number:text> </number:text>
      <number:currency-symbol/>
      <loext:fill-character> </loext:fill-character>
      <number:text>(</number:text>
      <number:number number:decimal-places="0" number:min-integer-digits="1" number:grouping="true"/>
      <number:text>)</number:text>
    </number:currency-style>
    <number:currency-style style:name="N10163P2" style:volatile="true" number:language="en" number:country="US">
      <number:text> </number:text>
      <number:currency-symbol/>
      <loext:fill-character> </loext:fill-character>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number:number-style style:name="N10164P0" style:volatile="true" number:language="en" number:country="US">
      <number:text> </number:text>
      <loext:fill-character> </loext:fill-character>
      <number:number number:decimal-places="2" number:min-integer-digits="1" number:grouping="true"/>
      <number:text> </number:text>
    </number:number-style>
    <number:number-style style:name="N10164P1" style:volatile="true" number:language="en" number:country="US">
      <number:text> </number:text>
      <loext:fill-character> </loext:fill-character>
      <number:text>(</number:text>
      <number:number number:decimal-places="2" number:min-integer-digits="1" number:grouping="true"/>
      <number:text>)</number:text>
    </number:number-style>
    <number:number-style style:name="N10164P2" style:volatile="true" number:language="en" number:country="US">
      <number:text> </number:text>
      <loext:fill-character> </loext:fill-character>
      <number:text>-</number:text>
      <number:number number:decimal-places="0" number:min-integer-digits="0"/>
      <number:text> </number:text>
    </number:number-style>
    <number:text-style style:name="N10164" number:language="en" number:country="US">
      <number:text> </number:text>
      <number:text-content/>
      <number:text> </number:text>
      <style:map style:condition="value()&gt;0" style:apply-style-name="N10164P0"/>
      <style:map style:condition="value()&lt;0" style:apply-style-name="N10164P1"/>
      <style:map style:condition="value()=0" style:apply-style-name="N10164P2"/>
    </number:text-style>
    <number:currency-style style:name="N10165P0" style:volatile="true" number:language="en" number:country="US">
      <number:text> </number:text>
      <number:currency-symbol/>
      <loext:fill-character> </loext:fill-character>
      <number:number number:decimal-places="2" number:min-integer-digits="1" number:grouping="true"/>
      <number:text> </number:text>
    </number:currency-style>
    <number:currency-style style:name="N10165P1" style:volatile="true" number:language="en" number:country="US">
      <number:text> </number:text>
      <number:currency-symbol/>
      <loext:fill-character> </loext:fill-character>
      <number:text>(</number:text>
      <number:number number:decimal-places="2" number:min-integer-digits="1" number:grouping="true"/>
      <number:text>)</number:text>
    </number:currency-style>
    <number:currency-style style:name="N10165P2" style:volatile="true" number:language="en" number:country="US">
      <number:text> </number:text>
      <number:currency-symbol/>
      <loext:fill-character> </loext:fill-character>
      <number:text>-</number:text>
      <number:number number:decimal-places="0" number:min-integer-digits="0"/>
      <number:text> </number:text>
    </number:currency-style>
    <number:text-style style:name="N10165" number:language="en" number:country="US">
      <number:text> </number:text>
      <number:text-content/>
      <number:text> </number:text>
      <style:map style:condition="value()&gt;0" style:apply-style-name="N10165P0"/>
      <style:map style:condition="value()&lt;0" style:apply-style-name="N10165P1"/>
      <style:map style:condition="value()=0" style:apply-style-name="N10165P2"/>
    </number:text-style>
    <number:time-style style:name="N10166P0" style:volatile="true" number:language="en" number:country="US">
      <number:hours/>
      <number:text>:</number:text>
      <number:minutes number:style="long"/>
      <number:text> </number:text>
      <number:am-pm/>
    </number:time-style>
    <number:text-style style:name="N10166" number:language="en" number:country="US">
      <number:text-content/>
      <style:map style:condition="value()&gt;=0" style:apply-style-name="N10166P0"/>
    </number:text-style>
    <style:style style:name="Default" style:family="table-cell">
      <style:table-cell-properties style:rotation-align="none" style:vertical-align="bottom"/>
      <style:text-properties style:font-name="Arial" fo:font-family="Arial" style:font-family-generic="swiss" style:font-name-asian="Microsoft YaHei" style:font-family-asian="'Microsoft YaHei'"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Percent" style:display-name="Excel Built-in Percent" style:family="table-cell" style:parent-style-name="Default" style:data-style-name="N1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7">00/00/0000</text:date>, <text:time style:data-style-name="N2" text:time-value="15:52:11.247000000">00:00:00</text:time></text:p>
        </style:region-right>
      </style:header>
      <style:header-left style:display="false"/>
      <style:footer>
        <text:p>Page <text:page-number>1</text:page-number> / <text:page-count>99</text:page-count></text:p>
      </style:footer>
      <style:footer-left style:display="false"/>
    </style:master-page>
    <style:master-page style:name="PageStyle_5f_ganancias" style:display-name="PageStyle_ganancia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iempo" style:display-name="PageStyle_tiempo" style:page-layout-name="Mpm4">
      <style:header style:display="false"/>
      <style:header-left style:display="false"/>
      <style:footer style:display="false"/>
      <style:footer-left style:display="false"/>
    </style:master-page>
    <style:master-page style:name="PageStyle_5f_tareas" style:display-name="PageStyle_tareas"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1" style:display-name="PageStyle_1"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2" style:display-name="PageStyle_2"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3" style:display-name="PageStyle_3"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4" style:display-name="PageStyle_4"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3T22:39:36</meta:creation-date>
    <meta:initial-creator>Héctor Román</meta:initial-creator>
    <dc:language>en-US</dc:language>
    <dc:date>2014-11-27T16:08:07.694000000</dc:date>
    <meta:editing-cycles>24</meta:editing-cycles>
    <meta:editing-duration>PT1H7M3S</meta:editing-duration>
    <meta:generator>LibreOffice/4.3.4.1$Windows_x86 LibreOffice_project/bc356b2f991740509f321d70e4512a6a54c5f243</meta:generator>
    <meta:document-statistic meta:table-count="7" meta:cell-count="2388"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chart:label-arrangement="side-by-side" chart:link-data-style-to-source="true" chart:axis-position="0" chart:tick-mark-position="at-axis"/>
      <style:graphic-properties svg:stroke-width="0.026cm" svg:stroke-color="#878787"/>
      <style:text-properties style:text-position="0% 100%" fo:font-size="10pt" style:font-size-asian="10pt" style:font-size-complex="10pt"/>
    </style:style>
    <style:style style:name="ch6" style:family="chart" style:data-style-name="N11">
      <style:chart-properties chart:display-label="true" chart:logarithmic="false" chart:reverse-direction="false" text:line-break="false" chart:link-data-style-to-source="true" chart:axis-position="0" chart:tick-mark-position="at-axis"/>
      <style:graphic-properties svg:stroke-width="0.026cm" svg:stroke-color="#878787"/>
      <style:text-properties style:text-position="0% 100%" fo:font-size="10pt" style:font-size-asian="10pt" style:font-size-complex="10pt"/>
    </style:style>
    <style:style style:name="ch7" style:family="chart">
      <style:graphic-properties svg:stroke-width="0.026cm" svg:stroke-color="#878787"/>
    </style:style>
    <style:style style:name="ch8" style:family="chart" style:data-style-name="N0">
      <style:chart-properties chart:symbol-type="named-symbol" chart:symbol-name="square" chart:symbol-width="0.176cm" chart:symbol-height="0.176cm" chart:link-data-style-to-source="true" chart:label-position="right">
        <chart:label-separator>
          <text:p>; </text:p>
        </chart:label-separator>
      </style:chart-properties>
      <style:graphic-properties svg:stroke-width="0.079cm" svg:stroke-color="#4a7ebb" draw:fill-color="#4a7ebb"/>
      <style:text-properties style:text-position="0% 100%" fo:font-size="10pt" style:font-size-asian="10pt" style:font-size-complex="10pt"/>
    </style:style>
    <style:style style:name="ch9" style:family="chart" style:data-style-name="N0">
      <style:chart-properties chart:symbol-type="named-symbol" chart:symbol-name="square" chart:symbol-width="0.176cm" chart:symbol-height="0.176cm" chart:link-data-style-to-source="true" chart:label-position="right">
        <chart:label-separator>
          <text:p>; </text:p>
        </chart:label-separator>
      </style:chart-properties>
      <style:graphic-properties svg:stroke-width="0.079cm" svg:stroke-color="#be4b48" draw:fill-color="#be4b48"/>
      <style:text-properties style:text-position="0% 100%" fo:font-size="10pt" style:font-size-asian="10pt" style:font-size-complex="10pt"/>
    </style:style>
    <style:style style:name="ch10" style:family="chart" style:data-style-name="N11">
      <style:chart-properties chart:symbol-type="named-symbol" chart:symbol-name="square" chart:symbol-width="0.176cm" chart:symbol-height="0.176cm" chart:link-data-style-to-source="true"/>
      <style:graphic-properties svg:stroke-width="0.079cm" svg:stroke-color="#ffffff" draw:fill-color="#ffffff"/>
      <style:text-properties fo:font-size="10pt" style:font-size-asian="10pt" style:font-size-complex="10pt"/>
    </style:style>
    <style:style style:name="ch11" style:family="chart" style:data-style-name="N11">
      <style:chart-properties chart:symbol-type="named-symbol" chart:symbol-name="square" chart:symbol-width="0.176cm" chart:symbol-height="0.176cm" chart:link-data-style-to-source="true"/>
      <style:graphic-properties draw:stroke="none"/>
      <style:text-properties fo:font-size="10pt" style:font-size-asian="10pt" style:font-size-complex="10pt"/>
    </style:style>
    <style:style style:name="ch12" style:family="chart" style:data-style-name="N11">
      <style:chart-properties chart:symbol-type="automatic" chart:symbol-width="0.176cm" chart:symbol-height="0.176cm" chart:link-data-style-to-source="true"/>
      <style:graphic-properties draw:stroke="none"/>
      <style:text-properties fo:font-size="10pt" style:font-size-asian="10pt" style:font-size-complex="10pt"/>
    </style:style>
    <style:style style:name="ch13" style:family="chart">
      <style:graphic-properties draw:fill="solid" draw:fill-color="#ffffff"/>
    </style:style>
    <style:style style:name="ch14" style:family="chart">
      <style:graphic-properties draw:fill-color="#d9d9d9"/>
    </style:style>
  </office:automatic-styles>
  <office:body>
    <office:chart>
      <chart:chart svg:width="22.212cm" svg:height="10.107cm" xlink:href=".." xlink:type="simple" chart:class="chart:line" chart:style-name="ch1">
        <chart:subtitle svg:x="7.041cm" svg:y="0.202cm" chart:style-name="ch2">
          <text:p>Ganancias estimadas vs Ganancias obtenidas</text:p>
        </chart:subtitle>
        <chart:legend chart:legend-position="end" svg:x="14.544cm" svg:y="4.108cm" style:legend-expansion="high" chart:style-name="ch3"/>
        <chart:plot-area chart:style-name="ch4" table:cell-range-address="ganancias.D1:ganancias.D12 ganancias.G1:ganancias.G12" chart:data-source-has-labels="row" svg:x="0.444cm" svg:y="1.087cm" svg:width="13.656cm" svg:height="8.818cm">
          <chartooo:coordinate-region svg:x="2.044cm" svg:y="1.287cm" svg:width="11.869cm" svg:height="7.971cm"/>
          <chart:axis chart:dimension="x" chart:name="primary-x" chart:style-name="ch5"/>
          <chart:axis chart:dimension="y" chart:name="primary-y" chart:style-name="ch6">
            <chart:grid chart:style-name="ch7" chart:class="major"/>
          </chart:axis>
          <chart:series chart:style-name="ch8" chart:values-cell-range-address="ganancias.D2:ganancias.D12" chart:label-cell-address="ganancias.D1:ganancias.D1" chart:class="chart:line">
            <chart:data-point chart:repeated="11"/>
          </chart:series>
          <chart:series chart:style-name="ch9" chart:values-cell-range-address="ganancias.G2:ganancias.G12" chart:label-cell-address="ganancias.G1:ganancias.G1" chart:class="chart:line">
            <chart:data-point chart:repeated="11"/>
          </chart:series>
          <chart:series chart:style-name="ch10" chart:values-cell-range-address="" chart:class="chart:line">
            <chart:data-point/>
          </chart:series>
          <chart:series chart:style-name="ch11" chart:values-cell-range-address="" chart:class="chart:line">
            <chart:data-point/>
          </chart:series>
          <chart:series chart:style-name="ch12" chart:values-cell-range-address="" chart:class="chart:line">
            <chart:data-point/>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orcentaje acumulado de ganancias estimadas</text:p>
                <draw:g>
                  <svg:desc>ganancias.D1:ganancias.D1</svg:desc>
                </draw:g>
              </table:table-cell>
              <table:table-cell office:value-type="string">
                <text:p>Porcentaje acumulado de ganancias obtenidas</text:p>
                <draw:g>
                  <svg:desc>ganancias.G1:ganancias.G1</svg:desc>
                </draw:g>
              </table:table-cell>
            </table:table-row>
          </table:table-header-rows>
          <table:table-rows>
            <table:table-row>
              <table:table-cell office:value-type="string">
                <text:p>1</text:p>
              </table:table-cell>
              <table:table-cell office:value-type="float" office:value="0.0836012861736334">
                <text:p>0.0836012861736334</text:p>
                <draw:g>
                  <svg:desc>ganancias.D2:ganancias.D12</svg:desc>
                </draw:g>
              </table:table-cell>
              <table:table-cell office:value-type="float" office:value="0.0739549839228295">
                <text:p>0.0739549839228295</text:p>
                <draw:g>
                  <svg:desc>ganancias.G2:ganancias.G12</svg:desc>
                </draw:g>
              </table:table-cell>
            </table:table-row>
            <table:table-row>
              <table:table-cell office:value-type="string">
                <text:p>2</text:p>
              </table:table-cell>
              <table:table-cell office:value-type="float" office:value="0.143086816720257">
                <text:p>0.143086816720257</text:p>
              </table:table-cell>
              <table:table-cell office:value-type="float" office:value="0.117363344051447">
                <text:p>0.117363344051447</text:p>
              </table:table-cell>
            </table:table-row>
            <table:table-row>
              <table:table-cell office:value-type="string">
                <text:p>3</text:p>
              </table:table-cell>
              <table:table-cell office:value-type="float" office:value="0.233118971061093">
                <text:p>0.233118971061093</text:p>
              </table:table-cell>
              <table:table-cell office:value-type="float" office:value="0.233118971061093">
                <text:p>0.233118971061093</text:p>
              </table:table-cell>
            </table:table-row>
            <table:table-row>
              <table:table-cell office:value-type="string">
                <text:p>4</text:p>
              </table:table-cell>
              <table:table-cell office:value-type="float" office:value="0.345659163987138">
                <text:p>0.345659163987138</text:p>
              </table:table-cell>
              <table:table-cell office:value-type="float" office:value="0.313504823151125">
                <text:p>0.313504823151125</text:p>
              </table:table-cell>
            </table:table-row>
            <table:table-row>
              <table:table-cell office:value-type="string">
                <text:p>5</text:p>
              </table:table-cell>
              <table:table-cell office:value-type="float" office:value="0.453376205787781">
                <text:p>0.453376205787781</text:p>
              </table:table-cell>
              <table:table-cell office:value-type="float" office:value="0.445337620578778">
                <text:p>0.445337620578778</text:p>
              </table:table-cell>
            </table:table-row>
            <table:table-row>
              <table:table-cell office:value-type="string">
                <text:p>6</text:p>
              </table:table-cell>
              <table:table-cell office:value-type="float" office:value="0.557877813504823">
                <text:p>0.557877813504823</text:p>
              </table:table-cell>
              <table:table-cell office:value-type="float" office:value="0.508038585209003">
                <text:p>0.508038585209003</text:p>
              </table:table-cell>
            </table:table-row>
            <table:table-row>
              <table:table-cell office:value-type="string">
                <text:p>7</text:p>
              </table:table-cell>
              <table:table-cell office:value-type="float" office:value="0.662379421221865">
                <text:p>0.662379421221865</text:p>
              </table:table-cell>
              <table:table-cell office:value-type="float" office:value="0.625401929260449">
                <text:p>0.625401929260449</text:p>
              </table:table-cell>
            </table:table-row>
            <table:table-row>
              <table:table-cell office:value-type="string">
                <text:p>8</text:p>
              </table:table-cell>
              <table:table-cell office:value-type="float" office:value="0.781350482315113">
                <text:p>0.781350482315113</text:p>
              </table:table-cell>
              <table:table-cell office:value-type="float" office:value="0.665594855305465">
                <text:p>0.665594855305465</text:p>
              </table:table-cell>
            </table:table-row>
            <table:table-row>
              <table:table-cell office:value-type="string">
                <text:p>9</text:p>
              </table:table-cell>
              <table:table-cell office:value-type="float" office:value="0.884244372990354">
                <text:p>0.884244372990354</text:p>
              </table:table-cell>
              <table:table-cell office:value-type="float" office:value="0.742765273311896">
                <text:p>0.742765273311896</text:p>
              </table:table-cell>
            </table:table-row>
            <table:table-row>
              <table:table-cell office:value-type="string">
                <text:p>10</text:p>
              </table:table-cell>
              <table:table-cell office:value-type="float" office:value="1">
                <text:p>1</text:p>
              </table:table-cell>
              <table:table-cell office:value-type="float" office:value="0.813504823151125">
                <text:p>0.813504823151125</text:p>
              </table:table-cell>
            </table:table-row>
            <table:table-row>
              <table:table-cell office:value-type="string">
                <text:p>11</text:p>
              </table:table-cell>
              <table:table-cell office:value-type="float" office:value="1">
                <text:p>1</text:p>
              </table:table-cell>
              <table:table-cell office:value-type="float" office:value="0.813504823151125">
                <text:p>0.81350482315112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chart:label-arrangement="side-by-side" chart:link-data-style-to-source="true" chart:axis-position="0" chart:tick-mark-position="at-axis"/>
      <style:graphic-properties svg:stroke-width="0.026cm" svg:stroke-color="#878787"/>
      <style:text-properties style:text-position="0% 100%" fo:font-size="10pt" style:font-size-asian="10pt" style:font-size-complex="10pt"/>
    </style:style>
    <style:style style:name="ch6" style:family="chart" style:data-style-name="N11">
      <style:chart-properties chart:display-label="true" chart:logarithmic="false" chart:gap-width="150" chart:reverse-direction="false" text:line-break="false" chart:link-data-style-to-source="true" chart:axis-position="0" chart:tick-mark-position="at-axis"/>
      <style:graphic-properties svg:stroke-width="0.026cm" svg:stroke-color="#878787"/>
      <style:text-properties style:text-position="0% 100%" fo:font-size="10pt" style:font-size-asian="10pt" style:font-size-complex="10pt"/>
    </style:style>
    <style:style style:name="ch7" style:family="chart">
      <style:graphic-properties svg:stroke-width="0.026cm" svg:stroke-color="#878787"/>
    </style:style>
    <style:style style:name="ch8" style:family="chart" style:data-style-name="N0">
      <style:chart-properties chart:link-data-style-to-source="true" chart:label-position="outside">
        <chart:label-separator>
          <text:p>; </text:p>
        </chart:label-separator>
      </style:chart-properties>
      <style:graphic-properties draw:stroke="none" draw:fill-color="#4f81bd"/>
      <style:text-properties style:text-position="0% 100%" fo:font-size="10pt" style:font-size-asian="10pt"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c0504d"/>
      <style:text-properties style:text-position="0% 100%" fo:font-size="10pt" style:font-size-asian="10pt" style:font-size-complex="10pt"/>
    </style:style>
    <style:style style:name="ch10" style:family="chart" style:data-style-name="N11">
      <style:chart-properties chart:link-data-style-to-source="true"/>
      <style:graphic-properties draw:stroke="none" draw:fill-color="#ffffff"/>
      <style:text-properties fo:font-size="10pt" style:font-size-asian="10pt" style:font-size-complex="10pt"/>
    </style:style>
    <style:style style:name="ch11" style:family="chart" style:data-style-name="N11">
      <style:chart-properties chart:link-data-style-to-source="true"/>
      <style:graphic-properties draw:stroke="none" draw:fill="none"/>
      <style:text-properties fo:font-size="10pt"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22.159cm" svg:height="7.623cm" xlink:href=".." xlink:type="simple" chart:class="chart:bar" chart:style-name="ch1">
        <chart:subtitle svg:x="7.014cm" svg:y="0.152cm" chart:style-name="ch2">
          <text:p>Ganancias estimadas vs Ganancias obtenidas</text:p>
        </chart:subtitle>
        <chart:legend chart:legend-position="end" svg:x="15.371cm" svg:y="2.866cm" style:legend-expansion="high" chart:style-name="ch3"/>
        <chart:plot-area chart:style-name="ch4" table:cell-range-address="ganancias.C1:ganancias.C12 ganancias.F1:ganancias.F12" chart:data-source-has-labels="row" svg:x="0.443cm" svg:y="0.987cm" svg:width="14.485cm" svg:height="6.484cm">
          <chartooo:coordinate-region svg:x="1.858cm" svg:y="1.187cm" svg:width="13.07cm" svg:height="5.637cm"/>
          <chart:axis chart:dimension="x" chart:name="primary-x" chart:style-name="ch5"/>
          <chart:axis chart:dimension="y" chart:name="primary-y" chart:style-name="ch6">
            <chart:grid chart:style-name="ch7" chart:class="major"/>
          </chart:axis>
          <chart:series chart:style-name="ch8" chart:values-cell-range-address="ganancias.C2:ganancias.C12" chart:label-cell-address="ganancias.C1:ganancias.C1" chart:class="chart:bar">
            <chart:data-point chart:repeated="11"/>
          </chart:series>
          <chart:series chart:style-name="ch9" chart:values-cell-range-address="ganancias.F2:ganancias.F12" chart:label-cell-address="ganancias.F1:ganancias.F1" chart:class="chart:bar">
            <chart:data-point chart:repeated="11"/>
          </chart:series>
          <chart:series chart:style-name="ch10" chart:values-cell-range-address="" chart:class="chart:bar">
            <chart:data-point/>
          </chart:series>
          <chart:series chart:style-name="ch11" chart:values-cell-range-address="" chart:class="chart:bar">
            <chart:data-point/>
          </chart:series>
          <chart:series chart:style-name="ch11" chart:values-cell-range-address="" chart:class="chart:bar">
            <chart:data-point/>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orcentaje individual de ganancias estimadas</text:p>
                <draw:g>
                  <svg:desc>ganancias.C1:ganancias.C1</svg:desc>
                </draw:g>
              </table:table-cell>
              <table:table-cell office:value-type="string">
                <text:p>Porcentaje individual de ganancias obtenidas</text:p>
                <draw:g>
                  <svg:desc>ganancias.F1:ganancias.F1</svg:desc>
                </draw:g>
              </table:table-cell>
            </table:table-row>
          </table:table-header-rows>
          <table:table-rows>
            <table:table-row>
              <table:table-cell office:value-type="string">
                <text:p>1</text:p>
              </table:table-cell>
              <table:table-cell office:value-type="float" office:value="0.0836012861736334">
                <text:p>0.0836012861736334</text:p>
                <draw:g>
                  <svg:desc>ganancias.C2:ganancias.C12</svg:desc>
                </draw:g>
              </table:table-cell>
              <table:table-cell office:value-type="float" office:value="0.0739549839228295">
                <text:p>0.0739549839228295</text:p>
                <draw:g>
                  <svg:desc>ganancias.F2:ganancias.F12</svg:desc>
                </draw:g>
              </table:table-cell>
            </table:table-row>
            <table:table-row>
              <table:table-cell office:value-type="string">
                <text:p>2</text:p>
              </table:table-cell>
              <table:table-cell office:value-type="float" office:value="0.0594855305466238">
                <text:p>0.0594855305466238</text:p>
              </table:table-cell>
              <table:table-cell office:value-type="float" office:value="0.0434083601286174">
                <text:p>0.0434083601286174</text:p>
              </table:table-cell>
            </table:table-row>
            <table:table-row>
              <table:table-cell office:value-type="string">
                <text:p>3</text:p>
              </table:table-cell>
              <table:table-cell office:value-type="float" office:value="0.090032154340836">
                <text:p>0.090032154340836</text:p>
              </table:table-cell>
              <table:table-cell office:value-type="float" office:value="0.115755627009646">
                <text:p>0.115755627009646</text:p>
              </table:table-cell>
            </table:table-row>
            <table:table-row>
              <table:table-cell office:value-type="string">
                <text:p>4</text:p>
              </table:table-cell>
              <table:table-cell office:value-type="float" office:value="0.112540192926045">
                <text:p>0.112540192926045</text:p>
              </table:table-cell>
              <table:table-cell office:value-type="float" office:value="0.080385852090032">
                <text:p>0.080385852090032</text:p>
              </table:table-cell>
            </table:table-row>
            <table:table-row>
              <table:table-cell office:value-type="string">
                <text:p>5</text:p>
              </table:table-cell>
              <table:table-cell office:value-type="float" office:value="0.107717041800643">
                <text:p>0.107717041800643</text:p>
              </table:table-cell>
              <table:table-cell office:value-type="float" office:value="0.131832797427652">
                <text:p>0.131832797427652</text:p>
              </table:table-cell>
            </table:table-row>
            <table:table-row>
              <table:table-cell office:value-type="string">
                <text:p>6</text:p>
              </table:table-cell>
              <table:table-cell office:value-type="float" office:value="0.104501607717042">
                <text:p>0.104501607717042</text:p>
              </table:table-cell>
              <table:table-cell office:value-type="float" office:value="0.062700964630225">
                <text:p>0.062700964630225</text:p>
              </table:table-cell>
            </table:table-row>
            <table:table-row>
              <table:table-cell office:value-type="string">
                <text:p>7</text:p>
              </table:table-cell>
              <table:table-cell office:value-type="float" office:value="0.104501607717042">
                <text:p>0.104501607717042</text:p>
              </table:table-cell>
              <table:table-cell office:value-type="float" office:value="0.117363344051447">
                <text:p>0.117363344051447</text:p>
              </table:table-cell>
            </table:table-row>
            <table:table-row>
              <table:table-cell office:value-type="string">
                <text:p>8</text:p>
              </table:table-cell>
              <table:table-cell office:value-type="float" office:value="0.118971061093248">
                <text:p>0.118971061093248</text:p>
              </table:table-cell>
              <table:table-cell office:value-type="float" office:value="0.040192926045016">
                <text:p>0.040192926045016</text:p>
              </table:table-cell>
            </table:table-row>
            <table:table-row>
              <table:table-cell office:value-type="string">
                <text:p>9</text:p>
              </table:table-cell>
              <table:table-cell office:value-type="float" office:value="0.102893890675241">
                <text:p>0.102893890675241</text:p>
              </table:table-cell>
              <table:table-cell office:value-type="float" office:value="0.0771704180064308">
                <text:p>0.0771704180064308</text:p>
              </table:table-cell>
            </table:table-row>
            <table:table-row>
              <table:table-cell office:value-type="string">
                <text:p>10</text:p>
              </table:table-cell>
              <table:table-cell office:value-type="float" office:value="0.115755627009646">
                <text:p>0.115755627009646</text:p>
              </table:table-cell>
              <table:table-cell office:value-type="float" office:value="0.0707395498392283">
                <text:p>0.0707395498392283</text:p>
              </table:table-cell>
            </table:table-row>
            <table:table-row>
              <table:table-cell office:value-type="string">
                <text:p>1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chart:label-arrangement="side-by-side" chart:link-data-style-to-source="true" chart:axis-position="0" chart:tick-mark-position="at-axis"/>
      <style:graphic-properties svg:stroke-width="0.026cm" svg:stroke-color="#878787"/>
      <style:text-properties style:text-position="0% 100%" fo:font-size="10pt" style:font-size-asian="10pt" style:font-size-complex="10pt"/>
    </style:style>
    <style:style style:name="ch6" style:family="chart" style:data-style-name="N0">
      <style:chart-properties chart:display-label="true" chart:logarithmic="false" chart:reverse-direction="false" text:line-break="false" chart:label-arrangement="side-by-side" chart:link-data-style-to-source="true" chart:visible="false" chart:axis-position="0" chart:tick-mark-position="at-axis"/>
      <style:graphic-properties svg:stroke-width="0.026cm" svg:stroke-color="#878787"/>
      <style:text-properties style:text-position="0% 100%" fo:font-size="10pt" style:font-size-asian="10pt" style:font-size-complex="10pt"/>
    </style:style>
    <style:style style:name="ch7" style:family="chart" style:data-style-name="N0">
      <style:chart-properties chart:display-label="true" chart:logarithmic="false" chart:gap-width="150" chart:reverse-direction="false" text:line-break="false" chart:link-data-style-to-source="true" chart:axis-position="0" chart:tick-mark-position="at-axis"/>
      <style:graphic-properties svg:stroke-width="0.026cm" svg:stroke-color="#878787"/>
      <style:text-properties style:text-position="0% 100%" fo:font-size="10pt" style:font-size-asian="10pt" style:font-size-complex="10pt"/>
    </style:style>
    <style:style style:name="ch8" style:family="chart">
      <style:graphic-properties svg:stroke-width="0.026cm" svg:stroke-color="#878787"/>
    </style:style>
    <style:style style:name="ch9" style:family="chart" style:data-style-name="N0">
      <style:chart-properties chart:display-label="true" chart:logarithmic="false" chart:gap-width="150" chart:reverse-direction="false" text:line-break="false" chart:link-data-style-to-source="true" chart:visible="false" chart:axis-position="0" chart:tick-mark-position="at-axis"/>
      <style:graphic-properties svg:stroke-width="0.026cm" svg:stroke-color="#878787"/>
      <style:text-properties style:text-position="0% 100%" fo:font-size="10pt" style:font-size-asian="10pt" style:font-size-complex="10pt"/>
    </style:style>
    <style:style style:name="ch10" style:family="chart" style:data-style-name="N0">
      <style:chart-properties chart:link-data-style-to-source="true" chart:label-position="outside">
        <chart:label-separator>
          <text:p>; </text:p>
        </chart:label-separator>
      </style:chart-properties>
      <style:graphic-properties draw:stroke="none" draw:fill-color="#4f81bd"/>
      <style:text-properties style:text-position="0% 100%" fo:font-size="10pt" style:font-size-asian="10pt" style:font-size-complex="10pt"/>
    </style:style>
    <style:style style:name="ch11" style:family="chart" style:data-style-name="N0">
      <style:chart-properties chart:link-data-style-to-source="true" chart:label-position="outside">
        <chart:label-separator>
          <text:p>; </text:p>
        </chart:label-separator>
      </style:chart-properties>
      <style:graphic-properties draw:stroke="none" draw:fill-color="#9bbb59"/>
      <style:text-properties style:text-position="0% 100%" fo:font-size="10pt" style:font-size-asian="10pt" style:font-size-complex="10pt"/>
    </style:style>
    <style:style style:name="ch12" style:family="chart" style:data-style-name="N0">
      <style:chart-properties chart:link-data-style-to-source="true"/>
      <style:graphic-properties draw:stroke="none" draw:fill-color="#330066"/>
      <style:text-properties fo:font-size="10pt" style:font-size-asian="10pt" style:font-size-complex="10pt"/>
    </style:style>
    <style:style style:name="ch13" style:family="chart">
      <style:graphic-properties draw:fill="solid" draw:fill-color="#ffffff"/>
    </style:style>
    <style:style style:name="ch14" style:family="chart">
      <style:graphic-properties draw:fill-color="#d9d9d9"/>
    </style:style>
  </office:automatic-styles>
  <office:body>
    <office:chart>
      <chart:chart svg:width="28.042cm" svg:height="10.294cm" xlink:href=".." xlink:type="simple" chart:class="chart:bar" chart:column-mapping="1 2 0" chart:style-name="ch1">
        <chart:subtitle svg:x="8.871cm" svg:y="0.205cm" chart:style-name="ch2">
          <text:p>Horas disponibles vs Horas estimadas vs Horas trabajadas</text:p>
        </chart:subtitle>
        <chart:legend chart:legend-position="end" svg:x="24.509cm" svg:y="4.35cm" style:legend-expansion="high" chart:style-name="ch3"/>
        <chart:plot-area chart:style-name="ch4" table:cell-range-address="tiempo.K1:tiempo.K12 tiempo.R1:tiempo.R12 tiempo.D1:tiempo.D12" chart:data-source-has-labels="row" svg:x="0.56cm" svg:y="1.093cm" svg:width="23.389cm" svg:height="8.996cm">
          <chartooo:coordinate-region svg:x="1.181cm" svg:y="1.292cm" svg:width="22.768cm" svg:height="8.15cm"/>
          <chart:axis chart:dimension="x" chart:name="primary-x" chart:style-name="ch5"/>
          <chart:axis chart:dimension="x" chart:name="secondary-x" chart:style-name="ch6"/>
          <chart:axis chart:dimension="y" chart:name="primary-y" chart:style-name="ch7">
            <chart:grid chart:style-name="ch8" chart:class="major"/>
          </chart:axis>
          <chart:axis chart:dimension="y" chart:name="secondary-y" chart:style-name="ch9"/>
          <chart:series chart:attached-axis="primary-y" chart:style-name="ch10" chart:values-cell-range-address="tiempo.K2:tiempo.K12" chart:label-cell-address="tiempo.K1:tiempo.K1" chart:class="chart:bar">
            <chart:data-point chart:repeated="11"/>
          </chart:series>
          <chart:series chart:attached-axis="primary-y" chart:style-name="ch11" chart:values-cell-range-address="tiempo.R2:tiempo.R12" chart:label-cell-address="tiempo.R1:tiempo.R1" chart:class="chart:bar">
            <chart:data-point chart:repeated="11"/>
          </chart:series>
          <chart:series chart:attached-axis="primary-y" chart:style-name="ch12" chart:values-cell-range-address="tiempo.D2:tiempo.D12" chart:label-cell-address="tiempo.D1:tiempo.D1" chart:class="chart:bar">
            <chart:data-point chart:repeated="11"/>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Horas Estimadas</text:p>
                <draw:g>
                  <svg:desc>tiempo.K1:tiempo.K1</svg:desc>
                </draw:g>
              </table:table-cell>
              <table:table-cell office:value-type="string">
                <text:p>Horas Trabajadas</text:p>
                <draw:g>
                  <svg:desc>tiempo.R1:tiempo.R1</svg:desc>
                </draw:g>
              </table:table-cell>
              <table:table-cell office:value-type="string">
                <text:p>Horas Disponibles</text:p>
                <draw:g>
                  <svg:desc>tiempo.D1:tiempo.D1</svg:desc>
                </draw:g>
              </table:table-cell>
            </table:table-row>
          </table:table-header-rows>
          <table:table-rows>
            <table:table-row>
              <table:table-cell office:value-type="string">
                <text:p>1</text:p>
              </table:table-cell>
              <table:table-cell office:value-type="float" office:value="26">
                <text:p>26</text:p>
                <draw:g>
                  <svg:desc>tiempo.K2:tiempo.K12</svg:desc>
                </draw:g>
              </table:table-cell>
              <table:table-cell office:value-type="float" office:value="21.07">
                <text:p>21.07</text:p>
                <draw:g>
                  <svg:desc>tiempo.R2:tiempo.R12</svg:desc>
                </draw:g>
              </table:table-cell>
              <table:table-cell office:value-type="float" office:value="35">
                <text:p>35</text:p>
                <draw:g>
                  <svg:desc>tiempo.D2:tiempo.D12</svg:desc>
                </draw:g>
              </table:table-cell>
            </table:table-row>
            <table:table-row>
              <table:table-cell office:value-type="string">
                <text:p>2</text:p>
              </table:table-cell>
              <table:table-cell office:value-type="float" office:value="18.5">
                <text:p>18.5</text:p>
              </table:table-cell>
              <table:table-cell office:value-type="float" office:value="29.03">
                <text:p>29.03</text:p>
              </table:table-cell>
              <table:table-cell office:value-type="float" office:value="35">
                <text:p>35</text:p>
              </table:table-cell>
            </table:table-row>
            <table:table-row>
              <table:table-cell office:value-type="string">
                <text:p>3</text:p>
              </table:table-cell>
              <table:table-cell office:value-type="float" office:value="28">
                <text:p>28</text:p>
              </table:table-cell>
              <table:table-cell office:value-type="float" office:value="44.15">
                <text:p>44.15</text:p>
              </table:table-cell>
              <table:table-cell office:value-type="float" office:value="35">
                <text:p>35</text:p>
              </table:table-cell>
            </table:table-row>
            <table:table-row>
              <table:table-cell office:value-type="string">
                <text:p>4</text:p>
              </table:table-cell>
              <table:table-cell office:value-type="float" office:value="35">
                <text:p>35</text:p>
              </table:table-cell>
              <table:table-cell office:value-type="float" office:value="33.5666666666667">
                <text:p>33.5666666666667</text:p>
              </table:table-cell>
              <table:table-cell office:value-type="float" office:value="35">
                <text:p>35</text:p>
              </table:table-cell>
            </table:table-row>
            <table:table-row>
              <table:table-cell office:value-type="string">
                <text:p>5</text:p>
              </table:table-cell>
              <table:table-cell office:value-type="float" office:value="33.5">
                <text:p>33.5</text:p>
              </table:table-cell>
              <table:table-cell office:value-type="float" office:value="49.1666666666667">
                <text:p>49.1666666666667</text:p>
              </table:table-cell>
              <table:table-cell office:value-type="float" office:value="35">
                <text:p>35</text:p>
              </table:table-cell>
            </table:table-row>
            <table:table-row>
              <table:table-cell office:value-type="string">
                <text:p>6</text:p>
              </table:table-cell>
              <table:table-cell office:value-type="float" office:value="32.5">
                <text:p>32.5</text:p>
              </table:table-cell>
              <table:table-cell office:value-type="float" office:value="46.5">
                <text:p>46.5</text:p>
              </table:table-cell>
              <table:table-cell office:value-type="float" office:value="35">
                <text:p>35</text:p>
              </table:table-cell>
            </table:table-row>
            <table:table-row>
              <table:table-cell office:value-type="string">
                <text:p>7</text:p>
              </table:table-cell>
              <table:table-cell office:value-type="float" office:value="32.5">
                <text:p>32.5</text:p>
              </table:table-cell>
              <table:table-cell office:value-type="float" office:value="30.95">
                <text:p>30.95</text:p>
              </table:table-cell>
              <table:table-cell office:value-type="float" office:value="35">
                <text:p>35</text:p>
              </table:table-cell>
            </table:table-row>
            <table:table-row>
              <table:table-cell office:value-type="string">
                <text:p>8</text:p>
              </table:table-cell>
              <table:table-cell office:value-type="float" office:value="37">
                <text:p>37</text:p>
              </table:table-cell>
              <table:table-cell office:value-type="float" office:value="13.3666666666667">
                <text:p>13.3666666666667</text:p>
              </table:table-cell>
              <table:table-cell office:value-type="float" office:value="35">
                <text:p>35</text:p>
              </table:table-cell>
            </table:table-row>
            <table:table-row>
              <table:table-cell office:value-type="string">
                <text:p>9</text:p>
              </table:table-cell>
              <table:table-cell office:value-type="float" office:value="32">
                <text:p>32</text:p>
              </table:table-cell>
              <table:table-cell office:value-type="float" office:value="27.05">
                <text:p>27.05</text:p>
              </table:table-cell>
              <table:table-cell office:value-type="float" office:value="35">
                <text:p>35</text:p>
              </table:table-cell>
            </table:table-row>
            <table:table-row>
              <table:table-cell office:value-type="string">
                <text:p>10</text:p>
              </table:table-cell>
              <table:table-cell office:value-type="float" office:value="36">
                <text:p>36</text:p>
              </table:table-cell>
              <table:table-cell office:value-type="float" office:value="39.1833333333333">
                <text:p>39.1833333333333</text:p>
              </table:table-cell>
              <table:table-cell office:value-type="float" office:value="35">
                <text:p>35</text:p>
              </table:table-cell>
            </table:table-row>
            <table:table-row>
              <table:table-cell office:value-type="string">
                <text:p>11</text:p>
              </table:table-cell>
              <table:table-cell office:value-type="float" office:value="0">
                <text:p>0</text:p>
              </table:table-cell>
              <table:table-cell office:value-type="float" office:value="NaN">
                <text:p>NaN</text:p>
              </table:table-cell>
              <table:table-cell office:value-type="float" office:value="35">
                <text:p>3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chart:label-arrangement="side-by-side" chart:link-data-style-to-source="true" chart:axis-position="0" chart:tick-mark-position="at-axis"/>
      <style:graphic-properties svg:stroke-width="0.026cm" svg:stroke-color="#878787"/>
      <style:text-properties style:text-position="0% 100%" fo:font-size="10pt" style:font-size-asian="10pt" style:font-size-complex="10pt"/>
    </style:style>
    <style:style style:name="ch6" style:family="chart" style:data-style-name="N0">
      <style:chart-properties chart:display-label="true" chart:logarithmic="false" chart:gap-width="150" chart:reverse-direction="false" text:line-break="false" chart:link-data-style-to-source="true" chart:axis-position="0" chart:tick-mark-position="at-axis"/>
      <style:graphic-properties svg:stroke-width="0.026cm" svg:stroke-color="#878787"/>
      <style:text-properties style:text-position="0% 100%" fo:font-size="10pt" style:font-size-asian="10pt" style:font-size-complex="10pt"/>
    </style:style>
    <style:style style:name="ch7" style:family="chart">
      <style:graphic-properties svg:stroke-width="0.026cm" svg:stroke-color="#878787"/>
    </style:style>
    <style:style style:name="ch8" style:family="chart" style:data-style-name="N0">
      <style:chart-properties chart:link-data-style-to-source="true" chart:label-position="outside">
        <chart:label-separator>
          <text:p>; </text:p>
        </chart:label-separator>
      </style:chart-properties>
      <style:graphic-properties draw:stroke="none" draw:fill-color="#4f81bd"/>
      <style:text-properties style:text-position="0% 100%" fo:font-size="10pt" style:font-size-asian="10pt"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c0504d"/>
      <style:text-properties style:text-position="0% 100%" fo:font-size="10pt" style:font-size-asian="10pt" style:font-size-complex="10pt"/>
    </style:style>
    <style:style style:name="ch10" style:family="chart" style:data-style-name="N0">
      <style:chart-properties chart:link-data-style-to-source="true" chart:label-position="outside">
        <chart:label-separator>
          <text:p>; </text:p>
        </chart:label-separator>
      </style:chart-properties>
      <style:graphic-properties draw:stroke="none" draw:fill-color="#9bbb59"/>
      <style:text-properties style:text-position="0% 100%" fo:font-size="10pt" style:font-size-asian="10pt" style:font-size-complex="10pt"/>
    </style:style>
    <style:style style:name="ch11" style:family="chart" style:data-style-name="N0">
      <style:chart-properties chart:link-data-style-to-source="true"/>
      <style:graphic-properties draw:stroke="none" draw:fill-color="#ffffff"/>
      <style:text-properties fo:font-size="10pt" style:font-size-asian="10pt" style:font-size-complex="10pt"/>
    </style:style>
    <style:style style:name="ch12" style:family="chart" style:data-style-name="N0">
      <style:chart-properties chart:link-data-style-to-source="true"/>
      <style:graphic-properties draw:stroke="none" draw:fill="none"/>
      <style:text-properties fo:font-size="10pt" style:font-size-asian="10pt" style:font-size-complex="10pt"/>
    </style:style>
    <style:style style:name="ch13" style:family="chart">
      <style:graphic-properties draw:fill="solid" draw:fill-color="#ffffff"/>
    </style:style>
    <style:style style:name="ch14" style:family="chart">
      <style:graphic-properties draw:fill-color="#d9d9d9"/>
    </style:style>
  </office:automatic-styles>
  <office:body>
    <office:chart>
      <chart:chart svg:width="13.733cm" svg:height="9.342cm" xlink:href=".." xlink:type="simple" chart:class="chart:bar" chart:style-name="ch1">
        <chart:subtitle svg:x="1.716cm" svg:y="0.186cm" chart:style-name="ch2">
          <text:p>Horas disponibles vs Horas estimadas vs Horas trabajadas</text:p>
        </chart:subtitle>
        <chart:legend chart:legend-position="end" svg:x="8.983cm" svg:y="3.874cm" style:legend-expansion="high" chart:style-name="ch3"/>
        <chart:plot-area chart:style-name="ch4" table:cell-range-address="tiempo.D14:tiempo.D14 tiempo.K14:tiempo.K14 tiempo.R14:tiempo.R14" chart:data-source-has-labels="row" svg:x="0.274cm" svg:y="1.055cm" svg:width="8.435cm" svg:height="8.101cm">
          <chartooo:coordinate-region svg:x="1.081cm" svg:y="1.254cm" svg:width="7.628cm" svg:height="7.703cm"/>
          <chart:axis chart:dimension="x" chart:name="primary-x" chart:style-name="ch5"/>
          <chart:axis chart:dimension="y" chart:name="primary-y" chart:style-name="ch6">
            <chart:grid chart:style-name="ch7" chart:class="major"/>
          </chart:axis>
          <chart:series chart:style-name="ch8" chart:values-cell-range-address="tiempo.D14:tiempo.D14" loext:label-string="&quot;Total de horas disponibles&quot;" chart:class="chart:bar">
            <chart:data-point/>
          </chart:series>
          <chart:series chart:style-name="ch9" chart:values-cell-range-address="tiempo.K14:tiempo.K14" loext:label-string="&quot;Total de horas estimadas&quot;" chart:class="chart:bar">
            <chart:data-point/>
          </chart:series>
          <chart:series chart:style-name="ch10" chart:values-cell-range-address="tiempo.R14:tiempo.R14" loext:label-string="&quot;Total de horas trabajadas&quot;" chart:class="chart:bar">
            <chart:data-point/>
          </chart:series>
          <chart:series chart:style-name="ch11" chart:values-cell-range-address="" chart:class="chart:bar">
            <chart:data-point/>
          </chart:series>
          <chart:series chart:style-name="ch12" chart:values-cell-range-address="" chart:class="chart:bar">
            <chart:data-point/>
          </chart:series>
          <chart:series chart:style-name="ch12" chart:values-cell-range-address="" chart:class="chart:bar">
            <chart:data-point/>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otal de horas disponibles</text:p>
              </table:table-cell>
              <table:table-cell office:value-type="string">
                <text:p>Total de horas estimadas</text:p>
              </table:table-cell>
              <table:table-cell office:value-type="string">
                <text:p>Total de horas trabajadas</text:p>
              </table:table-cell>
            </table:table-row>
          </table:table-header-rows>
          <table:table-rows>
            <table:table-row>
              <table:table-cell office:value-type="string"/>
              <table:table-cell office:value-type="float" office:value="385">
                <text:p>385</text:p>
                <draw:g>
                  <svg:desc>tiempo.D14:tiempo.D14</svg:desc>
                </draw:g>
              </table:table-cell>
              <table:table-cell office:value-type="float" office:value="311">
                <text:p>311</text:p>
                <draw:g>
                  <svg:desc>tiempo.K14:tiempo.K14</svg:desc>
                </draw:g>
              </table:table-cell>
              <table:table-cell office:value-type="float" office:value="334.033333333333">
                <text:p>334.033333333333</text:p>
                <draw:g>
                  <svg:desc>tiempo.R14:tiempo.R14</svg:desc>
                </draw:g>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